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4.754cm"/>
    </style:style>
    <style:style style:name="co3" style:family="table-column">
      <style:table-column-properties fo:break-before="auto" style:column-width="7.452cm"/>
    </style:style>
    <style:style style:name="co4" style:family="table-column">
      <style:table-column-properties fo:break-before="auto" style:column-width="1.732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5.249cm"/>
    </style:style>
    <style:style style:name="co8" style:family="table-column">
      <style:table-column-properties fo:break-before="auto" style:column-width="5.34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4.135cm"/>
    </style:style>
    <style:style style:name="co12" style:family="table-column">
      <style:table-column-properties fo:break-before="auto" style:column-width="1.907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2.822cm"/>
    </style:style>
    <style:style style:name="co15" style:family="table-column">
      <style:table-column-properties fo:break-before="auto" style:column-width="8.292cm"/>
    </style:style>
    <style:style style:name="co16" style:family="table-column">
      <style:table-column-properties fo:break-before="auto" style:column-width="14.954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OUS CATÉGORIE</text:p>
          </table:table-cell>
          <table:table-cell office:value-type="string" calcext:value-type="string">
            <text:p>MOTS-CLEFS POUR RECHERCHE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FONCTION</text:p>
          </table:table-cell>
          <table:table-cell table:style-name="ce2" office:value-type="string" calcext:value-type="string" table:number-columns-spanned="4" table:number-rows-spanned="1">
            <text:p>KEYWORD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--Catégorie--</text:p>
          </table:table-cell>
          <table:table-cell office:value-type="string" calcext:value-type="string">
            <text:p>--Aucun--</text:p>
          </table:table-cell>
          <table:table-cell/>
          <table:table-cell office:value-type="string" calcext:value-type="string">
            <text:p>""</text:p>
          </table:table-cell>
          <table:table-cell table:style-name="ce1" table:formula="of:=IF([.A3]&lt;&gt;&quot;&quot;;&quot;(any) =&gt; false&quot;;COM.MICROSOFT.CONCAT(&quot;(keywords) =&gt;&#10;keywords.find((keyword)=&gt;keyword.toLowerCase().includes('&quot;;SUBSTITUTE(LOWER([.C3]);&quot;, &quot;;COM.MICROSOFT.CONCAT(&quot;')) ||&#10;keywords.find((keyword)=&gt;keyword.toLowerCase().includes('&quot;));&quot;')) ? '&quot;;[.B3];&quot;' : false&quot;))" office:value-type="string" office:string-value="(any) =&gt; false" calcext:value-type="string">
            <text:p>(any) =&gt; 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sique</text:p>
          </table:table-cell>
          <table:table-cell office:value-type="string" calcext:value-type="string">
            <text:p>--Tous--</text:p>
          </table:table-cell>
          <table:table-cell table:formula="of:=COM.MICROSOFT.TEXTJOIN(&quot;, &quot;;1;[.C5:.C13])" office:value-type="string" office:string-value="concert, rock, musique, orchestre, piano, jazz, chanson, chant, classique, pop, folk, festival" calcext:value-type="string">
            <text:p>concert, rock, musique, orchestre, piano, jazz, chanson, chant, classique, pop, folk, festival</text:p>
          </table:table-cell>
          <table:table-cell table:formula="of:=COM.MICROSOFT.CONCAT(&quot;keywords_fr%20LIKE%20\'&quot;;SUBSTITUTE(SUBSTITUTE(LOWER([.C4]);&quot;, &quot;;&quot;\'%20OR%20keywords_fr%20LIKE%20\'&quot;);&quot; &quot;;&quot;\'%20&quot;);&quot;\'&quot;)" office:value-type="string" office:string-value="keywords_fr%20LIKE%20\'concert\'%20OR%20keywords_fr%20LIKE%20\'rock\'%20OR%20keywords_fr%20LIKE%20\'musique\'%20OR%20keywords_fr%20LIKE%20\'orchestre\'%20OR%20keywords_fr%20LIKE%20\'piano\'%20OR%20keywords_fr%20LIKE%20\'jazz\'%20OR%20keywords_fr%20LIKE%20\'chanson\'%20OR%20keywords_fr%20LIKE%20\'chant\'%20OR%20keywords_fr%20LIKE%20\'classique\'%20OR%20keywords_fr%20LIKE%20\'pop\'%20OR%20keywords_fr%20LIKE%20\'folk\'%20OR%20keywords_fr%20LIKE%20\'festival\'" calcext:value-type="string">
            <text:p>keywords_fr%20LIKE%20\'concert\'%20OR%20keywords_fr%20LIKE%20\'rock\'%20OR%20keywords_fr%20LIKE%20\'musique\'%20OR%20keywords_fr%20LIKE%20\'orchestre\'%20OR%20keywords_fr%20LIKE%20\'piano\'%20OR%20keywords_fr%20LIKE%20\'jazz\'%20OR%20keywords_fr%20LIKE%20\'chanson\'%20OR%20keywords_fr%20LIKE%20\'chant\'%20OR%20keywords_fr%20LIKE%20\'classique\'%20OR%20keywords_fr%20LIKE%20\'pop\'%20OR%20keywords_fr%20LIKE%20\'folk\'%20OR%20keywords_fr%20LIKE%20\'festival\'</text:p>
          </table:table-cell>
          <table:table-cell table:style-name="ce1" table:formula="of:=IF([.A4]&lt;&gt;&quot;&quot;;&quot;(any) =&gt; false&quot;;COM.MICROSOFT.CONCAT(&quot;(keywords) =&gt;&#10;keywords.find((keyword)=&gt;keyword.toLowerCase().includes('&quot;;SUBSTITUTE(LOWER([.C4]);&quot;, &quot;;COM.MICROSOFT.CONCAT(&quot;')) ||&#10;keywords.find((keyword)=&gt;keyword.toLowerCase().includes('&quot;));&quot;')) ? '&quot;;[.B4];&quot;' : false&quot;))" office:value-type="string" office:string-value="(any) =&gt; false" calcext:value-type="string">
            <text:p>(any) =&gt; fals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ncert</text:p>
          </table:table-cell>
          <table:table-cell office:value-type="string" calcext:value-type="string">
            <text:p>concert</text:p>
          </table:table-cell>
          <table:table-cell table:formula="of:=COM.MICROSOFT.CONCAT(&quot;keywords_fr%20LIKE%20\'&quot;;SUBSTITUTE(SUBSTITUTE(LOWER([.C5]);&quot;, &quot;;&quot;\'%20OR%20keywords_fr%20LIKE%20\'&quot;);&quot; &quot;;&quot;\'%20&quot;);&quot;\'&quot;)" office:value-type="string" office:string-value="keywords_fr%20LIKE%20\'concert\'" calcext:value-type="string">
            <text:p>keywords_fr%20LIKE%20\'concert\'</text:p>
          </table:table-cell>
          <table:table-cell table:style-name="ce1" table:formula="of:=IF([.A5]&lt;&gt;&quot;&quot;;&quot;(any) =&gt; false&quot;;COM.MICROSOFT.CONCAT(&quot;(keywords) =&gt;&#10;keywords.find((keyword)=&gt;keyword.toLowerCase().includes('&quot;;SUBSTITUTE(LOWER([.C5]);&quot;, &quot;;COM.MICROSOFT.CONCAT(&quot;')) ||&#10;keywords.find((keyword)=&gt;keyword.toLowerCase().includes('&quot;));&quot;')) ? '&quot;;[.B5];&quot;' : false&quot;))" office:value-type="string" office:string-value="(keywords) =&gt;&#10;keywords.find((keyword)=&gt;keyword.toLowerCase().includes('concert')) ? 'Concert' : false" calcext:value-type="string">
            <text:p>(keywords) =&gt;</text:p>
            <text:p>keywords.find((keyword)=&gt;keyword.toLowerCase().includes('concert')) ? 'Concert' : false</text:p>
          </table:table-cell>
          <table:table-cell office:value-type="string" calcext:value-type="string">
            <text:p>concert </text:p>
          </table:table-cell>
          <table:table-cell office:value-type="string" calcext:value-type="string">
            <text:p>Concert </text:p>
          </table:table-cell>
          <table:table-cell office:value-type="string" calcext:value-type="string">
            <text:p>concerts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table:formula="of:=COM.MICROSOFT.CONCAT(&quot;keywords_fr%20LIKE%20\'&quot;;SUBSTITUTE(SUBSTITUTE(LOWER([.C6]);&quot;, &quot;;&quot;\'%20OR%20keywords_fr%20LIKE%20\'&quot;);&quot; &quot;;&quot;\'%20&quot;);&quot;\'&quot;)" office:value-type="string" office:string-value="keywords_fr%20LIKE%20\'rock\'" calcext:value-type="string">
            <text:p>keywords_fr%20LIKE%20\'rock\'</text:p>
          </table:table-cell>
          <table:table-cell table:style-name="ce1" table:formula="of:=IF([.A6]&lt;&gt;&quot;&quot;;&quot;(any) =&gt; false&quot;;COM.MICROSOFT.CONCAT(&quot;(keywords) =&gt;&#10;keywords.find((keyword)=&gt;keyword.toLowerCase().includes('&quot;;SUBSTITUTE(LOWER([.C6]);&quot;, &quot;;COM.MICROSOFT.CONCAT(&quot;')) ||&#10;keywords.find((keyword)=&gt;keyword.toLowerCase().includes('&quot;));&quot;')) ? '&quot;;[.B6];&quot;' : false&quot;))" office:value-type="string" office:string-value="(keywords) =&gt;&#10;keywords.find((keyword)=&gt;keyword.toLowerCase().includes('rock')) ? 'Rock' : false" calcext:value-type="string">
            <text:p>(keywords) =&gt;</text:p>
            <text:p>keywords.find((keyword)=&gt;keyword.toLowerCase().includes('rock')) ? 'Rock' : false</text:p>
          </table:table-cell>
          <table:table-cell office:value-type="string" calcext:value-type="string">
            <text:p>rock </text:p>
          </table:table-cell>
          <table:table-cell office:value-type="string" calcext:value-type="string">
            <text:p>Rock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ique</text:p>
          </table:table-cell>
          <table:table-cell office:value-type="string" calcext:value-type="string">
            <text:p>musique, orchestre, piano</text:p>
          </table:table-cell>
          <table:table-cell table:formula="of:=COM.MICROSOFT.CONCAT(&quot;keywords_fr%20LIKE%20\'&quot;;SUBSTITUTE(SUBSTITUTE(LOWER([.C7]);&quot;, &quot;;&quot;\'%20OR%20keywords_fr%20LIKE%20\'&quot;);&quot; &quot;;&quot;\'%20&quot;);&quot;\'&quot;)" office:value-type="string" office:string-value="keywords_fr%20LIKE%20\'musique\'%20OR%20keywords_fr%20LIKE%20\'orchestre\'%20OR%20keywords_fr%20LIKE%20\'piano\'" calcext:value-type="string">
            <text:p>keywords_fr%20LIKE%20\'musique\'%20OR%20keywords_fr%20LIKE%20\'orchestre\'%20OR%20keywords_fr%20LIKE%20\'piano\'</text:p>
          </table:table-cell>
          <table:table-cell table:style-name="ce1" table:formula="of:=IF([.A7]&lt;&gt;&quot;&quot;;&quot;(any) =&gt; false&quot;;COM.MICROSOFT.CONCAT(&quot;(keywords) =&gt;&#10;keywords.find((keyword)=&gt;keyword.toLowerCase().includes('&quot;;SUBSTITUTE(LOWER([.C7]);&quot;, &quot;;COM.MICROSOFT.CONCAT(&quot;')) ||&#10;keywords.find((keyword)=&gt;keyword.toLowerCase().includes('&quot;));&quot;')) ? '&quot;;[.B7];&quot;' : false&quot;))" office:value-type="string" office:string-value="(keywords) =&gt;&#10;keywords.find((keyword)=&gt;keyword.toLowerCase().includes('musique')) ||&#10;keywords.find((keyword)=&gt;keyword.toLowerCase().includes('orchestre')) ||&#10;keywords.find((keyword)=&gt;keyword.toLowerCase().includes('piano')) ? 'Musique' : false" calcext:value-type="string">
            <text:p>(keywords) =&gt;</text:p>
            <text:p>keywords.find((keyword)=&gt;keyword.toLowerCase().includes('musique')) ||</text:p>
            <text:p>keywords.find((keyword)=&gt;keyword.toLowerCase().includes('orchestre')) ||</text:p>
            <text:p>keywords.find((keyword)=&gt;keyword.toLowerCase().includes('piano')) ? 'Musique' : false</text:p>
          </table:table-cell>
          <table:table-cell office:value-type="string" calcext:value-type="string">
            <text:p>musique </text:p>
          </table:table-cell>
          <table:table-cell office:value-type="string" calcext:value-type="string">
            <text:p>Musique </text:p>
          </table:table-cell>
          <table:table-cell office:value-type="string" calcext:value-type="string">
            <text:p>orchestre </text:p>
          </table:table-cell>
          <table:table-cell office:value-type="string" calcext:value-type="string">
            <text:p>piano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 office:value-type="string" calcext:value-type="string">
            <text:p>jazz</text:p>
          </table:table-cell>
          <table:table-cell table:formula="of:=COM.MICROSOFT.CONCAT(&quot;keywords_fr%20LIKE%20\'&quot;;SUBSTITUTE(SUBSTITUTE(LOWER([.C8]);&quot;, &quot;;&quot;\'%20OR%20keywords_fr%20LIKE%20\'&quot;);&quot; &quot;;&quot;\'%20&quot;);&quot;\'&quot;)" office:value-type="string" office:string-value="keywords_fr%20LIKE%20\'jazz\'" calcext:value-type="string">
            <text:p>keywords_fr%20LIKE%20\'jazz\'</text:p>
          </table:table-cell>
          <table:table-cell table:style-name="ce1" table:formula="of:=IF([.A8]&lt;&gt;&quot;&quot;;&quot;(any) =&gt; false&quot;;COM.MICROSOFT.CONCAT(&quot;(keywords) =&gt;&#10;keywords.find((keyword)=&gt;keyword.toLowerCase().includes('&quot;;SUBSTITUTE(LOWER([.C8]);&quot;, &quot;;COM.MICROSOFT.CONCAT(&quot;')) ||&#10;keywords.find((keyword)=&gt;keyword.toLowerCase().includes('&quot;));&quot;')) ? '&quot;;[.B8];&quot;' : false&quot;))" office:value-type="string" office:string-value="(keywords) =&gt;&#10;keywords.find((keyword)=&gt;keyword.toLowerCase().includes('jazz')) ? 'Jazz' : false" calcext:value-type="string">
            <text:p>(keywords) =&gt;</text:p>
            <text:p>keywords.find((keyword)=&gt;keyword.toLowerCase().includes('jazz')) ? 'Jazz' : false</text:p>
          </table:table-cell>
          <table:table-cell office:value-type="string" calcext:value-type="string">
            <text:p>jazz </text:p>
          </table:table-cell>
          <table:table-cell office:value-type="string" calcext:value-type="string">
            <text:p>Jazz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nt &amp; Chanson</text:p>
          </table:table-cell>
          <table:table-cell office:value-type="string" calcext:value-type="string">
            <text:p>chanson, chant</text:p>
          </table:table-cell>
          <table:table-cell table:formula="of:=COM.MICROSOFT.CONCAT(&quot;keywords_fr%20LIKE%20\'&quot;;SUBSTITUTE(SUBSTITUTE(LOWER([.C9]);&quot;, &quot;;&quot;\'%20OR%20keywords_fr%20LIKE%20\'&quot;);&quot; &quot;;&quot;\'%20&quot;);&quot;\'&quot;)" office:value-type="string" office:string-value="keywords_fr%20LIKE%20\'chanson\'%20OR%20keywords_fr%20LIKE%20\'chant\'" calcext:value-type="string">
            <text:p>keywords_fr%20LIKE%20\'chanson\'%20OR%20keywords_fr%20LIKE%20\'chant\'</text:p>
          </table:table-cell>
          <table:table-cell table:style-name="ce1" table:formula="of:=IF([.A9]&lt;&gt;&quot;&quot;;&quot;(any) =&gt; false&quot;;COM.MICROSOFT.CONCAT(&quot;(keywords) =&gt;&#10;keywords.find((keyword)=&gt;keyword.toLowerCase().includes('&quot;;SUBSTITUTE(LOWER([.C9]);&quot;, &quot;;COM.MICROSOFT.CONCAT(&quot;')) ||&#10;keywords.find((keyword)=&gt;keyword.toLowerCase().includes('&quot;));&quot;')) ? '&quot;;[.B9];&quot;' : false&quot;))" office:value-type="string" office:string-value="(keywords) =&gt;&#10;keywords.find((keyword)=&gt;keyword.toLowerCase().includes('chanson')) ||&#10;keywords.find((keyword)=&gt;keyword.toLowerCase().includes('chant')) ? 'Chant &amp; Chanson' : false" calcext:value-type="string">
            <text:p>(keywords) =&gt;</text:p>
            <text:p>keywords.find((keyword)=&gt;keyword.toLowerCase().includes('chanson')) ||</text:p>
            <text:p>keywords.find((keyword)=&gt;keyword.toLowerCase().includes('chant')) ? 'Chant &amp; Chanson' : false</text:p>
          </table:table-cell>
          <table:table-cell office:value-type="string" calcext:value-type="string">
            <text:p>chanson </text:p>
          </table:table-cell>
          <table:table-cell office:value-type="string" calcext:value-type="string">
            <text:p>chant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assique</text:p>
          </table:table-cell>
          <table:table-cell office:value-type="string" calcext:value-type="string">
            <text:p>classique</text:p>
          </table:table-cell>
          <table:table-cell table:formula="of:=COM.MICROSOFT.CONCAT(&quot;keywords_fr%20LIKE%20\'&quot;;SUBSTITUTE(SUBSTITUTE(LOWER([.C10]);&quot;, &quot;;&quot;\'%20OR%20keywords_fr%20LIKE%20\'&quot;);&quot; &quot;;&quot;\'%20&quot;);&quot;\'&quot;)" office:value-type="string" office:string-value="keywords_fr%20LIKE%20\'classique\'" calcext:value-type="string">
            <text:p>keywords_fr%20LIKE%20\'classique\'</text:p>
          </table:table-cell>
          <table:table-cell table:style-name="ce1" table:formula="of:=IF([.A10]&lt;&gt;&quot;&quot;;&quot;(any) =&gt; false&quot;;COM.MICROSOFT.CONCAT(&quot;(keywords) =&gt;&#10;keywords.find((keyword)=&gt;keyword.toLowerCase().includes('&quot;;SUBSTITUTE(LOWER([.C10]);&quot;, &quot;;COM.MICROSOFT.CONCAT(&quot;')) ||&#10;keywords.find((keyword)=&gt;keyword.toLowerCase().includes('&quot;));&quot;')) ? '&quot;;[.B10];&quot;' : false&quot;))" office:value-type="string" office:string-value="(keywords) =&gt;&#10;keywords.find((keyword)=&gt;keyword.toLowerCase().includes('classique')) ? 'Classique' : false" calcext:value-type="string">
            <text:p>(keywords) =&gt;</text:p>
            <text:p>keywords.find((keyword)=&gt;keyword.toLowerCase().includes('classique')) ? 'Classique' : false</text:p>
          </table:table-cell>
          <table:table-cell office:value-type="string" calcext:value-type="string">
            <text:p>classique </text:p>
          </table:table-cell>
          <table:table-cell office:value-type="string" calcext:value-type="string">
            <text:p>musique classique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pop</text:p>
          </table:table-cell>
          <table:table-cell table:formula="of:=COM.MICROSOFT.CONCAT(&quot;keywords_fr%20LIKE%20\'&quot;;SUBSTITUTE(SUBSTITUTE(LOWER([.C11]);&quot;, &quot;;&quot;\'%20OR%20keywords_fr%20LIKE%20\'&quot;);&quot; &quot;;&quot;\'%20&quot;);&quot;\'&quot;)" office:value-type="string" office:string-value="keywords_fr%20LIKE%20\'pop\'" calcext:value-type="string">
            <text:p>keywords_fr%20LIKE%20\'pop\'</text:p>
          </table:table-cell>
          <table:table-cell table:style-name="ce1" table:formula="of:=IF([.A11]&lt;&gt;&quot;&quot;;&quot;(any) =&gt; false&quot;;COM.MICROSOFT.CONCAT(&quot;(keywords) =&gt;&#10;keywords.find((keyword)=&gt;keyword.toLowerCase().includes('&quot;;SUBSTITUTE(LOWER([.C11]);&quot;, &quot;;COM.MICROSOFT.CONCAT(&quot;')) ||&#10;keywords.find((keyword)=&gt;keyword.toLowerCase().includes('&quot;));&quot;')) ? '&quot;;[.B11];&quot;' : false&quot;))" office:value-type="string" office:string-value="(keywords) =&gt;&#10;keywords.find((keyword)=&gt;keyword.toLowerCase().includes('pop')) ? 'Pop' : false" calcext:value-type="string">
            <text:p>(keywords) =&gt;</text:p>
            <text:p>keywords.find((keyword)=&gt;keyword.toLowerCase().includes('pop')) ? 'Pop' : false</text:p>
          </table:table-cell>
          <table:table-cell office:value-type="string" calcext:value-type="string">
            <text:p>pop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olk</text:p>
          </table:table-cell>
          <table:table-cell office:value-type="string" calcext:value-type="string">
            <text:p>folk</text:p>
          </table:table-cell>
          <table:table-cell table:formula="of:=COM.MICROSOFT.CONCAT(&quot;keywords_fr%20LIKE%20\'&quot;;SUBSTITUTE(SUBSTITUTE(LOWER([.C12]);&quot;, &quot;;&quot;\'%20OR%20keywords_fr%20LIKE%20\'&quot;);&quot; &quot;;&quot;\'%20&quot;);&quot;\'&quot;)" office:value-type="string" office:string-value="keywords_fr%20LIKE%20\'folk\'" calcext:value-type="string">
            <text:p>keywords_fr%20LIKE%20\'folk\'</text:p>
          </table:table-cell>
          <table:table-cell table:style-name="ce1" table:formula="of:=IF([.A12]&lt;&gt;&quot;&quot;;&quot;(any) =&gt; false&quot;;COM.MICROSOFT.CONCAT(&quot;(keywords) =&gt;&#10;keywords.find((keyword)=&gt;keyword.toLowerCase().includes('&quot;;SUBSTITUTE(LOWER([.C12]);&quot;, &quot;;COM.MICROSOFT.CONCAT(&quot;')) ||&#10;keywords.find((keyword)=&gt;keyword.toLowerCase().includes('&quot;));&quot;')) ? '&quot;;[.B12];&quot;' : false&quot;))" office:value-type="string" office:string-value="(keywords) =&gt;&#10;keywords.find((keyword)=&gt;keyword.toLowerCase().includes('folk')) ? 'Folk' : false" calcext:value-type="string">
            <text:p>(keywords) =&gt;</text:p>
            <text:p>keywords.find((keyword)=&gt;keyword.toLowerCase().includes('folk')) ? 'Folk' : false</text:p>
          </table:table-cell>
          <table:table-cell office:value-type="string" calcext:value-type="string">
            <text:p>folk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stival</text:p>
          </table:table-cell>
          <table:table-cell office:value-type="string" calcext:value-type="string">
            <text:p>festival</text:p>
          </table:table-cell>
          <table:table-cell table:formula="of:=COM.MICROSOFT.CONCAT(&quot;keywords_fr%20LIKE%20\'&quot;;SUBSTITUTE(SUBSTITUTE(LOWER([.C13]);&quot;, &quot;;&quot;\'%20OR%20keywords_fr%20LIKE%20\'&quot;);&quot; &quot;;&quot;\'%20&quot;);&quot;\'&quot;)" office:value-type="string" office:string-value="keywords_fr%20LIKE%20\'festival\'" calcext:value-type="string">
            <text:p>keywords_fr%20LIKE%20\'festival\'</text:p>
          </table:table-cell>
          <table:table-cell table:style-name="ce1" table:formula="of:=IF([.A13]&lt;&gt;&quot;&quot;;&quot;(any) =&gt; false&quot;;COM.MICROSOFT.CONCAT(&quot;(keywords) =&gt;&#10;keywords.find((keyword)=&gt;keyword.toLowerCase().includes('&quot;;SUBSTITUTE(LOWER([.C13]);&quot;, &quot;;COM.MICROSOFT.CONCAT(&quot;')) ||&#10;keywords.find((keyword)=&gt;keyword.toLowerCase().includes('&quot;));&quot;')) ? '&quot;;[.B13];&quot;' : false&quot;))" office:value-type="string" office:string-value="(keywords) =&gt;&#10;keywords.find((keyword)=&gt;keyword.toLowerCase().includes('festival')) ? 'Festival' : false" calcext:value-type="string">
            <text:p>(keywords) =&gt;</text:p>
            <text:p>keywords.find((keyword)=&gt;keyword.toLowerCase().includes('festival')) ? 'Festival' : false</text:p>
          </table:table-cell>
          <table:table-cell office:value-type="string" calcext:value-type="string">
            <text:p>festival </text:p>
          </table:table-cell>
          <table:table-cell office:value-type="string" calcext:value-type="string">
            <text:p>Festival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éation</text:p>
          </table:table-cell>
          <table:table-cell office:value-type="string" calcext:value-type="string">
            <text:p>--Tous--</text:p>
          </table:table-cell>
          <table:table-cell table:formula="of:=COM.MICROSOFT.TEXTJOIN(&quot;, &quot;;1;[.C15:.C18])" office:value-type="string" office:string-value="atelier, stage, formation, creation, cuisine" calcext:value-type="string">
            <text:p>atelier, stage, formation, creation, cuisine</text:p>
          </table:table-cell>
          <table:table-cell table:formula="of:=COM.MICROSOFT.CONCAT(&quot;keywords_fr%20LIKE%20\'&quot;;SUBSTITUTE(SUBSTITUTE(LOWER([.C14]);&quot;, &quot;;&quot;\'%20OR%20keywords_fr%20LIKE%20\'&quot;);&quot; &quot;;&quot;\'%20&quot;);&quot;\'&quot;)" office:value-type="string" office:string-value="keywords_fr%20LIKE%20\'atelier\'%20OR%20keywords_fr%20LIKE%20\'stage\'%20OR%20keywords_fr%20LIKE%20\'formation\'%20OR%20keywords_fr%20LIKE%20\'creation\'%20OR%20keywords_fr%20LIKE%20\'cuisine\'" calcext:value-type="string">
            <text:p>keywords_fr%20LIKE%20\'atelier\'%20OR%20keywords_fr%20LIKE%20\'stage\'%20OR%20keywords_fr%20LIKE%20\'formation\'%20OR%20keywords_fr%20LIKE%20\'creation\'%20OR%20keywords_fr%20LIKE%20\'cuisine\'</text:p>
          </table:table-cell>
          <table:table-cell table:style-name="ce1" table:formula="of:=IF([.A14]&lt;&gt;&quot;&quot;;&quot;(any) =&gt; false&quot;;COM.MICROSOFT.CONCAT(&quot;(keywords) =&gt;&#10;keywords.find((keyword)=&gt;keyword.toLowerCase().includes('&quot;;SUBSTITUTE(LOWER([.C14]);&quot;, &quot;;COM.MICROSOFT.CONCAT(&quot;')) ||&#10;keywords.find((keyword)=&gt;keyword.toLowerCase().includes('&quot;));&quot;')) ? '&quot;;[.B14];&quot;' : false&quot;))" office:value-type="string" office:string-value="(any) =&gt; false" calcext:value-type="string">
            <text:p>(any) =&gt; fals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atelier</text:p>
          </table:table-cell>
          <table:table-cell table:formula="of:=COM.MICROSOFT.CONCAT(&quot;keywords_fr%20LIKE%20\'&quot;;SUBSTITUTE(SUBSTITUTE(LOWER([.C15]);&quot;, &quot;;&quot;\'%20OR%20keywords_fr%20LIKE%20\'&quot;);&quot; &quot;;&quot;\'%20&quot;);&quot;\'&quot;)" office:value-type="string" office:string-value="keywords_fr%20LIKE%20\'atelier\'" calcext:value-type="string">
            <text:p>keywords_fr%20LIKE%20\'atelier\'</text:p>
          </table:table-cell>
          <table:table-cell table:style-name="ce1" table:formula="of:=IF([.A15]&lt;&gt;&quot;&quot;;&quot;(any) =&gt; false&quot;;COM.MICROSOFT.CONCAT(&quot;(keywords) =&gt;&#10;keywords.find((keyword)=&gt;keyword.toLowerCase().includes('&quot;;SUBSTITUTE(LOWER([.C15]);&quot;, &quot;;COM.MICROSOFT.CONCAT(&quot;')) ||&#10;keywords.find((keyword)=&gt;keyword.toLowerCase().includes('&quot;));&quot;')) ? '&quot;;[.B15];&quot;' : false&quot;))" office:value-type="string" office:string-value="(keywords) =&gt;&#10;keywords.find((keyword)=&gt;keyword.toLowerCase().includes('atelier')) ? 'Atelier' : false" calcext:value-type="string">
            <text:p>(keywords) =&gt;</text:p>
            <text:p>keywords.find((keyword)=&gt;keyword.toLowerCase().includes('atelier')) ? 'Atelier' : false</text:p>
          </table:table-cell>
          <table:table-cell office:value-type="string" calcext:value-type="string">
            <text:p>atelier </text:p>
          </table:table-cell>
          <table:table-cell office:value-type="string" calcext:value-type="string">
            <text:p>Atelier </text:p>
          </table:table-cell>
          <table:table-cell office:value-type="string" calcext:value-type="string">
            <text:p>ateliers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age &amp; Formation</text:p>
          </table:table-cell>
          <table:table-cell office:value-type="string" calcext:value-type="string">
            <text:p>stage, formation</text:p>
          </table:table-cell>
          <table:table-cell table:formula="of:=COM.MICROSOFT.CONCAT(&quot;keywords_fr%20LIKE%20\'&quot;;SUBSTITUTE(SUBSTITUTE(LOWER([.C16]);&quot;, &quot;;&quot;\'%20OR%20keywords_fr%20LIKE%20\'&quot;);&quot; &quot;;&quot;\'%20&quot;);&quot;\'&quot;)" office:value-type="string" office:string-value="keywords_fr%20LIKE%20\'stage\'%20OR%20keywords_fr%20LIKE%20\'formation\'" calcext:value-type="string">
            <text:p>keywords_fr%20LIKE%20\'stage\'%20OR%20keywords_fr%20LIKE%20\'formation\'</text:p>
          </table:table-cell>
          <table:table-cell table:style-name="ce1" table:formula="of:=IF([.A16]&lt;&gt;&quot;&quot;;&quot;(any) =&gt; false&quot;;COM.MICROSOFT.CONCAT(&quot;(keywords) =&gt;&#10;keywords.find((keyword)=&gt;keyword.toLowerCase().includes('&quot;;SUBSTITUTE(LOWER([.C16]);&quot;, &quot;;COM.MICROSOFT.CONCAT(&quot;')) ||&#10;keywords.find((keyword)=&gt;keyword.toLowerCase().includes('&quot;));&quot;')) ? '&quot;;[.B16];&quot;' : false&quot;))" office:value-type="string" office:string-value="(keywords) =&gt;&#10;keywords.find((keyword)=&gt;keyword.toLowerCase().includes('stage')) ||&#10;keywords.find((keyword)=&gt;keyword.toLowerCase().includes('formation')) ? 'Stage &amp; Formation' : false" calcext:value-type="string">
            <text:p>(keywords) =&gt;</text:p>
            <text:p>keywords.find((keyword)=&gt;keyword.toLowerCase().includes('stage')) ||</text:p>
            <text:p>keywords.find((keyword)=&gt;keyword.toLowerCase().includes('formation')) ? 'Stage &amp; Formation' : false</text:p>
          </table:table-cell>
          <table:table-cell office:value-type="string" calcext:value-type="string">
            <text:p>stage </text:p>
          </table:table-cell>
          <table:table-cell office:value-type="string" calcext:value-type="string">
            <text:p>formation </text:p>
          </table:table-cell>
          <table:table-cell office:value-type="string" calcext:value-type="string">
            <text:p>Formation </text:p>
          </table:table-cell>
          <table:table-cell office:value-type="string" calcext:value-type="string">
            <text:p>apprentissage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éation</text:p>
          </table:table-cell>
          <table:table-cell office:value-type="string" calcext:value-type="string">
            <text:p>creation</text:p>
          </table:table-cell>
          <table:table-cell table:formula="of:=COM.MICROSOFT.CONCAT(&quot;keywords_fr%20LIKE%20\'&quot;;SUBSTITUTE(SUBSTITUTE(LOWER([.C17]);&quot;, &quot;;&quot;\'%20OR%20keywords_fr%20LIKE%20\'&quot;);&quot; &quot;;&quot;\'%20&quot;);&quot;\'&quot;)" office:value-type="string" office:string-value="keywords_fr%20LIKE%20\'creation\'" calcext:value-type="string">
            <text:p>keywords_fr%20LIKE%20\'creation\'</text:p>
          </table:table-cell>
          <table:table-cell table:style-name="ce1" table:formula="of:=IF([.A17]&lt;&gt;&quot;&quot;;&quot;(any) =&gt; false&quot;;COM.MICROSOFT.CONCAT(&quot;(keywords) =&gt;&#10;keywords.find((keyword)=&gt;keyword.toLowerCase().includes('&quot;;SUBSTITUTE(LOWER([.C17]);&quot;, &quot;;COM.MICROSOFT.CONCAT(&quot;')) ||&#10;keywords.find((keyword)=&gt;keyword.toLowerCase().includes('&quot;));&quot;')) ? '&quot;;[.B17];&quot;' : false&quot;))" office:value-type="string" office:string-value="(keywords) =&gt;&#10;keywords.find((keyword)=&gt;keyword.toLowerCase().includes('creation')) ? 'Création' : false" calcext:value-type="string">
            <text:p>(keywords) =&gt;</text:p>
            <text:p>keywords.find((keyword)=&gt;keyword.toLowerCase().includes('creation')) ? 'Création' : false</text:p>
          </table:table-cell>
          <table:table-cell office:value-type="string" calcext:value-type="string">
            <text:p>création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cuisine</text:p>
          </table:table-cell>
          <table:table-cell table:formula="of:=COM.MICROSOFT.CONCAT(&quot;keywords_fr%20LIKE%20\'&quot;;SUBSTITUTE(SUBSTITUTE(LOWER([.C18]);&quot;, &quot;;&quot;\'%20OR%20keywords_fr%20LIKE%20\'&quot;);&quot; &quot;;&quot;\'%20&quot;);&quot;\'&quot;)" office:value-type="string" office:string-value="keywords_fr%20LIKE%20\'cuisine\'" calcext:value-type="string">
            <text:p>keywords_fr%20LIKE%20\'cuisine\'</text:p>
          </table:table-cell>
          <table:table-cell table:style-name="ce1" table:formula="of:=IF([.A18]&lt;&gt;&quot;&quot;;&quot;(any) =&gt; false&quot;;COM.MICROSOFT.CONCAT(&quot;(keywords) =&gt;&#10;keywords.find((keyword)=&gt;keyword.toLowerCase().includes('&quot;;SUBSTITUTE(LOWER([.C18]);&quot;, &quot;;COM.MICROSOFT.CONCAT(&quot;')) ||&#10;keywords.find((keyword)=&gt;keyword.toLowerCase().includes('&quot;));&quot;')) ? '&quot;;[.B18];&quot;' : false&quot;))" office:value-type="string" office:string-value="(keywords) =&gt;&#10;keywords.find((keyword)=&gt;keyword.toLowerCase().includes('cuisine')) ? 'Cuisine' : false" calcext:value-type="string">
            <text:p>(keywords) =&gt;</text:p>
            <text:p>keywords.find((keyword)=&gt;keyword.toLowerCase().includes('cuisine')) ? 'Cuisine' : false</text:p>
          </table:table-cell>
          <table:table-cell office:value-type="string" calcext:value-type="string">
            <text:p>cuisin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ses &amp; Bals</text:p>
          </table:table-cell>
          <table:table-cell office:value-type="string" calcext:value-type="string">
            <text:p>--Tous--</text:p>
          </table:table-cell>
          <table:table-cell table:formula="of:=COM.MICROSOFT.TEXTJOIN(&quot;, &quot;;1;[.C20:.C22])" office:value-type="string" office:string-value="danse, balfolk, baltrad" calcext:value-type="string">
            <text:p>danse, balfolk, baltrad</text:p>
          </table:table-cell>
          <table:table-cell table:formula="of:=COM.MICROSOFT.CONCAT(&quot;keywords_fr%20LIKE%20\'&quot;;SUBSTITUTE(SUBSTITUTE(LOWER([.C19]);&quot;, &quot;;&quot;\'%20OR%20keywords_fr%20LIKE%20\'&quot;);&quot; &quot;;&quot;\'%20&quot;);&quot;\'&quot;)" office:value-type="string" office:string-value="keywords_fr%20LIKE%20\'danse\'%20OR%20keywords_fr%20LIKE%20\'balfolk\'%20OR%20keywords_fr%20LIKE%20\'baltrad\'" calcext:value-type="string">
            <text:p>keywords_fr%20LIKE%20\'danse\'%20OR%20keywords_fr%20LIKE%20\'balfolk\'%20OR%20keywords_fr%20LIKE%20\'baltrad\'</text:p>
          </table:table-cell>
          <table:table-cell table:style-name="ce1" table:formula="of:=IF([.A19]&lt;&gt;&quot;&quot;;&quot;(any) =&gt; false&quot;;COM.MICROSOFT.CONCAT(&quot;(keywords) =&gt;&#10;keywords.find((keyword)=&gt;keyword.toLowerCase().includes('&quot;;SUBSTITUTE(LOWER([.C19]);&quot;, &quot;;COM.MICROSOFT.CONCAT(&quot;')) ||&#10;keywords.find((keyword)=&gt;keyword.toLowerCase().includes('&quot;));&quot;')) ? '&quot;;[.B19];&quot;' : false&quot;))" office:value-type="string" office:string-value="(any) =&gt; false" calcext:value-type="string">
            <text:p>(any) =&gt; fals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nse</text:p>
          </table:table-cell>
          <table:table-cell office:value-type="string" calcext:value-type="string">
            <text:p>danse</text:p>
          </table:table-cell>
          <table:table-cell table:formula="of:=COM.MICROSOFT.CONCAT(&quot;keywords_fr%20LIKE%20\'&quot;;SUBSTITUTE(SUBSTITUTE(LOWER([.C20]);&quot;, &quot;;&quot;\'%20OR%20keywords_fr%20LIKE%20\'&quot;);&quot; &quot;;&quot;\'%20&quot;);&quot;\'&quot;)" office:value-type="string" office:string-value="keywords_fr%20LIKE%20\'danse\'" calcext:value-type="string">
            <text:p>keywords_fr%20LIKE%20\'danse\'</text:p>
          </table:table-cell>
          <table:table-cell table:style-name="ce1" table:formula="of:=IF([.A20]&lt;&gt;&quot;&quot;;&quot;(any) =&gt; false&quot;;COM.MICROSOFT.CONCAT(&quot;(keywords) =&gt;&#10;keywords.find((keyword)=&gt;keyword.toLowerCase().includes('&quot;;SUBSTITUTE(LOWER([.C20]);&quot;, &quot;;COM.MICROSOFT.CONCAT(&quot;')) ||&#10;keywords.find((keyword)=&gt;keyword.toLowerCase().includes('&quot;));&quot;')) ? '&quot;;[.B20];&quot;' : false&quot;))" office:value-type="string" office:string-value="(keywords) =&gt;&#10;keywords.find((keyword)=&gt;keyword.toLowerCase().includes('danse')) ? 'Danse' : false" calcext:value-type="string">
            <text:p>(keywords) =&gt;</text:p>
            <text:p>keywords.find((keyword)=&gt;keyword.toLowerCase().includes('danse')) ? 'Danse' : false</text:p>
          </table:table-cell>
          <table:table-cell office:value-type="string" calcext:value-type="string">
            <text:p>danse </text:p>
          </table:table-cell>
          <table:table-cell office:value-type="string" calcext:value-type="string">
            <text:p>Danse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l Folk</text:p>
          </table:table-cell>
          <table:table-cell office:value-type="string" calcext:value-type="string">
            <text:p>balfolk</text:p>
          </table:table-cell>
          <table:table-cell table:formula="of:=COM.MICROSOFT.CONCAT(&quot;keywords_fr%20LIKE%20\'&quot;;SUBSTITUTE(SUBSTITUTE(LOWER([.C21]);&quot;, &quot;;&quot;\'%20OR%20keywords_fr%20LIKE%20\'&quot;);&quot; &quot;;&quot;\'%20&quot;);&quot;\'&quot;)" office:value-type="string" office:string-value="keywords_fr%20LIKE%20\'balfolk\'" calcext:value-type="string">
            <text:p>keywords_fr%20LIKE%20\'balfolk\'</text:p>
          </table:table-cell>
          <table:table-cell table:style-name="ce1" table:formula="of:=IF([.A21]&lt;&gt;&quot;&quot;;&quot;(any) =&gt; false&quot;;COM.MICROSOFT.CONCAT(&quot;(keywords) =&gt;&#10;keywords.find((keyword)=&gt;keyword.toLowerCase().includes('&quot;;SUBSTITUTE(LOWER([.C21]);&quot;, &quot;;COM.MICROSOFT.CONCAT(&quot;')) ||&#10;keywords.find((keyword)=&gt;keyword.toLowerCase().includes('&quot;));&quot;')) ? '&quot;;[.B21];&quot;' : false&quot;))" office:value-type="string" office:string-value="(keywords) =&gt;&#10;keywords.find((keyword)=&gt;keyword.toLowerCase().includes('balfolk')) ? 'Bal Folk' : false" calcext:value-type="string">
            <text:p>(keywords) =&gt;</text:p>
            <text:p>keywords.find((keyword)=&gt;keyword.toLowerCase().includes('balfolk')) ? 'Bal Folk' : false</text:p>
          </table:table-cell>
          <table:table-cell office:value-type="string" calcext:value-type="string">
            <text:p>balfolk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l Traditionnel</text:p>
          </table:table-cell>
          <table:table-cell office:value-type="string" calcext:value-type="string">
            <text:p>baltrad</text:p>
          </table:table-cell>
          <table:table-cell table:formula="of:=COM.MICROSOFT.CONCAT(&quot;keywords_fr%20LIKE%20\'&quot;;SUBSTITUTE(SUBSTITUTE(LOWER([.C22]);&quot;, &quot;;&quot;\'%20OR%20keywords_fr%20LIKE%20\'&quot;);&quot; &quot;;&quot;\'%20&quot;);&quot;\'&quot;)" office:value-type="string" office:string-value="keywords_fr%20LIKE%20\'baltrad\'" calcext:value-type="string">
            <text:p>keywords_fr%20LIKE%20\'baltrad\'</text:p>
          </table:table-cell>
          <table:table-cell table:style-name="ce1" table:formula="of:=IF([.A22]&lt;&gt;&quot;&quot;;&quot;(any) =&gt; false&quot;;COM.MICROSOFT.CONCAT(&quot;(keywords) =&gt;&#10;keywords.find((keyword)=&gt;keyword.toLowerCase().includes('&quot;;SUBSTITUTE(LOWER([.C22]);&quot;, &quot;;COM.MICROSOFT.CONCAT(&quot;')) ||&#10;keywords.find((keyword)=&gt;keyword.toLowerCase().includes('&quot;));&quot;')) ? '&quot;;[.B22];&quot;' : false&quot;))" office:value-type="string" office:string-value="(keywords) =&gt;&#10;keywords.find((keyword)=&gt;keyword.toLowerCase().includes('baltrad')) ? 'Bal Traditionnel' : false" calcext:value-type="string">
            <text:p>(keywords) =&gt;</text:p>
            <text:p>keywords.find((keyword)=&gt;keyword.toLowerCase().includes('baltrad')) ? 'Bal Traditionnel' : false</text:p>
          </table:table-cell>
          <table:table-cell office:value-type="string" calcext:value-type="string">
            <text:p>baltra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--Tous--</text:p>
          </table:table-cell>
          <table:table-cell table:formula="of:=COM.MICROSOFT.TEXTJOIN(&quot;, &quot;;1;[.C24:.C38])" office:value-type="string" office:string-value="exposition, spectacle, theatre, patrimoine, culture, cinema, film, documentaire, animation, comedie, visite, art, sculpture, histoire, musee, peinture, dessin, projection" calcext:value-type="string">
            <text:p>exposition, spectacle, theatre, patrimoine, culture, cinema, film, documentaire, animation, comedie, visite, art, sculpture, histoire, musee, peinture, dessin, projection</text:p>
          </table:table-cell>
          <table:table-cell table:formula="of:=COM.MICROSOFT.CONCAT(&quot;keywords_fr%20LIKE%20\'&quot;;SUBSTITUTE(SUBSTITUTE(LOWER([.C23]);&quot;, &quot;;&quot;\'%20OR%20keywords_fr%20LIKE%20\'&quot;);&quot; &quot;;&quot;\'%20&quot;);&quot;\'&quot;)" office:value-type="string" office:string-value="keywords_fr%20LIKE%20\'exposition\'%20OR%20keywords_fr%20LIKE%20\'spectacle\'%20OR%20keywords_fr%20LIKE%20\'theatre\'%20OR%20keywords_fr%20LIKE%20\'patrimoine\'%20OR%20keywords_fr%20LIKE%20\'culture\'%20OR%20keywords_fr%20LIKE%20\'cinema\'%20OR%20keywords_fr%20LIKE%20\'film\'%20OR%20keywords_fr%20LIKE%20\'documentaire\'%20OR%20keywords_fr%20LIKE%20\'animation\'%20OR%20keywords_fr%20LIKE%20\'comedie\'%20OR%20keywords_fr%20LIKE%20\'visite\'%20OR%20keywords_fr%20LIKE%20\'art\'%20OR%20keywords_fr%20LIKE%20\'sculpture\'%20OR%20keywords_fr%20LIKE%20\'histoire\'%20OR%20keywords_fr%20LIKE%20\'musee\'%20OR%20keywords_fr%20LIKE%20\'peinture\'%20OR%20keywords_fr%20LIKE%20\'dessin\'%20OR%20keywords_fr%20LIKE%20\'projection\'" calcext:value-type="string">
            <text:p>keywords_fr%20LIKE%20\'exposition\'%20OR%20keywords_fr%20LIKE%20\'spectacle\'%20OR%20keywords_fr%20LIKE%20\'theatre\'%20OR%20keywords_fr%20LIKE%20\'patrimoine\'%20OR%20keywords_fr%20LIKE%20\'culture\'%20OR%20keywords_fr%20LIKE%20\'cinema\'%20OR%20keywords_fr%20LIKE%20\'film\'%20OR%20keywords_fr%20LIKE%20\'documentaire\'%20OR%20keywords_fr%20LIKE%20\'animation\'%20OR%20keywords_fr%20LIKE%20\'comedie\'%20OR%20keywords_fr%20LIKE%20\'visite\'%20OR%20keywords_fr%20LIKE%20\'art\'%20OR%20keywords_fr%20LIKE%20\'sculpture\'%20OR%20keywords_fr%20LIKE%20\'histoire\'%20OR%20keywords_fr%20LIKE%20\'musee\'%20OR%20keywords_fr%20LIKE%20\'peinture\'%20OR%20keywords_fr%20LIKE%20\'dessin\'%20OR%20keywords_fr%20LIKE%20\'projection\'</text:p>
          </table:table-cell>
          <table:table-cell table:style-name="ce1" table:formula="of:=IF([.A23]&lt;&gt;&quot;&quot;;&quot;(any) =&gt; false&quot;;COM.MICROSOFT.CONCAT(&quot;(keywords) =&gt;&#10;keywords.find((keyword)=&gt;keyword.toLowerCase().includes('&quot;;SUBSTITUTE(LOWER([.C23]);&quot;, &quot;;COM.MICROSOFT.CONCAT(&quot;')) ||&#10;keywords.find((keyword)=&gt;keyword.toLowerCase().includes('&quot;));&quot;')) ? '&quot;;[.B23];&quot;' : false&quot;))" office:value-type="string" office:string-value="(any) =&gt; false" calcext:value-type="string">
            <text:p>(any) =&gt; fals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osition</text:p>
          </table:table-cell>
          <table:table-cell office:value-type="string" calcext:value-type="string">
            <text:p>exposition</text:p>
          </table:table-cell>
          <table:table-cell table:formula="of:=COM.MICROSOFT.CONCAT(&quot;keywords_fr%20LIKE%20\'&quot;;SUBSTITUTE(SUBSTITUTE(LOWER([.C24]);&quot;, &quot;;&quot;\'%20OR%20keywords_fr%20LIKE%20\'&quot;);&quot; &quot;;&quot;\'%20&quot;);&quot;\'&quot;)" office:value-type="string" office:string-value="keywords_fr%20LIKE%20\'exposition\'" calcext:value-type="string">
            <text:p>keywords_fr%20LIKE%20\'exposition\'</text:p>
          </table:table-cell>
          <table:table-cell table:style-name="ce1" table:formula="of:=IF([.A24]&lt;&gt;&quot;&quot;;&quot;(any) =&gt; false&quot;;COM.MICROSOFT.CONCAT(&quot;(keywords) =&gt;&#10;keywords.find((keyword)=&gt;keyword.toLowerCase().includes('&quot;;SUBSTITUTE(LOWER([.C24]);&quot;, &quot;;COM.MICROSOFT.CONCAT(&quot;')) ||&#10;keywords.find((keyword)=&gt;keyword.toLowerCase().includes('&quot;));&quot;')) ? '&quot;;[.B24];&quot;' : false&quot;))" office:value-type="string" office:string-value="(keywords) =&gt;&#10;keywords.find((keyword)=&gt;keyword.toLowerCase().includes('exposition')) ? 'Exposition' : false" calcext:value-type="string">
            <text:p>(keywords) =&gt;</text:p>
            <text:p>keywords.find((keyword)=&gt;keyword.toLowerCase().includes('exposition')) ? 'Exposition' : false</text:p>
          </table:table-cell>
          <table:table-cell office:value-type="string" calcext:value-type="string">
            <text:p>exposition </text:p>
          </table:table-cell>
          <table:table-cell office:value-type="string" calcext:value-type="string">
            <text:p>Exposition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pectacle</text:p>
          </table:table-cell>
          <table:table-cell office:value-type="string" calcext:value-type="string">
            <text:p>spectacle</text:p>
          </table:table-cell>
          <table:table-cell table:formula="of:=COM.MICROSOFT.CONCAT(&quot;keywords_fr%20LIKE%20\'&quot;;SUBSTITUTE(SUBSTITUTE(LOWER([.C25]);&quot;, &quot;;&quot;\'%20OR%20keywords_fr%20LIKE%20\'&quot;);&quot; &quot;;&quot;\'%20&quot;);&quot;\'&quot;)" office:value-type="string" office:string-value="keywords_fr%20LIKE%20\'spectacle\'" calcext:value-type="string">
            <text:p>keywords_fr%20LIKE%20\'spectacle\'</text:p>
          </table:table-cell>
          <table:table-cell table:style-name="ce1" table:formula="of:=IF([.A25]&lt;&gt;&quot;&quot;;&quot;(any) =&gt; false&quot;;COM.MICROSOFT.CONCAT(&quot;(keywords) =&gt;&#10;keywords.find((keyword)=&gt;keyword.toLowerCase().includes('&quot;;SUBSTITUTE(LOWER([.C25]);&quot;, &quot;;COM.MICROSOFT.CONCAT(&quot;')) ||&#10;keywords.find((keyword)=&gt;keyword.toLowerCase().includes('&quot;));&quot;')) ? '&quot;;[.B25];&quot;' : false&quot;))" office:value-type="string" office:string-value="(keywords) =&gt;&#10;keywords.find((keyword)=&gt;keyword.toLowerCase().includes('spectacle')) ? 'Spectacle' : false" calcext:value-type="string">
            <text:p>(keywords) =&gt;</text:p>
            <text:p>keywords.find((keyword)=&gt;keyword.toLowerCase().includes('spectacle')) ? 'Spectacle' : false</text:p>
          </table:table-cell>
          <table:table-cell office:value-type="string" calcext:value-type="string">
            <text:p>spectacle </text:p>
          </table:table-cell>
          <table:table-cell office:value-type="string" calcext:value-type="string">
            <text:p>Spectacle </text:p>
          </table:table-cell>
          <table:table-cell office:value-type="string" calcext:value-type="string">
            <text:p>SPECTACLESTEMPSFORTS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éâtre</text:p>
          </table:table-cell>
          <table:table-cell office:value-type="string" calcext:value-type="string">
            <text:p>theatre</text:p>
          </table:table-cell>
          <table:table-cell table:formula="of:=COM.MICROSOFT.CONCAT(&quot;keywords_fr%20LIKE%20\'&quot;;SUBSTITUTE(SUBSTITUTE(LOWER([.C26]);&quot;, &quot;;&quot;\'%20OR%20keywords_fr%20LIKE%20\'&quot;);&quot; &quot;;&quot;\'%20&quot;);&quot;\'&quot;)" office:value-type="string" office:string-value="keywords_fr%20LIKE%20\'theatre\'" calcext:value-type="string">
            <text:p>keywords_fr%20LIKE%20\'theatre\'</text:p>
          </table:table-cell>
          <table:table-cell table:style-name="ce1" table:formula="of:=IF([.A26]&lt;&gt;&quot;&quot;;&quot;(any) =&gt; false&quot;;COM.MICROSOFT.CONCAT(&quot;(keywords) =&gt;&#10;keywords.find((keyword)=&gt;keyword.toLowerCase().includes('&quot;;SUBSTITUTE(LOWER([.C26]);&quot;, &quot;;COM.MICROSOFT.CONCAT(&quot;')) ||&#10;keywords.find((keyword)=&gt;keyword.toLowerCase().includes('&quot;));&quot;')) ? '&quot;;[.B26];&quot;' : false&quot;))" office:value-type="string" office:string-value="(keywords) =&gt;&#10;keywords.find((keyword)=&gt;keyword.toLowerCase().includes('theatre')) ? 'Théâtre' : false" calcext:value-type="string">
            <text:p>(keywords) =&gt;</text:p>
            <text:p>keywords.find((keyword)=&gt;keyword.toLowerCase().includes('theatre')) ? 'Théâtre' : false</text:p>
          </table:table-cell>
          <table:table-cell office:value-type="string" calcext:value-type="string">
            <text:p>théâtre </text:p>
          </table:table-cell>
          <table:table-cell office:value-type="string" calcext:value-type="string">
            <text:p>Théâtre </text:p>
          </table:table-cell>
          <table:table-cell office:value-type="string" calcext:value-type="string">
            <text:p>theatre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trimoine</text:p>
          </table:table-cell>
          <table:table-cell office:value-type="string" calcext:value-type="string">
            <text:p>patrimoine</text:p>
          </table:table-cell>
          <table:table-cell table:formula="of:=COM.MICROSOFT.CONCAT(&quot;keywords_fr%20LIKE%20\'&quot;;SUBSTITUTE(SUBSTITUTE(LOWER([.C27]);&quot;, &quot;;&quot;\'%20OR%20keywords_fr%20LIKE%20\'&quot;);&quot; &quot;;&quot;\'%20&quot;);&quot;\'&quot;)" office:value-type="string" office:string-value="keywords_fr%20LIKE%20\'patrimoine\'" calcext:value-type="string">
            <text:p>keywords_fr%20LIKE%20\'patrimoine\'</text:p>
          </table:table-cell>
          <table:table-cell table:style-name="ce1" table:formula="of:=IF([.A27]&lt;&gt;&quot;&quot;;&quot;(any) =&gt; false&quot;;COM.MICROSOFT.CONCAT(&quot;(keywords) =&gt;&#10;keywords.find((keyword)=&gt;keyword.toLowerCase().includes('&quot;;SUBSTITUTE(LOWER([.C27]);&quot;, &quot;;COM.MICROSOFT.CONCAT(&quot;')) ||&#10;keywords.find((keyword)=&gt;keyword.toLowerCase().includes('&quot;));&quot;')) ? '&quot;;[.B27];&quot;' : false&quot;))" office:value-type="string" office:string-value="(keywords) =&gt;&#10;keywords.find((keyword)=&gt;keyword.toLowerCase().includes('patrimoine')) ? 'Patrimoine' : false" calcext:value-type="string">
            <text:p>(keywords) =&gt;</text:p>
            <text:p>keywords.find((keyword)=&gt;keyword.toLowerCase().includes('patrimoine')) ? 'Patrimoine' : false</text:p>
          </table:table-cell>
          <table:table-cell office:value-type="string" calcext:value-type="string">
            <text:p>patrimoine </text:p>
          </table:table-cell>
          <table:table-cell office:value-type="string" calcext:value-type="string">
            <text:p>Patrimoine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lture</text:p>
          </table:table-cell>
          <table:table-cell office:value-type="string" calcext:value-type="string">
            <text:p>culture</text:p>
          </table:table-cell>
          <table:table-cell table:formula="of:=COM.MICROSOFT.CONCAT(&quot;keywords_fr%20LIKE%20\'&quot;;SUBSTITUTE(SUBSTITUTE(LOWER([.C28]);&quot;, &quot;;&quot;\'%20OR%20keywords_fr%20LIKE%20\'&quot;);&quot; &quot;;&quot;\'%20&quot;);&quot;\'&quot;)" office:value-type="string" office:string-value="keywords_fr%20LIKE%20\'culture\'" calcext:value-type="string">
            <text:p>keywords_fr%20LIKE%20\'culture\'</text:p>
          </table:table-cell>
          <table:table-cell table:style-name="ce1" table:formula="of:=IF([.A28]&lt;&gt;&quot;&quot;;&quot;(any) =&gt; false&quot;;COM.MICROSOFT.CONCAT(&quot;(keywords) =&gt;&#10;keywords.find((keyword)=&gt;keyword.toLowerCase().includes('&quot;;SUBSTITUTE(LOWER([.C28]);&quot;, &quot;;COM.MICROSOFT.CONCAT(&quot;')) ||&#10;keywords.find((keyword)=&gt;keyword.toLowerCase().includes('&quot;));&quot;')) ? '&quot;;[.B28];&quot;' : false&quot;))" office:value-type="string" office:string-value="(keywords) =&gt;&#10;keywords.find((keyword)=&gt;keyword.toLowerCase().includes('culture')) ? 'Culture' : false" calcext:value-type="string">
            <text:p>(keywords) =&gt;</text:p>
            <text:p>keywords.find((keyword)=&gt;keyword.toLowerCase().includes('culture')) ? 'Culture' : false</text:p>
          </table:table-cell>
          <table:table-cell office:value-type="string" calcext:value-type="string">
            <text:p>culture </text:p>
          </table:table-cell>
          <table:table-cell office:value-type="string" calcext:value-type="string">
            <text:p>CULTURE </text:p>
          </table:table-cell>
          <table:table-cell office:value-type="string" calcext:value-type="string">
            <text:p>Culture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inéma &amp; Film</text:p>
          </table:table-cell>
          <table:table-cell office:value-type="string" calcext:value-type="string">
            <text:p>cinema, film, documentaire</text:p>
          </table:table-cell>
          <table:table-cell table:formula="of:=COM.MICROSOFT.CONCAT(&quot;keywords_fr%20LIKE%20\'&quot;;SUBSTITUTE(SUBSTITUTE(LOWER([.C29]);&quot;, &quot;;&quot;\'%20OR%20keywords_fr%20LIKE%20\'&quot;);&quot; &quot;;&quot;\'%20&quot;);&quot;\'&quot;)" office:value-type="string" office:string-value="keywords_fr%20LIKE%20\'cinema\'%20OR%20keywords_fr%20LIKE%20\'film\'%20OR%20keywords_fr%20LIKE%20\'documentaire\'" calcext:value-type="string">
            <text:p>keywords_fr%20LIKE%20\'cinema\'%20OR%20keywords_fr%20LIKE%20\'film\'%20OR%20keywords_fr%20LIKE%20\'documentaire\'</text:p>
          </table:table-cell>
          <table:table-cell table:style-name="ce1" table:formula="of:=IF([.A29]&lt;&gt;&quot;&quot;;&quot;(any) =&gt; false&quot;;COM.MICROSOFT.CONCAT(&quot;(keywords) =&gt;&#10;keywords.find((keyword)=&gt;keyword.toLowerCase().includes('&quot;;SUBSTITUTE(LOWER([.C29]);&quot;, &quot;;COM.MICROSOFT.CONCAT(&quot;')) ||&#10;keywords.find((keyword)=&gt;keyword.toLowerCase().includes('&quot;));&quot;')) ? '&quot;;[.B29];&quot;' : false&quot;))" office:value-type="string" office:string-value="(keywords) =&gt;&#10;keywords.find((keyword)=&gt;keyword.toLowerCase().includes('cinema')) ||&#10;keywords.find((keyword)=&gt;keyword.toLowerCase().includes('film')) ||&#10;keywords.find((keyword)=&gt;keyword.toLowerCase().includes('documentaire')) ? 'Cinéma &amp; Film' : false" calcext:value-type="string">
            <text:p>(keywords) =&gt;</text:p>
            <text:p>keywords.find((keyword)=&gt;keyword.toLowerCase().includes('cinema')) ||</text:p>
            <text:p>keywords.find((keyword)=&gt;keyword.toLowerCase().includes('film')) ||</text:p>
            <text:p>keywords.find((keyword)=&gt;keyword.toLowerCase().includes('documentaire')) ? 'Cinéma &amp; Film' : false</text:p>
          </table:table-cell>
          <table:table-cell office:value-type="string" calcext:value-type="string">
            <text:p>cinéma </text:p>
          </table:table-cell>
          <table:table-cell office:value-type="string" calcext:value-type="string">
            <text:p>Cinéma </text:p>
          </table:table-cell>
          <table:table-cell office:value-type="string" calcext:value-type="string">
            <text:p>film </text:p>
          </table:table-cell>
          <table:table-cell office:value-type="string" calcext:value-type="string">
            <text:p>documentaire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 office:value-type="string" calcext:value-type="string">
            <text:p>animation</text:p>
          </table:table-cell>
          <table:table-cell table:formula="of:=COM.MICROSOFT.CONCAT(&quot;keywords_fr%20LIKE%20\'&quot;;SUBSTITUTE(SUBSTITUTE(LOWER([.C30]);&quot;, &quot;;&quot;\'%20OR%20keywords_fr%20LIKE%20\'&quot;);&quot; &quot;;&quot;\'%20&quot;);&quot;\'&quot;)" office:value-type="string" office:string-value="keywords_fr%20LIKE%20\'animation\'" calcext:value-type="string">
            <text:p>keywords_fr%20LIKE%20\'animation\'</text:p>
          </table:table-cell>
          <table:table-cell table:style-name="ce1" table:formula="of:=IF([.A30]&lt;&gt;&quot;&quot;;&quot;(any) =&gt; false&quot;;COM.MICROSOFT.CONCAT(&quot;(keywords) =&gt;&#10;keywords.find((keyword)=&gt;keyword.toLowerCase().includes('&quot;;SUBSTITUTE(LOWER([.C30]);&quot;, &quot;;COM.MICROSOFT.CONCAT(&quot;')) ||&#10;keywords.find((keyword)=&gt;keyword.toLowerCase().includes('&quot;));&quot;')) ? '&quot;;[.B30];&quot;' : false&quot;))" office:value-type="string" office:string-value="(keywords) =&gt;&#10;keywords.find((keyword)=&gt;keyword.toLowerCase().includes('animation')) ? 'Animation' : false" calcext:value-type="string">
            <text:p>(keywords) =&gt;</text:p>
            <text:p>keywords.find((keyword)=&gt;keyword.toLowerCase().includes('animation')) ? 'Animation' : false</text:p>
          </table:table-cell>
          <table:table-cell office:value-type="string" calcext:value-type="string">
            <text:p>animation </text:p>
          </table:table-cell>
          <table:table-cell office:value-type="string" calcext:value-type="string">
            <text:p>animations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édie</text:p>
          </table:table-cell>
          <table:table-cell office:value-type="string" calcext:value-type="string">
            <text:p>comedie</text:p>
          </table:table-cell>
          <table:table-cell table:formula="of:=COM.MICROSOFT.CONCAT(&quot;keywords_fr%20LIKE%20\'&quot;;SUBSTITUTE(SUBSTITUTE(LOWER([.C31]);&quot;, &quot;;&quot;\'%20OR%20keywords_fr%20LIKE%20\'&quot;);&quot; &quot;;&quot;\'%20&quot;);&quot;\'&quot;)" office:value-type="string" office:string-value="keywords_fr%20LIKE%20\'comedie\'" calcext:value-type="string">
            <text:p>keywords_fr%20LIKE%20\'comedie\'</text:p>
          </table:table-cell>
          <table:table-cell table:style-name="ce1" table:formula="of:=IF([.A31]&lt;&gt;&quot;&quot;;&quot;(any) =&gt; false&quot;;COM.MICROSOFT.CONCAT(&quot;(keywords) =&gt;&#10;keywords.find((keyword)=&gt;keyword.toLowerCase().includes('&quot;;SUBSTITUTE(LOWER([.C31]);&quot;, &quot;;COM.MICROSOFT.CONCAT(&quot;')) ||&#10;keywords.find((keyword)=&gt;keyword.toLowerCase().includes('&quot;));&quot;')) ? '&quot;;[.B31];&quot;' : false&quot;))" office:value-type="string" office:string-value="(keywords) =&gt;&#10;keywords.find((keyword)=&gt;keyword.toLowerCase().includes('comedie')) ? 'Comédie' : false" calcext:value-type="string">
            <text:p>(keywords) =&gt;</text:p>
            <text:p>keywords.find((keyword)=&gt;keyword.toLowerCase().includes('comedie')) ? 'Comédie' : false</text:p>
          </table:table-cell>
          <table:table-cell office:value-type="string" calcext:value-type="string">
            <text:p>comédie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site</text:p>
          </table:table-cell>
          <table:table-cell office:value-type="string" calcext:value-type="string">
            <text:p>visite</text:p>
          </table:table-cell>
          <table:table-cell table:formula="of:=COM.MICROSOFT.CONCAT(&quot;keywords_fr%20LIKE%20\'&quot;;SUBSTITUTE(SUBSTITUTE(LOWER([.C32]);&quot;, &quot;;&quot;\'%20OR%20keywords_fr%20LIKE%20\'&quot;);&quot; &quot;;&quot;\'%20&quot;);&quot;\'&quot;)" office:value-type="string" office:string-value="keywords_fr%20LIKE%20\'visite\'" calcext:value-type="string">
            <text:p>keywords_fr%20LIKE%20\'visite\'</text:p>
          </table:table-cell>
          <table:table-cell table:style-name="ce1" table:formula="of:=IF([.A32]&lt;&gt;&quot;&quot;;&quot;(any) =&gt; false&quot;;COM.MICROSOFT.CONCAT(&quot;(keywords) =&gt;&#10;keywords.find((keyword)=&gt;keyword.toLowerCase().includes('&quot;;SUBSTITUTE(LOWER([.C32]);&quot;, &quot;;COM.MICROSOFT.CONCAT(&quot;')) ||&#10;keywords.find((keyword)=&gt;keyword.toLowerCase().includes('&quot;));&quot;')) ? '&quot;;[.B32];&quot;' : false&quot;))" office:value-type="string" office:string-value="(keywords) =&gt;&#10;keywords.find((keyword)=&gt;keyword.toLowerCase().includes('visite')) ? 'Visite' : false" calcext:value-type="string">
            <text:p>(keywords) =&gt;</text:p>
            <text:p>keywords.find((keyword)=&gt;keyword.toLowerCase().includes('visite')) ? 'Visite' : false</text:p>
          </table:table-cell>
          <table:table-cell office:value-type="string" calcext:value-type="string">
            <text:p>visite </text:p>
          </table:table-cell>
          <table:table-cell office:value-type="string" calcext:value-type="string">
            <text:p>visite guidée </text:p>
          </table:table-cell>
          <table:table-cell office:value-type="string" calcext:value-type="string">
            <text:p>Visite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t</text:p>
          </table:table-cell>
          <table:table-cell office:value-type="string" calcext:value-type="string">
            <text:p>art, sculpture</text:p>
          </table:table-cell>
          <table:table-cell table:formula="of:=COM.MICROSOFT.CONCAT(&quot;keywords_fr%20LIKE%20\'&quot;;SUBSTITUTE(SUBSTITUTE(LOWER([.C33]);&quot;, &quot;;&quot;\'%20OR%20keywords_fr%20LIKE%20\'&quot;);&quot; &quot;;&quot;\'%20&quot;);&quot;\'&quot;)" office:value-type="string" office:string-value="keywords_fr%20LIKE%20\'art\'%20OR%20keywords_fr%20LIKE%20\'sculpture\'" calcext:value-type="string">
            <text:p>keywords_fr%20LIKE%20\'art\'%20OR%20keywords_fr%20LIKE%20\'sculpture\'</text:p>
          </table:table-cell>
          <table:table-cell table:style-name="ce1" table:formula="of:=IF([.A33]&lt;&gt;&quot;&quot;;&quot;(any) =&gt; false&quot;;COM.MICROSOFT.CONCAT(&quot;(keywords) =&gt;&#10;keywords.find((keyword)=&gt;keyword.toLowerCase().includes('&quot;;SUBSTITUTE(LOWER([.C33]);&quot;, &quot;;COM.MICROSOFT.CONCAT(&quot;')) ||&#10;keywords.find((keyword)=&gt;keyword.toLowerCase().includes('&quot;));&quot;')) ? '&quot;;[.B33];&quot;' : false&quot;))" office:value-type="string" office:string-value="(keywords) =&gt;&#10;keywords.find((keyword)=&gt;keyword.toLowerCase().includes('art')) ||&#10;keywords.find((keyword)=&gt;keyword.toLowerCase().includes('sculpture')) ? 'Art' : false" calcext:value-type="string">
            <text:p>(keywords) =&gt;</text:p>
            <text:p>keywords.find((keyword)=&gt;keyword.toLowerCase().includes('art')) ||</text:p>
            <text:p>keywords.find((keyword)=&gt;keyword.toLowerCase().includes('sculpture')) ? 'Art' : false</text:p>
          </table:table-cell>
          <table:table-cell office:value-type="string" calcext:value-type="string">
            <text:p>art </text:p>
          </table:table-cell>
          <table:table-cell office:value-type="string" calcext:value-type="string">
            <text:p>art contemporain </text:p>
          </table:table-cell>
          <table:table-cell office:value-type="string" calcext:value-type="string">
            <text:p>sculpture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stoire</text:p>
          </table:table-cell>
          <table:table-cell office:value-type="string" calcext:value-type="string">
            <text:p>histoire</text:p>
          </table:table-cell>
          <table:table-cell table:formula="of:=COM.MICROSOFT.CONCAT(&quot;keywords_fr%20LIKE%20\'&quot;;SUBSTITUTE(SUBSTITUTE(LOWER([.C34]);&quot;, &quot;;&quot;\'%20OR%20keywords_fr%20LIKE%20\'&quot;);&quot; &quot;;&quot;\'%20&quot;);&quot;\'&quot;)" office:value-type="string" office:string-value="keywords_fr%20LIKE%20\'histoire\'" calcext:value-type="string">
            <text:p>keywords_fr%20LIKE%20\'histoire\'</text:p>
          </table:table-cell>
          <table:table-cell table:style-name="ce1" table:formula="of:=IF([.A34]&lt;&gt;&quot;&quot;;&quot;(any) =&gt; false&quot;;COM.MICROSOFT.CONCAT(&quot;(keywords) =&gt;&#10;keywords.find((keyword)=&gt;keyword.toLowerCase().includes('&quot;;SUBSTITUTE(LOWER([.C34]);&quot;, &quot;;COM.MICROSOFT.CONCAT(&quot;')) ||&#10;keywords.find((keyword)=&gt;keyword.toLowerCase().includes('&quot;));&quot;')) ? '&quot;;[.B34];&quot;' : false&quot;))" office:value-type="string" office:string-value="(keywords) =&gt;&#10;keywords.find((keyword)=&gt;keyword.toLowerCase().includes('histoire')) ? 'Histoire' : false" calcext:value-type="string">
            <text:p>(keywords) =&gt;</text:p>
            <text:p>keywords.find((keyword)=&gt;keyword.toLowerCase().includes('histoire')) ? 'Histoire' : false</text:p>
          </table:table-cell>
          <table:table-cell office:value-type="string" calcext:value-type="string">
            <text:p>histoire </text:p>
          </table:table-cell>
          <table:table-cell office:value-type="string" calcext:value-type="string">
            <text:p>Histoire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sée</text:p>
          </table:table-cell>
          <table:table-cell office:value-type="string" calcext:value-type="string">
            <text:p>musee</text:p>
          </table:table-cell>
          <table:table-cell table:formula="of:=COM.MICROSOFT.CONCAT(&quot;keywords_fr%20LIKE%20\'&quot;;SUBSTITUTE(SUBSTITUTE(LOWER([.C35]);&quot;, &quot;;&quot;\'%20OR%20keywords_fr%20LIKE%20\'&quot;);&quot; &quot;;&quot;\'%20&quot;);&quot;\'&quot;)" office:value-type="string" office:string-value="keywords_fr%20LIKE%20\'musee\'" calcext:value-type="string">
            <text:p>keywords_fr%20LIKE%20\'musee\'</text:p>
          </table:table-cell>
          <table:table-cell table:style-name="ce1" table:formula="of:=IF([.A35]&lt;&gt;&quot;&quot;;&quot;(any) =&gt; false&quot;;COM.MICROSOFT.CONCAT(&quot;(keywords) =&gt;&#10;keywords.find((keyword)=&gt;keyword.toLowerCase().includes('&quot;;SUBSTITUTE(LOWER([.C35]);&quot;, &quot;;COM.MICROSOFT.CONCAT(&quot;')) ||&#10;keywords.find((keyword)=&gt;keyword.toLowerCase().includes('&quot;));&quot;')) ? '&quot;;[.B35];&quot;' : false&quot;))" office:value-type="string" office:string-value="(keywords) =&gt;&#10;keywords.find((keyword)=&gt;keyword.toLowerCase().includes('musee')) ? 'Musée' : false" calcext:value-type="string">
            <text:p>(keywords) =&gt;</text:p>
            <text:p>keywords.find((keyword)=&gt;keyword.toLowerCase().includes('musee')) ? 'Musée' : false</text:p>
          </table:table-cell>
          <table:table-cell office:value-type="string" calcext:value-type="string">
            <text:p>musée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inture</text:p>
          </table:table-cell>
          <table:table-cell office:value-type="string" calcext:value-type="string">
            <text:p>peinture</text:p>
          </table:table-cell>
          <table:table-cell table:formula="of:=COM.MICROSOFT.CONCAT(&quot;keywords_fr%20LIKE%20\'&quot;;SUBSTITUTE(SUBSTITUTE(LOWER([.C36]);&quot;, &quot;;&quot;\'%20OR%20keywords_fr%20LIKE%20\'&quot;);&quot; &quot;;&quot;\'%20&quot;);&quot;\'&quot;)" office:value-type="string" office:string-value="keywords_fr%20LIKE%20\'peinture\'" calcext:value-type="string">
            <text:p>keywords_fr%20LIKE%20\'peinture\'</text:p>
          </table:table-cell>
          <table:table-cell table:style-name="ce1" table:formula="of:=IF([.A36]&lt;&gt;&quot;&quot;;&quot;(any) =&gt; false&quot;;COM.MICROSOFT.CONCAT(&quot;(keywords) =&gt;&#10;keywords.find((keyword)=&gt;keyword.toLowerCase().includes('&quot;;SUBSTITUTE(LOWER([.C36]);&quot;, &quot;;COM.MICROSOFT.CONCAT(&quot;')) ||&#10;keywords.find((keyword)=&gt;keyword.toLowerCase().includes('&quot;));&quot;')) ? '&quot;;[.B36];&quot;' : false&quot;))" office:value-type="string" office:string-value="(keywords) =&gt;&#10;keywords.find((keyword)=&gt;keyword.toLowerCase().includes('peinture')) ? 'Peinture' : false" calcext:value-type="string">
            <text:p>(keywords) =&gt;</text:p>
            <text:p>keywords.find((keyword)=&gt;keyword.toLowerCase().includes('peinture')) ? 'Peinture' : false</text:p>
          </table:table-cell>
          <table:table-cell office:value-type="string" calcext:value-type="string">
            <text:p>peinture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ssin</text:p>
          </table:table-cell>
          <table:table-cell office:value-type="string" calcext:value-type="string">
            <text:p>dessin</text:p>
          </table:table-cell>
          <table:table-cell table:formula="of:=COM.MICROSOFT.CONCAT(&quot;keywords_fr%20LIKE%20\'&quot;;SUBSTITUTE(SUBSTITUTE(LOWER([.C37]);&quot;, &quot;;&quot;\'%20OR%20keywords_fr%20LIKE%20\'&quot;);&quot; &quot;;&quot;\'%20&quot;);&quot;\'&quot;)" office:value-type="string" office:string-value="keywords_fr%20LIKE%20\'dessin\'" calcext:value-type="string">
            <text:p>keywords_fr%20LIKE%20\'dessin\'</text:p>
          </table:table-cell>
          <table:table-cell table:style-name="ce1" table:formula="of:=IF([.A37]&lt;&gt;&quot;&quot;;&quot;(any) =&gt; false&quot;;COM.MICROSOFT.CONCAT(&quot;(keywords) =&gt;&#10;keywords.find((keyword)=&gt;keyword.toLowerCase().includes('&quot;;SUBSTITUTE(LOWER([.C37]);&quot;, &quot;;COM.MICROSOFT.CONCAT(&quot;')) ||&#10;keywords.find((keyword)=&gt;keyword.toLowerCase().includes('&quot;));&quot;')) ? '&quot;;[.B37];&quot;' : false&quot;))" office:value-type="string" office:string-value="(keywords) =&gt;&#10;keywords.find((keyword)=&gt;keyword.toLowerCase().includes('dessin')) ? 'Dessin' : false" calcext:value-type="string">
            <text:p>(keywords) =&gt;</text:p>
            <text:p>keywords.find((keyword)=&gt;keyword.toLowerCase().includes('dessin')) ? 'Dessin' : false</text:p>
          </table:table-cell>
          <table:table-cell office:value-type="string" calcext:value-type="string">
            <text:p>dessin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jection</text:p>
          </table:table-cell>
          <table:table-cell office:value-type="string" calcext:value-type="string">
            <text:p>projection</text:p>
          </table:table-cell>
          <table:table-cell table:formula="of:=COM.MICROSOFT.CONCAT(&quot;keywords_fr%20LIKE%20\'&quot;;SUBSTITUTE(SUBSTITUTE(LOWER([.C38]);&quot;, &quot;;&quot;\'%20OR%20keywords_fr%20LIKE%20\'&quot;);&quot; &quot;;&quot;\'%20&quot;);&quot;\'&quot;)" office:value-type="string" office:string-value="keywords_fr%20LIKE%20\'projection\'" calcext:value-type="string">
            <text:p>keywords_fr%20LIKE%20\'projection\'</text:p>
          </table:table-cell>
          <table:table-cell table:style-name="ce1" table:formula="of:=IF([.A38]&lt;&gt;&quot;&quot;;&quot;(any) =&gt; false&quot;;COM.MICROSOFT.CONCAT(&quot;(keywords) =&gt;&#10;keywords.find((keyword)=&gt;keyword.toLowerCase().includes('&quot;;SUBSTITUTE(LOWER([.C38]);&quot;, &quot;;COM.MICROSOFT.CONCAT(&quot;')) ||&#10;keywords.find((keyword)=&gt;keyword.toLowerCase().includes('&quot;));&quot;')) ? '&quot;;[.B38];&quot;' : false&quot;))" office:value-type="string" office:string-value="(keywords) =&gt;&#10;keywords.find((keyword)=&gt;keyword.toLowerCase().includes('projection')) ? 'Projection' : false" calcext:value-type="string">
            <text:p>(keywords) =&gt;</text:p>
            <text:p>keywords.find((keyword)=&gt;keyword.toLowerCase().includes('projection')) ? 'Projection' : false</text:p>
          </table:table-cell>
          <table:table-cell office:value-type="string" calcext:value-type="string">
            <text:p>Projection </text:p>
          </table:table-cell>
          <table:table-cell office:value-type="string" calcext:value-type="string">
            <text:p>projectio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ttres</text:p>
          </table:table-cell>
          <table:table-cell office:value-type="string" calcext:value-type="string">
            <text:p>--Tous--</text:p>
          </table:table-cell>
          <table:table-cell table:formula="of:=COM.MICROSOFT.TEXTJOIN(&quot;, &quot;;1;[.C40:.C43])" office:value-type="string" office:string-value="lecture, conte, livre, litterature, poesie, ecriture, mediatheque, bibliotheque" calcext:value-type="string">
            <text:p>lecture, conte, livre, litterature, poesie, ecriture, mediatheque, bibliotheque</text:p>
          </table:table-cell>
          <table:table-cell table:formula="of:=COM.MICROSOFT.CONCAT(&quot;keywords_fr%20LIKE%20\'&quot;;SUBSTITUTE(SUBSTITUTE(LOWER([.C39]);&quot;, &quot;;&quot;\'%20OR%20keywords_fr%20LIKE%20\'&quot;);&quot; &quot;;&quot;\'%20&quot;);&quot;\'&quot;)" office:value-type="string" office:string-value="keywords_fr%20LIKE%20\'lecture\'%20OR%20keywords_fr%20LIKE%20\'conte\'%20OR%20keywords_fr%20LIKE%20\'livre\'%20OR%20keywords_fr%20LIKE%20\'litterature\'%20OR%20keywords_fr%20LIKE%20\'poesie\'%20OR%20keywords_fr%20LIKE%20\'ecriture\'%20OR%20keywords_fr%20LIKE%20\'mediatheque\'%20OR%20keywords_fr%20LIKE%20\'bibliotheque\'" calcext:value-type="string">
            <text:p>keywords_fr%20LIKE%20\'lecture\'%20OR%20keywords_fr%20LIKE%20\'conte\'%20OR%20keywords_fr%20LIKE%20\'livre\'%20OR%20keywords_fr%20LIKE%20\'litterature\'%20OR%20keywords_fr%20LIKE%20\'poesie\'%20OR%20keywords_fr%20LIKE%20\'ecriture\'%20OR%20keywords_fr%20LIKE%20\'mediatheque\'%20OR%20keywords_fr%20LIKE%20\'bibliotheque\'</text:p>
          </table:table-cell>
          <table:table-cell table:style-name="ce1" table:formula="of:=IF([.A39]&lt;&gt;&quot;&quot;;&quot;(any) =&gt; false&quot;;COM.MICROSOFT.CONCAT(&quot;(keywords) =&gt;&#10;keywords.find((keyword)=&gt;keyword.toLowerCase().includes('&quot;;SUBSTITUTE(LOWER([.C39]);&quot;, &quot;;COM.MICROSOFT.CONCAT(&quot;')) ||&#10;keywords.find((keyword)=&gt;keyword.toLowerCase().includes('&quot;));&quot;')) ? '&quot;;[.B39];&quot;' : false&quot;))" office:value-type="string" office:string-value="(any) =&gt; false" calcext:value-type="string">
            <text:p>(any) =&gt; fals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ecture</text:p>
          </table:table-cell>
          <table:table-cell office:value-type="string" calcext:value-type="string">
            <text:p>lecture</text:p>
          </table:table-cell>
          <table:table-cell table:formula="of:=COM.MICROSOFT.CONCAT(&quot;keywords_fr%20LIKE%20\'&quot;;SUBSTITUTE(SUBSTITUTE(LOWER([.C40]);&quot;, &quot;;&quot;\'%20OR%20keywords_fr%20LIKE%20\'&quot;);&quot; &quot;;&quot;\'%20&quot;);&quot;\'&quot;)" office:value-type="string" office:string-value="keywords_fr%20LIKE%20\'lecture\'" calcext:value-type="string">
            <text:p>keywords_fr%20LIKE%20\'lecture\'</text:p>
          </table:table-cell>
          <table:table-cell table:style-name="ce1" table:formula="of:=IF([.A40]&lt;&gt;&quot;&quot;;&quot;(any) =&gt; false&quot;;COM.MICROSOFT.CONCAT(&quot;(keywords) =&gt;&#10;keywords.find((keyword)=&gt;keyword.toLowerCase().includes('&quot;;SUBSTITUTE(LOWER([.C40]);&quot;, &quot;;COM.MICROSOFT.CONCAT(&quot;')) ||&#10;keywords.find((keyword)=&gt;keyword.toLowerCase().includes('&quot;));&quot;')) ? '&quot;;[.B40];&quot;' : false&quot;))" office:value-type="string" office:string-value="(keywords) =&gt;&#10;keywords.find((keyword)=&gt;keyword.toLowerCase().includes('lecture')) ? 'Lecture' : false" calcext:value-type="string">
            <text:p>(keywords) =&gt;</text:p>
            <text:p>keywords.find((keyword)=&gt;keyword.toLowerCase().includes('lecture')) ? 'Lecture' : false</text:p>
          </table:table-cell>
          <table:table-cell office:value-type="string" calcext:value-type="string">
            <text:p>lecture </text:p>
          </table:table-cell>
          <table:table-cell office:value-type="string" calcext:value-type="string">
            <text:p>Lecture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te</text:p>
          </table:table-cell>
          <table:table-cell office:value-type="string" calcext:value-type="string">
            <text:p>conte</text:p>
          </table:table-cell>
          <table:table-cell table:formula="of:=COM.MICROSOFT.CONCAT(&quot;keywords_fr%20LIKE%20\'&quot;;SUBSTITUTE(SUBSTITUTE(LOWER([.C41]);&quot;, &quot;;&quot;\'%20OR%20keywords_fr%20LIKE%20\'&quot;);&quot; &quot;;&quot;\'%20&quot;);&quot;\'&quot;)" office:value-type="string" office:string-value="keywords_fr%20LIKE%20\'conte\'" calcext:value-type="string">
            <text:p>keywords_fr%20LIKE%20\'conte\'</text:p>
          </table:table-cell>
          <table:table-cell table:style-name="ce1" table:formula="of:=IF([.A41]&lt;&gt;&quot;&quot;;&quot;(any) =&gt; false&quot;;COM.MICROSOFT.CONCAT(&quot;(keywords) =&gt;&#10;keywords.find((keyword)=&gt;keyword.toLowerCase().includes('&quot;;SUBSTITUTE(LOWER([.C41]);&quot;, &quot;;COM.MICROSOFT.CONCAT(&quot;')) ||&#10;keywords.find((keyword)=&gt;keyword.toLowerCase().includes('&quot;));&quot;')) ? '&quot;;[.B41];&quot;' : false&quot;))" office:value-type="string" office:string-value="(keywords) =&gt;&#10;keywords.find((keyword)=&gt;keyword.toLowerCase().includes('conte')) ? 'Conte' : false" calcext:value-type="string">
            <text:p>(keywords) =&gt;</text:p>
            <text:p>keywords.find((keyword)=&gt;keyword.toLowerCase().includes('conte')) ? 'Conte' : false</text:p>
          </table:table-cell>
          <table:table-cell office:value-type="string" calcext:value-type="string">
            <text:p>conte </text:p>
          </table:table-cell>
          <table:table-cell office:value-type="string" calcext:value-type="string">
            <text:p>contes </text:p>
          </table:table-cell>
          <table:table-cell office:value-type="string" calcext:value-type="string">
            <text:p>Conte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ttérature</text:p>
          </table:table-cell>
          <table:table-cell office:value-type="string" calcext:value-type="string">
            <text:p>livre, litterature, poesie, ecriture</text:p>
          </table:table-cell>
          <table:table-cell table:formula="of:=COM.MICROSOFT.CONCAT(&quot;keywords_fr%20LIKE%20\'&quot;;SUBSTITUTE(SUBSTITUTE(LOWER([.C42]);&quot;, &quot;;&quot;\'%20OR%20keywords_fr%20LIKE%20\'&quot;);&quot; &quot;;&quot;\'%20&quot;);&quot;\'&quot;)" office:value-type="string" office:string-value="keywords_fr%20LIKE%20\'livre\'%20OR%20keywords_fr%20LIKE%20\'litterature\'%20OR%20keywords_fr%20LIKE%20\'poesie\'%20OR%20keywords_fr%20LIKE%20\'ecriture\'" calcext:value-type="string">
            <text:p>keywords_fr%20LIKE%20\'livre\'%20OR%20keywords_fr%20LIKE%20\'litterature\'%20OR%20keywords_fr%20LIKE%20\'poesie\'%20OR%20keywords_fr%20LIKE%20\'ecriture\'</text:p>
          </table:table-cell>
          <table:table-cell table:style-name="ce1" table:formula="of:=IF([.A42]&lt;&gt;&quot;&quot;;&quot;(any) =&gt; false&quot;;COM.MICROSOFT.CONCAT(&quot;(keywords) =&gt;&#10;keywords.find((keyword)=&gt;keyword.toLowerCase().includes('&quot;;SUBSTITUTE(LOWER([.C42]);&quot;, &quot;;COM.MICROSOFT.CONCAT(&quot;')) ||&#10;keywords.find((keyword)=&gt;keyword.toLowerCase().includes('&quot;));&quot;')) ? '&quot;;[.B42];&quot;' : false&quot;))" office:value-type="string" office:string-value="(keywords) =&gt;&#10;keywords.find((keyword)=&gt;keyword.toLowerCase().includes('livre')) ||&#10;keywords.find((keyword)=&gt;keyword.toLowerCase().includes('litterature')) ||&#10;keywords.find((keyword)=&gt;keyword.toLowerCase().includes('poesie')) ||&#10;keywords.find((keyword)=&gt;keyword.toLowerCase().includes('ecriture')) ? 'Littérature' : false" calcext:value-type="string">
            <text:p>(keywords) =&gt;</text:p>
            <text:p>keywords.find((keyword)=&gt;keyword.toLowerCase().includes('livre')) ||</text:p>
            <text:p>keywords.find((keyword)=&gt;keyword.toLowerCase().includes('litterature')) ||</text:p>
            <text:p>keywords.find((keyword)=&gt;keyword.toLowerCase().includes('poesie')) ||</text:p>
            <text:p>keywords.find((keyword)=&gt;keyword.toLowerCase().includes('ecriture')) ? 'Littérature' : false</text:p>
          </table:table-cell>
          <table:table-cell office:value-type="string" calcext:value-type="string">
            <text:p>livre </text:p>
          </table:table-cell>
          <table:table-cell office:value-type="string" calcext:value-type="string">
            <text:p>littérature </text:p>
          </table:table-cell>
          <table:table-cell office:value-type="string" calcext:value-type="string">
            <text:p>poésie </text:p>
          </table:table-cell>
          <table:table-cell office:value-type="string" calcext:value-type="string">
            <text:p>écriture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édiathèque &amp; Bibliothèque</text:p>
          </table:table-cell>
          <table:table-cell office:value-type="string" calcext:value-type="string">
            <text:p>mediatheque, bibliotheque</text:p>
          </table:table-cell>
          <table:table-cell table:formula="of:=COM.MICROSOFT.CONCAT(&quot;keywords_fr%20LIKE%20\'&quot;;SUBSTITUTE(SUBSTITUTE(LOWER([.C43]);&quot;, &quot;;&quot;\'%20OR%20keywords_fr%20LIKE%20\'&quot;);&quot; &quot;;&quot;\'%20&quot;);&quot;\'&quot;)" office:value-type="string" office:string-value="keywords_fr%20LIKE%20\'mediatheque\'%20OR%20keywords_fr%20LIKE%20\'bibliotheque\'" calcext:value-type="string">
            <text:p>keywords_fr%20LIKE%20\'mediatheque\'%20OR%20keywords_fr%20LIKE%20\'bibliotheque\'</text:p>
          </table:table-cell>
          <table:table-cell table:style-name="ce1" table:formula="of:=IF([.A43]&lt;&gt;&quot;&quot;;&quot;(any) =&gt; false&quot;;COM.MICROSOFT.CONCAT(&quot;(keywords) =&gt;&#10;keywords.find((keyword)=&gt;keyword.toLowerCase().includes('&quot;;SUBSTITUTE(LOWER([.C43]);&quot;, &quot;;COM.MICROSOFT.CONCAT(&quot;')) ||&#10;keywords.find((keyword)=&gt;keyword.toLowerCase().includes('&quot;));&quot;')) ? '&quot;;[.B43];&quot;' : false&quot;))" office:value-type="string" office:string-value="(keywords) =&gt;&#10;keywords.find((keyword)=&gt;keyword.toLowerCase().includes('mediatheque')) ||&#10;keywords.find((keyword)=&gt;keyword.toLowerCase().includes('bibliotheque')) ? 'Médiathèque &amp; Bibliothèque' : false" calcext:value-type="string">
            <text:p>(keywords) =&gt;</text:p>
            <text:p>keywords.find((keyword)=&gt;keyword.toLowerCase().includes('mediatheque')) ||</text:p>
            <text:p>keywords.find((keyword)=&gt;keyword.toLowerCase().includes('bibliotheque')) ? 'Médiathèque &amp; Bibliothèque' : false</text:p>
          </table:table-cell>
          <table:table-cell office:value-type="string" calcext:value-type="string">
            <text:p>médiathèque </text:p>
          </table:table-cell>
          <table:table-cell office:value-type="string" calcext:value-type="string">
            <text:p>bibliothèqu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iences</text:p>
          </table:table-cell>
          <table:table-cell office:value-type="string" calcext:value-type="string">
            <text:p>--Tous--</text:p>
          </table:table-cell>
          <table:table-cell table:formula="of:=COM.MICROSOFT.TEXTJOIN(&quot;, &quot;;1;[.C45:.C49])" office:value-type="string" office:string-value="architecture, innovation, informatique, numerique, archeologie, science, recherche" calcext:value-type="string">
            <text:p>architecture, innovation, informatique, numerique, archeologie, science, recherche</text:p>
          </table:table-cell>
          <table:table-cell table:formula="of:=COM.MICROSOFT.CONCAT(&quot;keywords_fr%20LIKE%20\'&quot;;SUBSTITUTE(SUBSTITUTE(LOWER([.C44]);&quot;, &quot;;&quot;\'%20OR%20keywords_fr%20LIKE%20\'&quot;);&quot; &quot;;&quot;\'%20&quot;);&quot;\'&quot;)" office:value-type="string" office:string-value="keywords_fr%20LIKE%20\'architecture\'%20OR%20keywords_fr%20LIKE%20\'innovation\'%20OR%20keywords_fr%20LIKE%20\'informatique\'%20OR%20keywords_fr%20LIKE%20\'numerique\'%20OR%20keywords_fr%20LIKE%20\'archeologie\'%20OR%20keywords_fr%20LIKE%20\'science\'%20OR%20keywords_fr%20LIKE%20\'recherche\'" calcext:value-type="string">
            <text:p>keywords_fr%20LIKE%20\'architecture\'%20OR%20keywords_fr%20LIKE%20\'innovation\'%20OR%20keywords_fr%20LIKE%20\'informatique\'%20OR%20keywords_fr%20LIKE%20\'numerique\'%20OR%20keywords_fr%20LIKE%20\'archeologie\'%20OR%20keywords_fr%20LIKE%20\'science\'%20OR%20keywords_fr%20LIKE%20\'recherche\'</text:p>
          </table:table-cell>
          <table:table-cell table:style-name="ce1" table:formula="of:=IF([.A44]&lt;&gt;&quot;&quot;;&quot;(any) =&gt; false&quot;;COM.MICROSOFT.CONCAT(&quot;(keywords) =&gt;&#10;keywords.find((keyword)=&gt;keyword.toLowerCase().includes('&quot;;SUBSTITUTE(LOWER([.C44]);&quot;, &quot;;COM.MICROSOFT.CONCAT(&quot;')) ||&#10;keywords.find((keyword)=&gt;keyword.toLowerCase().includes('&quot;));&quot;')) ? '&quot;;[.B44];&quot;' : false&quot;))" office:value-type="string" office:string-value="(any) =&gt; false" calcext:value-type="string">
            <text:p>(any) =&gt; fals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rchitecture</text:p>
          </table:table-cell>
          <table:table-cell office:value-type="string" calcext:value-type="string">
            <text:p>architecture</text:p>
          </table:table-cell>
          <table:table-cell table:formula="of:=COM.MICROSOFT.CONCAT(&quot;keywords_fr%20LIKE%20\'&quot;;SUBSTITUTE(SUBSTITUTE(LOWER([.C45]);&quot;, &quot;;&quot;\'%20OR%20keywords_fr%20LIKE%20\'&quot;);&quot; &quot;;&quot;\'%20&quot;);&quot;\'&quot;)" office:value-type="string" office:string-value="keywords_fr%20LIKE%20\'architecture\'" calcext:value-type="string">
            <text:p>keywords_fr%20LIKE%20\'architecture\'</text:p>
          </table:table-cell>
          <table:table-cell table:style-name="ce1" table:formula="of:=IF([.A45]&lt;&gt;&quot;&quot;;&quot;(any) =&gt; false&quot;;COM.MICROSOFT.CONCAT(&quot;(keywords) =&gt;&#10;keywords.find((keyword)=&gt;keyword.toLowerCase().includes('&quot;;SUBSTITUTE(LOWER([.C45]);&quot;, &quot;;COM.MICROSOFT.CONCAT(&quot;')) ||&#10;keywords.find((keyword)=&gt;keyword.toLowerCase().includes('&quot;));&quot;')) ? '&quot;;[.B45];&quot;' : false&quot;))" office:value-type="string" office:string-value="(keywords) =&gt;&#10;keywords.find((keyword)=&gt;keyword.toLowerCase().includes('architecture')) ? 'Architecture' : false" calcext:value-type="string">
            <text:p>(keywords) =&gt;</text:p>
            <text:p>keywords.find((keyword)=&gt;keyword.toLowerCase().includes('architecture')) ? 'Architecture' : false</text:p>
          </table:table-cell>
          <table:table-cell office:value-type="string" calcext:value-type="string">
            <text:p>architecture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novation</text:p>
          </table:table-cell>
          <table:table-cell office:value-type="string" calcext:value-type="string">
            <text:p>innovation</text:p>
          </table:table-cell>
          <table:table-cell table:formula="of:=COM.MICROSOFT.CONCAT(&quot;keywords_fr%20LIKE%20\'&quot;;SUBSTITUTE(SUBSTITUTE(LOWER([.C46]);&quot;, &quot;;&quot;\'%20OR%20keywords_fr%20LIKE%20\'&quot;);&quot; &quot;;&quot;\'%20&quot;);&quot;\'&quot;)" office:value-type="string" office:string-value="keywords_fr%20LIKE%20\'innovation\'" calcext:value-type="string">
            <text:p>keywords_fr%20LIKE%20\'innovation\'</text:p>
          </table:table-cell>
          <table:table-cell table:style-name="ce1" table:formula="of:=IF([.A46]&lt;&gt;&quot;&quot;;&quot;(any) =&gt; false&quot;;COM.MICROSOFT.CONCAT(&quot;(keywords) =&gt;&#10;keywords.find((keyword)=&gt;keyword.toLowerCase().includes('&quot;;SUBSTITUTE(LOWER([.C46]);&quot;, &quot;;COM.MICROSOFT.CONCAT(&quot;')) ||&#10;keywords.find((keyword)=&gt;keyword.toLowerCase().includes('&quot;));&quot;')) ? '&quot;;[.B46];&quot;' : false&quot;))" office:value-type="string" office:string-value="(keywords) =&gt;&#10;keywords.find((keyword)=&gt;keyword.toLowerCase().includes('innovation')) ? 'Innovation' : false" calcext:value-type="string">
            <text:p>(keywords) =&gt;</text:p>
            <text:p>keywords.find((keyword)=&gt;keyword.toLowerCase().includes('innovation')) ? 'Innovation' : false</text:p>
          </table:table-cell>
          <table:table-cell office:value-type="string" calcext:value-type="string">
            <text:p>innovation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formatique</text:p>
          </table:table-cell>
          <table:table-cell office:value-type="string" calcext:value-type="string">
            <text:p>informatique, numerique</text:p>
          </table:table-cell>
          <table:table-cell table:formula="of:=COM.MICROSOFT.CONCAT(&quot;keywords_fr%20LIKE%20\'&quot;;SUBSTITUTE(SUBSTITUTE(LOWER([.C47]);&quot;, &quot;;&quot;\'%20OR%20keywords_fr%20LIKE%20\'&quot;);&quot; &quot;;&quot;\'%20&quot;);&quot;\'&quot;)" office:value-type="string" office:string-value="keywords_fr%20LIKE%20\'informatique\'%20OR%20keywords_fr%20LIKE%20\'numerique\'" calcext:value-type="string">
            <text:p>keywords_fr%20LIKE%20\'informatique\'%20OR%20keywords_fr%20LIKE%20\'numerique\'</text:p>
          </table:table-cell>
          <table:table-cell table:style-name="ce1" table:formula="of:=IF([.A47]&lt;&gt;&quot;&quot;;&quot;(any) =&gt; false&quot;;COM.MICROSOFT.CONCAT(&quot;(keywords) =&gt;&#10;keywords.find((keyword)=&gt;keyword.toLowerCase().includes('&quot;;SUBSTITUTE(LOWER([.C47]);&quot;, &quot;;COM.MICROSOFT.CONCAT(&quot;')) ||&#10;keywords.find((keyword)=&gt;keyword.toLowerCase().includes('&quot;));&quot;')) ? '&quot;;[.B47];&quot;' : false&quot;))" office:value-type="string" office:string-value="(keywords) =&gt;&#10;keywords.find((keyword)=&gt;keyword.toLowerCase().includes('informatique')) ||&#10;keywords.find((keyword)=&gt;keyword.toLowerCase().includes('numerique')) ? 'Informatique' : false" calcext:value-type="string">
            <text:p>(keywords) =&gt;</text:p>
            <text:p>keywords.find((keyword)=&gt;keyword.toLowerCase().includes('informatique')) ||</text:p>
            <text:p>keywords.find((keyword)=&gt;keyword.toLowerCase().includes('numerique')) ? 'Informatique' : false</text:p>
          </table:table-cell>
          <table:table-cell office:value-type="string" calcext:value-type="string">
            <text:p>informatique </text:p>
          </table:table-cell>
          <table:table-cell office:value-type="string" calcext:value-type="string">
            <text:p>numérique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chéologie</text:p>
          </table:table-cell>
          <table:table-cell office:value-type="string" calcext:value-type="string">
            <text:p>archeologie</text:p>
          </table:table-cell>
          <table:table-cell table:formula="of:=COM.MICROSOFT.CONCAT(&quot;keywords_fr%20LIKE%20\'&quot;;SUBSTITUTE(SUBSTITUTE(LOWER([.C48]);&quot;, &quot;;&quot;\'%20OR%20keywords_fr%20LIKE%20\'&quot;);&quot; &quot;;&quot;\'%20&quot;);&quot;\'&quot;)" office:value-type="string" office:string-value="keywords_fr%20LIKE%20\'archeologie\'" calcext:value-type="string">
            <text:p>keywords_fr%20LIKE%20\'archeologie\'</text:p>
          </table:table-cell>
          <table:table-cell table:style-name="ce1" table:formula="of:=IF([.A48]&lt;&gt;&quot;&quot;;&quot;(any) =&gt; false&quot;;COM.MICROSOFT.CONCAT(&quot;(keywords) =&gt;&#10;keywords.find((keyword)=&gt;keyword.toLowerCase().includes('&quot;;SUBSTITUTE(LOWER([.C48]);&quot;, &quot;;COM.MICROSOFT.CONCAT(&quot;')) ||&#10;keywords.find((keyword)=&gt;keyword.toLowerCase().includes('&quot;));&quot;')) ? '&quot;;[.B48];&quot;' : false&quot;))" office:value-type="string" office:string-value="(keywords) =&gt;&#10;keywords.find((keyword)=&gt;keyword.toLowerCase().includes('archeologie')) ? 'Archéologie' : false" calcext:value-type="string">
            <text:p>(keywords) =&gt;</text:p>
            <text:p>keywords.find((keyword)=&gt;keyword.toLowerCase().includes('archeologie')) ? 'Archéologie' : false</text:p>
          </table:table-cell>
          <table:table-cell office:value-type="string" calcext:value-type="string">
            <text:p>archéologie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iences</text:p>
          </table:table-cell>
          <table:table-cell office:value-type="string" calcext:value-type="string">
            <text:p>science, recherche</text:p>
          </table:table-cell>
          <table:table-cell table:formula="of:=COM.MICROSOFT.CONCAT(&quot;keywords_fr%20LIKE%20\'&quot;;SUBSTITUTE(SUBSTITUTE(LOWER([.C49]);&quot;, &quot;;&quot;\'%20OR%20keywords_fr%20LIKE%20\'&quot;);&quot; &quot;;&quot;\'%20&quot;);&quot;\'&quot;)" office:value-type="string" office:string-value="keywords_fr%20LIKE%20\'science\'%20OR%20keywords_fr%20LIKE%20\'recherche\'" calcext:value-type="string">
            <text:p>keywords_fr%20LIKE%20\'science\'%20OR%20keywords_fr%20LIKE%20\'recherche\'</text:p>
          </table:table-cell>
          <table:table-cell table:style-name="ce1" table:formula="of:=IF([.A49]&lt;&gt;&quot;&quot;;&quot;(any) =&gt; false&quot;;COM.MICROSOFT.CONCAT(&quot;(keywords) =&gt;&#10;keywords.find((keyword)=&gt;keyword.toLowerCase().includes('&quot;;SUBSTITUTE(LOWER([.C49]);&quot;, &quot;;COM.MICROSOFT.CONCAT(&quot;')) ||&#10;keywords.find((keyword)=&gt;keyword.toLowerCase().includes('&quot;));&quot;')) ? '&quot;;[.B49];&quot;' : false&quot;))" office:value-type="string" office:string-value="(keywords) =&gt;&#10;keywords.find((keyword)=&gt;keyword.toLowerCase().includes('science')) ||&#10;keywords.find((keyword)=&gt;keyword.toLowerCase().includes('recherche')) ? 'Sciences' : false" calcext:value-type="string">
            <text:p>(keywords) =&gt;</text:p>
            <text:p>keywords.find((keyword)=&gt;keyword.toLowerCase().includes('science')) ||</text:p>
            <text:p>keywords.find((keyword)=&gt;keyword.toLowerCase().includes('recherche')) ? 'Sciences' : false</text:p>
          </table:table-cell>
          <table:table-cell office:value-type="string" calcext:value-type="string">
            <text:p>sciences </text:p>
          </table:table-cell>
          <table:table-cell office:value-type="string" calcext:value-type="string">
            <text:p>science </text:p>
          </table:table-cell>
          <table:table-cell office:value-type="string" calcext:value-type="string">
            <text:p>recherche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isirs</text:p>
          </table:table-cell>
          <table:table-cell office:value-type="string" calcext:value-type="string">
            <text:p>--Tous--</text:p>
          </table:table-cell>
          <table:table-cell table:formula="of:=COM.MICROSOFT.TEXTJOIN(&quot;, &quot;;1;[.C51:.C65])" office:value-type="string" office:string-value="rencontre, jeu, decouverte, loisir, balade, randonnee, cirque, humour, vacance, ucpa, montagne, poney, cheval, equitation, photographie, fete, mer, ocean, soiree, diner, baignade" calcext:value-type="string">
            <text:p>rencontre, jeu, decouverte, loisir, balade, randonnee, cirque, humour, vacance, ucpa, montagne, poney, cheval, equitation, photographie, fete, mer, ocean, soiree, diner, baignade</text:p>
          </table:table-cell>
          <table:table-cell table:formula="of:=COM.MICROSOFT.CONCAT(&quot;keywords_fr%20LIKE%20\'&quot;;SUBSTITUTE(SUBSTITUTE(LOWER([.C50]);&quot;, &quot;;&quot;\'%20OR%20keywords_fr%20LIKE%20\'&quot;);&quot; &quot;;&quot;\'%20&quot;);&quot;\'&quot;)" office:value-type="string" office:string-value="keywords_fr%20LIKE%20\'rencontre\'%20OR%20keywords_fr%20LIKE%20\'jeu\'%20OR%20keywords_fr%20LIKE%20\'decouverte\'%20OR%20keywords_fr%20LIKE%20\'loisir\'%20OR%20keywords_fr%20LIKE%20\'balade\'%20OR%20keywords_fr%20LIKE%20\'randonnee\'%20OR%20keywords_fr%20LIKE%20\'cirque\'%20OR%20keywords_fr%20LIKE%20\'humour\'%20OR%20keywords_fr%20LIKE%20\'vacance\'%20OR%20keywords_fr%20LIKE%20\'ucpa\'%20OR%20keywords_fr%20LIKE%20\'montagne\'%20OR%20keywords_fr%20LIKE%20\'poney\'%20OR%20keywords_fr%20LIKE%20\'cheval\'%20OR%20keywords_fr%20LIKE%20\'equitation\'%20OR%20keywords_fr%20LIKE%20\'photographie\'%20OR%20keywords_fr%20LIKE%20\'fete\'%20OR%20keywords_fr%20LIKE%20\'mer\'%20OR%20keywords_fr%20LIKE%20\'ocean\'%20OR%20keywords_fr%20LIKE%20\'soiree\'%20OR%20keywords_fr%20LIKE%20\'diner\'%20OR%20keywords_fr%20LIKE%20\'baignade\'" calcext:value-type="string">
            <text:p>keywords_fr%20LIKE%20\'rencontre\'%20OR%20keywords_fr%20LIKE%20\'jeu\'%20OR%20keywords_fr%20LIKE%20\'decouverte\'%20OR%20keywords_fr%20LIKE%20\'loisir\'%20OR%20keywords_fr%20LIKE%20\'balade\'%20OR%20keywords_fr%20LIKE%20\'randonnee\'%20OR%20keywords_fr%20LIKE%20\'cirque\'%20OR%20keywords_fr%20LIKE%20\'humour\'%20OR%20keywords_fr%20LIKE%20\'vacance\'%20OR%20keywords_fr%20LIKE%20\'ucpa\'%20OR%20keywords_fr%20LIKE%20\'montagne\'%20OR%20keywords_fr%20LIKE%20\'poney\'%20OR%20keywords_fr%20LIKE%20\'cheval\'%20OR%20keywords_fr%20LIKE%20\'equitation\'%20OR%20keywords_fr%20LIKE%20\'photographie\'%20OR%20keywords_fr%20LIKE%20\'fete\'%20OR%20keywords_fr%20LIKE%20\'mer\'%20OR%20keywords_fr%20LIKE%20\'ocean\'%20OR%20keywords_fr%20LIKE%20\'soiree\'%20OR%20keywords_fr%20LIKE%20\'diner\'%20OR%20keywords_fr%20LIKE%20\'baignade\'</text:p>
          </table:table-cell>
          <table:table-cell table:style-name="ce1" table:formula="of:=IF([.A50]&lt;&gt;&quot;&quot;;&quot;(any) =&gt; false&quot;;COM.MICROSOFT.CONCAT(&quot;(keywords) =&gt;&#10;keywords.find((keyword)=&gt;keyword.toLowerCase().includes('&quot;;SUBSTITUTE(LOWER([.C50]);&quot;, &quot;;COM.MICROSOFT.CONCAT(&quot;')) ||&#10;keywords.find((keyword)=&gt;keyword.toLowerCase().includes('&quot;));&quot;')) ? '&quot;;[.B50];&quot;' : false&quot;))" office:value-type="string" office:string-value="(any) =&gt; false" calcext:value-type="string">
            <text:p>(any) =&gt; fals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ncontre</text:p>
          </table:table-cell>
          <table:table-cell office:value-type="string" calcext:value-type="string">
            <text:p>rencontre</text:p>
          </table:table-cell>
          <table:table-cell table:formula="of:=COM.MICROSOFT.CONCAT(&quot;keywords_fr%20LIKE%20\'&quot;;SUBSTITUTE(SUBSTITUTE(LOWER([.C51]);&quot;, &quot;;&quot;\'%20OR%20keywords_fr%20LIKE%20\'&quot;);&quot; &quot;;&quot;\'%20&quot;);&quot;\'&quot;)" office:value-type="string" office:string-value="keywords_fr%20LIKE%20\'rencontre\'" calcext:value-type="string">
            <text:p>keywords_fr%20LIKE%20\'rencontre\'</text:p>
          </table:table-cell>
          <table:table-cell table:style-name="ce1" table:formula="of:=IF([.A51]&lt;&gt;&quot;&quot;;&quot;(any) =&gt; false&quot;;COM.MICROSOFT.CONCAT(&quot;(keywords) =&gt;&#10;keywords.find((keyword)=&gt;keyword.toLowerCase().includes('&quot;;SUBSTITUTE(LOWER([.C51]);&quot;, &quot;;COM.MICROSOFT.CONCAT(&quot;')) ||&#10;keywords.find((keyword)=&gt;keyword.toLowerCase().includes('&quot;));&quot;')) ? '&quot;;[.B51];&quot;' : false&quot;))" office:value-type="string" office:string-value="(keywords) =&gt;&#10;keywords.find((keyword)=&gt;keyword.toLowerCase().includes('rencontre')) ? 'Rencontre' : false" calcext:value-type="string">
            <text:p>(keywords) =&gt;</text:p>
            <text:p>keywords.find((keyword)=&gt;keyword.toLowerCase().includes('rencontre')) ? 'Rencontre' : false</text:p>
          </table:table-cell>
          <table:table-cell office:value-type="string" calcext:value-type="string">
            <text:p>rencontre </text:p>
          </table:table-cell>
          <table:table-cell office:value-type="string" calcext:value-type="string">
            <text:p>Rencontre</text:p>
          </table:table-cell>
          <table:table-cell office:value-type="string" calcext:value-type="string">
            <text:p>rencontres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ux</text:p>
          </table:table-cell>
          <table:table-cell office:value-type="string" calcext:value-type="string">
            <text:p>jeu</text:p>
          </table:table-cell>
          <table:table-cell table:formula="of:=COM.MICROSOFT.CONCAT(&quot;keywords_fr%20LIKE%20\'&quot;;SUBSTITUTE(SUBSTITUTE(LOWER([.C52]);&quot;, &quot;;&quot;\'%20OR%20keywords_fr%20LIKE%20\'&quot;);&quot; &quot;;&quot;\'%20&quot;);&quot;\'&quot;)" office:value-type="string" office:string-value="keywords_fr%20LIKE%20\'jeu\'" calcext:value-type="string">
            <text:p>keywords_fr%20LIKE%20\'jeu\'</text:p>
          </table:table-cell>
          <table:table-cell table:style-name="ce1" table:formula="of:=IF([.A52]&lt;&gt;&quot;&quot;;&quot;(any) =&gt; false&quot;;COM.MICROSOFT.CONCAT(&quot;(keywords) =&gt;&#10;keywords.find((keyword)=&gt;keyword.toLowerCase().includes('&quot;;SUBSTITUTE(LOWER([.C52]);&quot;, &quot;;COM.MICROSOFT.CONCAT(&quot;')) ||&#10;keywords.find((keyword)=&gt;keyword.toLowerCase().includes('&quot;));&quot;')) ? '&quot;;[.B52];&quot;' : false&quot;))" office:value-type="string" office:string-value="(keywords) =&gt;&#10;keywords.find((keyword)=&gt;keyword.toLowerCase().includes('jeu')) ? 'Jeux' : false" calcext:value-type="string">
            <text:p>(keywords) =&gt;</text:p>
            <text:p>keywords.find((keyword)=&gt;keyword.toLowerCase().includes('jeu')) ? 'Jeux' : false</text:p>
          </table:table-cell>
          <table:table-cell office:value-type="string" calcext:value-type="string">
            <text:p>jeux </text:p>
          </table:table-cell>
          <table:table-cell office:value-type="string" calcext:value-type="string">
            <text:p>jeu </text:p>
          </table:table-cell>
          <table:table-cell office:value-type="string" calcext:value-type="string">
            <text:p>Jeux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écouverte</text:p>
          </table:table-cell>
          <table:table-cell office:value-type="string" calcext:value-type="string">
            <text:p>decouverte</text:p>
          </table:table-cell>
          <table:table-cell table:formula="of:=COM.MICROSOFT.CONCAT(&quot;keywords_fr%20LIKE%20\'&quot;;SUBSTITUTE(SUBSTITUTE(LOWER([.C53]);&quot;, &quot;;&quot;\'%20OR%20keywords_fr%20LIKE%20\'&quot;);&quot; &quot;;&quot;\'%20&quot;);&quot;\'&quot;)" office:value-type="string" office:string-value="keywords_fr%20LIKE%20\'decouverte\'" calcext:value-type="string">
            <text:p>keywords_fr%20LIKE%20\'decouverte\'</text:p>
          </table:table-cell>
          <table:table-cell table:style-name="ce1" table:formula="of:=IF([.A53]&lt;&gt;&quot;&quot;;&quot;(any) =&gt; false&quot;;COM.MICROSOFT.CONCAT(&quot;(keywords) =&gt;&#10;keywords.find((keyword)=&gt;keyword.toLowerCase().includes('&quot;;SUBSTITUTE(LOWER([.C53]);&quot;, &quot;;COM.MICROSOFT.CONCAT(&quot;')) ||&#10;keywords.find((keyword)=&gt;keyword.toLowerCase().includes('&quot;));&quot;')) ? '&quot;;[.B53];&quot;' : false&quot;))" office:value-type="string" office:string-value="(keywords) =&gt;&#10;keywords.find((keyword)=&gt;keyword.toLowerCase().includes('decouverte')) ? 'Découverte' : false" calcext:value-type="string">
            <text:p>(keywords) =&gt;</text:p>
            <text:p>keywords.find((keyword)=&gt;keyword.toLowerCase().includes('decouverte')) ? 'Découverte' : false</text:p>
          </table:table-cell>
          <table:table-cell office:value-type="string" calcext:value-type="string">
            <text:p>découverte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oisirs</text:p>
          </table:table-cell>
          <table:table-cell office:value-type="string" calcext:value-type="string">
            <text:p>loisir</text:p>
          </table:table-cell>
          <table:table-cell table:formula="of:=COM.MICROSOFT.CONCAT(&quot;keywords_fr%20LIKE%20\'&quot;;SUBSTITUTE(SUBSTITUTE(LOWER([.C54]);&quot;, &quot;;&quot;\'%20OR%20keywords_fr%20LIKE%20\'&quot;);&quot; &quot;;&quot;\'%20&quot;);&quot;\'&quot;)" office:value-type="string" office:string-value="keywords_fr%20LIKE%20\'loisir\'" calcext:value-type="string">
            <text:p>keywords_fr%20LIKE%20\'loisir\'</text:p>
          </table:table-cell>
          <table:table-cell table:style-name="ce1" table:formula="of:=IF([.A54]&lt;&gt;&quot;&quot;;&quot;(any) =&gt; false&quot;;COM.MICROSOFT.CONCAT(&quot;(keywords) =&gt;&#10;keywords.find((keyword)=&gt;keyword.toLowerCase().includes('&quot;;SUBSTITUTE(LOWER([.C54]);&quot;, &quot;;COM.MICROSOFT.CONCAT(&quot;')) ||&#10;keywords.find((keyword)=&gt;keyword.toLowerCase().includes('&quot;));&quot;')) ? '&quot;;[.B54];&quot;' : false&quot;))" office:value-type="string" office:string-value="(keywords) =&gt;&#10;keywords.find((keyword)=&gt;keyword.toLowerCase().includes('loisir')) ? 'Loisirs' : false" calcext:value-type="string">
            <text:p>(keywords) =&gt;</text:p>
            <text:p>keywords.find((keyword)=&gt;keyword.toLowerCase().includes('loisir')) ? 'Loisirs' : false</text:p>
          </table:table-cell>
          <table:table-cell office:value-type="string" calcext:value-type="string">
            <text:p>LOISIRS </text:p>
          </table:table-cell>
          <table:table-cell office:value-type="string" calcext:value-type="string">
            <text:p>loisir </text:p>
          </table:table-cell>
          <table:table-cell office:value-type="string" calcext:value-type="string">
            <text:p>loisirs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lade</text:p>
          </table:table-cell>
          <table:table-cell office:value-type="string" calcext:value-type="string">
            <text:p>balade, randonnee</text:p>
          </table:table-cell>
          <table:table-cell table:formula="of:=COM.MICROSOFT.CONCAT(&quot;keywords_fr%20LIKE%20\'&quot;;SUBSTITUTE(SUBSTITUTE(LOWER([.C55]);&quot;, &quot;;&quot;\'%20OR%20keywords_fr%20LIKE%20\'&quot;);&quot; &quot;;&quot;\'%20&quot;);&quot;\'&quot;)" office:value-type="string" office:string-value="keywords_fr%20LIKE%20\'balade\'%20OR%20keywords_fr%20LIKE%20\'randonnee\'" calcext:value-type="string">
            <text:p>keywords_fr%20LIKE%20\'balade\'%20OR%20keywords_fr%20LIKE%20\'randonnee\'</text:p>
          </table:table-cell>
          <table:table-cell table:style-name="ce1" table:formula="of:=IF([.A55]&lt;&gt;&quot;&quot;;&quot;(any) =&gt; false&quot;;COM.MICROSOFT.CONCAT(&quot;(keywords) =&gt;&#10;keywords.find((keyword)=&gt;keyword.toLowerCase().includes('&quot;;SUBSTITUTE(LOWER([.C55]);&quot;, &quot;;COM.MICROSOFT.CONCAT(&quot;')) ||&#10;keywords.find((keyword)=&gt;keyword.toLowerCase().includes('&quot;));&quot;')) ? '&quot;;[.B55];&quot;' : false&quot;))" office:value-type="string" office:string-value="(keywords) =&gt;&#10;keywords.find((keyword)=&gt;keyword.toLowerCase().includes('balade')) ||&#10;keywords.find((keyword)=&gt;keyword.toLowerCase().includes('randonnee')) ? 'Balade' : false" calcext:value-type="string">
            <text:p>(keywords) =&gt;</text:p>
            <text:p>keywords.find((keyword)=&gt;keyword.toLowerCase().includes('balade')) ||</text:p>
            <text:p>keywords.find((keyword)=&gt;keyword.toLowerCase().includes('randonnee')) ? 'Balade' : false</text:p>
          </table:table-cell>
          <table:table-cell office:value-type="string" calcext:value-type="string">
            <text:p>balade </text:p>
          </table:table-cell>
          <table:table-cell office:value-type="string" calcext:value-type="string">
            <text:p>randonnée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rque</text:p>
          </table:table-cell>
          <table:table-cell office:value-type="string" calcext:value-type="string">
            <text:p>cirque</text:p>
          </table:table-cell>
          <table:table-cell table:formula="of:=COM.MICROSOFT.CONCAT(&quot;keywords_fr%20LIKE%20\'&quot;;SUBSTITUTE(SUBSTITUTE(LOWER([.C56]);&quot;, &quot;;&quot;\'%20OR%20keywords_fr%20LIKE%20\'&quot;);&quot; &quot;;&quot;\'%20&quot;);&quot;\'&quot;)" office:value-type="string" office:string-value="keywords_fr%20LIKE%20\'cirque\'" calcext:value-type="string">
            <text:p>keywords_fr%20LIKE%20\'cirque\'</text:p>
          </table:table-cell>
          <table:table-cell table:style-name="ce1" table:formula="of:=IF([.A56]&lt;&gt;&quot;&quot;;&quot;(any) =&gt; false&quot;;COM.MICROSOFT.CONCAT(&quot;(keywords) =&gt;&#10;keywords.find((keyword)=&gt;keyword.toLowerCase().includes('&quot;;SUBSTITUTE(LOWER([.C56]);&quot;, &quot;;COM.MICROSOFT.CONCAT(&quot;')) ||&#10;keywords.find((keyword)=&gt;keyword.toLowerCase().includes('&quot;));&quot;')) ? '&quot;;[.B56];&quot;' : false&quot;))" office:value-type="string" office:string-value="(keywords) =&gt;&#10;keywords.find((keyword)=&gt;keyword.toLowerCase().includes('cirque')) ? 'Cirque' : false" calcext:value-type="string">
            <text:p>(keywords) =&gt;</text:p>
            <text:p>keywords.find((keyword)=&gt;keyword.toLowerCase().includes('cirque')) ? 'Cirque' : false</text:p>
          </table:table-cell>
          <table:table-cell office:value-type="string" calcext:value-type="string">
            <text:p>cirque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umour</text:p>
          </table:table-cell>
          <table:table-cell office:value-type="string" calcext:value-type="string">
            <text:p>humour</text:p>
          </table:table-cell>
          <table:table-cell table:formula="of:=COM.MICROSOFT.CONCAT(&quot;keywords_fr%20LIKE%20\'&quot;;SUBSTITUTE(SUBSTITUTE(LOWER([.C57]);&quot;, &quot;;&quot;\'%20OR%20keywords_fr%20LIKE%20\'&quot;);&quot; &quot;;&quot;\'%20&quot;);&quot;\'&quot;)" office:value-type="string" office:string-value="keywords_fr%20LIKE%20\'humour\'" calcext:value-type="string">
            <text:p>keywords_fr%20LIKE%20\'humour\'</text:p>
          </table:table-cell>
          <table:table-cell table:style-name="ce1" table:formula="of:=IF([.A57]&lt;&gt;&quot;&quot;;&quot;(any) =&gt; false&quot;;COM.MICROSOFT.CONCAT(&quot;(keywords) =&gt;&#10;keywords.find((keyword)=&gt;keyword.toLowerCase().includes('&quot;;SUBSTITUTE(LOWER([.C57]);&quot;, &quot;;COM.MICROSOFT.CONCAT(&quot;')) ||&#10;keywords.find((keyword)=&gt;keyword.toLowerCase().includes('&quot;));&quot;')) ? '&quot;;[.B57];&quot;' : false&quot;))" office:value-type="string" office:string-value="(keywords) =&gt;&#10;keywords.find((keyword)=&gt;keyword.toLowerCase().includes('humour')) ? 'Humour' : false" calcext:value-type="string">
            <text:p>(keywords) =&gt;</text:p>
            <text:p>keywords.find((keyword)=&gt;keyword.toLowerCase().includes('humour')) ? 'Humour' : false</text:p>
          </table:table-cell>
          <table:table-cell office:value-type="string" calcext:value-type="string">
            <text:p>humour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cances</text:p>
          </table:table-cell>
          <table:table-cell office:value-type="string" calcext:value-type="string">
            <text:p>vacance, ucpa</text:p>
          </table:table-cell>
          <table:table-cell table:formula="of:=COM.MICROSOFT.CONCAT(&quot;keywords_fr%20LIKE%20\'&quot;;SUBSTITUTE(SUBSTITUTE(LOWER([.C58]);&quot;, &quot;;&quot;\'%20OR%20keywords_fr%20LIKE%20\'&quot;);&quot; &quot;;&quot;\'%20&quot;);&quot;\'&quot;)" office:value-type="string" office:string-value="keywords_fr%20LIKE%20\'vacance\'%20OR%20keywords_fr%20LIKE%20\'ucpa\'" calcext:value-type="string">
            <text:p>keywords_fr%20LIKE%20\'vacance\'%20OR%20keywords_fr%20LIKE%20\'ucpa\'</text:p>
          </table:table-cell>
          <table:table-cell table:style-name="ce1" table:formula="of:=IF([.A58]&lt;&gt;&quot;&quot;;&quot;(any) =&gt; false&quot;;COM.MICROSOFT.CONCAT(&quot;(keywords) =&gt;&#10;keywords.find((keyword)=&gt;keyword.toLowerCase().includes('&quot;;SUBSTITUTE(LOWER([.C58]);&quot;, &quot;;COM.MICROSOFT.CONCAT(&quot;')) ||&#10;keywords.find((keyword)=&gt;keyword.toLowerCase().includes('&quot;));&quot;')) ? '&quot;;[.B58];&quot;' : false&quot;))" office:value-type="string" office:string-value="(keywords) =&gt;&#10;keywords.find((keyword)=&gt;keyword.toLowerCase().includes('vacance')) ||&#10;keywords.find((keyword)=&gt;keyword.toLowerCase().includes('ucpa')) ? 'Vacances' : false" calcext:value-type="string">
            <text:p>(keywords) =&gt;</text:p>
            <text:p>keywords.find((keyword)=&gt;keyword.toLowerCase().includes('vacance')) ||</text:p>
            <text:p>keywords.find((keyword)=&gt;keyword.toLowerCase().includes('ucpa')) ? 'Vacances' : false</text:p>
          </table:table-cell>
          <table:table-cell office:value-type="string" calcext:value-type="string">
            <text:p>vacances </text:p>
          </table:table-cell>
          <table:table-cell office:value-type="string" calcext:value-type="string">
            <text:p>UCPA </text:p>
          </table:table-cell>
          <table:table-cell office:value-type="string" calcext:value-type="string">
            <text:p>import-ucpa-202006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</text:p>
          </table:table-cell>
          <table:table-cell table:formula="of:=COM.MICROSOFT.CONCAT(&quot;keywords_fr%20LIKE%20\'&quot;;SUBSTITUTE(SUBSTITUTE(LOWER([.C59]);&quot;, &quot;;&quot;\'%20OR%20keywords_fr%20LIKE%20\'&quot;);&quot; &quot;;&quot;\'%20&quot;);&quot;\'&quot;)" office:value-type="string" office:string-value="keywords_fr%20LIKE%20\'montagne\'" calcext:value-type="string">
            <text:p>keywords_fr%20LIKE%20\'montagne\'</text:p>
          </table:table-cell>
          <table:table-cell table:style-name="ce1" table:formula="of:=IF([.A59]&lt;&gt;&quot;&quot;;&quot;(any) =&gt; false&quot;;COM.MICROSOFT.CONCAT(&quot;(keywords) =&gt;&#10;keywords.find((keyword)=&gt;keyword.toLowerCase().includes('&quot;;SUBSTITUTE(LOWER([.C59]);&quot;, &quot;;COM.MICROSOFT.CONCAT(&quot;')) ||&#10;keywords.find((keyword)=&gt;keyword.toLowerCase().includes('&quot;));&quot;')) ? '&quot;;[.B59];&quot;' : false&quot;))" office:value-type="string" office:string-value="(keywords) =&gt;&#10;keywords.find((keyword)=&gt;keyword.toLowerCase().includes('montagne')) ? 'Montagne' : false" calcext:value-type="string">
            <text:p>(keywords) =&gt;</text:p>
            <text:p>keywords.find((keyword)=&gt;keyword.toLowerCase().includes('montagne')) ? 'Montagne' : false</text:p>
          </table:table-cell>
          <table:table-cell office:value-type="string" calcext:value-type="string">
            <text:p>montagne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Équitation</text:p>
          </table:table-cell>
          <table:table-cell office:value-type="string" calcext:value-type="string">
            <text:p>poney, cheval, equitation</text:p>
          </table:table-cell>
          <table:table-cell table:formula="of:=COM.MICROSOFT.CONCAT(&quot;keywords_fr%20LIKE%20\'&quot;;SUBSTITUTE(SUBSTITUTE(LOWER([.C60]);&quot;, &quot;;&quot;\'%20OR%20keywords_fr%20LIKE%20\'&quot;);&quot; &quot;;&quot;\'%20&quot;);&quot;\'&quot;)" office:value-type="string" office:string-value="keywords_fr%20LIKE%20\'poney\'%20OR%20keywords_fr%20LIKE%20\'cheval\'%20OR%20keywords_fr%20LIKE%20\'equitation\'" calcext:value-type="string">
            <text:p>keywords_fr%20LIKE%20\'poney\'%20OR%20keywords_fr%20LIKE%20\'cheval\'%20OR%20keywords_fr%20LIKE%20\'equitation\'</text:p>
          </table:table-cell>
          <table:table-cell table:style-name="ce1" table:formula="of:=IF([.A60]&lt;&gt;&quot;&quot;;&quot;(any) =&gt; false&quot;;COM.MICROSOFT.CONCAT(&quot;(keywords) =&gt;&#10;keywords.find((keyword)=&gt;keyword.toLowerCase().includes('&quot;;SUBSTITUTE(LOWER([.C60]);&quot;, &quot;;COM.MICROSOFT.CONCAT(&quot;')) ||&#10;keywords.find((keyword)=&gt;keyword.toLowerCase().includes('&quot;));&quot;')) ? '&quot;;[.B60];&quot;' : false&quot;))" office:value-type="string" office:string-value="(keywords) =&gt;&#10;keywords.find((keyword)=&gt;keyword.toLowerCase().includes('poney')) ||&#10;keywords.find((keyword)=&gt;keyword.toLowerCase().includes('cheval')) ||&#10;keywords.find((keyword)=&gt;keyword.toLowerCase().includes('equitation')) ? 'Équitation' : false" calcext:value-type="string">
            <text:p>(keywords) =&gt;</text:p>
            <text:p>keywords.find((keyword)=&gt;keyword.toLowerCase().includes('poney')) ||</text:p>
            <text:p>keywords.find((keyword)=&gt;keyword.toLowerCase().includes('cheval')) ||</text:p>
            <text:p>keywords.find((keyword)=&gt;keyword.toLowerCase().includes('equitation')) ? 'Équitation' : false</text:p>
          </table:table-cell>
          <table:table-cell office:value-type="string" calcext:value-type="string">
            <text:p>Poney </text:p>
          </table:table-cell>
          <table:table-cell office:value-type="string" calcext:value-type="string">
            <text:p>Cheval </text:p>
          </table:table-cell>
          <table:table-cell office:value-type="string" calcext:value-type="string">
            <text:p>Équitation </text:p>
          </table:table-cell>
          <table:table-cell office:value-type="string" calcext:value-type="string">
            <text:p>Monter à cheval </text:p>
          </table:table-cell>
          <table:table-cell office:value-type="string" calcext:value-type="string">
            <text:p>equit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otographie</text:p>
          </table:table-cell>
          <table:table-cell office:value-type="string" calcext:value-type="string">
            <text:p>photographie</text:p>
          </table:table-cell>
          <table:table-cell table:formula="of:=COM.MICROSOFT.CONCAT(&quot;keywords_fr%20LIKE%20\'&quot;;SUBSTITUTE(SUBSTITUTE(LOWER([.C61]);&quot;, &quot;;&quot;\'%20OR%20keywords_fr%20LIKE%20\'&quot;);&quot; &quot;;&quot;\'%20&quot;);&quot;\'&quot;)" office:value-type="string" office:string-value="keywords_fr%20LIKE%20\'photographie\'" calcext:value-type="string">
            <text:p>keywords_fr%20LIKE%20\'photographie\'</text:p>
          </table:table-cell>
          <table:table-cell table:style-name="ce1" table:formula="of:=IF([.A61]&lt;&gt;&quot;&quot;;&quot;(any) =&gt; false&quot;;COM.MICROSOFT.CONCAT(&quot;(keywords) =&gt;&#10;keywords.find((keyword)=&gt;keyword.toLowerCase().includes('&quot;;SUBSTITUTE(LOWER([.C61]);&quot;, &quot;;COM.MICROSOFT.CONCAT(&quot;')) ||&#10;keywords.find((keyword)=&gt;keyword.toLowerCase().includes('&quot;));&quot;')) ? '&quot;;[.B61];&quot;' : false&quot;))" office:value-type="string" office:string-value="(keywords) =&gt;&#10;keywords.find((keyword)=&gt;keyword.toLowerCase().includes('photographie')) ? 'Photographie' : false" calcext:value-type="string">
            <text:p>(keywords) =&gt;</text:p>
            <text:p>keywords.find((keyword)=&gt;keyword.toLowerCase().includes('photographie')) ? 'Photographie' : false</text:p>
          </table:table-cell>
          <table:table-cell office:value-type="string" calcext:value-type="string">
            <text:p>photographie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ête</text:p>
          </table:table-cell>
          <table:table-cell office:value-type="string" calcext:value-type="string">
            <text:p>fete</text:p>
          </table:table-cell>
          <table:table-cell table:formula="of:=COM.MICROSOFT.CONCAT(&quot;keywords_fr%20LIKE%20\'&quot;;SUBSTITUTE(SUBSTITUTE(LOWER([.C62]);&quot;, &quot;;&quot;\'%20OR%20keywords_fr%20LIKE%20\'&quot;);&quot; &quot;;&quot;\'%20&quot;);&quot;\'&quot;)" office:value-type="string" office:string-value="keywords_fr%20LIKE%20\'fete\'" calcext:value-type="string">
            <text:p>keywords_fr%20LIKE%20\'fete\'</text:p>
          </table:table-cell>
          <table:table-cell table:style-name="ce1" table:formula="of:=IF([.A62]&lt;&gt;&quot;&quot;;&quot;(any) =&gt; false&quot;;COM.MICROSOFT.CONCAT(&quot;(keywords) =&gt;&#10;keywords.find((keyword)=&gt;keyword.toLowerCase().includes('&quot;;SUBSTITUTE(LOWER([.C62]);&quot;, &quot;;COM.MICROSOFT.CONCAT(&quot;')) ||&#10;keywords.find((keyword)=&gt;keyword.toLowerCase().includes('&quot;));&quot;')) ? '&quot;;[.B62];&quot;' : false&quot;))" office:value-type="string" office:string-value="(keywords) =&gt;&#10;keywords.find((keyword)=&gt;keyword.toLowerCase().includes('fete')) ? 'Fête' : false" calcext:value-type="string">
            <text:p>(keywords) =&gt;</text:p>
            <text:p>keywords.find((keyword)=&gt;keyword.toLowerCase().includes('fete')) ? 'Fête' : false</text:p>
          </table:table-cell>
          <table:table-cell office:value-type="string" calcext:value-type="string">
            <text:p>fête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string" calcext:value-type="string">
            <text:p>mer, ocean</text:p>
          </table:table-cell>
          <table:table-cell table:formula="of:=COM.MICROSOFT.CONCAT(&quot;keywords_fr%20LIKE%20\'&quot;;SUBSTITUTE(SUBSTITUTE(LOWER([.C63]);&quot;, &quot;;&quot;\'%20OR%20keywords_fr%20LIKE%20\'&quot;);&quot; &quot;;&quot;\'%20&quot;);&quot;\'&quot;)" office:value-type="string" office:string-value="keywords_fr%20LIKE%20\'mer\'%20OR%20keywords_fr%20LIKE%20\'ocean\'" calcext:value-type="string">
            <text:p>keywords_fr%20LIKE%20\'mer\'%20OR%20keywords_fr%20LIKE%20\'ocean\'</text:p>
          </table:table-cell>
          <table:table-cell table:style-name="ce1" table:formula="of:=IF([.A63]&lt;&gt;&quot;&quot;;&quot;(any) =&gt; false&quot;;COM.MICROSOFT.CONCAT(&quot;(keywords) =&gt;&#10;keywords.find((keyword)=&gt;keyword.toLowerCase().includes('&quot;;SUBSTITUTE(LOWER([.C63]);&quot;, &quot;;COM.MICROSOFT.CONCAT(&quot;')) ||&#10;keywords.find((keyword)=&gt;keyword.toLowerCase().includes('&quot;));&quot;')) ? '&quot;;[.B63];&quot;' : false&quot;))" office:value-type="string" office:string-value="(keywords) =&gt;&#10;keywords.find((keyword)=&gt;keyword.toLowerCase().includes('mer')) ||&#10;keywords.find((keyword)=&gt;keyword.toLowerCase().includes('ocean')) ? 'Mer' : false" calcext:value-type="string">
            <text:p>(keywords) =&gt;</text:p>
            <text:p>keywords.find((keyword)=&gt;keyword.toLowerCase().includes('mer')) ||</text:p>
            <text:p>keywords.find((keyword)=&gt;keyword.toLowerCase().includes('ocean')) ? 'Mer' : false</text:p>
          </table:table-cell>
          <table:table-cell office:value-type="string" calcext:value-type="string">
            <text:p>mer </text:p>
          </table:table-cell>
          <table:table-cell office:value-type="string" calcext:value-type="string">
            <text:p>oce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irée</text:p>
          </table:table-cell>
          <table:table-cell office:value-type="string" calcext:value-type="string">
            <text:p>soiree, diner</text:p>
          </table:table-cell>
          <table:table-cell table:formula="of:=COM.MICROSOFT.CONCAT(&quot;keywords_fr%20LIKE%20\'&quot;;SUBSTITUTE(SUBSTITUTE(LOWER([.C64]);&quot;, &quot;;&quot;\'%20OR%20keywords_fr%20LIKE%20\'&quot;);&quot; &quot;;&quot;\'%20&quot;);&quot;\'&quot;)" office:value-type="string" office:string-value="keywords_fr%20LIKE%20\'soiree\'%20OR%20keywords_fr%20LIKE%20\'diner\'" calcext:value-type="string">
            <text:p>keywords_fr%20LIKE%20\'soiree\'%20OR%20keywords_fr%20LIKE%20\'diner\'</text:p>
          </table:table-cell>
          <table:table-cell table:style-name="ce1" table:formula="of:=IF([.A64]&lt;&gt;&quot;&quot;;&quot;(any) =&gt; false&quot;;COM.MICROSOFT.CONCAT(&quot;(keywords) =&gt;&#10;keywords.find((keyword)=&gt;keyword.toLowerCase().includes('&quot;;SUBSTITUTE(LOWER([.C64]);&quot;, &quot;;COM.MICROSOFT.CONCAT(&quot;')) ||&#10;keywords.find((keyword)=&gt;keyword.toLowerCase().includes('&quot;));&quot;')) ? '&quot;;[.B64];&quot;' : false&quot;))" office:value-type="string" office:string-value="(keywords) =&gt;&#10;keywords.find((keyword)=&gt;keyword.toLowerCase().includes('soiree')) ||&#10;keywords.find((keyword)=&gt;keyword.toLowerCase().includes('diner')) ? 'Soirée' : false" calcext:value-type="string">
            <text:p>(keywords) =&gt;</text:p>
            <text:p>keywords.find((keyword)=&gt;keyword.toLowerCase().includes('soiree')) ||</text:p>
            <text:p>keywords.find((keyword)=&gt;keyword.toLowerCase().includes('diner')) ? 'Soirée' : false</text:p>
          </table:table-cell>
          <table:table-cell office:value-type="string" calcext:value-type="string">
            <text:p>soirée </text:p>
          </table:table-cell>
          <table:table-cell office:value-type="string" calcext:value-type="string">
            <text:p>Dîner</text:p>
          </table:table-cell>
          <table:table-cell office:value-type="string" calcext:value-type="string">
            <text:p>Diner</text:p>
          </table:table-cell>
          <table:table-cell office:value-type="string" calcext:value-type="string">
            <text:p>diner</text:p>
          </table:table-cell>
          <table:table-cell office:value-type="string" calcext:value-type="string">
            <text:p>DINER</text:p>
          </table:table-cell>
          <table:table-cell office:value-type="string" calcext:value-type="string">
            <text:p>Soiré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ignade</text:p>
          </table:table-cell>
          <table:table-cell office:value-type="string" calcext:value-type="string">
            <text:p>baignade</text:p>
          </table:table-cell>
          <table:table-cell table:formula="of:=COM.MICROSOFT.CONCAT(&quot;keywords_fr%20LIKE%20\'&quot;;SUBSTITUTE(SUBSTITUTE(LOWER([.C65]);&quot;, &quot;;&quot;\'%20OR%20keywords_fr%20LIKE%20\'&quot;);&quot; &quot;;&quot;\'%20&quot;);&quot;\'&quot;)" office:value-type="string" office:string-value="keywords_fr%20LIKE%20\'baignade\'" calcext:value-type="string">
            <text:p>keywords_fr%20LIKE%20\'baignade\'</text:p>
          </table:table-cell>
          <table:table-cell table:style-name="ce1" table:formula="of:=IF([.A65]&lt;&gt;&quot;&quot;;&quot;(any) =&gt; false&quot;;COM.MICROSOFT.CONCAT(&quot;(keywords) =&gt;&#10;keywords.find((keyword)=&gt;keyword.toLowerCase().includes('&quot;;SUBSTITUTE(LOWER([.C65]);&quot;, &quot;;COM.MICROSOFT.CONCAT(&quot;')) ||&#10;keywords.find((keyword)=&gt;keyword.toLowerCase().includes('&quot;));&quot;')) ? '&quot;;[.B65];&quot;' : false&quot;))" office:value-type="string" office:string-value="(keywords) =&gt;&#10;keywords.find((keyword)=&gt;keyword.toLowerCase().includes('baignade')) ? 'Baignade' : false" calcext:value-type="string">
            <text:p>(keywords) =&gt;</text:p>
            <text:p>keywords.find((keyword)=&gt;keyword.toLowerCase().includes('baignade')) ? 'Baignade' : false</text:p>
          </table:table-cell>
          <table:table-cell office:value-type="string" calcext:value-type="string">
            <text:p>baignad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blique</text:p>
          </table:table-cell>
          <table:table-cell office:value-type="string" calcext:value-type="string">
            <text:p>--Tous--</text:p>
          </table:table-cell>
          <table:table-cell table:formula="of:=COM.MICROSOFT.TEXTJOIN(&quot;, &quot;;1;[.C67:.C70])" office:value-type="string" office:string-value="famille, adultes, enfant, jeune, tout publique" calcext:value-type="string">
            <text:p>famille, adultes, enfant, jeune, tout publique</text:p>
          </table:table-cell>
          <table:table-cell table:formula="of:=COM.MICROSOFT.CONCAT(&quot;keywords_fr%20LIKE%20\'&quot;;SUBSTITUTE(SUBSTITUTE(LOWER([.C66]);&quot;, &quot;;&quot;\'%20OR%20keywords_fr%20LIKE%20\'&quot;);&quot; &quot;;&quot;\'%20&quot;);&quot;\'&quot;)" office:value-type="string" office:string-value="keywords_fr%20LIKE%20\'famille\'%20OR%20keywords_fr%20LIKE%20\'adultes\'%20OR%20keywords_fr%20LIKE%20\'enfant\'%20OR%20keywords_fr%20LIKE%20\'jeune\'%20OR%20keywords_fr%20LIKE%20\'tout\'%20publique\'" calcext:value-type="string">
            <text:p>keywords_fr%20LIKE%20\'famille\'%20OR%20keywords_fr%20LIKE%20\'adultes\'%20OR%20keywords_fr%20LIKE%20\'enfant\'%20OR%20keywords_fr%20LIKE%20\'jeune\'%20OR%20keywords_fr%20LIKE%20\'tout\'%20publique\'</text:p>
          </table:table-cell>
          <table:table-cell table:style-name="ce1" table:formula="of:=IF([.A66]&lt;&gt;&quot;&quot;;&quot;(any) =&gt; false&quot;;COM.MICROSOFT.CONCAT(&quot;(keywords) =&gt;&#10;keywords.find((keyword)=&gt;keyword.toLowerCase().includes('&quot;;SUBSTITUTE(LOWER([.C66]);&quot;, &quot;;COM.MICROSOFT.CONCAT(&quot;')) ||&#10;keywords.find((keyword)=&gt;keyword.toLowerCase().includes('&quot;));&quot;')) ? '&quot;;[.B66];&quot;' : false&quot;))" office:value-type="string" office:string-value="(any) =&gt; false" calcext:value-type="string">
            <text:p>(any) =&gt; fals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mille</text:p>
          </table:table-cell>
          <table:table-cell office:value-type="string" calcext:value-type="string">
            <text:p>famille</text:p>
          </table:table-cell>
          <table:table-cell table:formula="of:=COM.MICROSOFT.CONCAT(&quot;keywords_fr%20LIKE%20\'&quot;;SUBSTITUTE(SUBSTITUTE(LOWER([.C67]);&quot;, &quot;;&quot;\'%20OR%20keywords_fr%20LIKE%20\'&quot;);&quot; &quot;;&quot;\'%20&quot;);&quot;\'&quot;)" office:value-type="string" office:string-value="keywords_fr%20LIKE%20\'famille\'" calcext:value-type="string">
            <text:p>keywords_fr%20LIKE%20\'famille\'</text:p>
          </table:table-cell>
          <table:table-cell table:style-name="ce1" table:formula="of:=IF([.A67]&lt;&gt;&quot;&quot;;&quot;(any) =&gt; false&quot;;COM.MICROSOFT.CONCAT(&quot;(keywords) =&gt;&#10;keywords.find((keyword)=&gt;keyword.toLowerCase().includes('&quot;;SUBSTITUTE(LOWER([.C67]);&quot;, &quot;;COM.MICROSOFT.CONCAT(&quot;')) ||&#10;keywords.find((keyword)=&gt;keyword.toLowerCase().includes('&quot;));&quot;')) ? '&quot;;[.B67];&quot;' : false&quot;))" office:value-type="string" office:string-value="(keywords) =&gt;&#10;keywords.find((keyword)=&gt;keyword.toLowerCase().includes('famille')) ? 'Famille' : false" calcext:value-type="string">
            <text:p>(keywords) =&gt;</text:p>
            <text:p>keywords.find((keyword)=&gt;keyword.toLowerCase().includes('famille')) ? 'Famille' : false</text:p>
          </table:table-cell>
          <table:table-cell office:value-type="string" calcext:value-type="string">
            <text:p>famille </text:p>
          </table:table-cell>
          <table:table-cell office:value-type="string" calcext:value-type="string">
            <text:p>FAMILLE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ulte</text:p>
          </table:table-cell>
          <table:table-cell office:value-type="string" calcext:value-type="string">
            <text:p>adultes</text:p>
          </table:table-cell>
          <table:table-cell table:formula="of:=COM.MICROSOFT.CONCAT(&quot;keywords_fr%20LIKE%20\'&quot;;SUBSTITUTE(SUBSTITUTE(LOWER([.C68]);&quot;, &quot;;&quot;\'%20OR%20keywords_fr%20LIKE%20\'&quot;);&quot; &quot;;&quot;\'%20&quot;);&quot;\'&quot;)" office:value-type="string" office:string-value="keywords_fr%20LIKE%20\'adultes\'" calcext:value-type="string">
            <text:p>keywords_fr%20LIKE%20\'adultes\'</text:p>
          </table:table-cell>
          <table:table-cell table:style-name="ce1" table:formula="of:=IF([.A68]&lt;&gt;&quot;&quot;;&quot;(any) =&gt; false&quot;;COM.MICROSOFT.CONCAT(&quot;(keywords) =&gt;&#10;keywords.find((keyword)=&gt;keyword.toLowerCase().includes('&quot;;SUBSTITUTE(LOWER([.C68]);&quot;, &quot;;COM.MICROSOFT.CONCAT(&quot;')) ||&#10;keywords.find((keyword)=&gt;keyword.toLowerCase().includes('&quot;));&quot;')) ? '&quot;;[.B68];&quot;' : false&quot;))" office:value-type="string" office:string-value="(keywords) =&gt;&#10;keywords.find((keyword)=&gt;keyword.toLowerCase().includes('adultes')) ? 'Adulte' : false" calcext:value-type="string">
            <text:p>(keywords) =&gt;</text:p>
            <text:p>keywords.find((keyword)=&gt;keyword.toLowerCase().includes('adultes')) ? 'Adulte' : false</text:p>
          </table:table-cell>
          <table:table-cell office:value-type="string" calcext:value-type="string">
            <text:p>adultes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eunesse</text:p>
          </table:table-cell>
          <table:table-cell office:value-type="string" calcext:value-type="string">
            <text:p>enfant, jeune</text:p>
          </table:table-cell>
          <table:table-cell table:formula="of:=COM.MICROSOFT.CONCAT(&quot;keywords_fr%20LIKE%20\'&quot;;SUBSTITUTE(SUBSTITUTE(LOWER([.C69]);&quot;, &quot;;&quot;\'%20OR%20keywords_fr%20LIKE%20\'&quot;);&quot; &quot;;&quot;\'%20&quot;);&quot;\'&quot;)" office:value-type="string" office:string-value="keywords_fr%20LIKE%20\'enfant\'%20OR%20keywords_fr%20LIKE%20\'jeune\'" calcext:value-type="string">
            <text:p>keywords_fr%20LIKE%20\'enfant\'%20OR%20keywords_fr%20LIKE%20\'jeune\'</text:p>
          </table:table-cell>
          <table:table-cell table:style-name="ce1" table:formula="of:=IF([.A69]&lt;&gt;&quot;&quot;;&quot;(any) =&gt; false&quot;;COM.MICROSOFT.CONCAT(&quot;(keywords) =&gt;&#10;keywords.find((keyword)=&gt;keyword.toLowerCase().includes('&quot;;SUBSTITUTE(LOWER([.C69]);&quot;, &quot;;COM.MICROSOFT.CONCAT(&quot;')) ||&#10;keywords.find((keyword)=&gt;keyword.toLowerCase().includes('&quot;));&quot;')) ? '&quot;;[.B69];&quot;' : false&quot;))" office:value-type="string" office:string-value="(keywords) =&gt;&#10;keywords.find((keyword)=&gt;keyword.toLowerCase().includes('enfant')) ||&#10;keywords.find((keyword)=&gt;keyword.toLowerCase().includes('jeune')) ? 'Jeunesse' : false" calcext:value-type="string">
            <text:p>(keywords) =&gt;</text:p>
            <text:p>keywords.find((keyword)=&gt;keyword.toLowerCase().includes('enfant')) ||</text:p>
            <text:p>keywords.find((keyword)=&gt;keyword.toLowerCase().includes('jeune')) ? 'Jeunesse' : false</text:p>
          </table:table-cell>
          <table:table-cell office:value-type="string" calcext:value-type="string">
            <text:p>enfants </text:p>
          </table:table-cell>
          <table:table-cell office:value-type="string" calcext:value-type="string">
            <text:p>enfant </text:p>
          </table:table-cell>
          <table:table-cell office:value-type="string" calcext:value-type="string">
            <text:p>jeune public </text:p>
          </table:table-cell>
          <table:table-cell office:value-type="string" calcext:value-type="string">
            <text:p>jeunesse </text:p>
          </table:table-cell>
          <table:table-cell office:value-type="string" calcext:value-type="string">
            <text:p>Jeune public </text:p>
          </table:table-cell>
          <table:table-cell office:value-type="string" calcext:value-type="string">
            <text:p>Jeunesse </text:p>
          </table:table-cell>
          <table:table-cell office:value-type="string" calcext:value-type="string">
            <text:p>jeunes </text:p>
          </table:table-cell>
          <table:table-cell office:value-type="string" calcext:value-type="string">
            <text:p>JEUNESS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t publique</text:p>
          </table:table-cell>
          <table:table-cell office:value-type="string" calcext:value-type="string">
            <text:p>tout publique</text:p>
          </table:table-cell>
          <table:table-cell table:formula="of:=COM.MICROSOFT.CONCAT(&quot;keywords_fr%20LIKE%20\'&quot;;SUBSTITUTE(SUBSTITUTE(LOWER([.C70]);&quot;, &quot;;&quot;\'%20OR%20keywords_fr%20LIKE%20\'&quot;);&quot; &quot;;&quot;\'%20&quot;);&quot;\'&quot;)" office:value-type="string" office:string-value="keywords_fr%20LIKE%20\'tout\'%20publique\'" calcext:value-type="string">
            <text:p>keywords_fr%20LIKE%20\'tout\'%20publique\'</text:p>
          </table:table-cell>
          <table:table-cell table:style-name="ce1" table:formula="of:=IF([.A70]&lt;&gt;&quot;&quot;;&quot;(any) =&gt; false&quot;;COM.MICROSOFT.CONCAT(&quot;(keywords) =&gt;&#10;keywords.find((keyword)=&gt;keyword.toLowerCase().includes('&quot;;SUBSTITUTE(LOWER([.C70]);&quot;, &quot;;COM.MICROSOFT.CONCAT(&quot;')) ||&#10;keywords.find((keyword)=&gt;keyword.toLowerCase().includes('&quot;));&quot;')) ? '&quot;;[.B70];&quot;' : false&quot;))" office:value-type="string" office:string-value="(keywords) =&gt;&#10;keywords.find((keyword)=&gt;keyword.toLowerCase().includes('tout publique')) ? 'Tout publique' : false" calcext:value-type="string">
            <text:p>(keywords) =&gt;</text:p>
            <text:p>keywords.find((keyword)=&gt;keyword.toLowerCase().includes('tout publique')) ? 'Tout publique' : false</text:p>
          </table:table-cell>
          <table:table-cell office:value-type="string" calcext:value-type="string">
            <text:p>Tout public </text:p>
          </table:table-cell>
          <table:table-cell office:value-type="string" calcext:value-type="string">
            <text:p>tout public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res</text:p>
          </table:table-cell>
          <table:table-cell office:value-type="string" calcext:value-type="string">
            <text:p>--Tous--</text:p>
          </table:table-cell>
          <table:table-cell table:formula="of:=COM.MICROSOFT.TEXTJOIN(&quot;, &quot;;1;[.C72:.C82])" office:value-type="string" office:string-value="debat, sante, jardin, animaux, animal, solidarite, association, gratuit, nature, environnement, ecologie, biodiversite, sport, velo, conference, emploi" calcext:value-type="string">
            <text:p>debat, sante, jardin, animaux, animal, solidarite, association, gratuit, nature, environnement, ecologie, biodiversite, sport, velo, conference, emploi</text:p>
          </table:table-cell>
          <table:table-cell table:formula="of:=COM.MICROSOFT.CONCAT(&quot;keywords_fr%20LIKE%20\'&quot;;SUBSTITUTE(SUBSTITUTE(LOWER([.C71]);&quot;, &quot;;&quot;\'%20OR%20keywords_fr%20LIKE%20\'&quot;);&quot; &quot;;&quot;\'%20&quot;);&quot;\'&quot;)" office:value-type="string" office:string-value="keywords_fr%20LIKE%20\'debat\'%20OR%20keywords_fr%20LIKE%20\'sante\'%20OR%20keywords_fr%20LIKE%20\'jardin\'%20OR%20keywords_fr%20LIKE%20\'animaux\'%20OR%20keywords_fr%20LIKE%20\'animal\'%20OR%20keywords_fr%20LIKE%20\'solidarite\'%20OR%20keywords_fr%20LIKE%20\'association\'%20OR%20keywords_fr%20LIKE%20\'gratuit\'%20OR%20keywords_fr%20LIKE%20\'nature\'%20OR%20keywords_fr%20LIKE%20\'environnement\'%20OR%20keywords_fr%20LIKE%20\'ecologie\'%20OR%20keywords_fr%20LIKE%20\'biodiversite\'%20OR%20keywords_fr%20LIKE%20\'sport\'%20OR%20keywords_fr%20LIKE%20\'velo\'%20OR%20keywords_fr%20LIKE%20\'conference\'%20OR%20keywords_fr%20LIKE%20\'emploi\'" calcext:value-type="string">
            <text:p>keywords_fr%20LIKE%20\'debat\'%20OR%20keywords_fr%20LIKE%20\'sante\'%20OR%20keywords_fr%20LIKE%20\'jardin\'%20OR%20keywords_fr%20LIKE%20\'animaux\'%20OR%20keywords_fr%20LIKE%20\'animal\'%20OR%20keywords_fr%20LIKE%20\'solidarite\'%20OR%20keywords_fr%20LIKE%20\'association\'%20OR%20keywords_fr%20LIKE%20\'gratuit\'%20OR%20keywords_fr%20LIKE%20\'nature\'%20OR%20keywords_fr%20LIKE%20\'environnement\'%20OR%20keywords_fr%20LIKE%20\'ecologie\'%20OR%20keywords_fr%20LIKE%20\'biodiversite\'%20OR%20keywords_fr%20LIKE%20\'sport\'%20OR%20keywords_fr%20LIKE%20\'velo\'%20OR%20keywords_fr%20LIKE%20\'conference\'%20OR%20keywords_fr%20LIKE%20\'emploi\'</text:p>
          </table:table-cell>
          <table:table-cell table:style-name="ce1" table:formula="of:=IF([.A71]&lt;&gt;&quot;&quot;;&quot;(any) =&gt; false&quot;;COM.MICROSOFT.CONCAT(&quot;(keywords) =&gt;&#10;keywords.find((keyword)=&gt;keyword.toLowerCase().includes('&quot;;SUBSTITUTE(LOWER([.C71]);&quot;, &quot;;COM.MICROSOFT.CONCAT(&quot;')) ||&#10;keywords.find((keyword)=&gt;keyword.toLowerCase().includes('&quot;));&quot;')) ? '&quot;;[.B71];&quot;' : false&quot;))" office:value-type="string" office:string-value="(any) =&gt; false" calcext:value-type="string">
            <text:p>(any) =&gt; fals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ébat</text:p>
          </table:table-cell>
          <table:table-cell office:value-type="string" calcext:value-type="string">
            <text:p>debat</text:p>
          </table:table-cell>
          <table:table-cell table:formula="of:=COM.MICROSOFT.CONCAT(&quot;keywords_fr%20LIKE%20\'&quot;;SUBSTITUTE(SUBSTITUTE(LOWER([.C72]);&quot;, &quot;;&quot;\'%20OR%20keywords_fr%20LIKE%20\'&quot;);&quot; &quot;;&quot;\'%20&quot;);&quot;\'&quot;)" office:value-type="string" office:string-value="keywords_fr%20LIKE%20\'debat\'" calcext:value-type="string">
            <text:p>keywords_fr%20LIKE%20\'debat\'</text:p>
          </table:table-cell>
          <table:table-cell table:style-name="ce1" table:formula="of:=IF([.A72]&lt;&gt;&quot;&quot;;&quot;(any) =&gt; false&quot;;COM.MICROSOFT.CONCAT(&quot;(keywords) =&gt;&#10;keywords.find((keyword)=&gt;keyword.toLowerCase().includes('&quot;;SUBSTITUTE(LOWER([.C72]);&quot;, &quot;;COM.MICROSOFT.CONCAT(&quot;')) ||&#10;keywords.find((keyword)=&gt;keyword.toLowerCase().includes('&quot;));&quot;')) ? '&quot;;[.B72];&quot;' : false&quot;))" office:value-type="string" office:string-value="(keywords) =&gt;&#10;keywords.find((keyword)=&gt;keyword.toLowerCase().includes('debat')) ? 'Débat' : false" calcext:value-type="string">
            <text:p>(keywords) =&gt;</text:p>
            <text:p>keywords.find((keyword)=&gt;keyword.toLowerCase().includes('debat')) ? 'Débat' : false</text:p>
          </table:table-cell>
          <table:table-cell office:value-type="string" calcext:value-type="string">
            <text:p>débat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nté</text:p>
          </table:table-cell>
          <table:table-cell office:value-type="string" calcext:value-type="string">
            <text:p>sante</text:p>
          </table:table-cell>
          <table:table-cell table:formula="of:=COM.MICROSOFT.CONCAT(&quot;keywords_fr%20LIKE%20\'&quot;;SUBSTITUTE(SUBSTITUTE(LOWER([.C73]);&quot;, &quot;;&quot;\'%20OR%20keywords_fr%20LIKE%20\'&quot;);&quot; &quot;;&quot;\'%20&quot;);&quot;\'&quot;)" office:value-type="string" office:string-value="keywords_fr%20LIKE%20\'sante\'" calcext:value-type="string">
            <text:p>keywords_fr%20LIKE%20\'sante\'</text:p>
          </table:table-cell>
          <table:table-cell table:style-name="ce1" table:formula="of:=IF([.A73]&lt;&gt;&quot;&quot;;&quot;(any) =&gt; false&quot;;COM.MICROSOFT.CONCAT(&quot;(keywords) =&gt;&#10;keywords.find((keyword)=&gt;keyword.toLowerCase().includes('&quot;;SUBSTITUTE(LOWER([.C73]);&quot;, &quot;;COM.MICROSOFT.CONCAT(&quot;')) ||&#10;keywords.find((keyword)=&gt;keyword.toLowerCase().includes('&quot;));&quot;')) ? '&quot;;[.B73];&quot;' : false&quot;))" office:value-type="string" office:string-value="(keywords) =&gt;&#10;keywords.find((keyword)=&gt;keyword.toLowerCase().includes('sante')) ? 'Santé' : false" calcext:value-type="string">
            <text:p>(keywords) =&gt;</text:p>
            <text:p>keywords.find((keyword)=&gt;keyword.toLowerCase().includes('sante')) ? 'Santé' : false</text:p>
          </table:table-cell>
          <table:table-cell office:value-type="string" calcext:value-type="string">
            <text:p>santé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ardin</text:p>
          </table:table-cell>
          <table:table-cell office:value-type="string" calcext:value-type="string">
            <text:p>jardin</text:p>
          </table:table-cell>
          <table:table-cell table:formula="of:=COM.MICROSOFT.CONCAT(&quot;keywords_fr%20LIKE%20\'&quot;;SUBSTITUTE(SUBSTITUTE(LOWER([.C74]);&quot;, &quot;;&quot;\'%20OR%20keywords_fr%20LIKE%20\'&quot;);&quot; &quot;;&quot;\'%20&quot;);&quot;\'&quot;)" office:value-type="string" office:string-value="keywords_fr%20LIKE%20\'jardin\'" calcext:value-type="string">
            <text:p>keywords_fr%20LIKE%20\'jardin\'</text:p>
          </table:table-cell>
          <table:table-cell table:style-name="ce1" table:formula="of:=IF([.A74]&lt;&gt;&quot;&quot;;&quot;(any) =&gt; false&quot;;COM.MICROSOFT.CONCAT(&quot;(keywords) =&gt;&#10;keywords.find((keyword)=&gt;keyword.toLowerCase().includes('&quot;;SUBSTITUTE(LOWER([.C74]);&quot;, &quot;;COM.MICROSOFT.CONCAT(&quot;')) ||&#10;keywords.find((keyword)=&gt;keyword.toLowerCase().includes('&quot;));&quot;')) ? '&quot;;[.B74];&quot;' : false&quot;))" office:value-type="string" office:string-value="(keywords) =&gt;&#10;keywords.find((keyword)=&gt;keyword.toLowerCase().includes('jardin')) ? 'Jardin' : false" calcext:value-type="string">
            <text:p>(keywords) =&gt;</text:p>
            <text:p>keywords.find((keyword)=&gt;keyword.toLowerCase().includes('jardin')) ? 'Jardin' : false</text:p>
          </table:table-cell>
          <table:table-cell office:value-type="string" calcext:value-type="string">
            <text:p>jardin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nimaux</text:p>
          </table:table-cell>
          <table:table-cell office:value-type="string" calcext:value-type="string">
            <text:p>animaux, animal</text:p>
          </table:table-cell>
          <table:table-cell table:formula="of:=COM.MICROSOFT.CONCAT(&quot;keywords_fr%20LIKE%20\'&quot;;SUBSTITUTE(SUBSTITUTE(LOWER([.C75]);&quot;, &quot;;&quot;\'%20OR%20keywords_fr%20LIKE%20\'&quot;);&quot; &quot;;&quot;\'%20&quot;);&quot;\'&quot;)" office:value-type="string" office:string-value="keywords_fr%20LIKE%20\'animaux\'%20OR%20keywords_fr%20LIKE%20\'animal\'" calcext:value-type="string">
            <text:p>keywords_fr%20LIKE%20\'animaux\'%20OR%20keywords_fr%20LIKE%20\'animal\'</text:p>
          </table:table-cell>
          <table:table-cell table:style-name="ce1" table:formula="of:=IF([.A75]&lt;&gt;&quot;&quot;;&quot;(any) =&gt; false&quot;;COM.MICROSOFT.CONCAT(&quot;(keywords) =&gt;&#10;keywords.find((keyword)=&gt;keyword.toLowerCase().includes('&quot;;SUBSTITUTE(LOWER([.C75]);&quot;, &quot;;COM.MICROSOFT.CONCAT(&quot;')) ||&#10;keywords.find((keyword)=&gt;keyword.toLowerCase().includes('&quot;));&quot;')) ? '&quot;;[.B75];&quot;' : false&quot;))" office:value-type="string" office:string-value="(keywords) =&gt;&#10;keywords.find((keyword)=&gt;keyword.toLowerCase().includes('animaux')) ||&#10;keywords.find((keyword)=&gt;keyword.toLowerCase().includes('animal')) ? 'Animaux' : false" calcext:value-type="string">
            <text:p>(keywords) =&gt;</text:p>
            <text:p>keywords.find((keyword)=&gt;keyword.toLowerCase().includes('animaux')) ||</text:p>
            <text:p>keywords.find((keyword)=&gt;keyword.toLowerCase().includes('animal')) ? 'Animaux' : false</text:p>
          </table:table-cell>
          <table:table-cell office:value-type="string" calcext:value-type="string">
            <text:p>animaux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lidarité</text:p>
          </table:table-cell>
          <table:table-cell office:value-type="string" calcext:value-type="string">
            <text:p>solidarite</text:p>
          </table:table-cell>
          <table:table-cell table:formula="of:=COM.MICROSOFT.CONCAT(&quot;keywords_fr%20LIKE%20\'&quot;;SUBSTITUTE(SUBSTITUTE(LOWER([.C76]);&quot;, &quot;;&quot;\'%20OR%20keywords_fr%20LIKE%20\'&quot;);&quot; &quot;;&quot;\'%20&quot;);&quot;\'&quot;)" office:value-type="string" office:string-value="keywords_fr%20LIKE%20\'solidarite\'" calcext:value-type="string">
            <text:p>keywords_fr%20LIKE%20\'solidarite\'</text:p>
          </table:table-cell>
          <table:table-cell table:style-name="ce1" table:formula="of:=IF([.A76]&lt;&gt;&quot;&quot;;&quot;(any) =&gt; false&quot;;COM.MICROSOFT.CONCAT(&quot;(keywords) =&gt;&#10;keywords.find((keyword)=&gt;keyword.toLowerCase().includes('&quot;;SUBSTITUTE(LOWER([.C76]);&quot;, &quot;;COM.MICROSOFT.CONCAT(&quot;')) ||&#10;keywords.find((keyword)=&gt;keyword.toLowerCase().includes('&quot;));&quot;')) ? '&quot;;[.B76];&quot;' : false&quot;))" office:value-type="string" office:string-value="(keywords) =&gt;&#10;keywords.find((keyword)=&gt;keyword.toLowerCase().includes('solidarite')) ? 'Solidarité' : false" calcext:value-type="string">
            <text:p>(keywords) =&gt;</text:p>
            <text:p>keywords.find((keyword)=&gt;keyword.toLowerCase().includes('solidarite')) ? 'Solidarité' : false</text:p>
          </table:table-cell>
          <table:table-cell office:value-type="string" calcext:value-type="string">
            <text:p>solidarité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ssociation</text:p>
          </table:table-cell>
          <table:table-cell office:value-type="string" calcext:value-type="string">
            <text:p>association</text:p>
          </table:table-cell>
          <table:table-cell table:formula="of:=COM.MICROSOFT.CONCAT(&quot;keywords_fr%20LIKE%20\'&quot;;SUBSTITUTE(SUBSTITUTE(LOWER([.C77]);&quot;, &quot;;&quot;\'%20OR%20keywords_fr%20LIKE%20\'&quot;);&quot; &quot;;&quot;\'%20&quot;);&quot;\'&quot;)" office:value-type="string" office:string-value="keywords_fr%20LIKE%20\'association\'" calcext:value-type="string">
            <text:p>keywords_fr%20LIKE%20\'association\'</text:p>
          </table:table-cell>
          <table:table-cell table:style-name="ce1" table:formula="of:=IF([.A77]&lt;&gt;&quot;&quot;;&quot;(any) =&gt; false&quot;;COM.MICROSOFT.CONCAT(&quot;(keywords) =&gt;&#10;keywords.find((keyword)=&gt;keyword.toLowerCase().includes('&quot;;SUBSTITUTE(LOWER([.C77]);&quot;, &quot;;COM.MICROSOFT.CONCAT(&quot;')) ||&#10;keywords.find((keyword)=&gt;keyword.toLowerCase().includes('&quot;));&quot;')) ? '&quot;;[.B77];&quot;' : false&quot;))" office:value-type="string" office:string-value="(keywords) =&gt;&#10;keywords.find((keyword)=&gt;keyword.toLowerCase().includes('association')) ? 'Association' : false" calcext:value-type="string">
            <text:p>(keywords) =&gt;</text:p>
            <text:p>keywords.find((keyword)=&gt;keyword.toLowerCase().includes('association')) ? 'Association' : false</text:p>
          </table:table-cell>
          <table:table-cell office:value-type="string" calcext:value-type="string">
            <text:p>association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ratuit</text:p>
          </table:table-cell>
          <table:table-cell office:value-type="string" calcext:value-type="string">
            <text:p>gratuit</text:p>
          </table:table-cell>
          <table:table-cell table:formula="of:=COM.MICROSOFT.CONCAT(&quot;keywords_fr%20LIKE%20\'&quot;;SUBSTITUTE(SUBSTITUTE(LOWER([.C78]);&quot;, &quot;;&quot;\'%20OR%20keywords_fr%20LIKE%20\'&quot;);&quot; &quot;;&quot;\'%20&quot;);&quot;\'&quot;)" office:value-type="string" office:string-value="keywords_fr%20LIKE%20\'gratuit\'" calcext:value-type="string">
            <text:p>keywords_fr%20LIKE%20\'gratuit\'</text:p>
          </table:table-cell>
          <table:table-cell table:style-name="ce1" table:formula="of:=IF([.A78]&lt;&gt;&quot;&quot;;&quot;(any) =&gt; false&quot;;COM.MICROSOFT.CONCAT(&quot;(keywords) =&gt;&#10;keywords.find((keyword)=&gt;keyword.toLowerCase().includes('&quot;;SUBSTITUTE(LOWER([.C78]);&quot;, &quot;;COM.MICROSOFT.CONCAT(&quot;')) ||&#10;keywords.find((keyword)=&gt;keyword.toLowerCase().includes('&quot;));&quot;')) ? '&quot;;[.B78];&quot;' : false&quot;))" office:value-type="string" office:string-value="(keywords) =&gt;&#10;keywords.find((keyword)=&gt;keyword.toLowerCase().includes('gratuit')) ? 'Gratuit' : false" calcext:value-type="string">
            <text:p>(keywords) =&gt;</text:p>
            <text:p>keywords.find((keyword)=&gt;keyword.toLowerCase().includes('gratuit')) ? 'Gratuit' : false</text:p>
          </table:table-cell>
          <table:table-cell office:value-type="string" calcext:value-type="string">
            <text:p>gratuit </text:p>
          </table:table-cell>
          <table:table-cell office:value-type="string" calcext:value-type="string">
            <text:p>Gratuit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ture &amp; Écologie</text:p>
          </table:table-cell>
          <table:table-cell office:value-type="string" calcext:value-type="string">
            <text:p>nature, environnement, ecologie, biodiversite</text:p>
          </table:table-cell>
          <table:table-cell table:formula="of:=COM.MICROSOFT.CONCAT(&quot;keywords_fr%20LIKE%20\'&quot;;SUBSTITUTE(SUBSTITUTE(LOWER([.C79]);&quot;, &quot;;&quot;\'%20OR%20keywords_fr%20LIKE%20\'&quot;);&quot; &quot;;&quot;\'%20&quot;);&quot;\'&quot;)" office:value-type="string" office:string-value="keywords_fr%20LIKE%20\'nature\'%20OR%20keywords_fr%20LIKE%20\'environnement\'%20OR%20keywords_fr%20LIKE%20\'ecologie\'%20OR%20keywords_fr%20LIKE%20\'biodiversite\'" calcext:value-type="string">
            <text:p>keywords_fr%20LIKE%20\'nature\'%20OR%20keywords_fr%20LIKE%20\'environnement\'%20OR%20keywords_fr%20LIKE%20\'ecologie\'%20OR%20keywords_fr%20LIKE%20\'biodiversite\'</text:p>
          </table:table-cell>
          <table:table-cell table:style-name="ce1" table:formula="of:=IF([.A79]&lt;&gt;&quot;&quot;;&quot;(any) =&gt; false&quot;;COM.MICROSOFT.CONCAT(&quot;(keywords) =&gt;&#10;keywords.find((keyword)=&gt;keyword.toLowerCase().includes('&quot;;SUBSTITUTE(LOWER([.C79]);&quot;, &quot;;COM.MICROSOFT.CONCAT(&quot;')) ||&#10;keywords.find((keyword)=&gt;keyword.toLowerCase().includes('&quot;));&quot;')) ? '&quot;;[.B79];&quot;' : false&quot;))" office:value-type="string" office:string-value="(keywords) =&gt;&#10;keywords.find((keyword)=&gt;keyword.toLowerCase().includes('nature')) ||&#10;keywords.find((keyword)=&gt;keyword.toLowerCase().includes('environnement')) ||&#10;keywords.find((keyword)=&gt;keyword.toLowerCase().includes('ecologie')) ||&#10;keywords.find((keyword)=&gt;keyword.toLowerCase().includes('biodiversite')) ? 'Nature &amp; Écologie' : false" calcext:value-type="string">
            <text:p>(keywords) =&gt;</text:p>
            <text:p>keywords.find((keyword)=&gt;keyword.toLowerCase().includes('nature')) ||</text:p>
            <text:p>keywords.find((keyword)=&gt;keyword.toLowerCase().includes('environnement')) ||</text:p>
            <text:p>keywords.find((keyword)=&gt;keyword.toLowerCase().includes('ecologie')) ||</text:p>
            <text:p>keywords.find((keyword)=&gt;keyword.toLowerCase().includes('biodiversite')) ? 'Nature &amp; Écologie' : false</text:p>
          </table:table-cell>
          <table:table-cell office:value-type="string" calcext:value-type="string">
            <text:p>nature </text:p>
          </table:table-cell>
          <table:table-cell office:value-type="string" calcext:value-type="string">
            <text:p>environnement </text:p>
          </table:table-cell>
          <table:table-cell office:value-type="string" calcext:value-type="string">
            <text:p>Nature </text:p>
          </table:table-cell>
          <table:table-cell office:value-type="string" calcext:value-type="string">
            <text:p>écologie </text:p>
          </table:table-cell>
          <table:table-cell office:value-type="string" calcext:value-type="string">
            <text:p>biodiversité </text:p>
          </table:table-cell>
          <table:table-cell office:value-type="string" calcext:value-type="string">
            <text:p>développement durable </text:p>
          </table:table-cell>
          <table:table-cell office:value-type="string" calcext:value-type="string">
            <text:p>NATURE </text:p>
          </table:table-cell>
          <table:table-cell office:value-type="string" calcext:value-type="string">
            <text:p>Maison de la nature </text:p>
          </table:table-cell>
          <table:table-cell office:value-type="string" calcext:value-type="string">
            <text:p>Environnement </text:p>
          </table:table-cell>
        </table:table-row>
        <table:table-row table:style-name="ro1">
          <table:table-cell/>
          <table:table-cell office:value-type="string" calcext:value-type="string">
            <text:p>Sport</text:p>
          </table:table-cell>
          <table:table-cell office:value-type="string" calcext:value-type="string">
            <text:p>sport, velo</text:p>
          </table:table-cell>
          <table:table-cell table:formula="of:=COM.MICROSOFT.CONCAT(&quot;keywords_fr%20LIKE%20\'&quot;;SUBSTITUTE(SUBSTITUTE(LOWER([.C80]);&quot;, &quot;;&quot;\'%20OR%20keywords_fr%20LIKE%20\'&quot;);&quot; &quot;;&quot;\'%20&quot;);&quot;\'&quot;)" office:value-type="string" office:string-value="keywords_fr%20LIKE%20\'sport\'%20OR%20keywords_fr%20LIKE%20\'velo\'" calcext:value-type="string">
            <text:p>keywords_fr%20LIKE%20\'sport\'%20OR%20keywords_fr%20LIKE%20\'velo\'</text:p>
          </table:table-cell>
          <table:table-cell table:style-name="ce1" table:formula="of:=IF([.A80]&lt;&gt;&quot;&quot;;&quot;(any) =&gt; false&quot;;COM.MICROSOFT.CONCAT(&quot;(keywords) =&gt;&#10;keywords.find((keyword)=&gt;keyword.toLowerCase().includes('&quot;;SUBSTITUTE(LOWER([.C80]);&quot;, &quot;;COM.MICROSOFT.CONCAT(&quot;')) ||&#10;keywords.find((keyword)=&gt;keyword.toLowerCase().includes('&quot;));&quot;')) ? '&quot;;[.B80];&quot;' : false&quot;))" office:value-type="string" office:string-value="(keywords) =&gt;&#10;keywords.find((keyword)=&gt;keyword.toLowerCase().includes('sport')) ||&#10;keywords.find((keyword)=&gt;keyword.toLowerCase().includes('velo')) ? 'Sport' : false" calcext:value-type="string">
            <text:p>(keywords) =&gt;</text:p>
            <text:p>keywords.find((keyword)=&gt;keyword.toLowerCase().includes('sport')) ||</text:p>
            <text:p>keywords.find((keyword)=&gt;keyword.toLowerCase().includes('velo')) ? 'Sport' : false</text:p>
          </table:table-cell>
          <table:table-cell office:value-type="string" calcext:value-type="string">
            <text:p>sport </text:p>
          </table:table-cell>
          <table:table-cell office:value-type="string" calcext:value-type="string">
            <text:p>Sport </text:p>
          </table:table-cell>
          <table:table-cell office:value-type="string" calcext:value-type="string">
            <text:p>sports </text:p>
          </table:table-cell>
          <table:table-cell office:value-type="string" calcext:value-type="string">
            <text:p>vélo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férence</text:p>
          </table:table-cell>
          <table:table-cell office:value-type="string" calcext:value-type="string">
            <text:p>conference</text:p>
          </table:table-cell>
          <table:table-cell table:formula="of:=COM.MICROSOFT.CONCAT(&quot;keywords_fr%20LIKE%20\'&quot;;SUBSTITUTE(SUBSTITUTE(LOWER([.C81]);&quot;, &quot;;&quot;\'%20OR%20keywords_fr%20LIKE%20\'&quot;);&quot; &quot;;&quot;\'%20&quot;);&quot;\'&quot;)" office:value-type="string" office:string-value="keywords_fr%20LIKE%20\'conference\'" calcext:value-type="string">
            <text:p>keywords_fr%20LIKE%20\'conference\'</text:p>
          </table:table-cell>
          <table:table-cell table:style-name="ce1" table:formula="of:=IF([.A81]&lt;&gt;&quot;&quot;;&quot;(any) =&gt; false&quot;;COM.MICROSOFT.CONCAT(&quot;(keywords) =&gt;&#10;keywords.find((keyword)=&gt;keyword.toLowerCase().includes('&quot;;SUBSTITUTE(LOWER([.C81]);&quot;, &quot;;COM.MICROSOFT.CONCAT(&quot;')) ||&#10;keywords.find((keyword)=&gt;keyword.toLowerCase().includes('&quot;));&quot;')) ? '&quot;;[.B81];&quot;' : false&quot;))" office:value-type="string" office:string-value="(keywords) =&gt;&#10;keywords.find((keyword)=&gt;keyword.toLowerCase().includes('conference')) ? 'Conférence' : false" calcext:value-type="string">
            <text:p>(keywords) =&gt;</text:p>
            <text:p>keywords.find((keyword)=&gt;keyword.toLowerCase().includes('conference')) ? 'Conférence' : false</text:p>
          </table:table-cell>
          <table:table-cell office:value-type="string" calcext:value-type="string">
            <text:p>conférence </text:p>
          </table:table-cell>
          <table:table-cell office:value-type="string" calcext:value-type="string">
            <text:p>Conférence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ploi</text:p>
          </table:table-cell>
          <table:table-cell office:value-type="string" calcext:value-type="string">
            <text:p>emploi</text:p>
          </table:table-cell>
          <table:table-cell table:formula="of:=COM.MICROSOFT.CONCAT(&quot;keywords_fr%20LIKE%20\'&quot;;SUBSTITUTE(SUBSTITUTE(LOWER([.C82]);&quot;, &quot;;&quot;\'%20OR%20keywords_fr%20LIKE%20\'&quot;);&quot; &quot;;&quot;\'%20&quot;);&quot;\'&quot;)" office:value-type="string" office:string-value="keywords_fr%20LIKE%20\'emploi\'" calcext:value-type="string">
            <text:p>keywords_fr%20LIKE%20\'emploi\'</text:p>
          </table:table-cell>
          <table:table-cell table:style-name="ce1" table:formula="of:=IF([.A82]&lt;&gt;&quot;&quot;;&quot;(any) =&gt; false&quot;;COM.MICROSOFT.CONCAT(&quot;(keywords) =&gt;&#10;keywords.find((keyword)=&gt;keyword.toLowerCase().includes('&quot;;SUBSTITUTE(LOWER([.C82]);&quot;, &quot;;COM.MICROSOFT.CONCAT(&quot;')) ||&#10;keywords.find((keyword)=&gt;keyword.toLowerCase().includes('&quot;));&quot;')) ? '&quot;;[.B82];&quot;' : false&quot;))" office:value-type="string" office:string-value="(keywords) =&gt;&#10;keywords.find((keyword)=&gt;keyword.toLowerCase().includes('emploi')) ? 'Emploi' : false" calcext:value-type="string">
            <text:p>(keywords) =&gt;</text:p>
            <text:p>keywords.find((keyword)=&gt;keyword.toLowerCase().includes('emploi')) ? 'Emploi' : false</text:p>
          </table:table-cell>
          <table:table-cell office:value-type="string" calcext:value-type="string">
            <text:p>emploi </text:p>
          </table:table-cell>
          <table:table-cell office:value-type="string" calcext:value-type="string">
            <text:p>booster sa recherche d'emploi </text:p>
          </table:table-cell>
          <table:table-cell table:number-columns-repeated="7"/>
        </table:table-row>
        <table:table-row table:style-name="ro1" table:number-rows-repeated="104849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15" table:default-cell-style-name="Default"/>
        <table:table-column table:style-name="co16" table:default-cell-style-name="Default"/>
        <table:table-row table:style-name="ro2">
          <table:table-cell table:formula="of:=COM.MICROSOFT.CONCAT(&quot;module.exports = {&#10;&quot;;[.A3:.B100];&quot;}&#10;};&quot;)" office:value-type="string" office:string-value="module.exports = {&#10;'--Catégorie--': {&#10;'--Aucun--': {&#10;APIwhere: '&quot;&quot;',&#10;findSub: (any) =&gt; false&#10;},&#10;},&#10;'Musique': {&#10;'--Tous--': {&#10;APIwhere: 'keywords_fr%20LIKE%20\'concert\'%20OR%20keywords_fr%20LIKE%20\'rock\'%20OR%20keywords_fr%20LIKE%20\'musique\'%20OR%20keywords_fr%20LIKE%20\'orchestre\'%20OR%20keywords_fr%20LIKE%20\'piano\'%20OR%20keywords_fr%20LIKE%20\'jazz\'%20OR%20keywords_fr%20LIKE%20\'chanson\'%20OR%20keywords_fr%20LIKE%20\'chant\'%20OR%20keywords_fr%20LIKE%20\'classique\'%20OR%20keywords_fr%20LIKE%20\'pop\'%20OR%20keywords_fr%20LIKE%20\'folk\'%20OR%20keywords_fr%20LIKE%20\'festival\'',&#10;findSub: (any) =&gt; false&#10;},&#10;'Concert': {&#10;APIwhere: 'keywords_fr%20LIKE%20\'concert\'',&#10;findSub: (keywords) =&gt;&#10;keywords.find((keyword)=&gt;keyword.toLowerCase().includes('concert')) ? 'Concert' : false&#10;},&#10;'Rock': {&#10;APIwhere: 'keywords_fr%20LIKE%20\'rock\'',&#10;findSub: (keywords) =&gt;&#10;keywords.find((keyword)=&gt;keyword.toLowerCase().includes('rock')) ? 'Rock' : false&#10;},&#10;'Musique': {&#10;APIwhere: 'keywords_fr%20LIKE%20\'musique\'%20OR%20keywords_fr%20LIKE%20\'orchestre\'%20OR%20keywords_fr%20LIKE%20\'piano\'',&#10;findSub: (keywords) =&gt;&#10;keywords.find((keyword)=&gt;keyword.toLowerCase().includes('musique')) ||&#10;keywords.find((keyword)=&gt;keyword.toLowerCase().includes('orchestre')) ||&#10;keywords.find((keyword)=&gt;keyword.toLowerCase().includes('piano')) ? 'Musique' : false&#10;},&#10;'Jazz': {&#10;APIwhere: 'keywords_fr%20LIKE%20\'jazz\'',&#10;findSub: (keywords) =&gt;&#10;keywords.find((keyword)=&gt;keyword.toLowerCase().includes('jazz')) ? 'Jazz' : false&#10;},&#10;'Chant &amp; Chanson': {&#10;APIwhere: 'keywords_fr%20LIKE%20\'chanson\'%20OR%20keywords_fr%20LIKE%20\'chant\'',&#10;findSub: (keywords) =&gt;&#10;keywords.find((keyword)=&gt;keyword.toLowerCase().includes('chanson')) ||&#10;keywords.find((keyword)=&gt;keyword.toLowerCase().includes('chant')) ? 'Chant &amp; Chanson' : false&#10;},&#10;'Classique': {&#10;APIwhere: 'keywords_fr%20LIKE%20\'classique\'',&#10;findSub: (keywords) =&gt;&#10;keywords.find((keyword)=&gt;keyword.toLowerCase().includes('classique')) ? 'Classique' : false&#10;},&#10;'Pop': {&#10;APIwhere: 'keywords_fr%20LIKE%20\'pop\'',&#10;findSub: (keywords) =&gt;&#10;keywords.find((keyword)=&gt;keyword.toLowerCase().includes('pop')) ? 'Pop' : false&#10;},&#10;'Folk': {&#10;APIwhere: 'keywords_fr%20LIKE%20\'folk\'',&#10;findSub: (keywords) =&gt;&#10;keywords.find((keyword)=&gt;keyword.toLowerCase().includes('folk')) ? 'Folk' : false&#10;},&#10;'Festival': {&#10;APIwhere: 'keywords_fr%20LIKE%20\'festival\'',&#10;findSub: (keywords) =&gt;&#10;keywords.find((keyword)=&gt;keyword.toLowerCase().includes('festival')) ? 'Festival' : false&#10;},&#10;},&#10;'Création': {&#10;'--Tous--': {&#10;APIwhere: 'keywords_fr%20LIKE%20\'atelier\'%20OR%20keywords_fr%20LIKE%20\'stage\'%20OR%20keywords_fr%20LIKE%20\'formation\'%20OR%20keywords_fr%20LIKE%20\'creation\'%20OR%20keywords_fr%20LIKE%20\'cuisine\'',&#10;findSub: (any) =&gt; false&#10;},&#10;'Atelier': {&#10;APIwhere: 'keywords_fr%20LIKE%20\'atelier\'',&#10;findSub: (keywords) =&gt;&#10;keywords.find((keyword)=&gt;keyword.toLowerCase().includes('atelier')) ? 'Atelier' : false&#10;},&#10;'Stage &amp; Formation': {&#10;APIwhere: 'keywords_fr%20LIKE%20\'stage\'%20OR%20keywords_fr%20LIKE%20\'formation\'',&#10;findSub: (keywords) =&gt;&#10;keywords.find((keyword)=&gt;keyword.toLowerCase().includes('stage')) ||&#10;keywords.find((keyword)=&gt;keyword.toLowerCase().includes('formation')) ? 'Stage &amp; Formation' : false&#10;},&#10;'Création': {&#10;APIwhere: 'keywords_fr%20LIKE%20\'creation\'',&#10;findSub: (keywords) =&gt;&#10;keywords.find((keyword)=&gt;keyword.toLowerCase().includes('creation')) ? 'Création' : false&#10;},&#10;'Cuisine': {&#10;APIwhere: 'keywords_fr%20LIKE%20\'cuisine\'',&#10;findSub: (keywords) =&gt;&#10;keywords.find((keyword)=&gt;keyword.toLowerCase().includes('cuisine')) ? 'Cuisine' : false&#10;},&#10;},&#10;'Danses &amp; Bals': {&#10;'--Tous--': {&#10;APIwhere: 'keywords_fr%20LIKE%20\'danse\'%20OR%20keywords_fr%20LIKE%20\'balfolk\'%20OR%20keywords_fr%20LIKE%20\'baltrad\'',&#10;findSub: (any) =&gt; false&#10;},&#10;'Danse': {&#10;APIwhere: 'keywords_fr%20LIKE%20\'danse\'',&#10;findSub: (keywords) =&gt;&#10;keywords.find((keyword)=&gt;keyword.toLowerCase().includes('danse')) ? 'Danse' : false&#10;},&#10;'Bal Folk': {&#10;APIwhere: 'keywords_fr%20LIKE%20\'balfolk\'',&#10;findSub: (keywords) =&gt;&#10;keywords.find((keyword)=&gt;keyword.toLowerCase().includes('balfolk')) ? 'Bal Folk' : false&#10;},&#10;'Bal Traditionnel': {&#10;APIwhere: 'keywords_fr%20LIKE%20\'baltrad\'',&#10;findSub: (keywords) =&gt;&#10;keywords.find((keyword)=&gt;keyword.toLowerCase().includes('baltrad')) ? 'Bal Traditionnel' : false&#10;},&#10;},&#10;'Culture': {&#10;'--Tous--': {&#10;APIwhere: 'keywords_fr%20LIKE%20\'exposition\'%20OR%20keywords_fr%20LIKE%20\'spectacle\'%20OR%20keywords_fr%20LIKE%20\'theatre\'%20OR%20keywords_fr%20LIKE%20\'patrimoine\'%20OR%20keywords_fr%20LIKE%20\'culture\'%20OR%20keywords_fr%20LIKE%20\'cinema\'%20OR%20keywords_fr%20LIKE%20\'film\'%20OR%20keywords_fr%20LIKE%20\'documentaire\'%20OR%20keywords_fr%20LIKE%20\'animation\'%20OR%20keywords_fr%20LIKE%20\'comedie\'%20OR%20keywords_fr%20LIKE%20\'visite\'%20OR%20keywords_fr%20LIKE%20\'art\'%20OR%20keywords_fr%20LIKE%20\'sculpture\'%20OR%20keywords_fr%20LIKE%20\'histoire\'%20OR%20keywords_fr%20LIKE%20\'musee\'%20OR%20keywords_fr%20LIKE%20\'peinture\'%20OR%20keywords_fr%20LIKE%20\'dessin\'%20OR%20keywords_fr%20LIKE%20\'projection\'',&#10;findSub: (any) =&gt; false&#10;},&#10;'Exposition': {&#10;APIwhere: 'keywords_fr%20LIKE%20\'exposition\'',&#10;findSub: (keywords) =&gt;&#10;keywords.find((keyword)=&gt;keyword.toLowerCase().includes('exposition')) ? 'Exposition' : false&#10;},&#10;'Spectacle': {&#10;APIwhere: 'keywords_fr%20LIKE%20\'spectacle\'',&#10;findSub: (keywords) =&gt;&#10;keywords.find((keyword)=&gt;keyword.toLowerCase().includes('spectacle')) ? 'Spectacle' : false&#10;},&#10;'Théâtre': {&#10;APIwhere: 'keywords_fr%20LIKE%20\'theatre\'',&#10;findSub: (keywords) =&gt;&#10;keywords.find((keyword)=&gt;keyword.toLowerCase().includes('theatre')) ? 'Théâtre' : false&#10;},&#10;'Patrimoine': {&#10;APIwhere: 'keywords_fr%20LIKE%20\'patrimoine\'',&#10;findSub: (keywords) =&gt;&#10;keywords.find((keyword)=&gt;keyword.toLowerCase().includes('patrimoine')) ? 'Patrimoine' : false&#10;},&#10;'Culture': {&#10;APIwhere: 'keywords_fr%20LIKE%20\'culture\'',&#10;findSub: (keywords) =&gt;&#10;keywords.find((keyword)=&gt;keyword.toLowerCase().includes('culture')) ? 'Culture' : false&#10;},&#10;'Cinéma &amp; Film': {&#10;APIwhere: 'keywords_fr%20LIKE%20\'cinema\'%20OR%20keywords_fr%20LIKE%20\'film\'%20OR%20keywords_fr%20LIKE%20\'documentaire\'',&#10;findSub: (keywords) =&gt;&#10;keywords.find((keyword)=&gt;keyword.toLowerCase().includes('cinema')) ||&#10;keywords.find((keyword)=&gt;keyword.toLowerCase().includes('film')) ||&#10;keywords.find((keyword)=&gt;keyword.toLowerCase().includes('documentaire')) ? 'Cinéma &amp; Film' : false&#10;},&#10;'Animation': {&#10;APIwhere: 'keywords_fr%20LIKE%20\'animation\'',&#10;findSub: (keywords) =&gt;&#10;keywords.find((keyword)=&gt;keyword.toLowerCase().includes('animation')) ? 'Animation' : false&#10;},&#10;'Comédie': {&#10;APIwhere: 'keywords_fr%20LIKE%20\'comedie\'',&#10;findSub: (keywords) =&gt;&#10;keywords.find((keyword)=&gt;keyword.toLowerCase().includes('comedie')) ? 'Comédie' : false&#10;},&#10;'Visite': {&#10;APIwhere: 'keywords_fr%20LIKE%20\'visite\'',&#10;findSub: (keywords) =&gt;&#10;keywords.find((keyword)=&gt;keyword.toLowerCase().includes('visite')) ? 'Visite' : false&#10;},&#10;'Art': {&#10;APIwhere: 'keywords_fr%20LIKE%20\'art\'%20OR%20keywords_fr%20LIKE%20\'sculpture\'',&#10;findSub: (keywords) =&gt;&#10;keywords.find((keyword)=&gt;keyword.toLowerCase().includes('art')) ||&#10;keywords.find((keyword)=&gt;keyword.toLowerCase().includes('sculpture')) ? 'Art' : false&#10;},&#10;'Histoire': {&#10;APIwhere: 'keywords_fr%20LIKE%20\'histoire\'',&#10;findSub: (keywords) =&gt;&#10;keywords.find((keyword)=&gt;keyword.toLowerCase().includes('histoire')) ? 'Histoire' : false&#10;},&#10;'Musée': {&#10;APIwhere: 'keywords_fr%20LIKE%20\'musee\'',&#10;findSub: (keywords) =&gt;&#10;keywords.find((keyword)=&gt;keyword.toLowerCase().includes('musee')) ? 'Musée' : false&#10;},&#10;'Peinture': {&#10;APIwhere: 'keywords_fr%20LIKE%20\'peinture\'',&#10;findSub: (keywords) =&gt;&#10;keywords.find((keyword)=&gt;keyword.toLowerCase().includes('peinture')) ? 'Peinture' : false&#10;},&#10;'Dessin': {&#10;APIwhere: 'keywords_fr%20LIKE%20\'dessin\'',&#10;findSub: (keywords) =&gt;&#10;keywords.find((keyword)=&gt;keyword.toLowerCase().includes('dessin')) ? 'Dessin' : false&#10;},&#10;'Projection': {&#10;APIwhere: 'keywords_fr%20LIKE%20\'projection\'',&#10;findSub: (keywords) =&gt;&#10;keywords.find((keyword)=&gt;keyword.toLowerCase().includes('projection')) ? 'Projection' : false&#10;},&#10;},&#10;'Lettres': {&#10;'--Tous--': {&#10;APIwhere: 'keywords_fr%20LIKE%20\'lecture\'%20OR%20keywords_fr%20LIKE%20\'conte\'%20OR%20keywords_fr%20LIKE%20\'livre\'%20OR%20keywords_fr%20LIKE%20\'litterature\'%20OR%20keywords_fr%20LIKE%20\'poesie\'%20OR%20keywords_fr%20LIKE%20\'ecriture\'%20OR%20keywords_fr%20LIKE%20\'mediatheque\'%20OR%20keywords_fr%20LIKE%20\'bibliotheque\'',&#10;findSub: (any) =&gt; false&#10;},&#10;'Lecture': {&#10;APIwhere: 'keywords_fr%20LIKE%20\'lecture\'',&#10;findSub: (keywords) =&gt;&#10;keywords.find((keyword)=&gt;keyword.toLowerCase().includes('lecture')) ? 'Lecture' : false&#10;},&#10;'Conte': {&#10;APIwhere: 'keywords_fr%20LIKE%20\'conte\'',&#10;findSub: (keywords) =&gt;&#10;keywords.find((keyword)=&gt;keyword.toLowerCase().includes('conte')) ? 'Conte' : false&#10;},&#10;'Littérature': {&#10;APIwhere: 'keywords_fr%20LIKE%20\'livre\'%20OR%20keywords_fr%20LIKE%20\'litterature\'%20OR%20keywords_fr%20LIKE%20\'poesie\'%20OR%20keywords_fr%20LIKE%20\'ecriture\'',&#10;findSub: (keywords) =&gt;&#10;keywords.find((keyword)=&gt;keyword.toLowerCase().includes('livre')) ||&#10;keywords.find((keyword)=&gt;keyword.toLowerCase().includes('litterature')) ||&#10;keywords.find((keyword)=&gt;keyword.toLowerCase().includes('poesie')) ||&#10;keywords.find((keyword)=&gt;keyword.toLowerCase().includes('ecriture')) ? 'Littérature' : false&#10;},&#10;'Médiathèque &amp; Bibliothèque': {&#10;APIwhere: 'keywords_fr%20LIKE%20\'mediatheque\'%20OR%20keywords_fr%20LIKE%20\'bibliotheque\'',&#10;findSub: (keywords) =&gt;&#10;keywords.find((keyword)=&gt;keyword.toLowerCase().includes('mediatheque')) ||&#10;keywords.find((keyword)=&gt;keyword.toLowerCase().includes('bibliotheque')) ? 'Médiathèque &amp; Bibliothèque' : false&#10;},&#10;},&#10;'Sciences': {&#10;'--Tous--': {&#10;APIwhere: 'keywords_fr%20LIKE%20\'architecture\'%20OR%20keywords_fr%20LIKE%20\'innovation\'%20OR%20keywords_fr%20LIKE%20\'informatique\'%20OR%20keywords_fr%20LIKE%20\'numerique\'%20OR%20keywords_fr%20LIKE%20\'archeologie\'%20OR%20keywords_fr%20LIKE%20\'science\'%20OR%20keywords_fr%20LIKE%20\'recherche\'',&#10;findSub: (any) =&gt; false&#10;},&#10;'Architecture': {&#10;APIwhere: 'keywords_fr%20LIKE%20\'architecture\'',&#10;findSub: (keywords) =&gt;&#10;keywords.find((keyword)=&gt;keyword.toLowerCase().includes('architecture')) ? 'Architecture' : false&#10;},&#10;'Innovation': {&#10;APIwhere: 'keywords_fr%20LIKE%20\'innovation\'',&#10;findSub: (keywords) =&gt;&#10;keywords.find((keyword)=&gt;keyword.toLowerCase().includes('innovation')) ? 'Innovation' : false&#10;},&#10;'Informatique': {&#10;APIwhere: 'keywords_fr%20LIKE%20\'informatique\'%20OR%20keywords_fr%20LIKE%20\'numerique\'',&#10;findSub: (keywords) =&gt;&#10;keywords.find((keyword)=&gt;keyword.toLowerCase().includes('informatique')) ||&#10;keywords.find((keyword)=&gt;keyword.toLowerCase().includes('numerique')) ? 'Informatique' : false&#10;},&#10;'Archéologie': {&#10;APIwhere: 'keywords_fr%20LIKE%20\'archeologie\'',&#10;findSub: (keywords) =&gt;&#10;keywords.find((keyword)=&gt;keyword.toLowerCase().includes('archeologie')) ? 'Archéologie' : false&#10;},&#10;'Sciences': {&#10;APIwhere: 'keywords_fr%20LIKE%20\'science\'%20OR%20keywords_fr%20LIKE%20\'recherche\'',&#10;findSub: (keywords) =&gt;&#10;keywords.find((keyword)=&gt;keyword.toLowerCase().includes('science')) ||&#10;keywords.find((keyword)=&gt;keyword.toLowerCase().includes('recherche')) ? 'Sciences' : false&#10;},&#10;},&#10;'Loisirs': {&#10;'--Tous--': {&#10;APIwhere: 'keywords_fr%20LIKE%20\'rencontre\'%20OR%20keywords_fr%20LIKE%20\'jeu\'%20OR%20keywords_fr%20LIKE%20\'decouverte\'%20OR%20keywords_fr%20LIKE%20\'loisir\'%20OR%20keywords_fr%20LIKE%20\'balade\'%20OR%20keywords_fr%20LIKE%20\'randonnee\'%20OR%20keywords_fr%20LIKE%20\'cirque\'%20OR%20keywords_fr%20LIKE%20\'humour\'%20OR%20keywords_fr%20LIKE%20\'vacance\'%20OR%20keywords_fr%20LIKE%20\'ucpa\'%20OR%20keywords_fr%20LIKE%20\'montagne\'%20OR%20keywords_fr%20LIKE%20\'poney\'%20OR%20keywords_fr%20LIKE%20\'cheval\'%20OR%20keywords_fr%20LIKE%20\'equitation\'%20OR%20keywords_fr%20LIKE%20\'photographie\'%20OR%20keywords_fr%20LIKE%20\'fete\'%20OR%20keywords_fr%20LIKE%20\'mer\'%20OR%20keywords_fr%20LIKE%20\'ocean\'%20OR%20keywords_fr%20LIKE%20\'soiree\'%20OR%20keywords_fr%20LIKE%20\'diner\'%20OR%20keywords_fr%20LIKE%20\'baignade\'',&#10;findSub: (any) =&gt; false&#10;},&#10;'Rencontre': {&#10;APIwhere: 'keywords_fr%20LIKE%20\'rencontre\'',&#10;findSub: (keywords) =&gt;&#10;keywords.find((keyword)=&gt;keyword.toLowerCase().includes('rencontre')) ? 'Rencontre' : false&#10;},&#10;'Jeux': {&#10;APIwhere: 'keywords_fr%20LIKE%20\'jeu\'',&#10;findSub: (keywords) =&gt;&#10;keywords.find((keyword)=&gt;keyword.toLowerCase().includes('jeu')) ? 'Jeux' : false&#10;},&#10;'Découverte': {&#10;APIwhere: 'keywords_fr%20LIKE%20\'decouverte\'',&#10;findSub: (keywords) =&gt;&#10;keywords.find((keyword)=&gt;keyword.toLowerCase().includes('decouverte')) ? 'Découverte' : false&#10;},&#10;'Loisirs': {&#10;APIwhere: 'keywords_fr%20LIKE%20\'loisir\'',&#10;findSub: (keywords) =&gt;&#10;keywords.find((keyword)=&gt;keyword.toLowerCase().includes('loisir')) ? 'Loisirs' : false&#10;},&#10;'Balade': {&#10;APIwhere: 'keywords_fr%20LIKE%20\'balade\'%20OR%20keywords_fr%20LIKE%20\'randonnee\'',&#10;findSub: (keywords) =&gt;&#10;keywords.find((keyword)=&gt;keyword.toLowerCase().includes('balade')) ||&#10;keywords.find((keyword)=&gt;keyword.toLowerCase().includes('randonnee')) ? 'Balade' : false&#10;},&#10;'Cirque': {&#10;APIwhere: 'keywords_fr%20LIKE%20\'cirque\'',&#10;findSub: (keywords) =&gt;&#10;keywords.find((keyword)=&gt;keyword.toLowerCase().includes('cirque')) ? 'Cirque' : false&#10;},&#10;'Humour': {&#10;APIwhere: 'keywords_fr%20LIKE%20\'humour\'',&#10;findSub: (keywords) =&gt;&#10;keywords.find((keyword)=&gt;keyword.toLowerCase().includes('humour')) ? 'Humour' : false&#10;},&#10;'Vacances': {&#10;APIwhere: 'keywords_fr%20LIKE%20\'vacance\'%20OR%20keywords_fr%20LIKE%20\'ucpa\'',&#10;findSub: (keywords) =&gt;&#10;keywords.find((keyword)=&gt;keyword.toLowerCase().includes('vacance')) ||&#10;keywords.find((keyword)=&gt;keyword.toLowerCase().includes('ucpa')) ? 'Vacances' : false&#10;},&#10;'Montagne': {&#10;APIwhere: 'keywords_fr%20LIKE%20\'montagne\'',&#10;findSub: (keywords) =&gt;&#10;keywords.find((keyword)=&gt;keyword.toLowerCase().includes('montagne')) ? 'Montagne' : false&#10;},&#10;'Équitation': {&#10;APIwhere: 'keywords_fr%20LIKE%20\'poney\'%20OR%20keywords_fr%20LIKE%20\'cheval\'%20OR%20keywords_fr%20LIKE%20\'equitation\'',&#10;findSub: (keywords) =&gt;&#10;keywords.find((keyword)=&gt;keyword.toLowerCase().includes('poney')) ||&#10;keywords.find((keyword)=&gt;keyword.toLowerCase().includes('cheval')) ||&#10;keywords.find((keyword)=&gt;keyword.toLowerCase().includes('equitation')) ? 'Équitation' : false&#10;},&#10;'Photographie': {&#10;APIwhere: 'keywords_fr%20LIKE%20\'photographie\'',&#10;findSub: (keywords) =&gt;&#10;keywords.find((keyword)=&gt;keyword.toLowerCase().includes('photographie')) ? 'Photographie' : false&#10;},&#10;'Fête': {&#10;APIwhere: 'keywords_fr%20LIKE%20\'fete\'',&#10;findSub: (keywords) =&gt;&#10;keywords.find((keyword)=&gt;keyword.toLowerCase().includes('fete')) ? 'Fête' : false&#10;},&#10;'Mer': {&#10;APIwhere: 'keywords_fr%20LIKE%20\'mer\'%20OR%20keywords_fr%20LIKE%20\'ocean\'',&#10;findSub: (keywords) =&gt;&#10;keywords.find((keyword)=&gt;keyword.toLowerCase().includes('mer')) ||&#10;keywords.find((keyword)=&gt;keyword.toLowerCase().includes('ocean')) ? 'Mer' : false&#10;},&#10;'Soirée': {&#10;APIwhere: 'keywords_fr%20LIKE%20\'soiree\'%20OR%20keywords_fr%20LIKE%20\'diner\'',&#10;findSub: (keywords) =&gt;&#10;keywords.find((keyword)=&gt;keyword.toLowerCase().includes('soiree')) ||&#10;keywords.find((keyword)=&gt;keyword.toLowerCase().includes('diner')) ? 'Soirée' : false&#10;},&#10;'Baignade': {&#10;APIwhere: 'keywords_fr%20LIKE%20\'baignade\'',&#10;findSub: (keywords) =&gt;&#10;keywords.find((keyword)=&gt;keyword.toLowerCase().includes('baignade')) ? 'Baignade' : false&#10;},&#10;},&#10;'Publique': {&#10;'--Tous--': {&#10;APIwhere: 'keywords_fr%20LIKE%20\'famille\'%20OR%20keywords_fr%20LIKE%20\'adultes\'%20OR%20keywords_fr%20LIKE%20\'enfant\'%20OR%20keywords_fr%20LIKE%20\'jeune\'%20OR%20keywords_fr%20LIKE%20\'tout\'%20publique\'',&#10;findSub: (any) =&gt; false&#10;},&#10;'Famille': {&#10;APIwhere: 'keywords_fr%20LIKE%20\'famille\'',&#10;findSub: (keywords) =&gt;&#10;keywords.find((keyword)=&gt;keyword.toLowerCase().includes('famille')) ? 'Famille' : false&#10;},&#10;'Adulte': {&#10;APIwhere: 'keywords_fr%20LIKE%20\'adultes\'',&#10;findSub: (keywords) =&gt;&#10;keywords.find((keyword)=&gt;keyword.toLowerCase().includes('adultes')) ? 'Adulte' : false&#10;},&#10;'Jeunesse': {&#10;APIwhere: 'keywords_fr%20LIKE%20\'enfant\'%20OR%20keywords_fr%20LIKE%20\'jeune\'',&#10;findSub: (keywords) =&gt;&#10;keywords.find((keyword)=&gt;keyword.toLowerCase().includes('enfant')) ||&#10;keywords.find((keyword)=&gt;keyword.toLowerCase().includes('jeune')) ? 'Jeunesse' : false&#10;},&#10;'Tout publique': {&#10;APIwhere: 'keywords_fr%20LIKE%20\'tout\'%20publique\'',&#10;findSub: (keywords) =&gt;&#10;keywords.find((keyword)=&gt;keyword.toLowerCase().includes('tout publique')) ? 'Tout publique' : false&#10;},&#10;},&#10;'Autres': {&#10;'--Tous--': {&#10;APIwhere: 'keywords_fr%20LIKE%20\'debat\'%20OR%20keywords_fr%20LIKE%20\'sante\'%20OR%20keywords_fr%20LIKE%20\'jardin\'%20OR%20keywords_fr%20LIKE%20\'animaux\'%20OR%20keywords_fr%20LIKE%20\'animal\'%20OR%20keywords_fr%20LIKE%20\'solidarite\'%20OR%20keywords_fr%20LIKE%20\'association\'%20OR%20keywords_fr%20LIKE%20\'gratuit\'%20OR%20keywords_fr%20LIKE%20\'nature\'%20OR%20keywords_fr%20LIKE%20\'environnement\'%20OR%20keywords_fr%20LIKE%20\'ecologie\'%20OR%20keywords_fr%20LIKE%20\'biodiversite\'%20OR%20keywords_fr%20LIKE%20\'sport\'%20OR%20keywords_fr%20LIKE%20\'velo\'%20OR%20keywords_fr%20LIKE%20\'conference\'%20OR%20keywords_fr%20LIKE%20\'emploi\'',&#10;findSub: (any) =&gt; false&#10;},&#10;'Débat': {&#10;APIwhere: 'keywords_fr%20LIKE%20\'debat\'',&#10;findSub: (keywords) =&gt;&#10;keywords.find((keyword)=&gt;keyword.toLowerCase().includes('debat')) ? 'Débat' : false&#10;},&#10;'Santé': {&#10;APIwhere: 'keywords_fr%20LIKE%20\'sante\'',&#10;findSub: (keywords) =&gt;&#10;keywords.find((keyword)=&gt;keyword.toLowerCase().includes('sante')) ? 'Santé' : false&#10;},&#10;'Jardin': {&#10;APIwhere: 'keywords_fr%20LIKE%20\'jardin\'',&#10;findSub: (keywords) =&gt;&#10;keywords.find((keyword)=&gt;keyword.toLowerCase().includes('jardin')) ? 'Jardin' : false&#10;},&#10;'Animaux': {&#10;APIwhere: 'keywords_fr%20LIKE%20\'animaux\'%20OR%20keywords_fr%20LIKE%20\'animal\'',&#10;findSub: (keywords) =&gt;&#10;keywords.find((keyword)=&gt;keyword.toLowerCase().includes('animaux')) ||&#10;keywords.find((keyword)=&gt;keyword.toLowerCase().includes('animal')) ? 'Animaux' : false&#10;},&#10;'Solidarité': {&#10;APIwhere: 'keywords_fr%20LIKE%20\'solidarite\'',&#10;findSub: (keywords) =&gt;&#10;keywords.find((keyword)=&gt;keyword.toLowerCase().includes('solidarite')) ? 'Solidarité' : false&#10;},&#10;'Association': {&#10;APIwhere: 'keywords_fr%20LIKE%20\'association\'',&#10;findSub: (keywords) =&gt;&#10;keywords.find((keyword)=&gt;keyword.toLowerCase().includes('association')) ? 'Association' : false&#10;},&#10;'Gratuit': {&#10;APIwhere: 'keywords_fr%20LIKE%20\'gratuit\'',&#10;findSub: (keywords) =&gt;&#10;keywords.find((keyword)=&gt;keyword.toLowerCase().includes('gratuit')) ? 'Gratuit' : false&#10;},&#10;'Nature &amp; Écologie': {&#10;APIwhere: 'keywords_fr%20LIKE%20\'nature\'%20OR%20keywords_fr%20LIKE%20\'environnement\'%20OR%20keywords_fr%20LIKE%20\'ecologie\'%20OR%20keywords_fr%20LIKE%20\'biodiversite\'',&#10;findSub: (keywords) =&gt;&#10;keywords.find((keyword)=&gt;keyword.toLowerCase().includes('nature')) ||&#10;keywords.find((keyword)=&gt;keyword.toLowerCase().includes('environnement')) ||&#10;keywords.find((keyword)=&gt;keyword.toLowerCase().includes('ecologie')) ||&#10;keywords.find((keyword)=&gt;keyword.toLowerCase().includes('biodiversite')) ? 'Nature &amp; Écologie' : false&#10;},&#10;'Sport': {&#10;APIwhere: 'keywords_fr%20LIKE%20\'sport\'%20OR%20keywords_fr%20LIKE%20\'velo\'',&#10;findSub: (keywords) =&gt;&#10;keywords.find((keyword)=&gt;keyword.toLowerCase().includes('sport')) ||&#10;keywords.find((keyword)=&gt;keyword.toLowerCase().includes('velo')) ? 'Sport' : false&#10;},&#10;'Conférence': {&#10;APIwhere: 'keywords_fr%20LIKE%20\'conference\'',&#10;findSub: (keywords) =&gt;&#10;keywords.find((keyword)=&gt;keyword.toLowerCase().includes('conference')) ? 'Conférence' : false&#10;},&#10;'Emploi': {&#10;APIwhere: 'keywords_fr%20LIKE%20\'emploi\'',&#10;findSub: (keywords) =&gt;&#10;keywords.find((keyword)=&gt;keyword.toLowerCase().includes('emploi')) ? 'Emploi' : false&#10;},&#10;}&#10;};" calcext:value-type="string">
            <text:p>module.exports = {</text:p>
            <text:p>'--Catégorie--': {</text:p>
            <text:p>'--Aucun--': {</text:p>
            <text:p>APIwhere: '""',</text:p>
            <text:p>findSub: (any) =&gt; false</text:p>
            <text:p>},</text:p>
            <text:p>},</text:p>
            <text:p>'Musique': {</text:p>
            <text:p>'--Tous--': {</text:p>
            <text:p>APIwhere: 'keywords_fr%20LIKE%20\'concert\'%20OR%20keywords_fr%20LIKE%20\'rock\'%20OR%20keywords_fr%20LIKE%20\'musique\'%20OR%20keywords_fr%20LIKE%20\'orchestre\'%20OR%20keywords_fr%20LIKE%20\'piano\'%20OR%20keywords_fr%20LIKE%20\'jazz\'%20OR%20keywords_fr%20LIKE%20\'chanson\'%20OR%20keywords_fr%20LIKE%20\'chant\'%20OR%20keywords_fr%20LIKE%20\'classique\'%20OR%20keywords_fr%20LIKE%20\'pop\'%20OR%20keywords_fr%20LIKE%20\'folk\'%20OR%20keywords_fr%20LIKE%20\'festival\'',</text:p>
            <text:p>findSub: (any) =&gt; false</text:p>
            <text:p>},</text:p>
            <text:p>'Concert': {</text:p>
            <text:p>APIwhere: 'keywords_fr%20LIKE%20\'concert\'',</text:p>
            <text:p>findSub: (keywords) =&gt;</text:p>
            <text:p>keywords.find((keyword)=&gt;keyword.toLowerCase().includes('concert')) ? 'Concert' : false</text:p>
            <text:p>},</text:p>
            <text:p>'Rock': {</text:p>
            <text:p>APIwhere: 'keywords_fr%20LIKE%20\'rock\'',</text:p>
            <text:p>findSub: (keywords) =&gt;</text:p>
            <text:p>keywords.find((keyword)=&gt;keyword.toLowerCase().includes('rock')) ? 'Rock' : false</text:p>
            <text:p>},</text:p>
            <text:p>'Musique': {</text:p>
            <text:p>APIwhere: 'keywords_fr%20LIKE%20\'musique\'%20OR%20keywords_fr%20LIKE%20\'orchestre\'%20OR%20keywords_fr%20LIKE%20\'piano\'',</text:p>
            <text:p>findSub: (keywords) =&gt;</text:p>
            <text:p>keywords.find((keyword)=&gt;keyword.toLowerCase().includes('musique')) ||</text:p>
            <text:p>keywords.find((keyword)=&gt;keyword.toLowerCase().includes('orchestre')) ||</text:p>
            <text:p>keywords.find((keyword)=&gt;keyword.toLowerCase().includes('piano')) ? 'Musique' : false</text:p>
            <text:p>},</text:p>
            <text:p>'Jazz': {</text:p>
            <text:p>APIwhere: 'keywords_fr%20LIKE%20\'jazz\'',</text:p>
            <text:p>findSub: (keywords) =&gt;</text:p>
            <text:p>keywords.find((keyword)=&gt;keyword.toLowerCase().includes('jazz')) ? 'Jazz' : false</text:p>
            <text:p>},</text:p>
            <text:p>'Chant &amp; Chanson': {</text:p>
            <text:p>APIwhere: 'keywords_fr%20LIKE%20\'chanson\'%20OR%20keywords_fr%20LIKE%20\'chant\'',</text:p>
            <text:p>findSub: (keywords) =&gt;</text:p>
            <text:p>keywords.find((keyword)=&gt;keyword.toLowerCase().includes('chanson')) ||</text:p>
            <text:p>keywords.find((keyword)=&gt;keyword.toLowerCase().includes('chant')) ? 'Chant &amp; Chanson' : false</text:p>
            <text:p>},</text:p>
            <text:p>'Classique': {</text:p>
            <text:p>APIwhere: 'keywords_fr%20LIKE%20\'classique\'',</text:p>
            <text:p>findSub: (keywords) =&gt;</text:p>
            <text:p>keywords.find((keyword)=&gt;keyword.toLowerCase().includes('classique')) ? 'Classique' : false</text:p>
            <text:p>},</text:p>
            <text:p>'Pop': {</text:p>
            <text:p>APIwhere: 'keywords_fr%20LIKE%20\'pop\'',</text:p>
            <text:p>findSub: (keywords) =&gt;</text:p>
            <text:p>keywords.find((keyword)=&gt;keyword.toLowerCase().includes('pop')) ? 'Pop' : false</text:p>
            <text:p>},</text:p>
            <text:p>'Folk': {</text:p>
            <text:p>APIwhere: 'keywords_fr%20LIKE%20\'folk\'',</text:p>
            <text:p>findSub: (keywords) =&gt;</text:p>
            <text:p>keywords.find((keyword)=&gt;keyword.toLowerCase().includes('folk')) ? 'Folk' : false</text:p>
            <text:p>},</text:p>
            <text:p>'Festival': {</text:p>
            <text:p>APIwhere: 'keywords_fr%20LIKE%20\'festival\'',</text:p>
            <text:p>findSub: (keywords) =&gt;</text:p>
            <text:p>keywords.find((keyword)=&gt;keyword.toLowerCase().includes('festival')) ? 'Festival' : false</text:p>
            <text:p>},</text:p>
            <text:p>},</text:p>
            <text:p>'Création': {</text:p>
            <text:p>'--Tous--': {</text:p>
            <text:p>APIwhere: 'keywords_fr%20LIKE%20\'atelier\'%20OR%20keywords_fr%20LIKE%20\'stage\'%20OR%20keywords_fr%20LIKE%20\'formation\'%20OR%20keywords_fr%20LIKE%20\'creation\'%20OR%20keywords_fr%20LIKE%20\'cuisine\'',</text:p>
            <text:p>findSub: (any) =&gt; false</text:p>
            <text:p>},</text:p>
            <text:p>'Atelier': {</text:p>
            <text:p>APIwhere: 'keywords_fr%20LIKE%20\'atelier\'',</text:p>
            <text:p>findSub: (keywords) =&gt;</text:p>
            <text:p>keywords.find((keyword)=&gt;keyword.toLowerCase().includes('atelier')) ? 'Atelier' : false</text:p>
            <text:p>},</text:p>
            <text:p>'Stage &amp; Formation': {</text:p>
            <text:p>APIwhere: 'keywords_fr%20LIKE%20\'stage\'%20OR%20keywords_fr%20LIKE%20\'formation\'',</text:p>
            <text:p>findSub: (keywords) =&gt;</text:p>
            <text:p>keywords.find((keyword)=&gt;keyword.toLowerCase().includes('stage')) ||</text:p>
            <text:p>keywords.find((keyword)=&gt;keyword.toLowerCase().includes('formation')) ? 'Stage &amp; Formation' : false</text:p>
            <text:p>},</text:p>
            <text:p>'Création': {</text:p>
            <text:p>APIwhere: 'keywords_fr%20LIKE%20\'creation\'',</text:p>
            <text:p>findSub: (keywords) =&gt;</text:p>
            <text:p>keywords.find((keyword)=&gt;keyword.toLowerCase().includes('creation')) ? 'Création' : false</text:p>
            <text:p>},</text:p>
            <text:p>'Cuisine': {</text:p>
            <text:p>APIwhere: 'keywords_fr%20LIKE%20\'cuisine\'',</text:p>
            <text:p>findSub: (keywords) =&gt;</text:p>
            <text:p>keywords.find((keyword)=&gt;keyword.toLowerCase().includes('cuisine')) ? 'Cuisine' : false</text:p>
            <text:p>},</text:p>
            <text:p>},</text:p>
            <text:p>'Danses &amp; Bals': {</text:p>
            <text:p>'--Tous--': {</text:p>
            <text:p>APIwhere: 'keywords_fr%20LIKE%20\'danse\'%20OR%20keywords_fr%20LIKE%20\'balfolk\'%20OR%20keywords_fr%20LIKE%20\'baltrad\'',</text:p>
            <text:p>findSub: (any) =&gt; false</text:p>
            <text:p>},</text:p>
            <text:p>'Danse': {</text:p>
            <text:p>APIwhere: 'keywords_fr%20LIKE%20\'danse\'',</text:p>
            <text:p>findSub: (keywords) =&gt;</text:p>
            <text:p>keywords.find((keyword)=&gt;keyword.toLowerCase().includes('danse')) ? 'Danse' : false</text:p>
            <text:p>},</text:p>
            <text:p>'Bal Folk': {</text:p>
            <text:p>APIwhere: 'keywords_fr%20LIKE%20\'balfolk\'',</text:p>
            <text:p>findSub: (keywords) =&gt;</text:p>
            <text:p>keywords.find((keyword)=&gt;keyword.toLowerCase().includes('balfolk')) ? 'Bal Folk' : false</text:p>
            <text:p>},</text:p>
            <text:p>'Bal Traditionnel': {</text:p>
            <text:p>APIwhere: 'keywords_fr%20LIKE%20\'baltrad\'',</text:p>
            <text:p>findSub: (keywords) =&gt;</text:p>
            <text:p>keywords.find((keyword)=&gt;keyword.toLowerCase().includes('baltrad')) ? 'Bal Traditionnel' : false</text:p>
            <text:p>},</text:p>
            <text:p>},</text:p>
            <text:p>'Culture': {</text:p>
            <text:p>'--Tous--': {</text:p>
            <text:p>APIwhere: 'keywords_fr%20LIKE%20\'exposition\'%20OR%20keywords_fr%20LIKE%20\'spectacle\'%20OR%20keywords_fr%20LIKE%20\'theatre\'%20OR%20keywords_fr%20LIKE%20\'patrimoine\'%20OR%20keywords_fr%20LIKE%20\'culture\'%20OR%20keywords_fr%20LIKE%20\'cinema\'%20OR%20keywords_fr%20LIKE%20\'film\'%20OR%20keywords_fr%20LIKE%20\'documentaire\'%20OR%20keywords_fr%20LIKE%20\'animation\'%20OR%20keywords_fr%20LIKE%20\'comedie\'%20OR%20keywords_fr%20LIKE%20\'visite\'%20OR%20keywords_fr%20LIKE%20\'art\'%20OR%20keywords_fr%20LIKE%20\'sculpture\'%20OR%20keywords_fr%20LIKE%20\'histoire\'%20OR%20keywords_fr%20LIKE%20\'musee\'%20OR%20keywords_fr%20LIKE%20\'peinture\'%20OR%20keywords_fr%20LIKE%20\'dessin\'%20OR%20keywords_fr%20LIKE%20\'projection\'',</text:p>
            <text:p>findSub: (any) =&gt; false</text:p>
            <text:p>},</text:p>
            <text:p>'Exposition': {</text:p>
            <text:p>APIwhere: 'keywords_fr%20LIKE%20\'exposition\'',</text:p>
            <text:p>findSub: (keywords) =&gt;</text:p>
            <text:p>keywords.find((keyword)=&gt;keyword.toLowerCase().includes('exposition')) ? 'Exposition' : false</text:p>
            <text:p>},</text:p>
            <text:p>'Spectacle': {</text:p>
            <text:p>APIwhere: 'keywords_fr%20LIKE%20\'spectacle\'',</text:p>
            <text:p>findSub: (keywords) =&gt;</text:p>
            <text:p>keywords.find((keyword)=&gt;keyword.toLowerCase().includes('spectacle')) ? 'Spectacle' : false</text:p>
            <text:p>},</text:p>
            <text:p>'Théâtre': {</text:p>
            <text:p>APIwhere: 'keywords_fr%20LIKE%20\'theatre\'',</text:p>
            <text:p>findSub: (keywords) =&gt;</text:p>
            <text:p>keywords.find((keyword)=&gt;keyword.toLowerCase().includes('theatre')) ? 'Théâtre' : false</text:p>
            <text:p>},</text:p>
            <text:p>'Patrimoine': {</text:p>
            <text:p>APIwhere: 'keywords_fr%20LIKE%20\'patrimoine\'',</text:p>
            <text:p>findSub: (keywords) =&gt;</text:p>
            <text:p>keywords.find((keyword)=&gt;keyword.toLowerCase().includes('patrimoine')) ? 'Patrimoine' : false</text:p>
            <text:p>},</text:p>
            <text:p>'Culture': {</text:p>
            <text:p>APIwhere: 'keywords_fr%20LIKE%20\'culture\'',</text:p>
            <text:p>findSub: (keywords) =&gt;</text:p>
            <text:p>keywords.find((keyword)=&gt;keyword.toLowerCase().includes('culture')) ? 'Culture' : false</text:p>
            <text:p>},</text:p>
            <text:p>'Cinéma &amp; Film': {</text:p>
            <text:p>APIwhere: 'keywords_fr%20LIKE%20\'cinema\'%20OR%20keywords_fr%20LIKE%20\'film\'%20OR%20keywords_fr%20LIKE%20\'documentaire\'',</text:p>
            <text:p>findSub: (keywords) =&gt;</text:p>
            <text:p>keywords.find((keyword)=&gt;keyword.toLowerCase().includes('cinema')) ||</text:p>
            <text:p>keywords.find((keyword)=&gt;keyword.toLowerCase().includes('film')) ||</text:p>
            <text:p>keywords.find((keyword)=&gt;keyword.toLowerCase().includes('documentaire')) ? 'Cinéma &amp; Film' : false</text:p>
            <text:p>},</text:p>
            <text:p>'Animation': {</text:p>
            <text:p>APIwhere: 'keywords_fr%20LIKE%20\'animation\'',</text:p>
            <text:p>findSub: (keywords) =&gt;</text:p>
            <text:p>keywords.find((keyword)=&gt;keyword.toLowerCase().includes('animation')) ? 'Animation' : false</text:p>
            <text:p>},</text:p>
            <text:p>'Comédie': {</text:p>
            <text:p>APIwhere: 'keywords_fr%20LIKE%20\'comedie\'',</text:p>
            <text:p>findSub: (keywords) =&gt;</text:p>
            <text:p>keywords.find((keyword)=&gt;keyword.toLowerCase().includes('comedie')) ? 'Comédie' : false</text:p>
            <text:p>},</text:p>
            <text:p>'Visite': {</text:p>
            <text:p>APIwhere: 'keywords_fr%20LIKE%20\'visite\'',</text:p>
            <text:p>findSub: (keywords) =&gt;</text:p>
            <text:p>keywords.find((keyword)=&gt;keyword.toLowerCase().includes('visite')) ? 'Visite' : false</text:p>
            <text:p>},</text:p>
            <text:p>'Art': {</text:p>
            <text:p>APIwhere: 'keywords_fr%20LIKE%20\'art\'%20OR%20keywords_fr%20LIKE%20\'sculpture\'',</text:p>
            <text:p>findSub: (keywords) =&gt;</text:p>
            <text:p>keywords.find((keyword)=&gt;keyword.toLowerCase().includes('art')) ||</text:p>
            <text:p>keywords.find((keyword)=&gt;keyword.toLowerCase().includes('sculpture')) ? 'Art' : false</text:p>
            <text:p>},</text:p>
            <text:p>'Histoire': {</text:p>
            <text:p>APIwhere: 'keywords_fr%20LIKE%20\'histoire\'',</text:p>
            <text:p>findSub: (keywords) =&gt;</text:p>
            <text:p>keywords.find((keyword)=&gt;keyword.toLowerCase().includes('histoire')) ? 'Histoire' : false</text:p>
            <text:p>},</text:p>
            <text:p>'Musée': {</text:p>
            <text:p>APIwhere: 'keywords_fr%20LIKE%20\'musee\'',</text:p>
            <text:p>findSub: (keywords) =&gt;</text:p>
            <text:p>keywords.find((keyword)=&gt;keyword.toLowerCase().includes('musee')) ? 'Musée' : false</text:p>
            <text:p>},</text:p>
            <text:p>'Peinture': {</text:p>
            <text:p>APIwhere: 'keywords_fr%20LIKE%20\'peinture\'',</text:p>
            <text:p>findSub: (keywords) =&gt;</text:p>
            <text:p>keywords.find((keyword)=&gt;keyword.toLowerCase().includes('peinture')) ? 'Peinture' : false</text:p>
            <text:p>},</text:p>
            <text:p>'Dessin': {</text:p>
            <text:p>APIwhere: 'keywords_fr%20LIKE%20\'dessin\'',</text:p>
            <text:p>findSub: (keywords) =&gt;</text:p>
            <text:p>keywords.find((keyword)=&gt;keyword.toLowerCase().includes('dessin')) ? 'Dessin' : false</text:p>
            <text:p>},</text:p>
            <text:p>'Projection': {</text:p>
            <text:p>APIwhere: 'keywords_fr%20LIKE%20\'projection\'',</text:p>
            <text:p>findSub: (keywords) =&gt;</text:p>
            <text:p>keywords.find((keyword)=&gt;keyword.toLowerCase().includes('projection')) ? 'Projection' : false</text:p>
            <text:p>},</text:p>
            <text:p>},</text:p>
            <text:p>'Lettres': {</text:p>
            <text:p>'--Tous--': {</text:p>
            <text:p>APIwhere: 'keywords_fr%20LIKE%20\'lecture\'%20OR%20keywords_fr%20LIKE%20\'conte\'%20OR%20keywords_fr%20LIKE%20\'livre\'%20OR%20keywords_fr%20LIKE%20\'litterature\'%20OR%20keywords_fr%20LIKE%20\'poesie\'%20OR%20keywords_fr%20LIKE%20\'ecriture\'%20OR%20keywords_fr%20LIKE%20\'mediatheque\'%20OR%20keywords_fr%20LIKE%20\'bibliotheque\'',</text:p>
            <text:p>findSub: (any) =&gt; false</text:p>
            <text:p>},</text:p>
            <text:p>'Lecture': {</text:p>
            <text:p>APIwhere: 'keywords_fr%20LIKE%20\'lecture\'',</text:p>
            <text:p>findSub: (keywords) =&gt;</text:p>
            <text:p>keywords.find((keyword)=&gt;keyword.toLowerCase().includes('lecture')) ? 'Lecture' : false</text:p>
            <text:p>},</text:p>
            <text:p>'Conte': {</text:p>
            <text:p>APIwhere: 'keywords_fr%20LIKE%20\'conte\'',</text:p>
            <text:p>findSub: (keywords) =&gt;</text:p>
            <text:p>keywords.find((keyword)=&gt;keyword.toLowerCase().includes('conte')) ? 'Conte' : false</text:p>
            <text:p>},</text:p>
            <text:p>'Littérature': {</text:p>
            <text:p>APIwhere: 'keywords_fr%20LIKE%20\'livre\'%20OR%20keywords_fr%20LIKE%20\'litterature\'%20OR%20keywords_fr%20LIKE%20\'poesie\'%20OR%20keywords_fr%20LIKE%20\'ecriture\'',</text:p>
            <text:p>findSub: (keywords) =&gt;</text:p>
            <text:p>keywords.find((keyword)=&gt;keyword.toLowerCase().includes('livre')) ||</text:p>
            <text:p>keywords.find((keyword)=&gt;keyword.toLowerCase().includes('litterature')) ||</text:p>
            <text:p>keywords.find((keyword)=&gt;keyword.toLowerCase().includes('poesie')) ||</text:p>
            <text:p>keywords.find((keyword)=&gt;keyword.toLowerCase().includes('ecriture')) ? 'Littérature' : false</text:p>
            <text:p>},</text:p>
            <text:p>'Médiathèque &amp; Bibliothèque': {</text:p>
            <text:p>APIwhere: 'keywords_fr%20LIKE%20\'mediatheque\'%20OR%20keywords_fr%20LIKE%20\'bibliotheque\'',</text:p>
            <text:p>findSub: (keywords) =&gt;</text:p>
            <text:p>keywords.find((keyword)=&gt;keyword.toLowerCase().includes('mediatheque')) ||</text:p>
            <text:p>keywords.find((keyword)=&gt;keyword.toLowerCase().includes('bibliotheque')) ? 'Médiathèque &amp; Bibliothèque' : false</text:p>
            <text:p>},</text:p>
            <text:p>},</text:p>
            <text:p>'Sciences': {</text:p>
            <text:p>'--Tous--': {</text:p>
            <text:p>APIwhere: 'keywords_fr%20LIKE%20\'architecture\'%20OR%20keywords_fr%20LIKE%20\'innovation\'%20OR%20keywords_fr%20LIKE%20\'informatique\'%20OR%20keywords_fr%20LIKE%20\'numerique\'%20OR%20keywords_fr%20LIKE%20\'archeologie\'%20OR%20keywords_fr%20LIKE%20\'science\'%20OR%20keywords_fr%20LIKE%20\'recherche\'',</text:p>
            <text:p>findSub: (any) =&gt; false</text:p>
            <text:p>},</text:p>
            <text:p>'Architecture': {</text:p>
            <text:p>APIwhere: 'keywords_fr%20LIKE%20\'architecture\'',</text:p>
            <text:p>findSub: (keywords) =&gt;</text:p>
            <text:p>keywords.find((keyword)=&gt;keyword.toLowerCase().includes('architecture')) ? 'Architecture' : false</text:p>
            <text:p>},</text:p>
            <text:p>'Innovation': {</text:p>
            <text:p>APIwhere: 'keywords_fr%20LIKE%20\'innovation\'',</text:p>
            <text:p>findSub: (keywords) =&gt;</text:p>
            <text:p>keywords.find((keyword)=&gt;keyword.toLowerCase().includes('innovation')) ? 'Innovation' : false</text:p>
            <text:p>},</text:p>
            <text:p>'Informatique': {</text:p>
            <text:p>APIwhere: 'keywords_fr%20LIKE%20\'informatique\'%20OR%20keywords_fr%20LIKE%20\'numerique\'',</text:p>
            <text:p>findSub: (keywords) =&gt;</text:p>
            <text:p>keywords.find((keyword)=&gt;keyword.toLowerCase().includes('informatique')) ||</text:p>
            <text:p>keywords.find((keyword)=&gt;keyword.toLowerCase().includes('numerique')) ? 'Informatique' : false</text:p>
            <text:p>},</text:p>
            <text:p>'Archéologie': {</text:p>
            <text:p>APIwhere: 'keywords_fr%20LIKE%20\'archeologie\'',</text:p>
            <text:p>findSub: (keywords) =&gt;</text:p>
            <text:p>keywords.find((keyword)=&gt;keyword.toLowerCase().includes('archeologie')) ? 'Archéologie' : false</text:p>
            <text:p>},</text:p>
            <text:p>'Sciences': {</text:p>
            <text:p>APIwhere: 'keywords_fr%20LIKE%20\'science\'%20OR%20keywords_fr%20LIKE%20\'recherche\'',</text:p>
            <text:p>findSub: (keywords) =&gt;</text:p>
            <text:p>keywords.find((keyword)=&gt;keyword.toLowerCase().includes('science')) ||</text:p>
            <text:p>keywords.find((keyword)=&gt;keyword.toLowerCase().includes('recherche')) ? 'Sciences' : false</text:p>
            <text:p>},</text:p>
            <text:p>},</text:p>
            <text:p>'Loisirs': {</text:p>
            <text:p>'--Tous--': {</text:p>
            <text:p>APIwhere: 'keywords_fr%20LIKE%20\'rencontre\'%20OR%20keywords_fr%20LIKE%20\'jeu\'%20OR%20keywords_fr%20LIKE%20\'decouverte\'%20OR%20keywords_fr%20LIKE%20\'loisir\'%20OR%20keywords_fr%20LIKE%20\'balade\'%20OR%20keywords_fr%20LIKE%20\'randonnee\'%20OR%20keywords_fr%20LIKE%20\'cirque\'%20OR%20keywords_fr%20LIKE%20\'humour\'%20OR%20keywords_fr%20LIKE%20\'vacance\'%20OR%20keywords_fr%20LIKE%20\'ucpa\'%20OR%20keywords_fr%20LIKE%20\'montagne\'%20OR%20keywords_fr%20LIKE%20\'poney\'%20OR%20keywords_fr%20LIKE%20\'cheval\'%20OR%20keywords_fr%20LIKE%20\'equitation\'%20OR%20keywords_fr%20LIKE%20\'photographie\'%20OR%20keywords_fr%20LIKE%20\'fete\'%20OR%20keywords_fr%20LIKE%20\'mer\'%20OR%20keywords_fr%20LIKE%20\'ocean\'%20OR%20keywords_fr%20LIKE%20\'soiree\'%20OR%20keywords_fr%20LIKE%20\'diner\'%20OR%20keywords_fr%20LIKE%20\'baignade\'',</text:p>
            <text:p>findSub: (any) =&gt; false</text:p>
            <text:p>},</text:p>
            <text:p>'Rencontre': {</text:p>
            <text:p>APIwhere: 'keywords_fr%20LIKE%20\'rencontre\'',</text:p>
            <text:p>findSub: (keywords) =&gt;</text:p>
            <text:p>keywords.find((keyword)=&gt;keyword.toLowerCase().includes('rencontre')) ? 'Rencontre' : false</text:p>
            <text:p>},</text:p>
            <text:p>'Jeux': {</text:p>
            <text:p>APIwhere: 'keywords_fr%20LIKE%20\'jeu\'',</text:p>
            <text:p>findSub: (keywords) =&gt;</text:p>
            <text:p>keywords.find((keyword)=&gt;keyword.toLowerCase().includes('jeu')) ? 'Jeux' : false</text:p>
            <text:p>},</text:p>
            <text:p>'Découverte': {</text:p>
            <text:p>APIwhere: 'keywords_fr%20LIKE%20\'decouverte\'',</text:p>
            <text:p>findSub: (keywords) =&gt;</text:p>
            <text:p>keywords.find((keyword)=&gt;keyword.toLowerCase().includes('decouverte')) ? 'Découverte' : false</text:p>
            <text:p>},</text:p>
            <text:p>'Loisirs': {</text:p>
            <text:p>APIwhere: 'keywords_fr%20LIKE%20\'loisir\'',</text:p>
            <text:p>findSub: (keywords) =&gt;</text:p>
            <text:p>keywords.find((keyword)=&gt;keyword.toLowerCase().includes('loisir')) ? 'Loisirs' : false</text:p>
            <text:p>},</text:p>
            <text:p>'Balade': {</text:p>
            <text:p>APIwhere: 'keywords_fr%20LIKE%20\'balade\'%20OR%20keywords_fr%20LIKE%20\'randonnee\'',</text:p>
            <text:p>findSub: (keywords) =&gt;</text:p>
            <text:p>keywords.find((keyword)=&gt;keyword.toLowerCase().includes('balade')) ||</text:p>
            <text:p>keywords.find((keyword)=&gt;keyword.toLowerCase().includes('randonnee')) ? 'Balade' : false</text:p>
            <text:p>},</text:p>
            <text:p>'Cirque': {</text:p>
            <text:p>APIwhere: 'keywords_fr%20LIKE%20\'cirque\'',</text:p>
            <text:p>findSub: (keywords) =&gt;</text:p>
            <text:p>keywords.find((keyword)=&gt;keyword.toLowerCase().includes('cirque')) ? 'Cirque' : false</text:p>
            <text:p>},</text:p>
            <text:p>'Humour': {</text:p>
            <text:p>APIwhere: 'keywords_fr%20LIKE%20\'humour\'',</text:p>
            <text:p>findSub: (keywords) =&gt;</text:p>
            <text:p>keywords.find((keyword)=&gt;keyword.toLowerCase().includes('humour')) ? 'Humour' : false</text:p>
            <text:p>},</text:p>
            <text:p>'Vacances': {</text:p>
            <text:p>APIwhere: 'keywords_fr%20LIKE%20\'vacance\'%20OR%20keywords_fr%20LIKE%20\'ucpa\'',</text:p>
            <text:p>findSub: (keywords) =&gt;</text:p>
            <text:p>keywords.find((keyword)=&gt;keyword.toLowerCase().includes('vacance')) ||</text:p>
            <text:p>keywords.find((keyword)=&gt;keyword.toLowerCase().includes('ucpa')) ? 'Vacances' : false</text:p>
            <text:p>},</text:p>
            <text:p>'Montagne': {</text:p>
            <text:p>APIwhere: 'keywords_fr%20LIKE%20\'montagne\'',</text:p>
            <text:p>findSub: (keywords) =&gt;</text:p>
            <text:p>keywords.find((keyword)=&gt;keyword.toLowerCase().includes('montagne')) ? 'Montagne' : false</text:p>
            <text:p>},</text:p>
            <text:p>'Équitation': {</text:p>
            <text:p>APIwhere: 'keywords_fr%20LIKE%20\'poney\'%20OR%20keywords_fr%20LIKE%20\'cheval\'%20OR%20keywords_fr%20LIKE%20\'equitation\'',</text:p>
            <text:p>findSub: (keywords) =&gt;</text:p>
            <text:p>keywords.find((keyword)=&gt;keyword.toLowerCase().includes('poney')) ||</text:p>
            <text:p>keywords.find((keyword)=&gt;keyword.toLowerCase().includes('cheval')) ||</text:p>
            <text:p>keywords.find((keyword)=&gt;keyword.toLowerCase().includes('equitation')) ? 'Équitation' : false</text:p>
            <text:p>},</text:p>
            <text:p>'Photographie': {</text:p>
            <text:p>APIwhere: 'keywords_fr%20LIKE%20\'photographie\'',</text:p>
            <text:p>findSub: (keywords) =&gt;</text:p>
            <text:p>keywords.find((keyword)=&gt;keyword.toLowerCase().includes('photographie')) ? 'Photographie' : false</text:p>
            <text:p>},</text:p>
            <text:p>'Fête': {</text:p>
            <text:p>APIwhere: 'keywords_fr%20LIKE%20\'fete\'',</text:p>
            <text:p>findSub: (keywords) =&gt;</text:p>
            <text:p>keywords.find((keyword)=&gt;keyword.toLowerCase().includes('fete')) ? 'Fête' : false</text:p>
            <text:p>},</text:p>
            <text:p>'Mer': {</text:p>
            <text:p>APIwhere: 'keywords_fr%20LIKE%20\'mer\'%20OR%20keywords_fr%20LIKE%20\'ocean\'',</text:p>
            <text:p>findSub: (keywords) =&gt;</text:p>
            <text:p>keywords.find((keyword)=&gt;keyword.toLowerCase().includes('mer')) ||</text:p>
            <text:p>keywords.find((keyword)=&gt;keyword.toLowerCase().includes('ocean')) ? 'Mer' : false</text:p>
            <text:p>},</text:p>
            <text:p>'Soirée': {</text:p>
            <text:p>APIwhere: 'keywords_fr%20LIKE%20\'soiree\'%20OR%20keywords_fr%20LIKE%20\'diner\'',</text:p>
            <text:p>findSub: (keywords) =&gt;</text:p>
            <text:p>keywords.find((keyword)=&gt;keyword.toLowerCase().includes('soiree')) ||</text:p>
            <text:p>keywords.find((keyword)=&gt;keyword.toLowerCase().includes('diner')) ? 'Soirée' : false</text:p>
            <text:p>},</text:p>
            <text:p>'Baignade': {</text:p>
            <text:p>APIwhere: 'keywords_fr%20LIKE%20\'baignade\'',</text:p>
            <text:p>findSub: (keywords) =&gt;</text:p>
            <text:p>keywords.find((keyword)=&gt;keyword.toLowerCase().includes('baignade')) ? 'Baignade' : false</text:p>
            <text:p>},</text:p>
            <text:p>},</text:p>
            <text:p>'Publique': {</text:p>
            <text:p>'--Tous--': {</text:p>
            <text:p>APIwhere: 'keywords_fr%20LIKE%20\'famille\'%20OR%20keywords_fr%20LIKE%20\'adultes\'%20OR%20keywords_fr%20LIKE%20\'enfant\'%20OR%20keywords_fr%20LIKE%20\'jeune\'%20OR%20keywords_fr%20LIKE%20\'tout\'%20publique\'',</text:p>
            <text:p>findSub: (any) =&gt; false</text:p>
            <text:p>},</text:p>
            <text:p>'Famille': {</text:p>
            <text:p>APIwhere: 'keywords_fr%20LIKE%20\'famille\'',</text:p>
            <text:p>findSub: (keywords) =&gt;</text:p>
            <text:p>keywords.find((keyword)=&gt;keyword.toLowerCase().includes('famille')) ? 'Famille' : false</text:p>
            <text:p>},</text:p>
            <text:p>'Adulte': {</text:p>
            <text:p>APIwhere: 'keywords_fr%20LIKE%20\'adultes\'',</text:p>
            <text:p>findSub: (keywords) =&gt;</text:p>
            <text:p>keywords.find((keyword)=&gt;keyword.toLowerCase().includes('adultes')) ? 'Adulte' : false</text:p>
            <text:p>},</text:p>
            <text:p>'Jeunesse': {</text:p>
            <text:p>APIwhere: 'keywords_fr%20LIKE%20\'enfant\'%20OR%20keywords_fr%20LIKE%20\'jeune\'',</text:p>
            <text:p>findSub: (keywords) =&gt;</text:p>
            <text:p>keywords.find((keyword)=&gt;keyword.toLowerCase().includes('enfant')) ||</text:p>
            <text:p>keywords.find((keyword)=&gt;keyword.toLowerCase().includes('jeune')) ? 'Jeunesse' : false</text:p>
            <text:p>},</text:p>
            <text:p>'Tout publique': {</text:p>
            <text:p>APIwhere: 'keywords_fr%20LIKE%20\'tout\'%20publique\'',</text:p>
            <text:p>findSub: (keywords) =&gt;</text:p>
            <text:p>keywords.find((keyword)=&gt;keyword.toLowerCase().includes('tout publique')) ? 'Tout publique' : false</text:p>
            <text:p>},</text:p>
            <text:p>},</text:p>
            <text:p>'Autres': {</text:p>
            <text:p>'--Tous--': {</text:p>
            <text:p>APIwhere: 'keywords_fr%20LIKE%20\'debat\'%20OR%20keywords_fr%20LIKE%20\'sante\'%20OR%20keywords_fr%20LIKE%20\'jardin\'%20OR%20keywords_fr%20LIKE%20\'animaux\'%20OR%20keywords_fr%20LIKE%20\'animal\'%20OR%20keywords_fr%20LIKE%20\'solidarite\'%20OR%20keywords_fr%20LIKE%20\'association\'%20OR%20keywords_fr%20LIKE%20\'gratuit\'%20OR%20keywords_fr%20LIKE%20\'nature\'%20OR%20keywords_fr%20LIKE%20\'environnement\'%20OR%20keywords_fr%20LIKE%20\'ecologie\'%20OR%20keywords_fr%20LIKE%20\'biodiversite\'%20OR%20keywords_fr%20LIKE%20\'sport\'%20OR%20keywords_fr%20LIKE%20\'velo\'%20OR%20keywords_fr%20LIKE%20\'conference\'%20OR%20keywords_fr%20LIKE%20\'emploi\'',</text:p>
            <text:p>findSub: (any) =&gt; false</text:p>
            <text:p>},</text:p>
            <text:p>'Débat': {</text:p>
            <text:p>APIwhere: 'keywords_fr%20LIKE%20\'debat\'',</text:p>
            <text:p>findSub: (keywords) =&gt;</text:p>
            <text:p>keywords.find((keyword)=&gt;keyword.toLowerCase().includes('debat')) ? 'Débat' : false</text:p>
            <text:p>},</text:p>
            <text:p>'Santé': {</text:p>
            <text:p>APIwhere: 'keywords_fr%20LIKE%20\'sante\'',</text:p>
            <text:p>findSub: (keywords) =&gt;</text:p>
            <text:p>keywords.find((keyword)=&gt;keyword.toLowerCase().includes('sante')) ? 'Santé' : false</text:p>
            <text:p>},</text:p>
            <text:p>'Jardin': {</text:p>
            <text:p>APIwhere: 'keywords_fr%20LIKE%20\'jardin\'',</text:p>
            <text:p>findSub: (keywords) =&gt;</text:p>
            <text:p>keywords.find((keyword)=&gt;keyword.toLowerCase().includes('jardin')) ? 'Jardin' : false</text:p>
            <text:p>},</text:p>
            <text:p>'Animaux': {</text:p>
            <text:p>APIwhere: 'keywords_fr%20LIKE%20\'animaux\'%20OR%20keywords_fr%20LIKE%20\'animal\'',</text:p>
            <text:p>findSub: (keywords) =&gt;</text:p>
            <text:p>keywords.find((keyword)=&gt;keyword.toLowerCase().includes('animaux')) ||</text:p>
            <text:p>keywords.find((keyword)=&gt;keyword.toLowerCase().includes('animal')) ? 'Animaux' : false</text:p>
            <text:p>},</text:p>
            <text:p>'Solidarité': {</text:p>
            <text:p>APIwhere: 'keywords_fr%20LIKE%20\'solidarite\'',</text:p>
            <text:p>findSub: (keywords) =&gt;</text:p>
            <text:p>keywords.find((keyword)=&gt;keyword.toLowerCase().includes('solidarite')) ? 'Solidarité' : false</text:p>
            <text:p>},</text:p>
            <text:p>'Association': {</text:p>
            <text:p>APIwhere: 'keywords_fr%20LIKE%20\'association\'',</text:p>
            <text:p>findSub: (keywords) =&gt;</text:p>
            <text:p>keywords.find((keyword)=&gt;keyword.toLowerCase().includes('association')) ? 'Association' : false</text:p>
            <text:p>},</text:p>
            <text:p>'Gratuit': {</text:p>
            <text:p>APIwhere: 'keywords_fr%20LIKE%20\'gratuit\'',</text:p>
            <text:p>findSub: (keywords) =&gt;</text:p>
            <text:p>keywords.find((keyword)=&gt;keyword.toLowerCase().includes('gratuit')) ? 'Gratuit' : false</text:p>
            <text:p>},</text:p>
            <text:p>'Nature &amp; Écologie': {</text:p>
            <text:p>APIwhere: 'keywords_fr%20LIKE%20\'nature\'%20OR%20keywords_fr%20LIKE%20\'environnement\'%20OR%20keywords_fr%20LIKE%20\'ecologie\'%20OR%20keywords_fr%20LIKE%20\'biodiversite\'',</text:p>
            <text:p>findSub: (keywords) =&gt;</text:p>
            <text:p>keywords.find((keyword)=&gt;keyword.toLowerCase().includes('nature')) ||</text:p>
            <text:p>keywords.find((keyword)=&gt;keyword.toLowerCase().includes('environnement')) ||</text:p>
            <text:p>keywords.find((keyword)=&gt;keyword.toLowerCase().includes('ecologie')) ||</text:p>
            <text:p>keywords.find((keyword)=&gt;keyword.toLowerCase().includes('biodiversite')) ? 'Nature &amp; Écologie' : false</text:p>
            <text:p>},</text:p>
            <text:p>'Sport': {</text:p>
            <text:p>APIwhere: 'keywords_fr%20LIKE%20\'sport\'%20OR%20keywords_fr%20LIKE%20\'velo\'',</text:p>
            <text:p>findSub: (keywords) =&gt;</text:p>
            <text:p>keywords.find((keyword)=&gt;keyword.toLowerCase().includes('sport')) ||</text:p>
            <text:p>keywords.find((keyword)=&gt;keyword.toLowerCase().includes('velo')) ? 'Sport' : false</text:p>
            <text:p>},</text:p>
            <text:p>'Conférence': {</text:p>
            <text:p>APIwhere: 'keywords_fr%20LIKE%20\'conference\'',</text:p>
            <text:p>findSub: (keywords) =&gt;</text:p>
            <text:p>keywords.find((keyword)=&gt;keyword.toLowerCase().includes('conference')) ? 'Conférence' : false</text:p>
            <text:p>},</text:p>
            <text:p>'Emploi': {</text:p>
            <text:p>APIwhere: 'keywords_fr%20LIKE%20\'emploi\'',</text:p>
            <text:p>findSub: (keywords) =&gt;</text:p>
            <text:p>keywords.find((keyword)=&gt;keyword.toLowerCase().includes('emploi')) ? 'Emploi' : false</text:p>
            <text:p>},</text:p>
            <text:p>}</text:p>
            <text:p>};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formula="of:=IF([$Sheet1.A3]&lt;&gt;&quot;&quot;;COM.MICROSOFT.CONCAT(&quot;'&quot;;[$Sheet1.A3];&quot;': {&#10;&quot;);&quot;&quot;)" office:value-type="string" office:string-value="'--Catégorie--': {&#10;" calcext:value-type="string">
            <text:p>'--Catégorie--': {</text:p>
            <text:p/>
          </table:table-cell>
          <table:table-cell table:formula="of:=IF([$Sheet1.B3]&lt;&gt;&quot;&quot;;COM.MICROSOFT.CONCAT(&quot;'&quot;;[$Sheet1.B3];&quot;': {&#10;APIwhere: '&quot;;[$Sheet1.D3];&quot;',&#10;findSub: &quot;;[$Sheet1.E3];&quot;&#10;},&#10;&quot;);&quot;&quot;)" office:value-type="string" office:string-value="'--Aucun--': {&#10;APIwhere: '&quot;&quot;',&#10;findSub: (any) =&gt; false&#10;},&#10;" calcext:value-type="string">
            <text:p>'--Aucun--': {</text:p>
            <text:p>APIwhere: '""',</text:p>
            <text:p>findSub: (any) =&gt; false</text:p>
            <text:p>},</text:p>
            <text:p/>
          </table:table-cell>
        </table:table-row>
        <table:table-row table:style-name="ro3">
          <table:table-cell table:formula="of:=IF([$Sheet1.A4]&lt;&gt;&quot;&quot;;COM.MICROSOFT.CONCAT(&quot;},&#10;'&quot;;[$Sheet1.A4];&quot;': {&#10;&quot;);&quot;&quot;)" office:value-type="string" office:string-value="},&#10;'Musique': {&#10;" calcext:value-type="string">
            <text:p>},</text:p>
            <text:p>'Musique': {</text:p>
            <text:p/>
          </table:table-cell>
          <table:table-cell table:formula="of:=IF([$Sheet1.B4]&lt;&gt;&quot;&quot;;COM.MICROSOFT.CONCAT(&quot;'&quot;;[$Sheet1.B4];&quot;': {&#10;APIwhere: '&quot;;[$Sheet1.D4];&quot;',&#10;findSub: &quot;;[$Sheet1.E4];&quot;&#10;},&#10;&quot;);&quot;&quot;)" office:value-type="string" office:string-value="'--Tous--': {&#10;APIwhere: 'keywords_fr%20LIKE%20\'concert\'%20OR%20keywords_fr%20LIKE%20\'rock\'%20OR%20keywords_fr%20LIKE%20\'musique\'%20OR%20keywords_fr%20LIKE%20\'orchestre\'%20OR%20keywords_fr%20LIKE%20\'piano\'%20OR%20keywords_fr%20LIKE%20\'jazz\'%20OR%20keywords_fr%20LIKE%20\'chanson\'%20OR%20keywords_fr%20LIKE%20\'chant\'%20OR%20keywords_fr%20LIKE%20\'classique\'%20OR%20keywords_fr%20LIKE%20\'pop\'%20OR%20keywords_fr%20LIKE%20\'folk\'%20OR%20keywords_fr%20LIKE%20\'festival\'',&#10;findSub: (any) =&gt; false&#10;},&#10;" calcext:value-type="string">
            <text:p>'--Tous--': {</text:p>
            <text:p>APIwhere: 'keywords_fr%20LIKE%20\'concert\'%20OR%20keywords_fr%20LIKE%20\'rock\'%20OR%20keywords_fr%20LIKE%20\'musique\'%20OR%20keywords_fr%20LIKE%20\'orchestre\'%20OR%20keywords_fr%20LIKE%20\'piano\'%20OR%20keywords_fr%20LIKE%20\'jazz\'%20OR%20keywords_fr%20LIKE%20\'chanson\'%20OR%20keywords_fr%20LIKE%20\'chant\'%20OR%20keywords_fr%20LIKE%20\'classique\'%20OR%20keywords_fr%20LIKE%20\'pop\'%20OR%20keywords_fr%20LIKE%20\'folk\'%20OR%20keywords_fr%20LIKE%20\'festival\'',</text:p>
            <text:p>findSub: (any) =&gt; false</text:p>
            <text:p>},</text:p>
            <text:p/>
          </table:table-cell>
        </table:table-row>
        <table:table-row table:style-name="ro4">
          <table:table-cell table:formula="of:=IF([$Sheet1.A5]&lt;&gt;&quot;&quot;;COM.MICROSOFT.CONCAT(&quot;},&#10;'&quot;;[$Sheet1.A5];&quot;': {&#10;&quot;);&quot;&quot;)">
            <text:p/>
          </table:table-cell>
          <table:table-cell table:formula="of:=IF([$Sheet1.B5]&lt;&gt;&quot;&quot;;COM.MICROSOFT.CONCAT(&quot;'&quot;;[$Sheet1.B5];&quot;': {&#10;APIwhere: '&quot;;[$Sheet1.D5];&quot;',&#10;findSub: &quot;;[$Sheet1.E5];&quot;&#10;},&#10;&quot;);&quot;&quot;)" office:value-type="string" office:string-value="'Concert': {&#10;APIwhere: 'keywords_fr%20LIKE%20\'concert\'',&#10;findSub: (keywords) =&gt;&#10;keywords.find((keyword)=&gt;keyword.toLowerCase().includes('concert')) ? 'Concert' : false&#10;},&#10;" calcext:value-type="string">
            <text:p>'Concert': {</text:p>
            <text:p>APIwhere: 'keywords_fr%20LIKE%20\'concert\'',</text:p>
            <text:p>findSub: (keywords) =&gt;</text:p>
            <text:p>keywords.find((keyword)=&gt;keyword.toLowerCase().includes('concert')) ? 'Concert' : false</text:p>
            <text:p>},</text:p>
            <text:p/>
          </table:table-cell>
        </table:table-row>
        <table:table-row table:style-name="ro4">
          <table:table-cell table:formula="of:=IF([$Sheet1.A6]&lt;&gt;&quot;&quot;;COM.MICROSOFT.CONCAT(&quot;},&#10;'&quot;;[$Sheet1.A6];&quot;': {&#10;&quot;);&quot;&quot;)">
            <text:p/>
          </table:table-cell>
          <table:table-cell table:formula="of:=IF([$Sheet1.B6]&lt;&gt;&quot;&quot;;COM.MICROSOFT.CONCAT(&quot;'&quot;;[$Sheet1.B6];&quot;': {&#10;APIwhere: '&quot;;[$Sheet1.D6];&quot;',&#10;findSub: &quot;;[$Sheet1.E6];&quot;&#10;},&#10;&quot;);&quot;&quot;)" office:value-type="string" office:string-value="'Rock': {&#10;APIwhere: 'keywords_fr%20LIKE%20\'rock\'',&#10;findSub: (keywords) =&gt;&#10;keywords.find((keyword)=&gt;keyword.toLowerCase().includes('rock')) ? 'Rock' : false&#10;},&#10;" calcext:value-type="string">
            <text:p>'Rock': {</text:p>
            <text:p>APIwhere: 'keywords_fr%20LIKE%20\'rock\'',</text:p>
            <text:p>findSub: (keywords) =&gt;</text:p>
            <text:p>keywords.find((keyword)=&gt;keyword.toLowerCase().includes('rock')) ? 'Rock' : false</text:p>
            <text:p>},</text:p>
            <text:p/>
          </table:table-cell>
        </table:table-row>
        <table:table-row table:style-name="ro5">
          <table:table-cell table:formula="of:=IF([$Sheet1.A7]&lt;&gt;&quot;&quot;;COM.MICROSOFT.CONCAT(&quot;},&#10;'&quot;;[$Sheet1.A7];&quot;': {&#10;&quot;);&quot;&quot;)">
            <text:p/>
          </table:table-cell>
          <table:table-cell table:formula="of:=IF([$Sheet1.B7]&lt;&gt;&quot;&quot;;COM.MICROSOFT.CONCAT(&quot;'&quot;;[$Sheet1.B7];&quot;': {&#10;APIwhere: '&quot;;[$Sheet1.D7];&quot;',&#10;findSub: &quot;;[$Sheet1.E7];&quot;&#10;},&#10;&quot;);&quot;&quot;)" office:value-type="string" office:string-value="'Musique': {&#10;APIwhere: 'keywords_fr%20LIKE%20\'musique\'%20OR%20keywords_fr%20LIKE%20\'orchestre\'%20OR%20keywords_fr%20LIKE%20\'piano\'',&#10;findSub: (keywords) =&gt;&#10;keywords.find((keyword)=&gt;keyword.toLowerCase().includes('musique')) ||&#10;keywords.find((keyword)=&gt;keyword.toLowerCase().includes('orchestre')) ||&#10;keywords.find((keyword)=&gt;keyword.toLowerCase().includes('piano')) ? 'Musique' : false&#10;},&#10;" calcext:value-type="string">
            <text:p>'Musique': {</text:p>
            <text:p>APIwhere: 'keywords_fr%20LIKE%20\'musique\'%20OR%20keywords_fr%20LIKE%20\'orchestre\'%20OR%20keywords_fr%20LIKE%20\'piano\'',</text:p>
            <text:p>findSub: (keywords) =&gt;</text:p>
            <text:p>keywords.find((keyword)=&gt;keyword.toLowerCase().includes('musique')) ||</text:p>
            <text:p>keywords.find((keyword)=&gt;keyword.toLowerCase().includes('orchestre')) ||</text:p>
            <text:p>keywords.find((keyword)=&gt;keyword.toLowerCase().includes('piano')) ? 'Musique' : false</text:p>
            <text:p>},</text:p>
            <text:p/>
          </table:table-cell>
        </table:table-row>
        <table:table-row table:style-name="ro4">
          <table:table-cell table:formula="of:=IF([$Sheet1.A8]&lt;&gt;&quot;&quot;;COM.MICROSOFT.CONCAT(&quot;},&#10;'&quot;;[$Sheet1.A8];&quot;': {&#10;&quot;);&quot;&quot;)">
            <text:p/>
          </table:table-cell>
          <table:table-cell table:formula="of:=IF([$Sheet1.B8]&lt;&gt;&quot;&quot;;COM.MICROSOFT.CONCAT(&quot;'&quot;;[$Sheet1.B8];&quot;': {&#10;APIwhere: '&quot;;[$Sheet1.D8];&quot;',&#10;findSub: &quot;;[$Sheet1.E8];&quot;&#10;},&#10;&quot;);&quot;&quot;)" office:value-type="string" office:string-value="'Jazz': {&#10;APIwhere: 'keywords_fr%20LIKE%20\'jazz\'',&#10;findSub: (keywords) =&gt;&#10;keywords.find((keyword)=&gt;keyword.toLowerCase().includes('jazz')) ? 'Jazz' : false&#10;},&#10;" calcext:value-type="string">
            <text:p>'Jazz': {</text:p>
            <text:p>APIwhere: 'keywords_fr%20LIKE%20\'jazz\'',</text:p>
            <text:p>findSub: (keywords) =&gt;</text:p>
            <text:p>keywords.find((keyword)=&gt;keyword.toLowerCase().includes('jazz')) ? 'Jazz' : false</text:p>
            <text:p>},</text:p>
            <text:p/>
          </table:table-cell>
        </table:table-row>
        <table:table-row table:style-name="ro6">
          <table:table-cell table:formula="of:=IF([$Sheet1.A9]&lt;&gt;&quot;&quot;;COM.MICROSOFT.CONCAT(&quot;},&#10;'&quot;;[$Sheet1.A9];&quot;': {&#10;&quot;);&quot;&quot;)">
            <text:p/>
          </table:table-cell>
          <table:table-cell table:formula="of:=IF([$Sheet1.B9]&lt;&gt;&quot;&quot;;COM.MICROSOFT.CONCAT(&quot;'&quot;;[$Sheet1.B9];&quot;': {&#10;APIwhere: '&quot;;[$Sheet1.D9];&quot;',&#10;findSub: &quot;;[$Sheet1.E9];&quot;&#10;},&#10;&quot;);&quot;&quot;)" office:value-type="string" office:string-value="'Chant &amp; Chanson': {&#10;APIwhere: 'keywords_fr%20LIKE%20\'chanson\'%20OR%20keywords_fr%20LIKE%20\'chant\'',&#10;findSub: (keywords) =&gt;&#10;keywords.find((keyword)=&gt;keyword.toLowerCase().includes('chanson')) ||&#10;keywords.find((keyword)=&gt;keyword.toLowerCase().includes('chant')) ? 'Chant &amp; Chanson' : false&#10;},&#10;" calcext:value-type="string">
            <text:p>'Chant &amp; Chanson': {</text:p>
            <text:p>APIwhere: 'keywords_fr%20LIKE%20\'chanson\'%20OR%20keywords_fr%20LIKE%20\'chant\'',</text:p>
            <text:p>findSub: (keywords) =&gt;</text:p>
            <text:p>keywords.find((keyword)=&gt;keyword.toLowerCase().includes('chanson')) ||</text:p>
            <text:p>keywords.find((keyword)=&gt;keyword.toLowerCase().includes('chant')) ? 'Chant &amp; Chanson' : false</text:p>
            <text:p>},</text:p>
            <text:p/>
          </table:table-cell>
        </table:table-row>
        <table:table-row table:style-name="ro4">
          <table:table-cell table:formula="of:=IF([$Sheet1.A10]&lt;&gt;&quot;&quot;;COM.MICROSOFT.CONCAT(&quot;},&#10;'&quot;;[$Sheet1.A10];&quot;': {&#10;&quot;);&quot;&quot;)">
            <text:p/>
          </table:table-cell>
          <table:table-cell table:formula="of:=IF([$Sheet1.B10]&lt;&gt;&quot;&quot;;COM.MICROSOFT.CONCAT(&quot;'&quot;;[$Sheet1.B10];&quot;': {&#10;APIwhere: '&quot;;[$Sheet1.D10];&quot;',&#10;findSub: &quot;;[$Sheet1.E10];&quot;&#10;},&#10;&quot;);&quot;&quot;)" office:value-type="string" office:string-value="'Classique': {&#10;APIwhere: 'keywords_fr%20LIKE%20\'classique\'',&#10;findSub: (keywords) =&gt;&#10;keywords.find((keyword)=&gt;keyword.toLowerCase().includes('classique')) ? 'Classique' : false&#10;},&#10;" calcext:value-type="string">
            <text:p>'Classique': {</text:p>
            <text:p>APIwhere: 'keywords_fr%20LIKE%20\'classique\'',</text:p>
            <text:p>findSub: (keywords) =&gt;</text:p>
            <text:p>keywords.find((keyword)=&gt;keyword.toLowerCase().includes('classique')) ? 'Classique' : false</text:p>
            <text:p>},</text:p>
            <text:p/>
          </table:table-cell>
        </table:table-row>
        <table:table-row table:style-name="ro4">
          <table:table-cell table:formula="of:=IF([$Sheet1.A11]&lt;&gt;&quot;&quot;;COM.MICROSOFT.CONCAT(&quot;},&#10;'&quot;;[$Sheet1.A11];&quot;': {&#10;&quot;);&quot;&quot;)">
            <text:p/>
          </table:table-cell>
          <table:table-cell table:formula="of:=IF([$Sheet1.B11]&lt;&gt;&quot;&quot;;COM.MICROSOFT.CONCAT(&quot;'&quot;;[$Sheet1.B11];&quot;': {&#10;APIwhere: '&quot;;[$Sheet1.D11];&quot;',&#10;findSub: &quot;;[$Sheet1.E11];&quot;&#10;},&#10;&quot;);&quot;&quot;)" office:value-type="string" office:string-value="'Pop': {&#10;APIwhere: 'keywords_fr%20LIKE%20\'pop\'',&#10;findSub: (keywords) =&gt;&#10;keywords.find((keyword)=&gt;keyword.toLowerCase().includes('pop')) ? 'Pop' : false&#10;},&#10;" calcext:value-type="string">
            <text:p>'Pop': {</text:p>
            <text:p>APIwhere: 'keywords_fr%20LIKE%20\'pop\'',</text:p>
            <text:p>findSub: (keywords) =&gt;</text:p>
            <text:p>keywords.find((keyword)=&gt;keyword.toLowerCase().includes('pop')) ? 'Pop' : false</text:p>
            <text:p>},</text:p>
            <text:p/>
          </table:table-cell>
        </table:table-row>
        <table:table-row table:style-name="ro4">
          <table:table-cell table:formula="of:=IF([$Sheet1.A12]&lt;&gt;&quot;&quot;;COM.MICROSOFT.CONCAT(&quot;},&#10;'&quot;;[$Sheet1.A12];&quot;': {&#10;&quot;);&quot;&quot;)">
            <text:p/>
          </table:table-cell>
          <table:table-cell table:formula="of:=IF([$Sheet1.B12]&lt;&gt;&quot;&quot;;COM.MICROSOFT.CONCAT(&quot;'&quot;;[$Sheet1.B12];&quot;': {&#10;APIwhere: '&quot;;[$Sheet1.D12];&quot;',&#10;findSub: &quot;;[$Sheet1.E12];&quot;&#10;},&#10;&quot;);&quot;&quot;)" office:value-type="string" office:string-value="'Folk': {&#10;APIwhere: 'keywords_fr%20LIKE%20\'folk\'',&#10;findSub: (keywords) =&gt;&#10;keywords.find((keyword)=&gt;keyword.toLowerCase().includes('folk')) ? 'Folk' : false&#10;},&#10;" calcext:value-type="string">
            <text:p>'Folk': {</text:p>
            <text:p>APIwhere: 'keywords_fr%20LIKE%20\'folk\'',</text:p>
            <text:p>findSub: (keywords) =&gt;</text:p>
            <text:p>keywords.find((keyword)=&gt;keyword.toLowerCase().includes('folk')) ? 'Folk' : false</text:p>
            <text:p>},</text:p>
            <text:p/>
          </table:table-cell>
        </table:table-row>
        <table:table-row table:style-name="ro4">
          <table:table-cell table:formula="of:=IF([$Sheet1.A13]&lt;&gt;&quot;&quot;;COM.MICROSOFT.CONCAT(&quot;},&#10;'&quot;;[$Sheet1.A13];&quot;': {&#10;&quot;);&quot;&quot;)">
            <text:p/>
          </table:table-cell>
          <table:table-cell table:formula="of:=IF([$Sheet1.B13]&lt;&gt;&quot;&quot;;COM.MICROSOFT.CONCAT(&quot;'&quot;;[$Sheet1.B13];&quot;': {&#10;APIwhere: '&quot;;[$Sheet1.D13];&quot;',&#10;findSub: &quot;;[$Sheet1.E13];&quot;&#10;},&#10;&quot;);&quot;&quot;)" office:value-type="string" office:string-value="'Festival': {&#10;APIwhere: 'keywords_fr%20LIKE%20\'festival\'',&#10;findSub: (keywords) =&gt;&#10;keywords.find((keyword)=&gt;keyword.toLowerCase().includes('festival')) ? 'Festival' : false&#10;},&#10;" calcext:value-type="string">
            <text:p>'Festival': {</text:p>
            <text:p>APIwhere: 'keywords_fr%20LIKE%20\'festival\'',</text:p>
            <text:p>findSub: (keywords) =&gt;</text:p>
            <text:p>keywords.find((keyword)=&gt;keyword.toLowerCase().includes('festival')) ? 'Festival' : false</text:p>
            <text:p>},</text:p>
            <text:p/>
          </table:table-cell>
        </table:table-row>
        <table:table-row table:style-name="ro3">
          <table:table-cell table:formula="of:=IF([$Sheet1.A14]&lt;&gt;&quot;&quot;;COM.MICROSOFT.CONCAT(&quot;},&#10;'&quot;;[$Sheet1.A14];&quot;': {&#10;&quot;);&quot;&quot;)" office:value-type="string" office:string-value="},&#10;'Création': {&#10;" calcext:value-type="string">
            <text:p>},</text:p>
            <text:p>'Création': {</text:p>
            <text:p/>
          </table:table-cell>
          <table:table-cell table:formula="of:=IF([$Sheet1.B14]&lt;&gt;&quot;&quot;;COM.MICROSOFT.CONCAT(&quot;'&quot;;[$Sheet1.B14];&quot;': {&#10;APIwhere: '&quot;;[$Sheet1.D14];&quot;',&#10;findSub: &quot;;[$Sheet1.E14];&quot;&#10;},&#10;&quot;);&quot;&quot;)" office:value-type="string" office:string-value="'--Tous--': {&#10;APIwhere: 'keywords_fr%20LIKE%20\'atelier\'%20OR%20keywords_fr%20LIKE%20\'stage\'%20OR%20keywords_fr%20LIKE%20\'formation\'%20OR%20keywords_fr%20LIKE%20\'creation\'%20OR%20keywords_fr%20LIKE%20\'cuisine\'',&#10;findSub: (any) =&gt; false&#10;},&#10;" calcext:value-type="string">
            <text:p>'--Tous--': {</text:p>
            <text:p>APIwhere: 'keywords_fr%20LIKE%20\'atelier\'%20OR%20keywords_fr%20LIKE%20\'stage\'%20OR%20keywords_fr%20LIKE%20\'formation\'%20OR%20keywords_fr%20LIKE%20\'creation\'%20OR%20keywords_fr%20LIKE%20\'cuisine\'',</text:p>
            <text:p>findSub: (any) =&gt; false</text:p>
            <text:p>},</text:p>
            <text:p/>
          </table:table-cell>
        </table:table-row>
        <table:table-row table:style-name="ro4">
          <table:table-cell table:formula="of:=IF([$Sheet1.A15]&lt;&gt;&quot;&quot;;COM.MICROSOFT.CONCAT(&quot;},&#10;'&quot;;[$Sheet1.A15];&quot;': {&#10;&quot;);&quot;&quot;)">
            <text:p/>
          </table:table-cell>
          <table:table-cell table:formula="of:=IF([$Sheet1.B15]&lt;&gt;&quot;&quot;;COM.MICROSOFT.CONCAT(&quot;'&quot;;[$Sheet1.B15];&quot;': {&#10;APIwhere: '&quot;;[$Sheet1.D15];&quot;',&#10;findSub: &quot;;[$Sheet1.E15];&quot;&#10;},&#10;&quot;);&quot;&quot;)" office:value-type="string" office:string-value="'Atelier': {&#10;APIwhere: 'keywords_fr%20LIKE%20\'atelier\'',&#10;findSub: (keywords) =&gt;&#10;keywords.find((keyword)=&gt;keyword.toLowerCase().includes('atelier')) ? 'Atelier' : false&#10;},&#10;" calcext:value-type="string">
            <text:p>'Atelier': {</text:p>
            <text:p>APIwhere: 'keywords_fr%20LIKE%20\'atelier\'',</text:p>
            <text:p>findSub: (keywords) =&gt;</text:p>
            <text:p>keywords.find((keyword)=&gt;keyword.toLowerCase().includes('atelier')) ? 'Atelier' : false</text:p>
            <text:p>},</text:p>
            <text:p/>
          </table:table-cell>
        </table:table-row>
        <table:table-row table:style-name="ro6">
          <table:table-cell table:formula="of:=IF([$Sheet1.A16]&lt;&gt;&quot;&quot;;COM.MICROSOFT.CONCAT(&quot;},&#10;'&quot;;[$Sheet1.A16];&quot;': {&#10;&quot;);&quot;&quot;)">
            <text:p/>
          </table:table-cell>
          <table:table-cell table:formula="of:=IF([$Sheet1.B16]&lt;&gt;&quot;&quot;;COM.MICROSOFT.CONCAT(&quot;'&quot;;[$Sheet1.B16];&quot;': {&#10;APIwhere: '&quot;;[$Sheet1.D16];&quot;',&#10;findSub: &quot;;[$Sheet1.E16];&quot;&#10;},&#10;&quot;);&quot;&quot;)" office:value-type="string" office:string-value="'Stage &amp; Formation': {&#10;APIwhere: 'keywords_fr%20LIKE%20\'stage\'%20OR%20keywords_fr%20LIKE%20\'formation\'',&#10;findSub: (keywords) =&gt;&#10;keywords.find((keyword)=&gt;keyword.toLowerCase().includes('stage')) ||&#10;keywords.find((keyword)=&gt;keyword.toLowerCase().includes('formation')) ? 'Stage &amp; Formation' : false&#10;},&#10;" calcext:value-type="string">
            <text:p>'Stage &amp; Formation': {</text:p>
            <text:p>APIwhere: 'keywords_fr%20LIKE%20\'stage\'%20OR%20keywords_fr%20LIKE%20\'formation\'',</text:p>
            <text:p>findSub: (keywords) =&gt;</text:p>
            <text:p>keywords.find((keyword)=&gt;keyword.toLowerCase().includes('stage')) ||</text:p>
            <text:p>keywords.find((keyword)=&gt;keyword.toLowerCase().includes('formation')) ? 'Stage &amp; Formation' : false</text:p>
            <text:p>},</text:p>
            <text:p/>
          </table:table-cell>
        </table:table-row>
        <table:table-row table:style-name="ro4">
          <table:table-cell table:formula="of:=IF([$Sheet1.A17]&lt;&gt;&quot;&quot;;COM.MICROSOFT.CONCAT(&quot;},&#10;'&quot;;[$Sheet1.A17];&quot;': {&#10;&quot;);&quot;&quot;)">
            <text:p/>
          </table:table-cell>
          <table:table-cell table:formula="of:=IF([$Sheet1.B17]&lt;&gt;&quot;&quot;;COM.MICROSOFT.CONCAT(&quot;'&quot;;[$Sheet1.B17];&quot;': {&#10;APIwhere: '&quot;;[$Sheet1.D17];&quot;',&#10;findSub: &quot;;[$Sheet1.E17];&quot;&#10;},&#10;&quot;);&quot;&quot;)" office:value-type="string" office:string-value="'Création': {&#10;APIwhere: 'keywords_fr%20LIKE%20\'creation\'',&#10;findSub: (keywords) =&gt;&#10;keywords.find((keyword)=&gt;keyword.toLowerCase().includes('creation')) ? 'Création' : false&#10;},&#10;" calcext:value-type="string">
            <text:p>'Création': {</text:p>
            <text:p>APIwhere: 'keywords_fr%20LIKE%20\'creation\'',</text:p>
            <text:p>findSub: (keywords) =&gt;</text:p>
            <text:p>keywords.find((keyword)=&gt;keyword.toLowerCase().includes('creation')) ? 'Création' : false</text:p>
            <text:p>},</text:p>
            <text:p/>
          </table:table-cell>
        </table:table-row>
        <table:table-row table:style-name="ro4">
          <table:table-cell table:formula="of:=IF([$Sheet1.A18]&lt;&gt;&quot;&quot;;COM.MICROSOFT.CONCAT(&quot;},&#10;'&quot;;[$Sheet1.A18];&quot;': {&#10;&quot;);&quot;&quot;)">
            <text:p/>
          </table:table-cell>
          <table:table-cell table:formula="of:=IF([$Sheet1.B18]&lt;&gt;&quot;&quot;;COM.MICROSOFT.CONCAT(&quot;'&quot;;[$Sheet1.B18];&quot;': {&#10;APIwhere: '&quot;;[$Sheet1.D18];&quot;',&#10;findSub: &quot;;[$Sheet1.E18];&quot;&#10;},&#10;&quot;);&quot;&quot;)" office:value-type="string" office:string-value="'Cuisine': {&#10;APIwhere: 'keywords_fr%20LIKE%20\'cuisine\'',&#10;findSub: (keywords) =&gt;&#10;keywords.find((keyword)=&gt;keyword.toLowerCase().includes('cuisine')) ? 'Cuisine' : false&#10;},&#10;" calcext:value-type="string">
            <text:p>'Cuisine': {</text:p>
            <text:p>APIwhere: 'keywords_fr%20LIKE%20\'cuisine\'',</text:p>
            <text:p>findSub: (keywords) =&gt;</text:p>
            <text:p>keywords.find((keyword)=&gt;keyword.toLowerCase().includes('cuisine')) ? 'Cuisine' : false</text:p>
            <text:p>},</text:p>
            <text:p/>
          </table:table-cell>
        </table:table-row>
        <table:table-row table:style-name="ro3">
          <table:table-cell table:formula="of:=IF([$Sheet1.A19]&lt;&gt;&quot;&quot;;COM.MICROSOFT.CONCAT(&quot;},&#10;'&quot;;[$Sheet1.A19];&quot;': {&#10;&quot;);&quot;&quot;)" office:value-type="string" office:string-value="},&#10;'Danses &amp; Bals': {&#10;" calcext:value-type="string">
            <text:p>},</text:p>
            <text:p>'Danses &amp; Bals': {</text:p>
            <text:p/>
          </table:table-cell>
          <table:table-cell table:formula="of:=IF([$Sheet1.B19]&lt;&gt;&quot;&quot;;COM.MICROSOFT.CONCAT(&quot;'&quot;;[$Sheet1.B19];&quot;': {&#10;APIwhere: '&quot;;[$Sheet1.D19];&quot;',&#10;findSub: &quot;;[$Sheet1.E19];&quot;&#10;},&#10;&quot;);&quot;&quot;)" office:value-type="string" office:string-value="'--Tous--': {&#10;APIwhere: 'keywords_fr%20LIKE%20\'danse\'%20OR%20keywords_fr%20LIKE%20\'balfolk\'%20OR%20keywords_fr%20LIKE%20\'baltrad\'',&#10;findSub: (any) =&gt; false&#10;},&#10;" calcext:value-type="string">
            <text:p>'--Tous--': {</text:p>
            <text:p>APIwhere: 'keywords_fr%20LIKE%20\'danse\'%20OR%20keywords_fr%20LIKE%20\'balfolk\'%20OR%20keywords_fr%20LIKE%20\'baltrad\'',</text:p>
            <text:p>findSub: (any) =&gt; false</text:p>
            <text:p>},</text:p>
            <text:p/>
          </table:table-cell>
        </table:table-row>
        <table:table-row table:style-name="ro4">
          <table:table-cell table:formula="of:=IF([$Sheet1.A20]&lt;&gt;&quot;&quot;;COM.MICROSOFT.CONCAT(&quot;},&#10;'&quot;;[$Sheet1.A20];&quot;': {&#10;&quot;);&quot;&quot;)">
            <text:p/>
          </table:table-cell>
          <table:table-cell table:formula="of:=IF([$Sheet1.B20]&lt;&gt;&quot;&quot;;COM.MICROSOFT.CONCAT(&quot;'&quot;;[$Sheet1.B20];&quot;': {&#10;APIwhere: '&quot;;[$Sheet1.D20];&quot;',&#10;findSub: &quot;;[$Sheet1.E20];&quot;&#10;},&#10;&quot;);&quot;&quot;)" office:value-type="string" office:string-value="'Danse': {&#10;APIwhere: 'keywords_fr%20LIKE%20\'danse\'',&#10;findSub: (keywords) =&gt;&#10;keywords.find((keyword)=&gt;keyword.toLowerCase().includes('danse')) ? 'Danse' : false&#10;},&#10;" calcext:value-type="string">
            <text:p>'Danse': {</text:p>
            <text:p>APIwhere: 'keywords_fr%20LIKE%20\'danse\'',</text:p>
            <text:p>findSub: (keywords) =&gt;</text:p>
            <text:p>keywords.find((keyword)=&gt;keyword.toLowerCase().includes('danse')) ? 'Danse' : false</text:p>
            <text:p>},</text:p>
            <text:p/>
          </table:table-cell>
        </table:table-row>
        <table:table-row table:style-name="ro4">
          <table:table-cell table:formula="of:=IF([$Sheet1.A21]&lt;&gt;&quot;&quot;;COM.MICROSOFT.CONCAT(&quot;},&#10;'&quot;;[$Sheet1.A21];&quot;': {&#10;&quot;);&quot;&quot;)">
            <text:p/>
          </table:table-cell>
          <table:table-cell table:formula="of:=IF([$Sheet1.B21]&lt;&gt;&quot;&quot;;COM.MICROSOFT.CONCAT(&quot;'&quot;;[$Sheet1.B21];&quot;': {&#10;APIwhere: '&quot;;[$Sheet1.D21];&quot;',&#10;findSub: &quot;;[$Sheet1.E21];&quot;&#10;},&#10;&quot;);&quot;&quot;)" office:value-type="string" office:string-value="'Bal Folk': {&#10;APIwhere: 'keywords_fr%20LIKE%20\'balfolk\'',&#10;findSub: (keywords) =&gt;&#10;keywords.find((keyword)=&gt;keyword.toLowerCase().includes('balfolk')) ? 'Bal Folk' : false&#10;},&#10;" calcext:value-type="string">
            <text:p>'Bal Folk': {</text:p>
            <text:p>APIwhere: 'keywords_fr%20LIKE%20\'balfolk\'',</text:p>
            <text:p>findSub: (keywords) =&gt;</text:p>
            <text:p>keywords.find((keyword)=&gt;keyword.toLowerCase().includes('balfolk')) ? 'Bal Folk' : false</text:p>
            <text:p>},</text:p>
            <text:p/>
          </table:table-cell>
        </table:table-row>
        <table:table-row table:style-name="ro4">
          <table:table-cell table:formula="of:=IF([$Sheet1.A22]&lt;&gt;&quot;&quot;;COM.MICROSOFT.CONCAT(&quot;},&#10;'&quot;;[$Sheet1.A22];&quot;': {&#10;&quot;);&quot;&quot;)">
            <text:p/>
          </table:table-cell>
          <table:table-cell table:formula="of:=IF([$Sheet1.B22]&lt;&gt;&quot;&quot;;COM.MICROSOFT.CONCAT(&quot;'&quot;;[$Sheet1.B22];&quot;': {&#10;APIwhere: '&quot;;[$Sheet1.D22];&quot;',&#10;findSub: &quot;;[$Sheet1.E22];&quot;&#10;},&#10;&quot;);&quot;&quot;)" office:value-type="string" office:string-value="'Bal Traditionnel': {&#10;APIwhere: 'keywords_fr%20LIKE%20\'baltrad\'',&#10;findSub: (keywords) =&gt;&#10;keywords.find((keyword)=&gt;keyword.toLowerCase().includes('baltrad')) ? 'Bal Traditionnel' : false&#10;},&#10;" calcext:value-type="string">
            <text:p>'Bal Traditionnel': {</text:p>
            <text:p>APIwhere: 'keywords_fr%20LIKE%20\'baltrad\'',</text:p>
            <text:p>findSub: (keywords) =&gt;</text:p>
            <text:p>keywords.find((keyword)=&gt;keyword.toLowerCase().includes('baltrad')) ? 'Bal Traditionnel' : false</text:p>
            <text:p>},</text:p>
            <text:p/>
          </table:table-cell>
        </table:table-row>
        <table:table-row table:style-name="ro3">
          <table:table-cell table:formula="of:=IF([$Sheet1.A23]&lt;&gt;&quot;&quot;;COM.MICROSOFT.CONCAT(&quot;},&#10;'&quot;;[$Sheet1.A23];&quot;': {&#10;&quot;);&quot;&quot;)" office:value-type="string" office:string-value="},&#10;'Culture': {&#10;" calcext:value-type="string">
            <text:p>},</text:p>
            <text:p>'Culture': {</text:p>
            <text:p/>
          </table:table-cell>
          <table:table-cell table:formula="of:=IF([$Sheet1.B23]&lt;&gt;&quot;&quot;;COM.MICROSOFT.CONCAT(&quot;'&quot;;[$Sheet1.B23];&quot;': {&#10;APIwhere: '&quot;;[$Sheet1.D23];&quot;',&#10;findSub: &quot;;[$Sheet1.E23];&quot;&#10;},&#10;&quot;);&quot;&quot;)" office:value-type="string" office:string-value="'--Tous--': {&#10;APIwhere: 'keywords_fr%20LIKE%20\'exposition\'%20OR%20keywords_fr%20LIKE%20\'spectacle\'%20OR%20keywords_fr%20LIKE%20\'theatre\'%20OR%20keywords_fr%20LIKE%20\'patrimoine\'%20OR%20keywords_fr%20LIKE%20\'culture\'%20OR%20keywords_fr%20LIKE%20\'cinema\'%20OR%20keywords_fr%20LIKE%20\'film\'%20OR%20keywords_fr%20LIKE%20\'documentaire\'%20OR%20keywords_fr%20LIKE%20\'animation\'%20OR%20keywords_fr%20LIKE%20\'comedie\'%20OR%20keywords_fr%20LIKE%20\'visite\'%20OR%20keywords_fr%20LIKE%20\'art\'%20OR%20keywords_fr%20LIKE%20\'sculpture\'%20OR%20keywords_fr%20LIKE%20\'histoire\'%20OR%20keywords_fr%20LIKE%20\'musee\'%20OR%20keywords_fr%20LIKE%20\'peinture\'%20OR%20keywords_fr%20LIKE%20\'dessin\'%20OR%20keywords_fr%20LIKE%20\'projection\'',&#10;findSub: (any) =&gt; false&#10;},&#10;" calcext:value-type="string">
            <text:p>'--Tous--': {</text:p>
            <text:p>APIwhere: 'keywords_fr%20LIKE%20\'exposition\'%20OR%20keywords_fr%20LIKE%20\'spectacle\'%20OR%20keywords_fr%20LIKE%20\'theatre\'%20OR%20keywords_fr%20LIKE%20\'patrimoine\'%20OR%20keywords_fr%20LIKE%20\'culture\'%20OR%20keywords_fr%20LIKE%20\'cinema\'%20OR%20keywords_fr%20LIKE%20\'film\'%20OR%20keywords_fr%20LIKE%20\'documentaire\'%20OR%20keywords_fr%20LIKE%20\'animation\'%20OR%20keywords_fr%20LIKE%20\'comedie\'%20OR%20keywords_fr%20LIKE%20\'visite\'%20OR%20keywords_fr%20LIKE%20\'art\'%20OR%20keywords_fr%20LIKE%20\'sculpture\'%20OR%20keywords_fr%20LIKE%20\'histoire\'%20OR%20keywords_fr%20LIKE%20\'musee\'%20OR%20keywords_fr%20LIKE%20\'peinture\'%20OR%20keywords_fr%20LIKE%20\'dessin\'%20OR%20keywords_fr%20LIKE%20\'projection\'',</text:p>
            <text:p>findSub: (any) =&gt; false</text:p>
            <text:p>},</text:p>
            <text:p/>
          </table:table-cell>
        </table:table-row>
        <table:table-row table:style-name="ro4">
          <table:table-cell table:formula="of:=IF([$Sheet1.A24]&lt;&gt;&quot;&quot;;COM.MICROSOFT.CONCAT(&quot;},&#10;'&quot;;[$Sheet1.A24];&quot;': {&#10;&quot;);&quot;&quot;)">
            <text:p/>
          </table:table-cell>
          <table:table-cell table:formula="of:=IF([$Sheet1.B24]&lt;&gt;&quot;&quot;;COM.MICROSOFT.CONCAT(&quot;'&quot;;[$Sheet1.B24];&quot;': {&#10;APIwhere: '&quot;;[$Sheet1.D24];&quot;',&#10;findSub: &quot;;[$Sheet1.E24];&quot;&#10;},&#10;&quot;);&quot;&quot;)" office:value-type="string" office:string-value="'Exposition': {&#10;APIwhere: 'keywords_fr%20LIKE%20\'exposition\'',&#10;findSub: (keywords) =&gt;&#10;keywords.find((keyword)=&gt;keyword.toLowerCase().includes('exposition')) ? 'Exposition' : false&#10;},&#10;" calcext:value-type="string">
            <text:p>'Exposition': {</text:p>
            <text:p>APIwhere: 'keywords_fr%20LIKE%20\'exposition\'',</text:p>
            <text:p>findSub: (keywords) =&gt;</text:p>
            <text:p>keywords.find((keyword)=&gt;keyword.toLowerCase().includes('exposition')) ? 'Exposition' : false</text:p>
            <text:p>},</text:p>
            <text:p/>
          </table:table-cell>
        </table:table-row>
        <table:table-row table:style-name="ro4">
          <table:table-cell table:formula="of:=IF([$Sheet1.A25]&lt;&gt;&quot;&quot;;COM.MICROSOFT.CONCAT(&quot;},&#10;'&quot;;[$Sheet1.A25];&quot;': {&#10;&quot;);&quot;&quot;)">
            <text:p/>
          </table:table-cell>
          <table:table-cell table:formula="of:=IF([$Sheet1.B25]&lt;&gt;&quot;&quot;;COM.MICROSOFT.CONCAT(&quot;'&quot;;[$Sheet1.B25];&quot;': {&#10;APIwhere: '&quot;;[$Sheet1.D25];&quot;',&#10;findSub: &quot;;[$Sheet1.E25];&quot;&#10;},&#10;&quot;);&quot;&quot;)" office:value-type="string" office:string-value="'Spectacle': {&#10;APIwhere: 'keywords_fr%20LIKE%20\'spectacle\'',&#10;findSub: (keywords) =&gt;&#10;keywords.find((keyword)=&gt;keyword.toLowerCase().includes('spectacle')) ? 'Spectacle' : false&#10;},&#10;" calcext:value-type="string">
            <text:p>'Spectacle': {</text:p>
            <text:p>APIwhere: 'keywords_fr%20LIKE%20\'spectacle\'',</text:p>
            <text:p>findSub: (keywords) =&gt;</text:p>
            <text:p>keywords.find((keyword)=&gt;keyword.toLowerCase().includes('spectacle')) ? 'Spectacle' : false</text:p>
            <text:p>},</text:p>
            <text:p/>
          </table:table-cell>
        </table:table-row>
        <table:table-row table:style-name="ro4">
          <table:table-cell table:formula="of:=IF([$Sheet1.A26]&lt;&gt;&quot;&quot;;COM.MICROSOFT.CONCAT(&quot;},&#10;'&quot;;[$Sheet1.A26];&quot;': {&#10;&quot;);&quot;&quot;)">
            <text:p/>
          </table:table-cell>
          <table:table-cell table:formula="of:=IF([$Sheet1.B26]&lt;&gt;&quot;&quot;;COM.MICROSOFT.CONCAT(&quot;'&quot;;[$Sheet1.B26];&quot;': {&#10;APIwhere: '&quot;;[$Sheet1.D26];&quot;',&#10;findSub: &quot;;[$Sheet1.E26];&quot;&#10;},&#10;&quot;);&quot;&quot;)" office:value-type="string" office:string-value="'Théâtre': {&#10;APIwhere: 'keywords_fr%20LIKE%20\'theatre\'',&#10;findSub: (keywords) =&gt;&#10;keywords.find((keyword)=&gt;keyword.toLowerCase().includes('theatre')) ? 'Théâtre' : false&#10;},&#10;" calcext:value-type="string">
            <text:p>'Théâtre': {</text:p>
            <text:p>APIwhere: 'keywords_fr%20LIKE%20\'theatre\'',</text:p>
            <text:p>findSub: (keywords) =&gt;</text:p>
            <text:p>keywords.find((keyword)=&gt;keyword.toLowerCase().includes('theatre')) ? 'Théâtre' : false</text:p>
            <text:p>},</text:p>
            <text:p/>
          </table:table-cell>
        </table:table-row>
        <table:table-row table:style-name="ro4">
          <table:table-cell table:formula="of:=IF([$Sheet1.A27]&lt;&gt;&quot;&quot;;COM.MICROSOFT.CONCAT(&quot;},&#10;'&quot;;[$Sheet1.A27];&quot;': {&#10;&quot;);&quot;&quot;)">
            <text:p/>
          </table:table-cell>
          <table:table-cell table:formula="of:=IF([$Sheet1.B27]&lt;&gt;&quot;&quot;;COM.MICROSOFT.CONCAT(&quot;'&quot;;[$Sheet1.B27];&quot;': {&#10;APIwhere: '&quot;;[$Sheet1.D27];&quot;',&#10;findSub: &quot;;[$Sheet1.E27];&quot;&#10;},&#10;&quot;);&quot;&quot;)" office:value-type="string" office:string-value="'Patrimoine': {&#10;APIwhere: 'keywords_fr%20LIKE%20\'patrimoine\'',&#10;findSub: (keywords) =&gt;&#10;keywords.find((keyword)=&gt;keyword.toLowerCase().includes('patrimoine')) ? 'Patrimoine' : false&#10;},&#10;" calcext:value-type="string">
            <text:p>'Patrimoine': {</text:p>
            <text:p>APIwhere: 'keywords_fr%20LIKE%20\'patrimoine\'',</text:p>
            <text:p>findSub: (keywords) =&gt;</text:p>
            <text:p>keywords.find((keyword)=&gt;keyword.toLowerCase().includes('patrimoine')) ? 'Patrimoine' : false</text:p>
            <text:p>},</text:p>
            <text:p/>
          </table:table-cell>
        </table:table-row>
        <table:table-row table:style-name="ro4">
          <table:table-cell table:formula="of:=IF([$Sheet1.A28]&lt;&gt;&quot;&quot;;COM.MICROSOFT.CONCAT(&quot;},&#10;'&quot;;[$Sheet1.A28];&quot;': {&#10;&quot;);&quot;&quot;)">
            <text:p/>
          </table:table-cell>
          <table:table-cell table:formula="of:=IF([$Sheet1.B28]&lt;&gt;&quot;&quot;;COM.MICROSOFT.CONCAT(&quot;'&quot;;[$Sheet1.B28];&quot;': {&#10;APIwhere: '&quot;;[$Sheet1.D28];&quot;',&#10;findSub: &quot;;[$Sheet1.E28];&quot;&#10;},&#10;&quot;);&quot;&quot;)" office:value-type="string" office:string-value="'Culture': {&#10;APIwhere: 'keywords_fr%20LIKE%20\'culture\'',&#10;findSub: (keywords) =&gt;&#10;keywords.find((keyword)=&gt;keyword.toLowerCase().includes('culture')) ? 'Culture' : false&#10;},&#10;" calcext:value-type="string">
            <text:p>'Culture': {</text:p>
            <text:p>APIwhere: 'keywords_fr%20LIKE%20\'culture\'',</text:p>
            <text:p>findSub: (keywords) =&gt;</text:p>
            <text:p>keywords.find((keyword)=&gt;keyword.toLowerCase().includes('culture')) ? 'Culture' : false</text:p>
            <text:p>},</text:p>
            <text:p/>
          </table:table-cell>
        </table:table-row>
        <table:table-row table:style-name="ro5">
          <table:table-cell table:formula="of:=IF([$Sheet1.A29]&lt;&gt;&quot;&quot;;COM.MICROSOFT.CONCAT(&quot;},&#10;'&quot;;[$Sheet1.A29];&quot;': {&#10;&quot;);&quot;&quot;)">
            <text:p/>
          </table:table-cell>
          <table:table-cell table:formula="of:=IF([$Sheet1.B29]&lt;&gt;&quot;&quot;;COM.MICROSOFT.CONCAT(&quot;'&quot;;[$Sheet1.B29];&quot;': {&#10;APIwhere: '&quot;;[$Sheet1.D29];&quot;',&#10;findSub: &quot;;[$Sheet1.E29];&quot;&#10;},&#10;&quot;);&quot;&quot;)" office:value-type="string" office:string-value="'Cinéma &amp; Film': {&#10;APIwhere: 'keywords_fr%20LIKE%20\'cinema\'%20OR%20keywords_fr%20LIKE%20\'film\'%20OR%20keywords_fr%20LIKE%20\'documentaire\'',&#10;findSub: (keywords) =&gt;&#10;keywords.find((keyword)=&gt;keyword.toLowerCase().includes('cinema')) ||&#10;keywords.find((keyword)=&gt;keyword.toLowerCase().includes('film')) ||&#10;keywords.find((keyword)=&gt;keyword.toLowerCase().includes('documentaire')) ? 'Cinéma &amp; Film' : false&#10;},&#10;" calcext:value-type="string">
            <text:p>'Cinéma &amp; Film': {</text:p>
            <text:p>APIwhere: 'keywords_fr%20LIKE%20\'cinema\'%20OR%20keywords_fr%20LIKE%20\'film\'%20OR%20keywords_fr%20LIKE%20\'documentaire\'',</text:p>
            <text:p>findSub: (keywords) =&gt;</text:p>
            <text:p>keywords.find((keyword)=&gt;keyword.toLowerCase().includes('cinema')) ||</text:p>
            <text:p>keywords.find((keyword)=&gt;keyword.toLowerCase().includes('film')) ||</text:p>
            <text:p>keywords.find((keyword)=&gt;keyword.toLowerCase().includes('documentaire')) ? 'Cinéma &amp; Film' : false</text:p>
            <text:p>},</text:p>
            <text:p/>
          </table:table-cell>
        </table:table-row>
        <table:table-row table:style-name="ro4">
          <table:table-cell table:formula="of:=IF([$Sheet1.A30]&lt;&gt;&quot;&quot;;COM.MICROSOFT.CONCAT(&quot;},&#10;'&quot;;[$Sheet1.A30];&quot;': {&#10;&quot;);&quot;&quot;)">
            <text:p/>
          </table:table-cell>
          <table:table-cell table:formula="of:=IF([$Sheet1.B30]&lt;&gt;&quot;&quot;;COM.MICROSOFT.CONCAT(&quot;'&quot;;[$Sheet1.B30];&quot;': {&#10;APIwhere: '&quot;;[$Sheet1.D30];&quot;',&#10;findSub: &quot;;[$Sheet1.E30];&quot;&#10;},&#10;&quot;);&quot;&quot;)" office:value-type="string" office:string-value="'Animation': {&#10;APIwhere: 'keywords_fr%20LIKE%20\'animation\'',&#10;findSub: (keywords) =&gt;&#10;keywords.find((keyword)=&gt;keyword.toLowerCase().includes('animation')) ? 'Animation' : false&#10;},&#10;" calcext:value-type="string">
            <text:p>'Animation': {</text:p>
            <text:p>APIwhere: 'keywords_fr%20LIKE%20\'animation\'',</text:p>
            <text:p>findSub: (keywords) =&gt;</text:p>
            <text:p>keywords.find((keyword)=&gt;keyword.toLowerCase().includes('animation')) ? 'Animation' : false</text:p>
            <text:p>},</text:p>
            <text:p/>
          </table:table-cell>
        </table:table-row>
        <table:table-row table:style-name="ro4">
          <table:table-cell table:formula="of:=IF([$Sheet1.A31]&lt;&gt;&quot;&quot;;COM.MICROSOFT.CONCAT(&quot;},&#10;'&quot;;[$Sheet1.A31];&quot;': {&#10;&quot;);&quot;&quot;)">
            <text:p/>
          </table:table-cell>
          <table:table-cell table:formula="of:=IF([$Sheet1.B31]&lt;&gt;&quot;&quot;;COM.MICROSOFT.CONCAT(&quot;'&quot;;[$Sheet1.B31];&quot;': {&#10;APIwhere: '&quot;;[$Sheet1.D31];&quot;',&#10;findSub: &quot;;[$Sheet1.E31];&quot;&#10;},&#10;&quot;);&quot;&quot;)" office:value-type="string" office:string-value="'Comédie': {&#10;APIwhere: 'keywords_fr%20LIKE%20\'comedie\'',&#10;findSub: (keywords) =&gt;&#10;keywords.find((keyword)=&gt;keyword.toLowerCase().includes('comedie')) ? 'Comédie' : false&#10;},&#10;" calcext:value-type="string">
            <text:p>'Comédie': {</text:p>
            <text:p>APIwhere: 'keywords_fr%20LIKE%20\'comedie\'',</text:p>
            <text:p>findSub: (keywords) =&gt;</text:p>
            <text:p>keywords.find((keyword)=&gt;keyword.toLowerCase().includes('comedie')) ? 'Comédie' : false</text:p>
            <text:p>},</text:p>
            <text:p/>
          </table:table-cell>
        </table:table-row>
        <table:table-row table:style-name="ro4">
          <table:table-cell table:formula="of:=IF([$Sheet1.A32]&lt;&gt;&quot;&quot;;COM.MICROSOFT.CONCAT(&quot;},&#10;'&quot;;[$Sheet1.A32];&quot;': {&#10;&quot;);&quot;&quot;)">
            <text:p/>
          </table:table-cell>
          <table:table-cell table:formula="of:=IF([$Sheet1.B32]&lt;&gt;&quot;&quot;;COM.MICROSOFT.CONCAT(&quot;'&quot;;[$Sheet1.B32];&quot;': {&#10;APIwhere: '&quot;;[$Sheet1.D32];&quot;',&#10;findSub: &quot;;[$Sheet1.E32];&quot;&#10;},&#10;&quot;);&quot;&quot;)" office:value-type="string" office:string-value="'Visite': {&#10;APIwhere: 'keywords_fr%20LIKE%20\'visite\'',&#10;findSub: (keywords) =&gt;&#10;keywords.find((keyword)=&gt;keyword.toLowerCase().includes('visite')) ? 'Visite' : false&#10;},&#10;" calcext:value-type="string">
            <text:p>'Visite': {</text:p>
            <text:p>APIwhere: 'keywords_fr%20LIKE%20\'visite\'',</text:p>
            <text:p>findSub: (keywords) =&gt;</text:p>
            <text:p>keywords.find((keyword)=&gt;keyword.toLowerCase().includes('visite')) ? 'Visite' : false</text:p>
            <text:p>},</text:p>
            <text:p/>
          </table:table-cell>
        </table:table-row>
        <table:table-row table:style-name="ro6">
          <table:table-cell table:formula="of:=IF([$Sheet1.A33]&lt;&gt;&quot;&quot;;COM.MICROSOFT.CONCAT(&quot;},&#10;'&quot;;[$Sheet1.A33];&quot;': {&#10;&quot;);&quot;&quot;)">
            <text:p/>
          </table:table-cell>
          <table:table-cell table:formula="of:=IF([$Sheet1.B33]&lt;&gt;&quot;&quot;;COM.MICROSOFT.CONCAT(&quot;'&quot;;[$Sheet1.B33];&quot;': {&#10;APIwhere: '&quot;;[$Sheet1.D33];&quot;',&#10;findSub: &quot;;[$Sheet1.E33];&quot;&#10;},&#10;&quot;);&quot;&quot;)" office:value-type="string" office:string-value="'Art': {&#10;APIwhere: 'keywords_fr%20LIKE%20\'art\'%20OR%20keywords_fr%20LIKE%20\'sculpture\'',&#10;findSub: (keywords) =&gt;&#10;keywords.find((keyword)=&gt;keyword.toLowerCase().includes('art')) ||&#10;keywords.find((keyword)=&gt;keyword.toLowerCase().includes('sculpture')) ? 'Art' : false&#10;},&#10;" calcext:value-type="string">
            <text:p>'Art': {</text:p>
            <text:p>APIwhere: 'keywords_fr%20LIKE%20\'art\'%20OR%20keywords_fr%20LIKE%20\'sculpture\'',</text:p>
            <text:p>findSub: (keywords) =&gt;</text:p>
            <text:p>keywords.find((keyword)=&gt;keyword.toLowerCase().includes('art')) ||</text:p>
            <text:p>keywords.find((keyword)=&gt;keyword.toLowerCase().includes('sculpture')) ? 'Art' : false</text:p>
            <text:p>},</text:p>
            <text:p/>
          </table:table-cell>
        </table:table-row>
        <table:table-row table:style-name="ro4">
          <table:table-cell table:formula="of:=IF([$Sheet1.A34]&lt;&gt;&quot;&quot;;COM.MICROSOFT.CONCAT(&quot;},&#10;'&quot;;[$Sheet1.A34];&quot;': {&#10;&quot;);&quot;&quot;)">
            <text:p/>
          </table:table-cell>
          <table:table-cell table:formula="of:=IF([$Sheet1.B34]&lt;&gt;&quot;&quot;;COM.MICROSOFT.CONCAT(&quot;'&quot;;[$Sheet1.B34];&quot;': {&#10;APIwhere: '&quot;;[$Sheet1.D34];&quot;',&#10;findSub: &quot;;[$Sheet1.E34];&quot;&#10;},&#10;&quot;);&quot;&quot;)" office:value-type="string" office:string-value="'Histoire': {&#10;APIwhere: 'keywords_fr%20LIKE%20\'histoire\'',&#10;findSub: (keywords) =&gt;&#10;keywords.find((keyword)=&gt;keyword.toLowerCase().includes('histoire')) ? 'Histoire' : false&#10;},&#10;" calcext:value-type="string">
            <text:p>'Histoire': {</text:p>
            <text:p>APIwhere: 'keywords_fr%20LIKE%20\'histoire\'',</text:p>
            <text:p>findSub: (keywords) =&gt;</text:p>
            <text:p>keywords.find((keyword)=&gt;keyword.toLowerCase().includes('histoire')) ? 'Histoire' : false</text:p>
            <text:p>},</text:p>
            <text:p/>
          </table:table-cell>
        </table:table-row>
        <table:table-row table:style-name="ro4">
          <table:table-cell table:formula="of:=IF([$Sheet1.A35]&lt;&gt;&quot;&quot;;COM.MICROSOFT.CONCAT(&quot;},&#10;'&quot;;[$Sheet1.A35];&quot;': {&#10;&quot;);&quot;&quot;)">
            <text:p/>
          </table:table-cell>
          <table:table-cell table:formula="of:=IF([$Sheet1.B35]&lt;&gt;&quot;&quot;;COM.MICROSOFT.CONCAT(&quot;'&quot;;[$Sheet1.B35];&quot;': {&#10;APIwhere: '&quot;;[$Sheet1.D35];&quot;',&#10;findSub: &quot;;[$Sheet1.E35];&quot;&#10;},&#10;&quot;);&quot;&quot;)" office:value-type="string" office:string-value="'Musée': {&#10;APIwhere: 'keywords_fr%20LIKE%20\'musee\'',&#10;findSub: (keywords) =&gt;&#10;keywords.find((keyword)=&gt;keyword.toLowerCase().includes('musee')) ? 'Musée' : false&#10;},&#10;" calcext:value-type="string">
            <text:p>'Musée': {</text:p>
            <text:p>APIwhere: 'keywords_fr%20LIKE%20\'musee\'',</text:p>
            <text:p>findSub: (keywords) =&gt;</text:p>
            <text:p>keywords.find((keyword)=&gt;keyword.toLowerCase().includes('musee')) ? 'Musée' : false</text:p>
            <text:p>},</text:p>
            <text:p/>
          </table:table-cell>
        </table:table-row>
        <table:table-row table:style-name="ro4">
          <table:table-cell table:formula="of:=IF([$Sheet1.A36]&lt;&gt;&quot;&quot;;COM.MICROSOFT.CONCAT(&quot;},&#10;'&quot;;[$Sheet1.A36];&quot;': {&#10;&quot;);&quot;&quot;)">
            <text:p/>
          </table:table-cell>
          <table:table-cell table:formula="of:=IF([$Sheet1.B36]&lt;&gt;&quot;&quot;;COM.MICROSOFT.CONCAT(&quot;'&quot;;[$Sheet1.B36];&quot;': {&#10;APIwhere: '&quot;;[$Sheet1.D36];&quot;',&#10;findSub: &quot;;[$Sheet1.E36];&quot;&#10;},&#10;&quot;);&quot;&quot;)" office:value-type="string" office:string-value="'Peinture': {&#10;APIwhere: 'keywords_fr%20LIKE%20\'peinture\'',&#10;findSub: (keywords) =&gt;&#10;keywords.find((keyword)=&gt;keyword.toLowerCase().includes('peinture')) ? 'Peinture' : false&#10;},&#10;" calcext:value-type="string">
            <text:p>'Peinture': {</text:p>
            <text:p>APIwhere: 'keywords_fr%20LIKE%20\'peinture\'',</text:p>
            <text:p>findSub: (keywords) =&gt;</text:p>
            <text:p>keywords.find((keyword)=&gt;keyword.toLowerCase().includes('peinture')) ? 'Peinture' : false</text:p>
            <text:p>},</text:p>
            <text:p/>
          </table:table-cell>
        </table:table-row>
        <table:table-row table:style-name="ro4">
          <table:table-cell table:formula="of:=IF([$Sheet1.A37]&lt;&gt;&quot;&quot;;COM.MICROSOFT.CONCAT(&quot;},&#10;'&quot;;[$Sheet1.A37];&quot;': {&#10;&quot;);&quot;&quot;)">
            <text:p/>
          </table:table-cell>
          <table:table-cell table:formula="of:=IF([$Sheet1.B37]&lt;&gt;&quot;&quot;;COM.MICROSOFT.CONCAT(&quot;'&quot;;[$Sheet1.B37];&quot;': {&#10;APIwhere: '&quot;;[$Sheet1.D37];&quot;',&#10;findSub: &quot;;[$Sheet1.E37];&quot;&#10;},&#10;&quot;);&quot;&quot;)" office:value-type="string" office:string-value="'Dessin': {&#10;APIwhere: 'keywords_fr%20LIKE%20\'dessin\'',&#10;findSub: (keywords) =&gt;&#10;keywords.find((keyword)=&gt;keyword.toLowerCase().includes('dessin')) ? 'Dessin' : false&#10;},&#10;" calcext:value-type="string">
            <text:p>'Dessin': {</text:p>
            <text:p>APIwhere: 'keywords_fr%20LIKE%20\'dessin\'',</text:p>
            <text:p>findSub: (keywords) =&gt;</text:p>
            <text:p>keywords.find((keyword)=&gt;keyword.toLowerCase().includes('dessin')) ? 'Dessin' : false</text:p>
            <text:p>},</text:p>
            <text:p/>
          </table:table-cell>
        </table:table-row>
        <table:table-row table:style-name="ro4">
          <table:table-cell table:formula="of:=IF([$Sheet1.A38]&lt;&gt;&quot;&quot;;COM.MICROSOFT.CONCAT(&quot;},&#10;'&quot;;[$Sheet1.A38];&quot;': {&#10;&quot;);&quot;&quot;)">
            <text:p/>
          </table:table-cell>
          <table:table-cell table:formula="of:=IF([$Sheet1.B38]&lt;&gt;&quot;&quot;;COM.MICROSOFT.CONCAT(&quot;'&quot;;[$Sheet1.B38];&quot;': {&#10;APIwhere: '&quot;;[$Sheet1.D38];&quot;',&#10;findSub: &quot;;[$Sheet1.E38];&quot;&#10;},&#10;&quot;);&quot;&quot;)" office:value-type="string" office:string-value="'Projection': {&#10;APIwhere: 'keywords_fr%20LIKE%20\'projection\'',&#10;findSub: (keywords) =&gt;&#10;keywords.find((keyword)=&gt;keyword.toLowerCase().includes('projection')) ? 'Projection' : false&#10;},&#10;" calcext:value-type="string">
            <text:p>'Projection': {</text:p>
            <text:p>APIwhere: 'keywords_fr%20LIKE%20\'projection\'',</text:p>
            <text:p>findSub: (keywords) =&gt;</text:p>
            <text:p>keywords.find((keyword)=&gt;keyword.toLowerCase().includes('projection')) ? 'Projection' : false</text:p>
            <text:p>},</text:p>
            <text:p/>
          </table:table-cell>
        </table:table-row>
        <table:table-row table:style-name="ro3">
          <table:table-cell table:formula="of:=IF([$Sheet1.A39]&lt;&gt;&quot;&quot;;COM.MICROSOFT.CONCAT(&quot;},&#10;'&quot;;[$Sheet1.A39];&quot;': {&#10;&quot;);&quot;&quot;)" office:value-type="string" office:string-value="},&#10;'Lettres': {&#10;" calcext:value-type="string">
            <text:p>},</text:p>
            <text:p>'Lettres': {</text:p>
            <text:p/>
          </table:table-cell>
          <table:table-cell table:formula="of:=IF([$Sheet1.B39]&lt;&gt;&quot;&quot;;COM.MICROSOFT.CONCAT(&quot;'&quot;;[$Sheet1.B39];&quot;': {&#10;APIwhere: '&quot;;[$Sheet1.D39];&quot;',&#10;findSub: &quot;;[$Sheet1.E39];&quot;&#10;},&#10;&quot;);&quot;&quot;)" office:value-type="string" office:string-value="'--Tous--': {&#10;APIwhere: 'keywords_fr%20LIKE%20\'lecture\'%20OR%20keywords_fr%20LIKE%20\'conte\'%20OR%20keywords_fr%20LIKE%20\'livre\'%20OR%20keywords_fr%20LIKE%20\'litterature\'%20OR%20keywords_fr%20LIKE%20\'poesie\'%20OR%20keywords_fr%20LIKE%20\'ecriture\'%20OR%20keywords_fr%20LIKE%20\'mediatheque\'%20OR%20keywords_fr%20LIKE%20\'bibliotheque\'',&#10;findSub: (any) =&gt; false&#10;},&#10;" calcext:value-type="string">
            <text:p>'--Tous--': {</text:p>
            <text:p>APIwhere: 'keywords_fr%20LIKE%20\'lecture\'%20OR%20keywords_fr%20LIKE%20\'conte\'%20OR%20keywords_fr%20LIKE%20\'livre\'%20OR%20keywords_fr%20LIKE%20\'litterature\'%20OR%20keywords_fr%20LIKE%20\'poesie\'%20OR%20keywords_fr%20LIKE%20\'ecriture\'%20OR%20keywords_fr%20LIKE%20\'mediatheque\'%20OR%20keywords_fr%20LIKE%20\'bibliotheque\'',</text:p>
            <text:p>findSub: (any) =&gt; false</text:p>
            <text:p>},</text:p>
            <text:p/>
          </table:table-cell>
        </table:table-row>
        <table:table-row table:style-name="ro4">
          <table:table-cell table:formula="of:=IF([$Sheet1.A40]&lt;&gt;&quot;&quot;;COM.MICROSOFT.CONCAT(&quot;},&#10;'&quot;;[$Sheet1.A40];&quot;': {&#10;&quot;);&quot;&quot;)">
            <text:p/>
          </table:table-cell>
          <table:table-cell table:formula="of:=IF([$Sheet1.B40]&lt;&gt;&quot;&quot;;COM.MICROSOFT.CONCAT(&quot;'&quot;;[$Sheet1.B40];&quot;': {&#10;APIwhere: '&quot;;[$Sheet1.D40];&quot;',&#10;findSub: &quot;;[$Sheet1.E40];&quot;&#10;},&#10;&quot;);&quot;&quot;)" office:value-type="string" office:string-value="'Lecture': {&#10;APIwhere: 'keywords_fr%20LIKE%20\'lecture\'',&#10;findSub: (keywords) =&gt;&#10;keywords.find((keyword)=&gt;keyword.toLowerCase().includes('lecture')) ? 'Lecture' : false&#10;},&#10;" calcext:value-type="string">
            <text:p>'Lecture': {</text:p>
            <text:p>APIwhere: 'keywords_fr%20LIKE%20\'lecture\'',</text:p>
            <text:p>findSub: (keywords) =&gt;</text:p>
            <text:p>keywords.find((keyword)=&gt;keyword.toLowerCase().includes('lecture')) ? 'Lecture' : false</text:p>
            <text:p>},</text:p>
            <text:p/>
          </table:table-cell>
        </table:table-row>
        <table:table-row table:style-name="ro4">
          <table:table-cell table:formula="of:=IF([$Sheet1.A41]&lt;&gt;&quot;&quot;;COM.MICROSOFT.CONCAT(&quot;},&#10;'&quot;;[$Sheet1.A41];&quot;': {&#10;&quot;);&quot;&quot;)">
            <text:p/>
          </table:table-cell>
          <table:table-cell table:formula="of:=IF([$Sheet1.B41]&lt;&gt;&quot;&quot;;COM.MICROSOFT.CONCAT(&quot;'&quot;;[$Sheet1.B41];&quot;': {&#10;APIwhere: '&quot;;[$Sheet1.D41];&quot;',&#10;findSub: &quot;;[$Sheet1.E41];&quot;&#10;},&#10;&quot;);&quot;&quot;)" office:value-type="string" office:string-value="'Conte': {&#10;APIwhere: 'keywords_fr%20LIKE%20\'conte\'',&#10;findSub: (keywords) =&gt;&#10;keywords.find((keyword)=&gt;keyword.toLowerCase().includes('conte')) ? 'Conte' : false&#10;},&#10;" calcext:value-type="string">
            <text:p>'Conte': {</text:p>
            <text:p>APIwhere: 'keywords_fr%20LIKE%20\'conte\'',</text:p>
            <text:p>findSub: (keywords) =&gt;</text:p>
            <text:p>keywords.find((keyword)=&gt;keyword.toLowerCase().includes('conte')) ? 'Conte' : false</text:p>
            <text:p>},</text:p>
            <text:p/>
          </table:table-cell>
        </table:table-row>
        <table:table-row table:style-name="ro7">
          <table:table-cell table:formula="of:=IF([$Sheet1.A42]&lt;&gt;&quot;&quot;;COM.MICROSOFT.CONCAT(&quot;},&#10;'&quot;;[$Sheet1.A42];&quot;': {&#10;&quot;);&quot;&quot;)">
            <text:p/>
          </table:table-cell>
          <table:table-cell table:formula="of:=IF([$Sheet1.B42]&lt;&gt;&quot;&quot;;COM.MICROSOFT.CONCAT(&quot;'&quot;;[$Sheet1.B42];&quot;': {&#10;APIwhere: '&quot;;[$Sheet1.D42];&quot;',&#10;findSub: &quot;;[$Sheet1.E42];&quot;&#10;},&#10;&quot;);&quot;&quot;)" office:value-type="string" office:string-value="'Littérature': {&#10;APIwhere: 'keywords_fr%20LIKE%20\'livre\'%20OR%20keywords_fr%20LIKE%20\'litterature\'%20OR%20keywords_fr%20LIKE%20\'poesie\'%20OR%20keywords_fr%20LIKE%20\'ecriture\'',&#10;findSub: (keywords) =&gt;&#10;keywords.find((keyword)=&gt;keyword.toLowerCase().includes('livre')) ||&#10;keywords.find((keyword)=&gt;keyword.toLowerCase().includes('litterature')) ||&#10;keywords.find((keyword)=&gt;keyword.toLowerCase().includes('poesie')) ||&#10;keywords.find((keyword)=&gt;keyword.toLowerCase().includes('ecriture')) ? 'Littérature' : false&#10;},&#10;" calcext:value-type="string">
            <text:p>'Littérature': {</text:p>
            <text:p>APIwhere: 'keywords_fr%20LIKE%20\'livre\'%20OR%20keywords_fr%20LIKE%20\'litterature\'%20OR%20keywords_fr%20LIKE%20\'poesie\'%20OR%20keywords_fr%20LIKE%20\'ecriture\'',</text:p>
            <text:p>findSub: (keywords) =&gt;</text:p>
            <text:p>keywords.find((keyword)=&gt;keyword.toLowerCase().includes('livre')) ||</text:p>
            <text:p>keywords.find((keyword)=&gt;keyword.toLowerCase().includes('litterature')) ||</text:p>
            <text:p>keywords.find((keyword)=&gt;keyword.toLowerCase().includes('poesie')) ||</text:p>
            <text:p>keywords.find((keyword)=&gt;keyword.toLowerCase().includes('ecriture')) ? 'Littérature' : false</text:p>
            <text:p>},</text:p>
            <text:p/>
          </table:table-cell>
        </table:table-row>
        <table:table-row table:style-name="ro6">
          <table:table-cell table:formula="of:=IF([$Sheet1.A43]&lt;&gt;&quot;&quot;;COM.MICROSOFT.CONCAT(&quot;},&#10;'&quot;;[$Sheet1.A43];&quot;': {&#10;&quot;);&quot;&quot;)">
            <text:p/>
          </table:table-cell>
          <table:table-cell table:formula="of:=IF([$Sheet1.B43]&lt;&gt;&quot;&quot;;COM.MICROSOFT.CONCAT(&quot;'&quot;;[$Sheet1.B43];&quot;': {&#10;APIwhere: '&quot;;[$Sheet1.D43];&quot;',&#10;findSub: &quot;;[$Sheet1.E43];&quot;&#10;},&#10;&quot;);&quot;&quot;)" office:value-type="string" office:string-value="'Médiathèque &amp; Bibliothèque': {&#10;APIwhere: 'keywords_fr%20LIKE%20\'mediatheque\'%20OR%20keywords_fr%20LIKE%20\'bibliotheque\'',&#10;findSub: (keywords) =&gt;&#10;keywords.find((keyword)=&gt;keyword.toLowerCase().includes('mediatheque')) ||&#10;keywords.find((keyword)=&gt;keyword.toLowerCase().includes('bibliotheque')) ? 'Médiathèque &amp; Bibliothèque' : false&#10;},&#10;" calcext:value-type="string">
            <text:p>'Médiathèque &amp; Bibliothèque': {</text:p>
            <text:p>APIwhere: 'keywords_fr%20LIKE%20\'mediatheque\'%20OR%20keywords_fr%20LIKE%20\'bibliotheque\'',</text:p>
            <text:p>findSub: (keywords) =&gt;</text:p>
            <text:p>keywords.find((keyword)=&gt;keyword.toLowerCase().includes('mediatheque')) ||</text:p>
            <text:p>keywords.find((keyword)=&gt;keyword.toLowerCase().includes('bibliotheque')) ? 'Médiathèque &amp; Bibliothèque' : false</text:p>
            <text:p>},</text:p>
            <text:p/>
          </table:table-cell>
        </table:table-row>
        <table:table-row table:style-name="ro3">
          <table:table-cell table:formula="of:=IF([$Sheet1.A44]&lt;&gt;&quot;&quot;;COM.MICROSOFT.CONCAT(&quot;},&#10;'&quot;;[$Sheet1.A44];&quot;': {&#10;&quot;);&quot;&quot;)" office:value-type="string" office:string-value="},&#10;'Sciences': {&#10;" calcext:value-type="string">
            <text:p>},</text:p>
            <text:p>'Sciences': {</text:p>
            <text:p/>
          </table:table-cell>
          <table:table-cell table:formula="of:=IF([$Sheet1.B44]&lt;&gt;&quot;&quot;;COM.MICROSOFT.CONCAT(&quot;'&quot;;[$Sheet1.B44];&quot;': {&#10;APIwhere: '&quot;;[$Sheet1.D44];&quot;',&#10;findSub: &quot;;[$Sheet1.E44];&quot;&#10;},&#10;&quot;);&quot;&quot;)" office:value-type="string" office:string-value="'--Tous--': {&#10;APIwhere: 'keywords_fr%20LIKE%20\'architecture\'%20OR%20keywords_fr%20LIKE%20\'innovation\'%20OR%20keywords_fr%20LIKE%20\'informatique\'%20OR%20keywords_fr%20LIKE%20\'numerique\'%20OR%20keywords_fr%20LIKE%20\'archeologie\'%20OR%20keywords_fr%20LIKE%20\'science\'%20OR%20keywords_fr%20LIKE%20\'recherche\'',&#10;findSub: (any) =&gt; false&#10;},&#10;" calcext:value-type="string">
            <text:p>'--Tous--': {</text:p>
            <text:p>APIwhere: 'keywords_fr%20LIKE%20\'architecture\'%20OR%20keywords_fr%20LIKE%20\'innovation\'%20OR%20keywords_fr%20LIKE%20\'informatique\'%20OR%20keywords_fr%20LIKE%20\'numerique\'%20OR%20keywords_fr%20LIKE%20\'archeologie\'%20OR%20keywords_fr%20LIKE%20\'science\'%20OR%20keywords_fr%20LIKE%20\'recherche\'',</text:p>
            <text:p>findSub: (any) =&gt; false</text:p>
            <text:p>},</text:p>
            <text:p/>
          </table:table-cell>
        </table:table-row>
        <table:table-row table:style-name="ro4">
          <table:table-cell table:formula="of:=IF([$Sheet1.A45]&lt;&gt;&quot;&quot;;COM.MICROSOFT.CONCAT(&quot;},&#10;'&quot;;[$Sheet1.A45];&quot;': {&#10;&quot;);&quot;&quot;)">
            <text:p/>
          </table:table-cell>
          <table:table-cell table:formula="of:=IF([$Sheet1.B45]&lt;&gt;&quot;&quot;;COM.MICROSOFT.CONCAT(&quot;'&quot;;[$Sheet1.B45];&quot;': {&#10;APIwhere: '&quot;;[$Sheet1.D45];&quot;',&#10;findSub: &quot;;[$Sheet1.E45];&quot;&#10;},&#10;&quot;);&quot;&quot;)" office:value-type="string" office:string-value="'Architecture': {&#10;APIwhere: 'keywords_fr%20LIKE%20\'architecture\'',&#10;findSub: (keywords) =&gt;&#10;keywords.find((keyword)=&gt;keyword.toLowerCase().includes('architecture')) ? 'Architecture' : false&#10;},&#10;" calcext:value-type="string">
            <text:p>'Architecture': {</text:p>
            <text:p>APIwhere: 'keywords_fr%20LIKE%20\'architecture\'',</text:p>
            <text:p>findSub: (keywords) =&gt;</text:p>
            <text:p>keywords.find((keyword)=&gt;keyword.toLowerCase().includes('architecture')) ? 'Architecture' : false</text:p>
            <text:p>},</text:p>
            <text:p/>
          </table:table-cell>
        </table:table-row>
        <table:table-row table:style-name="ro4">
          <table:table-cell table:formula="of:=IF([$Sheet1.A46]&lt;&gt;&quot;&quot;;COM.MICROSOFT.CONCAT(&quot;},&#10;'&quot;;[$Sheet1.A46];&quot;': {&#10;&quot;);&quot;&quot;)">
            <text:p/>
          </table:table-cell>
          <table:table-cell table:formula="of:=IF([$Sheet1.B46]&lt;&gt;&quot;&quot;;COM.MICROSOFT.CONCAT(&quot;'&quot;;[$Sheet1.B46];&quot;': {&#10;APIwhere: '&quot;;[$Sheet1.D46];&quot;',&#10;findSub: &quot;;[$Sheet1.E46];&quot;&#10;},&#10;&quot;);&quot;&quot;)" office:value-type="string" office:string-value="'Innovation': {&#10;APIwhere: 'keywords_fr%20LIKE%20\'innovation\'',&#10;findSub: (keywords) =&gt;&#10;keywords.find((keyword)=&gt;keyword.toLowerCase().includes('innovation')) ? 'Innovation' : false&#10;},&#10;" calcext:value-type="string">
            <text:p>'Innovation': {</text:p>
            <text:p>APIwhere: 'keywords_fr%20LIKE%20\'innovation\'',</text:p>
            <text:p>findSub: (keywords) =&gt;</text:p>
            <text:p>keywords.find((keyword)=&gt;keyword.toLowerCase().includes('innovation')) ? 'Innovation' : false</text:p>
            <text:p>},</text:p>
            <text:p/>
          </table:table-cell>
        </table:table-row>
        <table:table-row table:style-name="ro6">
          <table:table-cell table:formula="of:=IF([$Sheet1.A47]&lt;&gt;&quot;&quot;;COM.MICROSOFT.CONCAT(&quot;},&#10;'&quot;;[$Sheet1.A47];&quot;': {&#10;&quot;);&quot;&quot;)">
            <text:p/>
          </table:table-cell>
          <table:table-cell table:formula="of:=IF([$Sheet1.B47]&lt;&gt;&quot;&quot;;COM.MICROSOFT.CONCAT(&quot;'&quot;;[$Sheet1.B47];&quot;': {&#10;APIwhere: '&quot;;[$Sheet1.D47];&quot;',&#10;findSub: &quot;;[$Sheet1.E47];&quot;&#10;},&#10;&quot;);&quot;&quot;)" office:value-type="string" office:string-value="'Informatique': {&#10;APIwhere: 'keywords_fr%20LIKE%20\'informatique\'%20OR%20keywords_fr%20LIKE%20\'numerique\'',&#10;findSub: (keywords) =&gt;&#10;keywords.find((keyword)=&gt;keyword.toLowerCase().includes('informatique')) ||&#10;keywords.find((keyword)=&gt;keyword.toLowerCase().includes('numerique')) ? 'Informatique' : false&#10;},&#10;" calcext:value-type="string">
            <text:p>'Informatique': {</text:p>
            <text:p>APIwhere: 'keywords_fr%20LIKE%20\'informatique\'%20OR%20keywords_fr%20LIKE%20\'numerique\'',</text:p>
            <text:p>findSub: (keywords) =&gt;</text:p>
            <text:p>keywords.find((keyword)=&gt;keyword.toLowerCase().includes('informatique')) ||</text:p>
            <text:p>keywords.find((keyword)=&gt;keyword.toLowerCase().includes('numerique')) ? 'Informatique' : false</text:p>
            <text:p>},</text:p>
            <text:p/>
          </table:table-cell>
        </table:table-row>
        <table:table-row table:style-name="ro4">
          <table:table-cell table:formula="of:=IF([$Sheet1.A48]&lt;&gt;&quot;&quot;;COM.MICROSOFT.CONCAT(&quot;},&#10;'&quot;;[$Sheet1.A48];&quot;': {&#10;&quot;);&quot;&quot;)">
            <text:p/>
          </table:table-cell>
          <table:table-cell table:formula="of:=IF([$Sheet1.B48]&lt;&gt;&quot;&quot;;COM.MICROSOFT.CONCAT(&quot;'&quot;;[$Sheet1.B48];&quot;': {&#10;APIwhere: '&quot;;[$Sheet1.D48];&quot;',&#10;findSub: &quot;;[$Sheet1.E48];&quot;&#10;},&#10;&quot;);&quot;&quot;)" office:value-type="string" office:string-value="'Archéologie': {&#10;APIwhere: 'keywords_fr%20LIKE%20\'archeologie\'',&#10;findSub: (keywords) =&gt;&#10;keywords.find((keyword)=&gt;keyword.toLowerCase().includes('archeologie')) ? 'Archéologie' : false&#10;},&#10;" calcext:value-type="string">
            <text:p>'Archéologie': {</text:p>
            <text:p>APIwhere: 'keywords_fr%20LIKE%20\'archeologie\'',</text:p>
            <text:p>findSub: (keywords) =&gt;</text:p>
            <text:p>keywords.find((keyword)=&gt;keyword.toLowerCase().includes('archeologie')) ? 'Archéologie' : false</text:p>
            <text:p>},</text:p>
            <text:p/>
          </table:table-cell>
        </table:table-row>
        <table:table-row table:style-name="ro6">
          <table:table-cell table:formula="of:=IF([$Sheet1.A49]&lt;&gt;&quot;&quot;;COM.MICROSOFT.CONCAT(&quot;},&#10;'&quot;;[$Sheet1.A49];&quot;': {&#10;&quot;);&quot;&quot;)">
            <text:p/>
          </table:table-cell>
          <table:table-cell table:formula="of:=IF([$Sheet1.B49]&lt;&gt;&quot;&quot;;COM.MICROSOFT.CONCAT(&quot;'&quot;;[$Sheet1.B49];&quot;': {&#10;APIwhere: '&quot;;[$Sheet1.D49];&quot;',&#10;findSub: &quot;;[$Sheet1.E49];&quot;&#10;},&#10;&quot;);&quot;&quot;)" office:value-type="string" office:string-value="'Sciences': {&#10;APIwhere: 'keywords_fr%20LIKE%20\'science\'%20OR%20keywords_fr%20LIKE%20\'recherche\'',&#10;findSub: (keywords) =&gt;&#10;keywords.find((keyword)=&gt;keyword.toLowerCase().includes('science')) ||&#10;keywords.find((keyword)=&gt;keyword.toLowerCase().includes('recherche')) ? 'Sciences' : false&#10;},&#10;" calcext:value-type="string">
            <text:p>'Sciences': {</text:p>
            <text:p>APIwhere: 'keywords_fr%20LIKE%20\'science\'%20OR%20keywords_fr%20LIKE%20\'recherche\'',</text:p>
            <text:p>findSub: (keywords) =&gt;</text:p>
            <text:p>keywords.find((keyword)=&gt;keyword.toLowerCase().includes('science')) ||</text:p>
            <text:p>keywords.find((keyword)=&gt;keyword.toLowerCase().includes('recherche')) ? 'Sciences' : false</text:p>
            <text:p>},</text:p>
            <text:p/>
          </table:table-cell>
        </table:table-row>
        <table:table-row table:style-name="ro3">
          <table:table-cell table:formula="of:=IF([$Sheet1.A50]&lt;&gt;&quot;&quot;;COM.MICROSOFT.CONCAT(&quot;},&#10;'&quot;;[$Sheet1.A50];&quot;': {&#10;&quot;);&quot;&quot;)" office:value-type="string" office:string-value="},&#10;'Loisirs': {&#10;" calcext:value-type="string">
            <text:p>},</text:p>
            <text:p>'Loisirs': {</text:p>
            <text:p/>
          </table:table-cell>
          <table:table-cell table:formula="of:=IF([$Sheet1.B50]&lt;&gt;&quot;&quot;;COM.MICROSOFT.CONCAT(&quot;'&quot;;[$Sheet1.B50];&quot;': {&#10;APIwhere: '&quot;;[$Sheet1.D50];&quot;',&#10;findSub: &quot;;[$Sheet1.E50];&quot;&#10;},&#10;&quot;);&quot;&quot;)" office:value-type="string" office:string-value="'--Tous--': {&#10;APIwhere: 'keywords_fr%20LIKE%20\'rencontre\'%20OR%20keywords_fr%20LIKE%20\'jeu\'%20OR%20keywords_fr%20LIKE%20\'decouverte\'%20OR%20keywords_fr%20LIKE%20\'loisir\'%20OR%20keywords_fr%20LIKE%20\'balade\'%20OR%20keywords_fr%20LIKE%20\'randonnee\'%20OR%20keywords_fr%20LIKE%20\'cirque\'%20OR%20keywords_fr%20LIKE%20\'humour\'%20OR%20keywords_fr%20LIKE%20\'vacance\'%20OR%20keywords_fr%20LIKE%20\'ucpa\'%20OR%20keywords_fr%20LIKE%20\'montagne\'%20OR%20keywords_fr%20LIKE%20\'poney\'%20OR%20keywords_fr%20LIKE%20\'cheval\'%20OR%20keywords_fr%20LIKE%20\'equitation\'%20OR%20keywords_fr%20LIKE%20\'photographie\'%20OR%20keywords_fr%20LIKE%20\'fete\'%20OR%20keywords_fr%20LIKE%20\'mer\'%20OR%20keywords_fr%20LIKE%20\'ocean\'%20OR%20keywords_fr%20LIKE%20\'soiree\'%20OR%20keywords_fr%20LIKE%20\'diner\'%20OR%20keywords_fr%20LIKE%20\'baignade\'',&#10;findSub: (any) =&gt; false&#10;},&#10;" calcext:value-type="string">
            <text:p>'--Tous--': {</text:p>
            <text:p>APIwhere: 'keywords_fr%20LIKE%20\'rencontre\'%20OR%20keywords_fr%20LIKE%20\'jeu\'%20OR%20keywords_fr%20LIKE%20\'decouverte\'%20OR%20keywords_fr%20LIKE%20\'loisir\'%20OR%20keywords_fr%20LIKE%20\'balade\'%20OR%20keywords_fr%20LIKE%20\'randonnee\'%20OR%20keywords_fr%20LIKE%20\'cirque\'%20OR%20keywords_fr%20LIKE%20\'humour\'%20OR%20keywords_fr%20LIKE%20\'vacance\'%20OR%20keywords_fr%20LIKE%20\'ucpa\'%20OR%20keywords_fr%20LIKE%20\'montagne\'%20OR%20keywords_fr%20LIKE%20\'poney\'%20OR%20keywords_fr%20LIKE%20\'cheval\'%20OR%20keywords_fr%20LIKE%20\'equitation\'%20OR%20keywords_fr%20LIKE%20\'photographie\'%20OR%20keywords_fr%20LIKE%20\'fete\'%20OR%20keywords_fr%20LIKE%20\'mer\'%20OR%20keywords_fr%20LIKE%20\'ocean\'%20OR%20keywords_fr%20LIKE%20\'soiree\'%20OR%20keywords_fr%20LIKE%20\'diner\'%20OR%20keywords_fr%20LIKE%20\'baignade\'',</text:p>
            <text:p>findSub: (any) =&gt; false</text:p>
            <text:p>},</text:p>
            <text:p/>
          </table:table-cell>
        </table:table-row>
        <table:table-row table:style-name="ro4">
          <table:table-cell table:formula="of:=IF([$Sheet1.A51]&lt;&gt;&quot;&quot;;COM.MICROSOFT.CONCAT(&quot;},&#10;'&quot;;[$Sheet1.A51];&quot;': {&#10;&quot;);&quot;&quot;)">
            <text:p/>
          </table:table-cell>
          <table:table-cell table:formula="of:=IF([$Sheet1.B51]&lt;&gt;&quot;&quot;;COM.MICROSOFT.CONCAT(&quot;'&quot;;[$Sheet1.B51];&quot;': {&#10;APIwhere: '&quot;;[$Sheet1.D51];&quot;',&#10;findSub: &quot;;[$Sheet1.E51];&quot;&#10;},&#10;&quot;);&quot;&quot;)" office:value-type="string" office:string-value="'Rencontre': {&#10;APIwhere: 'keywords_fr%20LIKE%20\'rencontre\'',&#10;findSub: (keywords) =&gt;&#10;keywords.find((keyword)=&gt;keyword.toLowerCase().includes('rencontre')) ? 'Rencontre' : false&#10;},&#10;" calcext:value-type="string">
            <text:p>'Rencontre': {</text:p>
            <text:p>APIwhere: 'keywords_fr%20LIKE%20\'rencontre\'',</text:p>
            <text:p>findSub: (keywords) =&gt;</text:p>
            <text:p>keywords.find((keyword)=&gt;keyword.toLowerCase().includes('rencontre')) ? 'Rencontre' : false</text:p>
            <text:p>},</text:p>
            <text:p/>
          </table:table-cell>
        </table:table-row>
        <table:table-row table:style-name="ro4">
          <table:table-cell table:formula="of:=IF([$Sheet1.A52]&lt;&gt;&quot;&quot;;COM.MICROSOFT.CONCAT(&quot;},&#10;'&quot;;[$Sheet1.A52];&quot;': {&#10;&quot;);&quot;&quot;)">
            <text:p/>
          </table:table-cell>
          <table:table-cell table:formula="of:=IF([$Sheet1.B52]&lt;&gt;&quot;&quot;;COM.MICROSOFT.CONCAT(&quot;'&quot;;[$Sheet1.B52];&quot;': {&#10;APIwhere: '&quot;;[$Sheet1.D52];&quot;',&#10;findSub: &quot;;[$Sheet1.E52];&quot;&#10;},&#10;&quot;);&quot;&quot;)" office:value-type="string" office:string-value="'Jeux': {&#10;APIwhere: 'keywords_fr%20LIKE%20\'jeu\'',&#10;findSub: (keywords) =&gt;&#10;keywords.find((keyword)=&gt;keyword.toLowerCase().includes('jeu')) ? 'Jeux' : false&#10;},&#10;" calcext:value-type="string">
            <text:p>'Jeux': {</text:p>
            <text:p>APIwhere: 'keywords_fr%20LIKE%20\'jeu\'',</text:p>
            <text:p>findSub: (keywords) =&gt;</text:p>
            <text:p>keywords.find((keyword)=&gt;keyword.toLowerCase().includes('jeu')) ? 'Jeux' : false</text:p>
            <text:p>},</text:p>
            <text:p/>
          </table:table-cell>
        </table:table-row>
        <table:table-row table:style-name="ro4">
          <table:table-cell table:formula="of:=IF([$Sheet1.A53]&lt;&gt;&quot;&quot;;COM.MICROSOFT.CONCAT(&quot;},&#10;'&quot;;[$Sheet1.A53];&quot;': {&#10;&quot;);&quot;&quot;)">
            <text:p/>
          </table:table-cell>
          <table:table-cell table:formula="of:=IF([$Sheet1.B53]&lt;&gt;&quot;&quot;;COM.MICROSOFT.CONCAT(&quot;'&quot;;[$Sheet1.B53];&quot;': {&#10;APIwhere: '&quot;;[$Sheet1.D53];&quot;',&#10;findSub: &quot;;[$Sheet1.E53];&quot;&#10;},&#10;&quot;);&quot;&quot;)" office:value-type="string" office:string-value="'Découverte': {&#10;APIwhere: 'keywords_fr%20LIKE%20\'decouverte\'',&#10;findSub: (keywords) =&gt;&#10;keywords.find((keyword)=&gt;keyword.toLowerCase().includes('decouverte')) ? 'Découverte' : false&#10;},&#10;" calcext:value-type="string">
            <text:p>'Découverte': {</text:p>
            <text:p>APIwhere: 'keywords_fr%20LIKE%20\'decouverte\'',</text:p>
            <text:p>findSub: (keywords) =&gt;</text:p>
            <text:p>keywords.find((keyword)=&gt;keyword.toLowerCase().includes('decouverte')) ? 'Découverte' : false</text:p>
            <text:p>},</text:p>
            <text:p/>
          </table:table-cell>
        </table:table-row>
        <table:table-row table:style-name="ro4">
          <table:table-cell table:formula="of:=IF([$Sheet1.A54]&lt;&gt;&quot;&quot;;COM.MICROSOFT.CONCAT(&quot;},&#10;'&quot;;[$Sheet1.A54];&quot;': {&#10;&quot;);&quot;&quot;)">
            <text:p/>
          </table:table-cell>
          <table:table-cell table:formula="of:=IF([$Sheet1.B54]&lt;&gt;&quot;&quot;;COM.MICROSOFT.CONCAT(&quot;'&quot;;[$Sheet1.B54];&quot;': {&#10;APIwhere: '&quot;;[$Sheet1.D54];&quot;',&#10;findSub: &quot;;[$Sheet1.E54];&quot;&#10;},&#10;&quot;);&quot;&quot;)" office:value-type="string" office:string-value="'Loisirs': {&#10;APIwhere: 'keywords_fr%20LIKE%20\'loisir\'',&#10;findSub: (keywords) =&gt;&#10;keywords.find((keyword)=&gt;keyword.toLowerCase().includes('loisir')) ? 'Loisirs' : false&#10;},&#10;" calcext:value-type="string">
            <text:p>'Loisirs': {</text:p>
            <text:p>APIwhere: 'keywords_fr%20LIKE%20\'loisir\'',</text:p>
            <text:p>findSub: (keywords) =&gt;</text:p>
            <text:p>keywords.find((keyword)=&gt;keyword.toLowerCase().includes('loisir')) ? 'Loisirs' : false</text:p>
            <text:p>},</text:p>
            <text:p/>
          </table:table-cell>
        </table:table-row>
        <table:table-row table:style-name="ro6">
          <table:table-cell table:formula="of:=IF([$Sheet1.A55]&lt;&gt;&quot;&quot;;COM.MICROSOFT.CONCAT(&quot;},&#10;'&quot;;[$Sheet1.A55];&quot;': {&#10;&quot;);&quot;&quot;)">
            <text:p/>
          </table:table-cell>
          <table:table-cell table:formula="of:=IF([$Sheet1.B55]&lt;&gt;&quot;&quot;;COM.MICROSOFT.CONCAT(&quot;'&quot;;[$Sheet1.B55];&quot;': {&#10;APIwhere: '&quot;;[$Sheet1.D55];&quot;',&#10;findSub: &quot;;[$Sheet1.E55];&quot;&#10;},&#10;&quot;);&quot;&quot;)" office:value-type="string" office:string-value="'Balade': {&#10;APIwhere: 'keywords_fr%20LIKE%20\'balade\'%20OR%20keywords_fr%20LIKE%20\'randonnee\'',&#10;findSub: (keywords) =&gt;&#10;keywords.find((keyword)=&gt;keyword.toLowerCase().includes('balade')) ||&#10;keywords.find((keyword)=&gt;keyword.toLowerCase().includes('randonnee')) ? 'Balade' : false&#10;},&#10;" calcext:value-type="string">
            <text:p>'Balade': {</text:p>
            <text:p>APIwhere: 'keywords_fr%20LIKE%20\'balade\'%20OR%20keywords_fr%20LIKE%20\'randonnee\'',</text:p>
            <text:p>findSub: (keywords) =&gt;</text:p>
            <text:p>keywords.find((keyword)=&gt;keyword.toLowerCase().includes('balade')) ||</text:p>
            <text:p>keywords.find((keyword)=&gt;keyword.toLowerCase().includes('randonnee')) ? 'Balade' : false</text:p>
            <text:p>},</text:p>
            <text:p/>
          </table:table-cell>
        </table:table-row>
        <table:table-row table:style-name="ro4">
          <table:table-cell table:formula="of:=IF([$Sheet1.A56]&lt;&gt;&quot;&quot;;COM.MICROSOFT.CONCAT(&quot;},&#10;'&quot;;[$Sheet1.A56];&quot;': {&#10;&quot;);&quot;&quot;)">
            <text:p/>
          </table:table-cell>
          <table:table-cell table:formula="of:=IF([$Sheet1.B56]&lt;&gt;&quot;&quot;;COM.MICROSOFT.CONCAT(&quot;'&quot;;[$Sheet1.B56];&quot;': {&#10;APIwhere: '&quot;;[$Sheet1.D56];&quot;',&#10;findSub: &quot;;[$Sheet1.E56];&quot;&#10;},&#10;&quot;);&quot;&quot;)" office:value-type="string" office:string-value="'Cirque': {&#10;APIwhere: 'keywords_fr%20LIKE%20\'cirque\'',&#10;findSub: (keywords) =&gt;&#10;keywords.find((keyword)=&gt;keyword.toLowerCase().includes('cirque')) ? 'Cirque' : false&#10;},&#10;" calcext:value-type="string">
            <text:p>'Cirque': {</text:p>
            <text:p>APIwhere: 'keywords_fr%20LIKE%20\'cirque\'',</text:p>
            <text:p>findSub: (keywords) =&gt;</text:p>
            <text:p>keywords.find((keyword)=&gt;keyword.toLowerCase().includes('cirque')) ? 'Cirque' : false</text:p>
            <text:p>},</text:p>
            <text:p/>
          </table:table-cell>
        </table:table-row>
        <table:table-row table:style-name="ro4">
          <table:table-cell table:formula="of:=IF([$Sheet1.A57]&lt;&gt;&quot;&quot;;COM.MICROSOFT.CONCAT(&quot;},&#10;'&quot;;[$Sheet1.A57];&quot;': {&#10;&quot;);&quot;&quot;)">
            <text:p/>
          </table:table-cell>
          <table:table-cell table:formula="of:=IF([$Sheet1.B57]&lt;&gt;&quot;&quot;;COM.MICROSOFT.CONCAT(&quot;'&quot;;[$Sheet1.B57];&quot;': {&#10;APIwhere: '&quot;;[$Sheet1.D57];&quot;',&#10;findSub: &quot;;[$Sheet1.E57];&quot;&#10;},&#10;&quot;);&quot;&quot;)" office:value-type="string" office:string-value="'Humour': {&#10;APIwhere: 'keywords_fr%20LIKE%20\'humour\'',&#10;findSub: (keywords) =&gt;&#10;keywords.find((keyword)=&gt;keyword.toLowerCase().includes('humour')) ? 'Humour' : false&#10;},&#10;" calcext:value-type="string">
            <text:p>'Humour': {</text:p>
            <text:p>APIwhere: 'keywords_fr%20LIKE%20\'humour\'',</text:p>
            <text:p>findSub: (keywords) =&gt;</text:p>
            <text:p>keywords.find((keyword)=&gt;keyword.toLowerCase().includes('humour')) ? 'Humour' : false</text:p>
            <text:p>},</text:p>
            <text:p/>
          </table:table-cell>
        </table:table-row>
        <table:table-row table:style-name="ro6">
          <table:table-cell table:formula="of:=IF([$Sheet1.A58]&lt;&gt;&quot;&quot;;COM.MICROSOFT.CONCAT(&quot;},&#10;'&quot;;[$Sheet1.A58];&quot;': {&#10;&quot;);&quot;&quot;)">
            <text:p/>
          </table:table-cell>
          <table:table-cell table:formula="of:=IF([$Sheet1.B58]&lt;&gt;&quot;&quot;;COM.MICROSOFT.CONCAT(&quot;'&quot;;[$Sheet1.B58];&quot;': {&#10;APIwhere: '&quot;;[$Sheet1.D58];&quot;',&#10;findSub: &quot;;[$Sheet1.E58];&quot;&#10;},&#10;&quot;);&quot;&quot;)" office:value-type="string" office:string-value="'Vacances': {&#10;APIwhere: 'keywords_fr%20LIKE%20\'vacance\'%20OR%20keywords_fr%20LIKE%20\'ucpa\'',&#10;findSub: (keywords) =&gt;&#10;keywords.find((keyword)=&gt;keyword.toLowerCase().includes('vacance')) ||&#10;keywords.find((keyword)=&gt;keyword.toLowerCase().includes('ucpa')) ? 'Vacances' : false&#10;},&#10;" calcext:value-type="string">
            <text:p>'Vacances': {</text:p>
            <text:p>APIwhere: 'keywords_fr%20LIKE%20\'vacance\'%20OR%20keywords_fr%20LIKE%20\'ucpa\'',</text:p>
            <text:p>findSub: (keywords) =&gt;</text:p>
            <text:p>keywords.find((keyword)=&gt;keyword.toLowerCase().includes('vacance')) ||</text:p>
            <text:p>keywords.find((keyword)=&gt;keyword.toLowerCase().includes('ucpa')) ? 'Vacances' : false</text:p>
            <text:p>},</text:p>
            <text:p/>
          </table:table-cell>
        </table:table-row>
        <table:table-row table:style-name="ro4">
          <table:table-cell table:formula="of:=IF([$Sheet1.A59]&lt;&gt;&quot;&quot;;COM.MICROSOFT.CONCAT(&quot;},&#10;'&quot;;[$Sheet1.A59];&quot;': {&#10;&quot;);&quot;&quot;)">
            <text:p/>
          </table:table-cell>
          <table:table-cell table:formula="of:=IF([$Sheet1.B59]&lt;&gt;&quot;&quot;;COM.MICROSOFT.CONCAT(&quot;'&quot;;[$Sheet1.B59];&quot;': {&#10;APIwhere: '&quot;;[$Sheet1.D59];&quot;',&#10;findSub: &quot;;[$Sheet1.E59];&quot;&#10;},&#10;&quot;);&quot;&quot;)" office:value-type="string" office:string-value="'Montagne': {&#10;APIwhere: 'keywords_fr%20LIKE%20\'montagne\'',&#10;findSub: (keywords) =&gt;&#10;keywords.find((keyword)=&gt;keyword.toLowerCase().includes('montagne')) ? 'Montagne' : false&#10;},&#10;" calcext:value-type="string">
            <text:p>'Montagne': {</text:p>
            <text:p>APIwhere: 'keywords_fr%20LIKE%20\'montagne\'',</text:p>
            <text:p>findSub: (keywords) =&gt;</text:p>
            <text:p>keywords.find((keyword)=&gt;keyword.toLowerCase().includes('montagne')) ? 'Montagne' : false</text:p>
            <text:p>},</text:p>
            <text:p/>
          </table:table-cell>
        </table:table-row>
        <table:table-row table:style-name="ro5">
          <table:table-cell table:formula="of:=IF([$Sheet1.A60]&lt;&gt;&quot;&quot;;COM.MICROSOFT.CONCAT(&quot;},&#10;'&quot;;[$Sheet1.A60];&quot;': {&#10;&quot;);&quot;&quot;)">
            <text:p/>
          </table:table-cell>
          <table:table-cell table:formula="of:=IF([$Sheet1.B60]&lt;&gt;&quot;&quot;;COM.MICROSOFT.CONCAT(&quot;'&quot;;[$Sheet1.B60];&quot;': {&#10;APIwhere: '&quot;;[$Sheet1.D60];&quot;',&#10;findSub: &quot;;[$Sheet1.E60];&quot;&#10;},&#10;&quot;);&quot;&quot;)" office:value-type="string" office:string-value="'Équitation': {&#10;APIwhere: 'keywords_fr%20LIKE%20\'poney\'%20OR%20keywords_fr%20LIKE%20\'cheval\'%20OR%20keywords_fr%20LIKE%20\'equitation\'',&#10;findSub: (keywords) =&gt;&#10;keywords.find((keyword)=&gt;keyword.toLowerCase().includes('poney')) ||&#10;keywords.find((keyword)=&gt;keyword.toLowerCase().includes('cheval')) ||&#10;keywords.find((keyword)=&gt;keyword.toLowerCase().includes('equitation')) ? 'Équitation' : false&#10;},&#10;" calcext:value-type="string">
            <text:p>'Équitation': {</text:p>
            <text:p>APIwhere: 'keywords_fr%20LIKE%20\'poney\'%20OR%20keywords_fr%20LIKE%20\'cheval\'%20OR%20keywords_fr%20LIKE%20\'equitation\'',</text:p>
            <text:p>findSub: (keywords) =&gt;</text:p>
            <text:p>keywords.find((keyword)=&gt;keyword.toLowerCase().includes('poney')) ||</text:p>
            <text:p>keywords.find((keyword)=&gt;keyword.toLowerCase().includes('cheval')) ||</text:p>
            <text:p>keywords.find((keyword)=&gt;keyword.toLowerCase().includes('equitation')) ? 'Équitation' : false</text:p>
            <text:p>},</text:p>
            <text:p/>
          </table:table-cell>
        </table:table-row>
        <table:table-row table:style-name="ro4">
          <table:table-cell table:formula="of:=IF([$Sheet1.A61]&lt;&gt;&quot;&quot;;COM.MICROSOFT.CONCAT(&quot;},&#10;'&quot;;[$Sheet1.A61];&quot;': {&#10;&quot;);&quot;&quot;)">
            <text:p/>
          </table:table-cell>
          <table:table-cell table:formula="of:=IF([$Sheet1.B61]&lt;&gt;&quot;&quot;;COM.MICROSOFT.CONCAT(&quot;'&quot;;[$Sheet1.B61];&quot;': {&#10;APIwhere: '&quot;;[$Sheet1.D61];&quot;',&#10;findSub: &quot;;[$Sheet1.E61];&quot;&#10;},&#10;&quot;);&quot;&quot;)" office:value-type="string" office:string-value="'Photographie': {&#10;APIwhere: 'keywords_fr%20LIKE%20\'photographie\'',&#10;findSub: (keywords) =&gt;&#10;keywords.find((keyword)=&gt;keyword.toLowerCase().includes('photographie')) ? 'Photographie' : false&#10;},&#10;" calcext:value-type="string">
            <text:p>'Photographie': {</text:p>
            <text:p>APIwhere: 'keywords_fr%20LIKE%20\'photographie\'',</text:p>
            <text:p>findSub: (keywords) =&gt;</text:p>
            <text:p>keywords.find((keyword)=&gt;keyword.toLowerCase().includes('photographie')) ? 'Photographie' : false</text:p>
            <text:p>},</text:p>
            <text:p/>
          </table:table-cell>
        </table:table-row>
        <table:table-row table:style-name="ro4">
          <table:table-cell table:formula="of:=IF([$Sheet1.A62]&lt;&gt;&quot;&quot;;COM.MICROSOFT.CONCAT(&quot;},&#10;'&quot;;[$Sheet1.A62];&quot;': {&#10;&quot;);&quot;&quot;)">
            <text:p/>
          </table:table-cell>
          <table:table-cell table:formula="of:=IF([$Sheet1.B62]&lt;&gt;&quot;&quot;;COM.MICROSOFT.CONCAT(&quot;'&quot;;[$Sheet1.B62];&quot;': {&#10;APIwhere: '&quot;;[$Sheet1.D62];&quot;',&#10;findSub: &quot;;[$Sheet1.E62];&quot;&#10;},&#10;&quot;);&quot;&quot;)" office:value-type="string" office:string-value="'Fête': {&#10;APIwhere: 'keywords_fr%20LIKE%20\'fete\'',&#10;findSub: (keywords) =&gt;&#10;keywords.find((keyword)=&gt;keyword.toLowerCase().includes('fete')) ? 'Fête' : false&#10;},&#10;" calcext:value-type="string">
            <text:p>'Fête': {</text:p>
            <text:p>APIwhere: 'keywords_fr%20LIKE%20\'fete\'',</text:p>
            <text:p>findSub: (keywords) =&gt;</text:p>
            <text:p>keywords.find((keyword)=&gt;keyword.toLowerCase().includes('fete')) ? 'Fête' : false</text:p>
            <text:p>},</text:p>
            <text:p/>
          </table:table-cell>
        </table:table-row>
        <table:table-row table:style-name="ro6">
          <table:table-cell table:formula="of:=IF([$Sheet1.A63]&lt;&gt;&quot;&quot;;COM.MICROSOFT.CONCAT(&quot;},&#10;'&quot;;[$Sheet1.A63];&quot;': {&#10;&quot;);&quot;&quot;)">
            <text:p/>
          </table:table-cell>
          <table:table-cell table:formula="of:=IF([$Sheet1.B63]&lt;&gt;&quot;&quot;;COM.MICROSOFT.CONCAT(&quot;'&quot;;[$Sheet1.B63];&quot;': {&#10;APIwhere: '&quot;;[$Sheet1.D63];&quot;',&#10;findSub: &quot;;[$Sheet1.E63];&quot;&#10;},&#10;&quot;);&quot;&quot;)" office:value-type="string" office:string-value="'Mer': {&#10;APIwhere: 'keywords_fr%20LIKE%20\'mer\'%20OR%20keywords_fr%20LIKE%20\'ocean\'',&#10;findSub: (keywords) =&gt;&#10;keywords.find((keyword)=&gt;keyword.toLowerCase().includes('mer')) ||&#10;keywords.find((keyword)=&gt;keyword.toLowerCase().includes('ocean')) ? 'Mer' : false&#10;},&#10;" calcext:value-type="string">
            <text:p>'Mer': {</text:p>
            <text:p>APIwhere: 'keywords_fr%20LIKE%20\'mer\'%20OR%20keywords_fr%20LIKE%20\'ocean\'',</text:p>
            <text:p>findSub: (keywords) =&gt;</text:p>
            <text:p>keywords.find((keyword)=&gt;keyword.toLowerCase().includes('mer')) ||</text:p>
            <text:p>keywords.find((keyword)=&gt;keyword.toLowerCase().includes('ocean')) ? 'Mer' : false</text:p>
            <text:p>},</text:p>
            <text:p/>
          </table:table-cell>
        </table:table-row>
        <table:table-row table:style-name="ro6">
          <table:table-cell table:formula="of:=IF([$Sheet1.A64]&lt;&gt;&quot;&quot;;COM.MICROSOFT.CONCAT(&quot;},&#10;'&quot;;[$Sheet1.A64];&quot;': {&#10;&quot;);&quot;&quot;)">
            <text:p/>
          </table:table-cell>
          <table:table-cell table:formula="of:=IF([$Sheet1.B64]&lt;&gt;&quot;&quot;;COM.MICROSOFT.CONCAT(&quot;'&quot;;[$Sheet1.B64];&quot;': {&#10;APIwhere: '&quot;;[$Sheet1.D64];&quot;',&#10;findSub: &quot;;[$Sheet1.E64];&quot;&#10;},&#10;&quot;);&quot;&quot;)" office:value-type="string" office:string-value="'Soirée': {&#10;APIwhere: 'keywords_fr%20LIKE%20\'soiree\'%20OR%20keywords_fr%20LIKE%20\'diner\'',&#10;findSub: (keywords) =&gt;&#10;keywords.find((keyword)=&gt;keyword.toLowerCase().includes('soiree')) ||&#10;keywords.find((keyword)=&gt;keyword.toLowerCase().includes('diner')) ? 'Soirée' : false&#10;},&#10;" calcext:value-type="string">
            <text:p>'Soirée': {</text:p>
            <text:p>APIwhere: 'keywords_fr%20LIKE%20\'soiree\'%20OR%20keywords_fr%20LIKE%20\'diner\'',</text:p>
            <text:p>findSub: (keywords) =&gt;</text:p>
            <text:p>keywords.find((keyword)=&gt;keyword.toLowerCase().includes('soiree')) ||</text:p>
            <text:p>keywords.find((keyword)=&gt;keyword.toLowerCase().includes('diner')) ? 'Soirée' : false</text:p>
            <text:p>},</text:p>
            <text:p/>
          </table:table-cell>
        </table:table-row>
        <table:table-row table:style-name="ro4">
          <table:table-cell table:formula="of:=IF([$Sheet1.A65]&lt;&gt;&quot;&quot;;COM.MICROSOFT.CONCAT(&quot;},&#10;'&quot;;[$Sheet1.A65];&quot;': {&#10;&quot;);&quot;&quot;)">
            <text:p/>
          </table:table-cell>
          <table:table-cell table:formula="of:=IF([$Sheet1.B65]&lt;&gt;&quot;&quot;;COM.MICROSOFT.CONCAT(&quot;'&quot;;[$Sheet1.B65];&quot;': {&#10;APIwhere: '&quot;;[$Sheet1.D65];&quot;',&#10;findSub: &quot;;[$Sheet1.E65];&quot;&#10;},&#10;&quot;);&quot;&quot;)" office:value-type="string" office:string-value="'Baignade': {&#10;APIwhere: 'keywords_fr%20LIKE%20\'baignade\'',&#10;findSub: (keywords) =&gt;&#10;keywords.find((keyword)=&gt;keyword.toLowerCase().includes('baignade')) ? 'Baignade' : false&#10;},&#10;" calcext:value-type="string">
            <text:p>'Baignade': {</text:p>
            <text:p>APIwhere: 'keywords_fr%20LIKE%20\'baignade\'',</text:p>
            <text:p>findSub: (keywords) =&gt;</text:p>
            <text:p>keywords.find((keyword)=&gt;keyword.toLowerCase().includes('baignade')) ? 'Baignade' : false</text:p>
            <text:p>},</text:p>
            <text:p/>
          </table:table-cell>
        </table:table-row>
        <table:table-row table:style-name="ro3">
          <table:table-cell table:formula="of:=IF([$Sheet1.A66]&lt;&gt;&quot;&quot;;COM.MICROSOFT.CONCAT(&quot;},&#10;'&quot;;[$Sheet1.A66];&quot;': {&#10;&quot;);&quot;&quot;)" office:value-type="string" office:string-value="},&#10;'Publique': {&#10;" calcext:value-type="string">
            <text:p>},</text:p>
            <text:p>'Publique': {</text:p>
            <text:p/>
          </table:table-cell>
          <table:table-cell table:formula="of:=IF([$Sheet1.B66]&lt;&gt;&quot;&quot;;COM.MICROSOFT.CONCAT(&quot;'&quot;;[$Sheet1.B66];&quot;': {&#10;APIwhere: '&quot;;[$Sheet1.D66];&quot;',&#10;findSub: &quot;;[$Sheet1.E66];&quot;&#10;},&#10;&quot;);&quot;&quot;)" office:value-type="string" office:string-value="'--Tous--': {&#10;APIwhere: 'keywords_fr%20LIKE%20\'famille\'%20OR%20keywords_fr%20LIKE%20\'adultes\'%20OR%20keywords_fr%20LIKE%20\'enfant\'%20OR%20keywords_fr%20LIKE%20\'jeune\'%20OR%20keywords_fr%20LIKE%20\'tout\'%20publique\'',&#10;findSub: (any) =&gt; false&#10;},&#10;" calcext:value-type="string">
            <text:p>'--Tous--': {</text:p>
            <text:p>APIwhere: 'keywords_fr%20LIKE%20\'famille\'%20OR%20keywords_fr%20LIKE%20\'adultes\'%20OR%20keywords_fr%20LIKE%20\'enfant\'%20OR%20keywords_fr%20LIKE%20\'jeune\'%20OR%20keywords_fr%20LIKE%20\'tout\'%20publique\'',</text:p>
            <text:p>findSub: (any) =&gt; false</text:p>
            <text:p>},</text:p>
            <text:p/>
          </table:table-cell>
        </table:table-row>
        <table:table-row table:style-name="ro4">
          <table:table-cell table:formula="of:=IF([$Sheet1.A67]&lt;&gt;&quot;&quot;;COM.MICROSOFT.CONCAT(&quot;},&#10;'&quot;;[$Sheet1.A67];&quot;': {&#10;&quot;);&quot;&quot;)">
            <text:p/>
          </table:table-cell>
          <table:table-cell table:formula="of:=IF([$Sheet1.B67]&lt;&gt;&quot;&quot;;COM.MICROSOFT.CONCAT(&quot;'&quot;;[$Sheet1.B67];&quot;': {&#10;APIwhere: '&quot;;[$Sheet1.D67];&quot;',&#10;findSub: &quot;;[$Sheet1.E67];&quot;&#10;},&#10;&quot;);&quot;&quot;)" office:value-type="string" office:string-value="'Famille': {&#10;APIwhere: 'keywords_fr%20LIKE%20\'famille\'',&#10;findSub: (keywords) =&gt;&#10;keywords.find((keyword)=&gt;keyword.toLowerCase().includes('famille')) ? 'Famille' : false&#10;},&#10;" calcext:value-type="string">
            <text:p>'Famille': {</text:p>
            <text:p>APIwhere: 'keywords_fr%20LIKE%20\'famille\'',</text:p>
            <text:p>findSub: (keywords) =&gt;</text:p>
            <text:p>keywords.find((keyword)=&gt;keyword.toLowerCase().includes('famille')) ? 'Famille' : false</text:p>
            <text:p>},</text:p>
            <text:p/>
          </table:table-cell>
        </table:table-row>
        <table:table-row table:style-name="ro4">
          <table:table-cell table:formula="of:=IF([$Sheet1.A68]&lt;&gt;&quot;&quot;;COM.MICROSOFT.CONCAT(&quot;},&#10;'&quot;;[$Sheet1.A68];&quot;': {&#10;&quot;);&quot;&quot;)">
            <text:p/>
          </table:table-cell>
          <table:table-cell table:formula="of:=IF([$Sheet1.B68]&lt;&gt;&quot;&quot;;COM.MICROSOFT.CONCAT(&quot;'&quot;;[$Sheet1.B68];&quot;': {&#10;APIwhere: '&quot;;[$Sheet1.D68];&quot;',&#10;findSub: &quot;;[$Sheet1.E68];&quot;&#10;},&#10;&quot;);&quot;&quot;)" office:value-type="string" office:string-value="'Adulte': {&#10;APIwhere: 'keywords_fr%20LIKE%20\'adultes\'',&#10;findSub: (keywords) =&gt;&#10;keywords.find((keyword)=&gt;keyword.toLowerCase().includes('adultes')) ? 'Adulte' : false&#10;},&#10;" calcext:value-type="string">
            <text:p>'Adulte': {</text:p>
            <text:p>APIwhere: 'keywords_fr%20LIKE%20\'adultes\'',</text:p>
            <text:p>findSub: (keywords) =&gt;</text:p>
            <text:p>keywords.find((keyword)=&gt;keyword.toLowerCase().includes('adultes')) ? 'Adulte' : false</text:p>
            <text:p>},</text:p>
            <text:p/>
          </table:table-cell>
        </table:table-row>
        <table:table-row table:style-name="ro6">
          <table:table-cell table:formula="of:=IF([$Sheet1.A69]&lt;&gt;&quot;&quot;;COM.MICROSOFT.CONCAT(&quot;},&#10;'&quot;;[$Sheet1.A69];&quot;': {&#10;&quot;);&quot;&quot;)">
            <text:p/>
          </table:table-cell>
          <table:table-cell table:formula="of:=IF([$Sheet1.B69]&lt;&gt;&quot;&quot;;COM.MICROSOFT.CONCAT(&quot;'&quot;;[$Sheet1.B69];&quot;': {&#10;APIwhere: '&quot;;[$Sheet1.D69];&quot;',&#10;findSub: &quot;;[$Sheet1.E69];&quot;&#10;},&#10;&quot;);&quot;&quot;)" office:value-type="string" office:string-value="'Jeunesse': {&#10;APIwhere: 'keywords_fr%20LIKE%20\'enfant\'%20OR%20keywords_fr%20LIKE%20\'jeune\'',&#10;findSub: (keywords) =&gt;&#10;keywords.find((keyword)=&gt;keyword.toLowerCase().includes('enfant')) ||&#10;keywords.find((keyword)=&gt;keyword.toLowerCase().includes('jeune')) ? 'Jeunesse' : false&#10;},&#10;" calcext:value-type="string">
            <text:p>'Jeunesse': {</text:p>
            <text:p>APIwhere: 'keywords_fr%20LIKE%20\'enfant\'%20OR%20keywords_fr%20LIKE%20\'jeune\'',</text:p>
            <text:p>findSub: (keywords) =&gt;</text:p>
            <text:p>keywords.find((keyword)=&gt;keyword.toLowerCase().includes('enfant')) ||</text:p>
            <text:p>keywords.find((keyword)=&gt;keyword.toLowerCase().includes('jeune')) ? 'Jeunesse' : false</text:p>
            <text:p>},</text:p>
            <text:p/>
          </table:table-cell>
        </table:table-row>
        <table:table-row table:style-name="ro4">
          <table:table-cell table:formula="of:=IF([$Sheet1.A70]&lt;&gt;&quot;&quot;;COM.MICROSOFT.CONCAT(&quot;},&#10;'&quot;;[$Sheet1.A70];&quot;': {&#10;&quot;);&quot;&quot;)">
            <text:p/>
          </table:table-cell>
          <table:table-cell table:formula="of:=IF([$Sheet1.B70]&lt;&gt;&quot;&quot;;COM.MICROSOFT.CONCAT(&quot;'&quot;;[$Sheet1.B70];&quot;': {&#10;APIwhere: '&quot;;[$Sheet1.D70];&quot;',&#10;findSub: &quot;;[$Sheet1.E70];&quot;&#10;},&#10;&quot;);&quot;&quot;)" office:value-type="string" office:string-value="'Tout publique': {&#10;APIwhere: 'keywords_fr%20LIKE%20\'tout\'%20publique\'',&#10;findSub: (keywords) =&gt;&#10;keywords.find((keyword)=&gt;keyword.toLowerCase().includes('tout publique')) ? 'Tout publique' : false&#10;},&#10;" calcext:value-type="string">
            <text:p>'Tout publique': {</text:p>
            <text:p>APIwhere: 'keywords_fr%20LIKE%20\'tout\'%20publique\'',</text:p>
            <text:p>findSub: (keywords) =&gt;</text:p>
            <text:p>keywords.find((keyword)=&gt;keyword.toLowerCase().includes('tout publique')) ? 'Tout publique' : false</text:p>
            <text:p>},</text:p>
            <text:p/>
          </table:table-cell>
        </table:table-row>
        <table:table-row table:style-name="ro3">
          <table:table-cell table:formula="of:=IF([$Sheet1.A71]&lt;&gt;&quot;&quot;;COM.MICROSOFT.CONCAT(&quot;},&#10;'&quot;;[$Sheet1.A71];&quot;': {&#10;&quot;);&quot;&quot;)" office:value-type="string" office:string-value="},&#10;'Autres': {&#10;" calcext:value-type="string">
            <text:p>},</text:p>
            <text:p>'Autres': {</text:p>
            <text:p/>
          </table:table-cell>
          <table:table-cell table:formula="of:=IF([$Sheet1.B71]&lt;&gt;&quot;&quot;;COM.MICROSOFT.CONCAT(&quot;'&quot;;[$Sheet1.B71];&quot;': {&#10;APIwhere: '&quot;;[$Sheet1.D71];&quot;',&#10;findSub: &quot;;[$Sheet1.E71];&quot;&#10;},&#10;&quot;);&quot;&quot;)" office:value-type="string" office:string-value="'--Tous--': {&#10;APIwhere: 'keywords_fr%20LIKE%20\'debat\'%20OR%20keywords_fr%20LIKE%20\'sante\'%20OR%20keywords_fr%20LIKE%20\'jardin\'%20OR%20keywords_fr%20LIKE%20\'animaux\'%20OR%20keywords_fr%20LIKE%20\'animal\'%20OR%20keywords_fr%20LIKE%20\'solidarite\'%20OR%20keywords_fr%20LIKE%20\'association\'%20OR%20keywords_fr%20LIKE%20\'gratuit\'%20OR%20keywords_fr%20LIKE%20\'nature\'%20OR%20keywords_fr%20LIKE%20\'environnement\'%20OR%20keywords_fr%20LIKE%20\'ecologie\'%20OR%20keywords_fr%20LIKE%20\'biodiversite\'%20OR%20keywords_fr%20LIKE%20\'sport\'%20OR%20keywords_fr%20LIKE%20\'velo\'%20OR%20keywords_fr%20LIKE%20\'conference\'%20OR%20keywords_fr%20LIKE%20\'emploi\'',&#10;findSub: (any) =&gt; false&#10;},&#10;" calcext:value-type="string">
            <text:p>'--Tous--': {</text:p>
            <text:p>APIwhere: 'keywords_fr%20LIKE%20\'debat\'%20OR%20keywords_fr%20LIKE%20\'sante\'%20OR%20keywords_fr%20LIKE%20\'jardin\'%20OR%20keywords_fr%20LIKE%20\'animaux\'%20OR%20keywords_fr%20LIKE%20\'animal\'%20OR%20keywords_fr%20LIKE%20\'solidarite\'%20OR%20keywords_fr%20LIKE%20\'association\'%20OR%20keywords_fr%20LIKE%20\'gratuit\'%20OR%20keywords_fr%20LIKE%20\'nature\'%20OR%20keywords_fr%20LIKE%20\'environnement\'%20OR%20keywords_fr%20LIKE%20\'ecologie\'%20OR%20keywords_fr%20LIKE%20\'biodiversite\'%20OR%20keywords_fr%20LIKE%20\'sport\'%20OR%20keywords_fr%20LIKE%20\'velo\'%20OR%20keywords_fr%20LIKE%20\'conference\'%20OR%20keywords_fr%20LIKE%20\'emploi\'',</text:p>
            <text:p>findSub: (any) =&gt; false</text:p>
            <text:p>},</text:p>
            <text:p/>
          </table:table-cell>
        </table:table-row>
        <table:table-row table:style-name="ro4">
          <table:table-cell table:formula="of:=IF([$Sheet1.A72]&lt;&gt;&quot;&quot;;COM.MICROSOFT.CONCAT(&quot;},&#10;'&quot;;[$Sheet1.A72];&quot;': {&#10;&quot;);&quot;&quot;)">
            <text:p/>
          </table:table-cell>
          <table:table-cell table:formula="of:=IF([$Sheet1.B72]&lt;&gt;&quot;&quot;;COM.MICROSOFT.CONCAT(&quot;'&quot;;[$Sheet1.B72];&quot;': {&#10;APIwhere: '&quot;;[$Sheet1.D72];&quot;',&#10;findSub: &quot;;[$Sheet1.E72];&quot;&#10;},&#10;&quot;);&quot;&quot;)" office:value-type="string" office:string-value="'Débat': {&#10;APIwhere: 'keywords_fr%20LIKE%20\'debat\'',&#10;findSub: (keywords) =&gt;&#10;keywords.find((keyword)=&gt;keyword.toLowerCase().includes('debat')) ? 'Débat' : false&#10;},&#10;" calcext:value-type="string">
            <text:p>'Débat': {</text:p>
            <text:p>APIwhere: 'keywords_fr%20LIKE%20\'debat\'',</text:p>
            <text:p>findSub: (keywords) =&gt;</text:p>
            <text:p>keywords.find((keyword)=&gt;keyword.toLowerCase().includes('debat')) ? 'Débat' : false</text:p>
            <text:p>},</text:p>
            <text:p/>
          </table:table-cell>
        </table:table-row>
        <table:table-row table:style-name="ro4">
          <table:table-cell table:formula="of:=IF([$Sheet1.A73]&lt;&gt;&quot;&quot;;COM.MICROSOFT.CONCAT(&quot;},&#10;'&quot;;[$Sheet1.A73];&quot;': {&#10;&quot;);&quot;&quot;)">
            <text:p/>
          </table:table-cell>
          <table:table-cell table:formula="of:=IF([$Sheet1.B73]&lt;&gt;&quot;&quot;;COM.MICROSOFT.CONCAT(&quot;'&quot;;[$Sheet1.B73];&quot;': {&#10;APIwhere: '&quot;;[$Sheet1.D73];&quot;',&#10;findSub: &quot;;[$Sheet1.E73];&quot;&#10;},&#10;&quot;);&quot;&quot;)" office:value-type="string" office:string-value="'Santé': {&#10;APIwhere: 'keywords_fr%20LIKE%20\'sante\'',&#10;findSub: (keywords) =&gt;&#10;keywords.find((keyword)=&gt;keyword.toLowerCase().includes('sante')) ? 'Santé' : false&#10;},&#10;" calcext:value-type="string">
            <text:p>'Santé': {</text:p>
            <text:p>APIwhere: 'keywords_fr%20LIKE%20\'sante\'',</text:p>
            <text:p>findSub: (keywords) =&gt;</text:p>
            <text:p>keywords.find((keyword)=&gt;keyword.toLowerCase().includes('sante')) ? 'Santé' : false</text:p>
            <text:p>},</text:p>
            <text:p/>
          </table:table-cell>
        </table:table-row>
        <table:table-row table:style-name="ro4">
          <table:table-cell table:formula="of:=IF([$Sheet1.A74]&lt;&gt;&quot;&quot;;COM.MICROSOFT.CONCAT(&quot;},&#10;'&quot;;[$Sheet1.A74];&quot;': {&#10;&quot;);&quot;&quot;)">
            <text:p/>
          </table:table-cell>
          <table:table-cell table:formula="of:=IF([$Sheet1.B74]&lt;&gt;&quot;&quot;;COM.MICROSOFT.CONCAT(&quot;'&quot;;[$Sheet1.B74];&quot;': {&#10;APIwhere: '&quot;;[$Sheet1.D74];&quot;',&#10;findSub: &quot;;[$Sheet1.E74];&quot;&#10;},&#10;&quot;);&quot;&quot;)" office:value-type="string" office:string-value="'Jardin': {&#10;APIwhere: 'keywords_fr%20LIKE%20\'jardin\'',&#10;findSub: (keywords) =&gt;&#10;keywords.find((keyword)=&gt;keyword.toLowerCase().includes('jardin')) ? 'Jardin' : false&#10;},&#10;" calcext:value-type="string">
            <text:p>'Jardin': {</text:p>
            <text:p>APIwhere: 'keywords_fr%20LIKE%20\'jardin\'',</text:p>
            <text:p>findSub: (keywords) =&gt;</text:p>
            <text:p>keywords.find((keyword)=&gt;keyword.toLowerCase().includes('jardin')) ? 'Jardin' : false</text:p>
            <text:p>},</text:p>
            <text:p/>
          </table:table-cell>
        </table:table-row>
        <table:table-row table:style-name="ro6">
          <table:table-cell table:formula="of:=IF([$Sheet1.A75]&lt;&gt;&quot;&quot;;COM.MICROSOFT.CONCAT(&quot;},&#10;'&quot;;[$Sheet1.A75];&quot;': {&#10;&quot;);&quot;&quot;)">
            <text:p/>
          </table:table-cell>
          <table:table-cell table:formula="of:=IF([$Sheet1.B75]&lt;&gt;&quot;&quot;;COM.MICROSOFT.CONCAT(&quot;'&quot;;[$Sheet1.B75];&quot;': {&#10;APIwhere: '&quot;;[$Sheet1.D75];&quot;',&#10;findSub: &quot;;[$Sheet1.E75];&quot;&#10;},&#10;&quot;);&quot;&quot;)" office:value-type="string" office:string-value="'Animaux': {&#10;APIwhere: 'keywords_fr%20LIKE%20\'animaux\'%20OR%20keywords_fr%20LIKE%20\'animal\'',&#10;findSub: (keywords) =&gt;&#10;keywords.find((keyword)=&gt;keyword.toLowerCase().includes('animaux')) ||&#10;keywords.find((keyword)=&gt;keyword.toLowerCase().includes('animal')) ? 'Animaux' : false&#10;},&#10;" calcext:value-type="string">
            <text:p>'Animaux': {</text:p>
            <text:p>APIwhere: 'keywords_fr%20LIKE%20\'animaux\'%20OR%20keywords_fr%20LIKE%20\'animal\'',</text:p>
            <text:p>findSub: (keywords) =&gt;</text:p>
            <text:p>keywords.find((keyword)=&gt;keyword.toLowerCase().includes('animaux')) ||</text:p>
            <text:p>keywords.find((keyword)=&gt;keyword.toLowerCase().includes('animal')) ? 'Animaux' : false</text:p>
            <text:p>},</text:p>
            <text:p/>
          </table:table-cell>
        </table:table-row>
        <table:table-row table:style-name="ro4">
          <table:table-cell table:formula="of:=IF([$Sheet1.A76]&lt;&gt;&quot;&quot;;COM.MICROSOFT.CONCAT(&quot;},&#10;'&quot;;[$Sheet1.A76];&quot;': {&#10;&quot;);&quot;&quot;)">
            <text:p/>
          </table:table-cell>
          <table:table-cell table:formula="of:=IF([$Sheet1.B76]&lt;&gt;&quot;&quot;;COM.MICROSOFT.CONCAT(&quot;'&quot;;[$Sheet1.B76];&quot;': {&#10;APIwhere: '&quot;;[$Sheet1.D76];&quot;',&#10;findSub: &quot;;[$Sheet1.E76];&quot;&#10;},&#10;&quot;);&quot;&quot;)" office:value-type="string" office:string-value="'Solidarité': {&#10;APIwhere: 'keywords_fr%20LIKE%20\'solidarite\'',&#10;findSub: (keywords) =&gt;&#10;keywords.find((keyword)=&gt;keyword.toLowerCase().includes('solidarite')) ? 'Solidarité' : false&#10;},&#10;" calcext:value-type="string">
            <text:p>'Solidarité': {</text:p>
            <text:p>APIwhere: 'keywords_fr%20LIKE%20\'solidarite\'',</text:p>
            <text:p>findSub: (keywords) =&gt;</text:p>
            <text:p>keywords.find((keyword)=&gt;keyword.toLowerCase().includes('solidarite')) ? 'Solidarité' : false</text:p>
            <text:p>},</text:p>
            <text:p/>
          </table:table-cell>
        </table:table-row>
        <table:table-row table:style-name="ro4">
          <table:table-cell table:formula="of:=IF([$Sheet1.A77]&lt;&gt;&quot;&quot;;COM.MICROSOFT.CONCAT(&quot;},&#10;'&quot;;[$Sheet1.A77];&quot;': {&#10;&quot;);&quot;&quot;)">
            <text:p/>
          </table:table-cell>
          <table:table-cell table:formula="of:=IF([$Sheet1.B77]&lt;&gt;&quot;&quot;;COM.MICROSOFT.CONCAT(&quot;'&quot;;[$Sheet1.B77];&quot;': {&#10;APIwhere: '&quot;;[$Sheet1.D77];&quot;',&#10;findSub: &quot;;[$Sheet1.E77];&quot;&#10;},&#10;&quot;);&quot;&quot;)" office:value-type="string" office:string-value="'Association': {&#10;APIwhere: 'keywords_fr%20LIKE%20\'association\'',&#10;findSub: (keywords) =&gt;&#10;keywords.find((keyword)=&gt;keyword.toLowerCase().includes('association')) ? 'Association' : false&#10;},&#10;" calcext:value-type="string">
            <text:p>'Association': {</text:p>
            <text:p>APIwhere: 'keywords_fr%20LIKE%20\'association\'',</text:p>
            <text:p>findSub: (keywords) =&gt;</text:p>
            <text:p>keywords.find((keyword)=&gt;keyword.toLowerCase().includes('association')) ? 'Association' : false</text:p>
            <text:p>},</text:p>
            <text:p/>
          </table:table-cell>
        </table:table-row>
        <table:table-row table:style-name="ro4">
          <table:table-cell table:formula="of:=IF([$Sheet1.A78]&lt;&gt;&quot;&quot;;COM.MICROSOFT.CONCAT(&quot;},&#10;'&quot;;[$Sheet1.A78];&quot;': {&#10;&quot;);&quot;&quot;)">
            <text:p/>
          </table:table-cell>
          <table:table-cell table:formula="of:=IF([$Sheet1.B78]&lt;&gt;&quot;&quot;;COM.MICROSOFT.CONCAT(&quot;'&quot;;[$Sheet1.B78];&quot;': {&#10;APIwhere: '&quot;;[$Sheet1.D78];&quot;',&#10;findSub: &quot;;[$Sheet1.E78];&quot;&#10;},&#10;&quot;);&quot;&quot;)" office:value-type="string" office:string-value="'Gratuit': {&#10;APIwhere: 'keywords_fr%20LIKE%20\'gratuit\'',&#10;findSub: (keywords) =&gt;&#10;keywords.find((keyword)=&gt;keyword.toLowerCase().includes('gratuit')) ? 'Gratuit' : false&#10;},&#10;" calcext:value-type="string">
            <text:p>'Gratuit': {</text:p>
            <text:p>APIwhere: 'keywords_fr%20LIKE%20\'gratuit\'',</text:p>
            <text:p>findSub: (keywords) =&gt;</text:p>
            <text:p>keywords.find((keyword)=&gt;keyword.toLowerCase().includes('gratuit')) ? 'Gratuit' : false</text:p>
            <text:p>},</text:p>
            <text:p/>
          </table:table-cell>
        </table:table-row>
        <table:table-row table:style-name="ro7">
          <table:table-cell table:formula="of:=IF([$Sheet1.A79]&lt;&gt;&quot;&quot;;COM.MICROSOFT.CONCAT(&quot;},&#10;'&quot;;[$Sheet1.A79];&quot;': {&#10;&quot;);&quot;&quot;)">
            <text:p/>
          </table:table-cell>
          <table:table-cell table:formula="of:=IF([$Sheet1.B79]&lt;&gt;&quot;&quot;;COM.MICROSOFT.CONCAT(&quot;'&quot;;[$Sheet1.B79];&quot;': {&#10;APIwhere: '&quot;;[$Sheet1.D79];&quot;',&#10;findSub: &quot;;[$Sheet1.E79];&quot;&#10;},&#10;&quot;);&quot;&quot;)" office:value-type="string" office:string-value="'Nature &amp; Écologie': {&#10;APIwhere: 'keywords_fr%20LIKE%20\'nature\'%20OR%20keywords_fr%20LIKE%20\'environnement\'%20OR%20keywords_fr%20LIKE%20\'ecologie\'%20OR%20keywords_fr%20LIKE%20\'biodiversite\'',&#10;findSub: (keywords) =&gt;&#10;keywords.find((keyword)=&gt;keyword.toLowerCase().includes('nature')) ||&#10;keywords.find((keyword)=&gt;keyword.toLowerCase().includes('environnement')) ||&#10;keywords.find((keyword)=&gt;keyword.toLowerCase().includes('ecologie')) ||&#10;keywords.find((keyword)=&gt;keyword.toLowerCase().includes('biodiversite')) ? 'Nature &amp; Écologie' : false&#10;},&#10;" calcext:value-type="string">
            <text:p>'Nature &amp; Écologie': {</text:p>
            <text:p>APIwhere: 'keywords_fr%20LIKE%20\'nature\'%20OR%20keywords_fr%20LIKE%20\'environnement\'%20OR%20keywords_fr%20LIKE%20\'ecologie\'%20OR%20keywords_fr%20LIKE%20\'biodiversite\'',</text:p>
            <text:p>findSub: (keywords) =&gt;</text:p>
            <text:p>keywords.find((keyword)=&gt;keyword.toLowerCase().includes('nature')) ||</text:p>
            <text:p>keywords.find((keyword)=&gt;keyword.toLowerCase().includes('environnement')) ||</text:p>
            <text:p>keywords.find((keyword)=&gt;keyword.toLowerCase().includes('ecologie')) ||</text:p>
            <text:p>keywords.find((keyword)=&gt;keyword.toLowerCase().includes('biodiversite')) ? 'Nature &amp; Écologie' : false</text:p>
            <text:p>},</text:p>
            <text:p/>
          </table:table-cell>
        </table:table-row>
        <table:table-row table:style-name="ro6">
          <table:table-cell table:formula="of:=IF([$Sheet1.A80]&lt;&gt;&quot;&quot;;COM.MICROSOFT.CONCAT(&quot;},&#10;'&quot;;[$Sheet1.A80];&quot;': {&#10;&quot;);&quot;&quot;)">
            <text:p/>
          </table:table-cell>
          <table:table-cell table:formula="of:=IF([$Sheet1.B80]&lt;&gt;&quot;&quot;;COM.MICROSOFT.CONCAT(&quot;'&quot;;[$Sheet1.B80];&quot;': {&#10;APIwhere: '&quot;;[$Sheet1.D80];&quot;',&#10;findSub: &quot;;[$Sheet1.E80];&quot;&#10;},&#10;&quot;);&quot;&quot;)" office:value-type="string" office:string-value="'Sport': {&#10;APIwhere: 'keywords_fr%20LIKE%20\'sport\'%20OR%20keywords_fr%20LIKE%20\'velo\'',&#10;findSub: (keywords) =&gt;&#10;keywords.find((keyword)=&gt;keyword.toLowerCase().includes('sport')) ||&#10;keywords.find((keyword)=&gt;keyword.toLowerCase().includes('velo')) ? 'Sport' : false&#10;},&#10;" calcext:value-type="string">
            <text:p>'Sport': {</text:p>
            <text:p>APIwhere: 'keywords_fr%20LIKE%20\'sport\'%20OR%20keywords_fr%20LIKE%20\'velo\'',</text:p>
            <text:p>findSub: (keywords) =&gt;</text:p>
            <text:p>keywords.find((keyword)=&gt;keyword.toLowerCase().includes('sport')) ||</text:p>
            <text:p>keywords.find((keyword)=&gt;keyword.toLowerCase().includes('velo')) ? 'Sport' : false</text:p>
            <text:p>},</text:p>
            <text:p/>
          </table:table-cell>
        </table:table-row>
        <table:table-row table:style-name="ro4">
          <table:table-cell table:formula="of:=IF([$Sheet1.A81]&lt;&gt;&quot;&quot;;COM.MICROSOFT.CONCAT(&quot;},&#10;'&quot;;[$Sheet1.A81];&quot;': {&#10;&quot;);&quot;&quot;)">
            <text:p/>
          </table:table-cell>
          <table:table-cell table:formula="of:=IF([$Sheet1.B81]&lt;&gt;&quot;&quot;;COM.MICROSOFT.CONCAT(&quot;'&quot;;[$Sheet1.B81];&quot;': {&#10;APIwhere: '&quot;;[$Sheet1.D81];&quot;',&#10;findSub: &quot;;[$Sheet1.E81];&quot;&#10;},&#10;&quot;);&quot;&quot;)" office:value-type="string" office:string-value="'Conférence': {&#10;APIwhere: 'keywords_fr%20LIKE%20\'conference\'',&#10;findSub: (keywords) =&gt;&#10;keywords.find((keyword)=&gt;keyword.toLowerCase().includes('conference')) ? 'Conférence' : false&#10;},&#10;" calcext:value-type="string">
            <text:p>'Conférence': {</text:p>
            <text:p>APIwhere: 'keywords_fr%20LIKE%20\'conference\'',</text:p>
            <text:p>findSub: (keywords) =&gt;</text:p>
            <text:p>keywords.find((keyword)=&gt;keyword.toLowerCase().includes('conference')) ? 'Conférence' : false</text:p>
            <text:p>},</text:p>
            <text:p/>
          </table:table-cell>
        </table:table-row>
        <table:table-row table:style-name="ro4">
          <table:table-cell table:formula="of:=IF([$Sheet1.A82]&lt;&gt;&quot;&quot;;COM.MICROSOFT.CONCAT(&quot;},&#10;'&quot;;[$Sheet1.A82];&quot;': {&#10;&quot;);&quot;&quot;)">
            <text:p/>
          </table:table-cell>
          <table:table-cell table:formula="of:=IF([$Sheet1.B82]&lt;&gt;&quot;&quot;;COM.MICROSOFT.CONCAT(&quot;'&quot;;[$Sheet1.B82];&quot;': {&#10;APIwhere: '&quot;;[$Sheet1.D82];&quot;',&#10;findSub: &quot;;[$Sheet1.E82];&quot;&#10;},&#10;&quot;);&quot;&quot;)" office:value-type="string" office:string-value="'Emploi': {&#10;APIwhere: 'keywords_fr%20LIKE%20\'emploi\'',&#10;findSub: (keywords) =&gt;&#10;keywords.find((keyword)=&gt;keyword.toLowerCase().includes('emploi')) ? 'Emploi' : false&#10;},&#10;" calcext:value-type="string">
            <text:p>'Emploi': {</text:p>
            <text:p>APIwhere: 'keywords_fr%20LIKE%20\'emploi\'',</text:p>
            <text:p>findSub: (keywords) =&gt;</text:p>
            <text:p>keywords.find((keyword)=&gt;keyword.toLowerCase().includes('emploi')) ? 'Emploi' : false</text:p>
            <text:p>},</text:p>
            <text:p/>
          </table:table-cell>
        </table:table-row>
        <table:table-row table:style-name="ro8">
          <table:table-cell table:formula="of:=IF([$Sheet1.A83]&lt;&gt;&quot;&quot;;COM.MICROSOFT.CONCAT(&quot;},&#10;'&quot;;[$Sheet1.A83];&quot;': {&#10;&quot;);&quot;&quot;)">
            <text:p/>
          </table:table-cell>
          <table:table-cell table:formula="of:=IF([$Sheet1.B83]&lt;&gt;&quot;&quot;;COM.MICROSOFT.CONCAT(&quot;'&quot;;[$Sheet1.B83];&quot;': {&#10;APIwhere: '&quot;;[$Sheet1.D83];&quot;',&#10;findSub: &quot;;[$Sheet1.E83];&quot;&#10;},&#10;&quot;);&quot;&quot;)">
            <text:p/>
          </table:table-cell>
        </table:table-row>
        <table:table-row table:style-name="ro8">
          <table:table-cell table:formula="of:=IF([$Sheet1.A84]&lt;&gt;&quot;&quot;;COM.MICROSOFT.CONCAT(&quot;},&#10;'&quot;;[$Sheet1.A84];&quot;': {&#10;&quot;);&quot;&quot;)">
            <text:p/>
          </table:table-cell>
          <table:table-cell table:formula="of:=IF([$Sheet1.B84]&lt;&gt;&quot;&quot;;COM.MICROSOFT.CONCAT(&quot;'&quot;;[$Sheet1.B84];&quot;': {&#10;APIwhere: '&quot;;[$Sheet1.D84];&quot;',&#10;findSub: &quot;;[$Sheet1.E84];&quot;&#10;},&#10;&quot;);&quot;&quot;)">
            <text:p/>
          </table:table-cell>
        </table:table-row>
        <table:table-row table:style-name="ro8">
          <table:table-cell table:formula="of:=IF([$Sheet1.A85]&lt;&gt;&quot;&quot;;COM.MICROSOFT.CONCAT(&quot;},&#10;'&quot;;[$Sheet1.A85];&quot;': {&#10;&quot;);&quot;&quot;)">
            <text:p/>
          </table:table-cell>
          <table:table-cell table:formula="of:=IF([$Sheet1.B85]&lt;&gt;&quot;&quot;;COM.MICROSOFT.CONCAT(&quot;'&quot;;[$Sheet1.B85];&quot;': {&#10;APIwhere: '&quot;;[$Sheet1.D85];&quot;',&#10;findSub: &quot;;[$Sheet1.E85];&quot;&#10;},&#10;&quot;);&quot;&quot;)">
            <text:p/>
          </table:table-cell>
        </table:table-row>
        <table:table-row table:style-name="ro8">
          <table:table-cell table:formula="of:=IF([$Sheet1.A86]&lt;&gt;&quot;&quot;;COM.MICROSOFT.CONCAT(&quot;},&#10;'&quot;;[$Sheet1.A86];&quot;': {&#10;&quot;);&quot;&quot;)">
            <text:p/>
          </table:table-cell>
          <table:table-cell table:formula="of:=IF([$Sheet1.B86]&lt;&gt;&quot;&quot;;COM.MICROSOFT.CONCAT(&quot;'&quot;;[$Sheet1.B86];&quot;': {&#10;APIwhere: '&quot;;[$Sheet1.D86];&quot;',&#10;findSub: &quot;;[$Sheet1.E86];&quot;&#10;},&#10;&quot;);&quot;&quot;)">
            <text:p/>
          </table:table-cell>
        </table:table-row>
        <table:table-row table:style-name="ro8">
          <table:table-cell table:formula="of:=IF([$Sheet1.A87]&lt;&gt;&quot;&quot;;COM.MICROSOFT.CONCAT(&quot;},&#10;'&quot;;[$Sheet1.A87];&quot;': {&#10;&quot;);&quot;&quot;)">
            <text:p/>
          </table:table-cell>
          <table:table-cell table:formula="of:=IF([$Sheet1.B87]&lt;&gt;&quot;&quot;;COM.MICROSOFT.CONCAT(&quot;'&quot;;[$Sheet1.B87];&quot;': {&#10;APIwhere: '&quot;;[$Sheet1.D87];&quot;',&#10;findSub: &quot;;[$Sheet1.E87];&quot;&#10;},&#10;&quot;);&quot;&quot;)">
            <text:p/>
          </table:table-cell>
        </table:table-row>
        <table:table-row table:style-name="ro8">
          <table:table-cell table:formula="of:=IF([$Sheet1.A88]&lt;&gt;&quot;&quot;;COM.MICROSOFT.CONCAT(&quot;},&#10;'&quot;;[$Sheet1.A88];&quot;': {&#10;&quot;);&quot;&quot;)">
            <text:p/>
          </table:table-cell>
          <table:table-cell table:formula="of:=IF([$Sheet1.B88]&lt;&gt;&quot;&quot;;COM.MICROSOFT.CONCAT(&quot;'&quot;;[$Sheet1.B88];&quot;': {&#10;APIwhere: '&quot;;[$Sheet1.D88];&quot;',&#10;findSub: &quot;;[$Sheet1.E88];&quot;&#10;},&#10;&quot;);&quot;&quot;)">
            <text:p/>
          </table:table-cell>
        </table:table-row>
        <table:table-row table:style-name="ro8">
          <table:table-cell table:formula="of:=IF([$Sheet1.A89]&lt;&gt;&quot;&quot;;COM.MICROSOFT.CONCAT(&quot;},&#10;'&quot;;[$Sheet1.A89];&quot;': {&#10;&quot;);&quot;&quot;)">
            <text:p/>
          </table:table-cell>
          <table:table-cell table:formula="of:=IF([$Sheet1.B89]&lt;&gt;&quot;&quot;;COM.MICROSOFT.CONCAT(&quot;'&quot;;[$Sheet1.B89];&quot;': {&#10;APIwhere: '&quot;;[$Sheet1.D89];&quot;',&#10;findSub: &quot;;[$Sheet1.E89];&quot;&#10;},&#10;&quot;);&quot;&quot;)">
            <text:p/>
          </table:table-cell>
        </table:table-row>
        <table:table-row table:style-name="ro8">
          <table:table-cell table:formula="of:=IF([$Sheet1.A90]&lt;&gt;&quot;&quot;;COM.MICROSOFT.CONCAT(&quot;},&#10;'&quot;;[$Sheet1.A90];&quot;': {&#10;&quot;);&quot;&quot;)">
            <text:p/>
          </table:table-cell>
          <table:table-cell table:formula="of:=IF([$Sheet1.B90]&lt;&gt;&quot;&quot;;COM.MICROSOFT.CONCAT(&quot;'&quot;;[$Sheet1.B90];&quot;': {&#10;APIwhere: '&quot;;[$Sheet1.D90];&quot;',&#10;findSub: &quot;;[$Sheet1.E90];&quot;&#10;},&#10;&quot;);&quot;&quot;)">
            <text:p/>
          </table:table-cell>
        </table:table-row>
        <table:table-row table:style-name="ro8">
          <table:table-cell table:formula="of:=IF([$Sheet1.A91]&lt;&gt;&quot;&quot;;COM.MICROSOFT.CONCAT(&quot;},&#10;'&quot;;[$Sheet1.A91];&quot;': {&#10;&quot;);&quot;&quot;)">
            <text:p/>
          </table:table-cell>
          <table:table-cell table:formula="of:=IF([$Sheet1.B91]&lt;&gt;&quot;&quot;;COM.MICROSOFT.CONCAT(&quot;'&quot;;[$Sheet1.B91];&quot;': {&#10;APIwhere: '&quot;;[$Sheet1.D91];&quot;',&#10;findSub: &quot;;[$Sheet1.E91];&quot;&#10;},&#10;&quot;);&quot;&quot;)">
            <text:p/>
          </table:table-cell>
        </table:table-row>
        <table:table-row table:style-name="ro8">
          <table:table-cell table:formula="of:=IF([$Sheet1.A92]&lt;&gt;&quot;&quot;;COM.MICROSOFT.CONCAT(&quot;},&#10;'&quot;;[$Sheet1.A92];&quot;': {&#10;&quot;);&quot;&quot;)">
            <text:p/>
          </table:table-cell>
          <table:table-cell table:formula="of:=IF([$Sheet1.B92]&lt;&gt;&quot;&quot;;COM.MICROSOFT.CONCAT(&quot;'&quot;;[$Sheet1.B92];&quot;': {&#10;APIwhere: '&quot;;[$Sheet1.D92];&quot;',&#10;findSub: &quot;;[$Sheet1.E92];&quot;&#10;},&#10;&quot;);&quot;&quot;)">
            <text:p/>
          </table:table-cell>
        </table:table-row>
        <table:table-row table:style-name="ro8">
          <table:table-cell table:formula="of:=IF([$Sheet1.A93]&lt;&gt;&quot;&quot;;COM.MICROSOFT.CONCAT(&quot;},&#10;'&quot;;[$Sheet1.A93];&quot;': {&#10;&quot;);&quot;&quot;)">
            <text:p/>
          </table:table-cell>
          <table:table-cell table:formula="of:=IF([$Sheet1.B93]&lt;&gt;&quot;&quot;;COM.MICROSOFT.CONCAT(&quot;'&quot;;[$Sheet1.B93];&quot;': {&#10;APIwhere: '&quot;;[$Sheet1.D93];&quot;',&#10;findSub: &quot;;[$Sheet1.E93];&quot;&#10;},&#10;&quot;);&quot;&quot;)">
            <text:p/>
          </table:table-cell>
        </table:table-row>
        <table:table-row table:style-name="ro8">
          <table:table-cell table:formula="of:=IF([$Sheet1.A94]&lt;&gt;&quot;&quot;;COM.MICROSOFT.CONCAT(&quot;},&#10;'&quot;;[$Sheet1.A94];&quot;': {&#10;&quot;);&quot;&quot;)">
            <text:p/>
          </table:table-cell>
          <table:table-cell table:formula="of:=IF([$Sheet1.B94]&lt;&gt;&quot;&quot;;COM.MICROSOFT.CONCAT(&quot;'&quot;;[$Sheet1.B94];&quot;': {&#10;APIwhere: '&quot;;[$Sheet1.D94];&quot;',&#10;findSub: &quot;;[$Sheet1.E94];&quot;&#10;},&#10;&quot;);&quot;&quot;)">
            <text:p/>
          </table:table-cell>
        </table:table-row>
        <table:table-row table:style-name="ro8">
          <table:table-cell table:formula="of:=IF([$Sheet1.A95]&lt;&gt;&quot;&quot;;COM.MICROSOFT.CONCAT(&quot;},&#10;'&quot;;[$Sheet1.A95];&quot;': {&#10;&quot;);&quot;&quot;)">
            <text:p/>
          </table:table-cell>
          <table:table-cell table:formula="of:=IF([$Sheet1.B95]&lt;&gt;&quot;&quot;;COM.MICROSOFT.CONCAT(&quot;'&quot;;[$Sheet1.B95];&quot;': {&#10;APIwhere: '&quot;;[$Sheet1.D95];&quot;',&#10;findSub: &quot;;[$Sheet1.E95];&quot;&#10;},&#10;&quot;);&quot;&quot;)">
            <text:p/>
          </table:table-cell>
        </table:table-row>
        <table:table-row table:style-name="ro8">
          <table:table-cell table:formula="of:=IF([$Sheet1.A96]&lt;&gt;&quot;&quot;;COM.MICROSOFT.CONCAT(&quot;},&#10;'&quot;;[$Sheet1.A96];&quot;': {&#10;&quot;);&quot;&quot;)">
            <text:p/>
          </table:table-cell>
          <table:table-cell table:formula="of:=IF([$Sheet1.B96]&lt;&gt;&quot;&quot;;COM.MICROSOFT.CONCAT(&quot;'&quot;;[$Sheet1.B96];&quot;': {&#10;APIwhere: '&quot;;[$Sheet1.D96];&quot;',&#10;findSub: &quot;;[$Sheet1.E96];&quot;&#10;},&#10;&quot;);&quot;&quot;)">
            <text:p/>
          </table:table-cell>
        </table:table-row>
        <table:table-row table:style-name="ro8">
          <table:table-cell table:formula="of:=IF([$Sheet1.A97]&lt;&gt;&quot;&quot;;COM.MICROSOFT.CONCAT(&quot;},&#10;'&quot;;[$Sheet1.A97];&quot;': {&#10;&quot;);&quot;&quot;)">
            <text:p/>
          </table:table-cell>
          <table:table-cell table:formula="of:=IF([$Sheet1.B97]&lt;&gt;&quot;&quot;;COM.MICROSOFT.CONCAT(&quot;'&quot;;[$Sheet1.B97];&quot;': {&#10;APIwhere: '&quot;;[$Sheet1.D97];&quot;',&#10;findSub: &quot;;[$Sheet1.E97];&quot;&#10;},&#10;&quot;);&quot;&quot;)">
            <text:p/>
          </table:table-cell>
        </table:table-row>
        <table:table-row table:style-name="ro8">
          <table:table-cell table:formula="of:=IF([$Sheet1.A98]&lt;&gt;&quot;&quot;;COM.MICROSOFT.CONCAT(&quot;},&#10;'&quot;;[$Sheet1.A98];&quot;': {&#10;&quot;);&quot;&quot;)">
            <text:p/>
          </table:table-cell>
          <table:table-cell table:formula="of:=IF([$Sheet1.B98]&lt;&gt;&quot;&quot;;COM.MICROSOFT.CONCAT(&quot;'&quot;;[$Sheet1.B98];&quot;': {&#10;APIwhere: '&quot;;[$Sheet1.D98];&quot;',&#10;findSub: &quot;;[$Sheet1.E98];&quot;&#10;},&#10;&quot;);&quot;&quot;)">
            <text:p/>
          </table:table-cell>
        </table:table-row>
        <table:table-row table:style-name="ro8">
          <table:table-cell table:formula="of:=IF([$Sheet1.A99]&lt;&gt;&quot;&quot;;COM.MICROSOFT.CONCAT(&quot;},&#10;'&quot;;[$Sheet1.A99];&quot;': {&#10;&quot;);&quot;&quot;)">
            <text:p/>
          </table:table-cell>
          <table:table-cell table:formula="of:=IF([$Sheet1.B99]&lt;&gt;&quot;&quot;;COM.MICROSOFT.CONCAT(&quot;'&quot;;[$Sheet1.B99];&quot;': {&#10;APIwhere: '&quot;;[$Sheet1.D99];&quot;',&#10;findSub: &quot;;[$Sheet1.E99];&quot;&#10;},&#10;&quot;);&quot;&quot;)">
            <text:p/>
          </table:table-cell>
        </table:table-row>
        <table:table-row table:style-name="ro8">
          <table:table-cell table:formula="of:=IF([$Sheet1.A100]&lt;&gt;&quot;&quot;;COM.MICROSOFT.CONCAT(&quot;},&#10;'&quot;;[$Sheet1.A100];&quot;': {&#10;&quot;);&quot;&quot;)">
            <text:p/>
          </table:table-cell>
          <table:table-cell table:formula="of:=IF([$Sheet1.B100]&lt;&gt;&quot;&quot;;COM.MICROSOFT.CONCAT(&quot;'&quot;;[$Sheet1.B100];&quot;': {&#10;APIwhere: '&quot;;[$Sheet1.D100];&quot;',&#10;findSub: &quot;;[$Sheet1.E100];&quot;&#10;},&#10;&quot;)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10:14:06.025614191</meta:creation-date>
    <dc:date>2023-09-08T19:19:15.454358705</dc:date>
    <meta:editing-duration>PT3H4M21S</meta:editing-duration>
    <meta:editing-cycles>27</meta:editing-cycles>
    <meta:generator>LibreOffice/7.3.7.2$Linux_X86_64 LibreOffice_project/30$Build-2</meta:generator>
    <meta:document-statistic meta:table-count="2" meta:cell-count="688" meta:object-count="0"/>
  </office:meta>
</office:document-meta>
</file>